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>
        <style:tab-stops>
          <style:tab-stop style:position="5.551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7.354cm"/>
        </style:tab-stops>
      </style:paragraph-properties>
    </style:style>
    <style:style style:name="P6" style:family="paragraph" style:parent-style-name="Normal">
      <style:paragraph-properties>
        <style:tab-stops>
          <style:tab-stop style:position="9.331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5.505cm"/>
          <style:tab-stop style:position="11.04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355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239cm"/>
          <style:tab-stop style:position="10.213cm"/>
        </style:tab-stops>
      </style:paragraph-properties>
    </style:style>
    <style:style style:name="P10" style:family="paragraph" style:parent-style-name="Normal">
      <style:paragraph-properties>
        <style:tab-stops>
          <style:tab-stop style:position="11.098cm"/>
          <style:tab-stop style:position="11.578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5.837cm"/>
          <style:tab-stop style:position="6.662cm"/>
          <style:tab-stop style:position="8.105cm"/>
          <style:tab-stop style:position="9.989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1.577cm"/>
          <style:tab-stop style:position="3.485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3.415cm"/>
          <style:tab-stop style:position="4.56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6.473cm"/>
        </style:tab-stops>
      </style:paragraph-properties>
    </style:style>
    <style:style style:name="P15" style:family="paragraph" style:parent-style-name="Heading_20_1" style:master-page-name="MP0">
      <style:paragraph-properties style:page-number="auto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052c0b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055a9d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0748bf"/>
    </style:style>
    <style:style style:name="P21" style:family="paragraph" style:parent-style-name="Normal">
      <style:paragraph-properties fo:margin-left="0cm" fo:margin-right="0cm" fo:text-indent="0cm" style:auto-text-indent="false" fo:break-before="page"/>
    </style:style>
    <style:style style:name="P22" style:family="paragraph" style:parent-style-name="Normal">
      <style:paragraph-properties fo:break-before="page"/>
    </style:style>
    <style:style style:name="P23" style:family="paragraph" style:parent-style-name="Normal">
      <style:paragraph-properties fo:margin-left="0cm" fo:margin-right="0cm" fo:text-indent="0.635cm" style:auto-text-indent="false"/>
      <style:text-properties officeooo:paragraph-rsid="0008f22d"/>
    </style:style>
    <style:style style:name="P24" style:family="paragraph" style:parent-style-name="Normal">
      <style:paragraph-properties fo:margin-left="0cm" fo:margin-right="0cm" fo:text-indent="0.635cm" style:auto-text-indent="false" fo:break-before="page"/>
    </style:style>
    <style:style style:name="P25" style:family="paragraph" style:parent-style-name="Normal">
      <style:paragraph-properties fo:margin-left="0cm" fo:margin-right="0cm" fo:text-indent="0.635cm" style:auto-text-indent="false"/>
      <style:text-properties officeooo:paragraph-rsid="0009b5b5"/>
    </style:style>
    <style:style style:name="P26" style:family="paragraph" style:parent-style-name="Normal">
      <style:paragraph-properties fo:margin-left="0cm" fo:margin-right="0cm" fo:text-indent="0.635cm" style:auto-text-indent="false"/>
      <style:text-properties officeooo:paragraph-rsid="000a8fff"/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0bbb60"/>
    </style:style>
    <style:style style:name="P28" style:family="paragraph" style:parent-style-name="Normal">
      <style:paragraph-properties fo:margin-left="0cm" fo:margin-right="0cm" fo:text-indent="0.635cm" style:auto-text-indent="false"/>
      <style:text-properties officeooo:paragraph-rsid="000d4149"/>
    </style:style>
    <style:style style:name="P29" style:family="paragraph" style:parent-style-name="Normal">
      <style:paragraph-properties fo:margin-left="0cm" fo:margin-right="0cm" fo:text-indent="0.635cm" style:auto-text-indent="false"/>
      <style:text-properties officeooo:paragraph-rsid="000f82fd"/>
    </style:style>
    <style:style style:name="P30" style:family="paragraph" style:parent-style-name="Normal">
      <style:paragraph-properties fo:margin-left="0cm" fo:margin-right="0cm" fo:text-indent="0.635cm" style:auto-text-indent="false"/>
      <style:text-properties officeooo:paragraph-rsid="0010c3d2"/>
    </style:style>
    <style:style style:name="P31" style:family="paragraph" style:parent-style-name="Normal">
      <style:paragraph-properties fo:margin-left="0cm" fo:margin-right="0cm" fo:text-indent="0.635cm" style:auto-text-indent="false"/>
      <style:text-properties officeooo:paragraph-rsid="001101c2"/>
    </style:style>
    <style:style style:name="P32" style:family="paragraph" style:parent-style-name="Normal">
      <style:paragraph-properties fo:margin-left="0cm" fo:margin-right="0cm" fo:text-indent="0.635cm" style:auto-text-indent="false"/>
      <style:text-properties officeooo:paragraph-rsid="00128d5a"/>
    </style:style>
    <style:style style:name="P33" style:family="paragraph" style:parent-style-name="Normal">
      <style:paragraph-properties fo:margin-left="0cm" fo:margin-right="0cm" fo:text-indent="0.635cm" style:auto-text-indent="false"/>
      <style:text-properties officeooo:paragraph-rsid="00151172"/>
    </style:style>
    <style:style style:name="P34" style:family="paragraph" style:parent-style-name="Normal">
      <style:paragraph-properties fo:margin-left="0cm" fo:margin-right="0cm" fo:text-indent="0.635cm" style:auto-text-indent="false"/>
      <style:text-properties officeooo:paragraph-rsid="00156aa0"/>
    </style:style>
    <style:style style:name="P35" style:family="paragraph" style:parent-style-name="Normal">
      <style:paragraph-properties fo:margin-left="0cm" fo:margin-right="0cm" fo:text-indent="0.635cm" style:auto-text-indent="false"/>
      <style:text-properties officeooo:paragraph-rsid="0016de8e"/>
    </style:style>
    <style:style style:name="P36" style:family="paragraph" style:parent-style-name="Normal">
      <style:paragraph-properties fo:margin-left="0cm" fo:margin-right="0cm" fo:text-indent="0.635cm" style:auto-text-indent="false"/>
      <style:text-properties officeooo:paragraph-rsid="001768a5"/>
    </style:style>
    <style:style style:name="P37" style:family="paragraph" style:parent-style-name="Normal">
      <style:paragraph-properties fo:margin-left="0cm" fo:margin-right="0cm" fo:text-indent="0.635cm" style:auto-text-indent="false"/>
      <style:text-properties officeooo:paragraph-rsid="00190b67"/>
    </style:style>
    <style:style style:name="P38" style:family="paragraph" style:parent-style-name="Normal">
      <style:paragraph-properties fo:margin-left="0cm" fo:margin-right="0cm" fo:text-indent="0.635cm" style:auto-text-indent="false"/>
      <style:text-properties officeooo:paragraph-rsid="001ae37e"/>
    </style:style>
    <style:style style:name="P39" style:family="paragraph" style:parent-style-name="Normal">
      <style:paragraph-properties fo:margin-left="0cm" fo:margin-right="0cm" fo:text-indent="0.635cm" style:auto-text-indent="false"/>
      <style:text-properties officeooo:paragraph-rsid="001c5945"/>
    </style:style>
    <style:style style:name="P40" style:family="paragraph" style:parent-style-name="Normal">
      <style:paragraph-properties fo:margin-left="0cm" fo:margin-right="0cm" fo:text-indent="0.635cm" style:auto-text-indent="false"/>
      <style:text-properties officeooo:paragraph-rsid="001d01b2"/>
    </style:style>
    <style:style style:name="P41" style:family="paragraph" style:parent-style-name="Normal">
      <style:paragraph-properties fo:margin-left="0cm" fo:margin-right="0cm" fo:text-indent="0.635cm" style:auto-text-indent="false"/>
      <style:text-properties officeooo:paragraph-rsid="001e30ba"/>
    </style:style>
    <style:style style:name="P42" style:family="paragraph" style:parent-style-name="Normal">
      <style:paragraph-properties fo:margin-left="0cm" fo:margin-right="0cm" fo:text-indent="0.635cm" style:auto-text-indent="false"/>
      <style:text-properties officeooo:paragraph-rsid="001ffb11"/>
    </style:style>
    <style:style style:name="P43" style:family="paragraph" style:parent-style-name="Normal">
      <style:paragraph-properties fo:margin-left="0cm" fo:margin-right="0cm" fo:text-indent="0.635cm" style:auto-text-indent="false"/>
      <style:text-properties officeooo:paragraph-rsid="0021afe9"/>
    </style:style>
    <style:style style:name="P44" style:family="paragraph" style:parent-style-name="Normal">
      <style:paragraph-properties fo:margin-left="0cm" fo:margin-right="0cm" fo:text-indent="0.635cm" style:auto-text-indent="false"/>
      <style:text-properties officeooo:paragraph-rsid="00226703"/>
    </style:style>
    <style:style style:name="P45" style:family="paragraph" style:parent-style-name="Normal">
      <style:paragraph-properties fo:margin-left="0cm" fo:margin-right="0cm" fo:text-indent="0.635cm" style:auto-text-indent="false"/>
      <style:text-properties officeooo:paragraph-rsid="0025df5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2c0b" style:font-style-asian="italic" style:font-style-complex="italic"/>
    </style:style>
    <style:style style:name="T3" style:family="text">
      <style:text-properties fo:font-style="italic" officeooo:rsid="000d4149" style:font-style-asian="italic" style:font-style-complex="italic"/>
    </style:style>
    <style:style style:name="T4" style:family="text">
      <style:text-properties fo:font-style="italic" officeooo:rsid="0010c3d2" style:font-style-asian="italic" style:font-style-complex="italic"/>
    </style:style>
    <style:style style:name="T5" style:family="text">
      <style:text-properties fo:font-style="italic" officeooo:rsid="0013dc3b" style:font-style-asian="italic" style:font-style-complex="italic"/>
    </style:style>
    <style:style style:name="T6" style:family="text">
      <style:text-properties fo:font-style="italic" officeooo:rsid="00226703" style:font-style-asian="italic" style:font-style-complex="italic"/>
    </style:style>
    <style:style style:name="T7" style:family="text">
      <style:text-properties fo:font-style="italic" officeooo:rsid="00274b05" style:font-style-asian="italic" style:font-style-complex="italic"/>
    </style:style>
    <style:style style:name="T8" style:family="text">
      <style:text-properties fo:language="el" fo:country="GR" style:language-asian="el" style:country-asian="GR" style:language-complex="el" style:country-complex="GR"/>
    </style:style>
    <style:style style:name="T9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0" style:family="text">
      <style:text-properties style:language-asian="el" style:country-asian="GR" style:language-complex="el" style:country-complex="GR"/>
    </style:style>
    <style:style style:name="T11" style:family="text">
      <style:text-properties officeooo:rsid="000f82fd" style:language-asian="el" style:country-asian="GR" style:language-complex="el" style:country-complex="GR"/>
    </style:style>
    <style:style style:name="T12" style:family="text">
      <style:text-properties fo:language="fr" fo:country="FR" style:language-asian="el" style:country-asian="GR" style:language-complex="el" style:country-complex="GR"/>
    </style:style>
    <style:style style:name="T13" style:family="text">
      <style:text-properties fo:language="fr" fo:country="FR" officeooo:rsid="000d4149" style:language-asian="el" style:country-asian="GR" style:language-complex="el" style:country-complex="GR"/>
    </style:style>
    <style:style style:name="T14" style:family="text">
      <style:text-properties fo:language="fr" fo:country="FR" officeooo:rsid="0011ce65" style:language-asian="el" style:country-asian="GR" style:language-complex="el" style:country-complex="GR"/>
    </style:style>
    <style:style style:name="T15" style:family="text">
      <style:text-properties fo:language="fr" fo:country="FR" fo:font-style="italic" style:language-asian="el" style:country-asian="GR" style:font-style-asian="italic" style:language-complex="el" style:country-complex="GR" style:font-style-complex="italic"/>
    </style:style>
    <style:style style:name="T16" style:family="text">
      <style:text-properties fo:language="fr" fo:country="FR" fo:font-style="italic" officeooo:rsid="000d4149" style:language-asian="el" style:country-asian="GR" style:font-style-asian="italic" style:language-complex="el" style:country-complex="GR" style:font-style-complex="italic"/>
    </style:style>
    <style:style style:name="T17" style:family="text">
      <style:text-properties fo:language="it" fo:country="IT" style:language-asian="el" style:country-asian="GR" style:language-complex="el" style:country-complex="G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52c0b"/>
    </style:style>
    <style:style style:name="T20" style:family="text">
      <style:text-properties officeooo:rsid="000a8fff"/>
    </style:style>
    <style:style style:name="T21" style:family="text">
      <style:text-properties officeooo:rsid="000d4149"/>
    </style:style>
    <style:style style:name="T22" style:family="text">
      <style:text-properties fo:color="#000000" loext:opacity="100%" fo:font-style="italic" officeooo:rsid="000d4149" style:font-style-asian="italic" style:font-style-complex="italic"/>
    </style:style>
    <style:style style:name="T23" style:family="text">
      <style:text-properties officeooo:rsid="000f82fd"/>
    </style:style>
    <style:style style:name="T24" style:family="text">
      <style:text-properties officeooo:rsid="0010c3d2"/>
    </style:style>
    <style:style style:name="T25" style:family="text">
      <style:text-properties officeooo:rsid="001101c2"/>
    </style:style>
    <style:style style:name="T26" style:family="text">
      <style:text-properties officeooo:rsid="0011ce65"/>
    </style:style>
    <style:style style:name="T27" style:family="text">
      <style:text-properties officeooo:rsid="0013dc3b"/>
    </style:style>
    <style:style style:name="T28" style:family="text">
      <style:text-properties officeooo:rsid="00151172"/>
    </style:style>
    <style:style style:name="T29" style:family="text">
      <style:text-properties officeooo:rsid="0016de8e"/>
    </style:style>
    <style:style style:name="T30" style:family="text">
      <style:text-properties officeooo:rsid="001768a5"/>
    </style:style>
    <style:style style:name="T31" style:family="text">
      <style:text-properties officeooo:rsid="001ae37e"/>
    </style:style>
    <style:style style:name="T32" style:family="text">
      <style:text-properties officeooo:rsid="001d01b2"/>
    </style:style>
    <style:style style:name="T33" style:family="text">
      <style:text-properties officeooo:rsid="00226703"/>
    </style:style>
    <style:style style:name="T34" style:family="text">
      <style:text-properties officeooo:rsid="00244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19">G</text:span><text:bookmark-start text:name="bookmark0"/>ALENI DE REMEDIIS PARARI-<text:line-break/>DIRUS LIBER PRIMUS.<text:bookmark-end text:name="bookmark0"/></text:h>
      <text:h text:style-name="Heading_20_2" text:outline-level="2">Prooemium. </text:h>
      <text:p text:style-name="P18">[E<text:span text:style-name="Default_20_Paragraph_20_Font"><text:span text:style-name="T1">xtra urbes, rura et solitaria loca<text:line-break/>incolentibus parabilium medicamentorum usum esse ne-<text:line-break/>cessarium.] </text:span></text:span><text:span text:style-name="Default_20_Paragraph_20_Font"><text:span text:style-name="T2">m</text:span></text:span>edicam artem, quae non civitatibus, non<text:line-break/>publicis locis, non opulentis hominibus, nobilibus, prin-<text:line-break/>Opibus et potentibus circumscribitur , imo ob amplissi-<text:line-break/>mam erga homines hujusce benevolentiam atque utilitatem<text:line-break/>ad universos mortales longe lateque propagatur, etiam<text:line-break/>adusq<text:span text:style-name="Default_20_Paragraph_20_Font"><text:span text:style-name="T1">u</text:span></text:span>e rura et solitaria loca suos fines potestate proto-</text:p>
      <text:p text:style-name="P3">gat, fed operibus, ob summam eorum qui illi operam<text:line-break/>navant, negligentiam, c <text:span text:style-name="Default_20_Paragraph_20_Font"><text:span text:style-name="T1">s</text:span></text:span>uo splendore decidit, aequum<text:line-break/>esse duxi pro meis viribus ad eorum subsidium tradu-<text:line-break/>cere, tum quia vias moliuntur, tum maxime qui ruri et<text:line-break/>in locis quibusdam desertis versantur, ubi morbis quidem<text:line-break/>faciIes ac repentini in corpora <text:span text:style-name="Default_20_Paragraph_20_Font"><text:span text:style-name="T1">su</text:span></text:span>nt impetus ac imperia,<text:line-break/>nequaquam vero etiam facilia ex officinis remedia fuppe-<text:line-break/>tunt. Neque enim profusis in omni loco medicamentis<text:line-break/>abundare, neque idoneos qui ipsis uti noverint, asiluenter<text:line-break/>habere medicos facile est; neque certe circumstantias adesse,<text:line-break/>quae et incrementi et diIationis tempus concedant, ut in<text:line-break/>angina, venenosis medicamentis, animalibus virus ejacu-<text:line-break/>fantibus, haemorrhagia , cholera et his similibus. Quas<text:line-break/>ob res non accuratam et scientificam curandi rationem et<text:line-break/>omnibus suis praeceptis ab<text:span text:style-name="Default_20_Paragraph_20_Font"><text:span text:style-name="T1">s</text:span></text:span>olutam hic explicare mihi pro-<text:line-break/>posui, <text:span text:style-name="Default_20_Paragraph_20_Font"><text:span text:style-name="T1">s</text:span></text:span>ed ut quisque etiam plebejus <text:span text:style-name="Default_20_Paragraph_20_Font"><text:span text:style-name="T1">s</text:span></text:span>olis ardore, aut<text:line-break/>alia quacunque causa male affectis <text:span text:style-name="Default_20_Paragraph_20_Font"><text:span text:style-name="T1">hominibus</text:span></text:span> opem i Ilico<text:line-break/>ferat iIlis sane usus remediis, quae in paratorum inopia<text:line-break/>paratu facilia <text:span text:style-name="Default_20_Paragraph_20_Font"><text:span text:style-name="T1">s</text:span></text:span>uppetant. Supponi justum arbitror, acca-</text:p>
      <text:p text:style-name="P3"><text:span text:style-name="Default_20_Paragraph_20_Font"><text:span text:style-name="T1">s</text:span></text:span>atissimum ex arte materiae, atque etiam e scientia pro-<text:line-break/>deuntis usus remediorum, quo tempore tum medicamen-<text:line-break/>torttm et medicorum copia est, tum morbi postulant, ad-<text:line-break/>miuistrationem iudicari ac necessariam At ubi praeceps<text:line-break/>occasio est, nec suppetit copiosa remediorum multitud<text:span text:style-name="Default_20_Paragraph_20_Font"><text:span text:style-name="T1">o<text:line-break/></text:span></text:span>et ubertas, medicamentorum parabilium facultatem quacun-<text:line-break/>que corporis parte laborantibus necessariam esse mente<text:line-break/>conjeci. Describam itaque parabilium remediorum mate-<text:line-break/>riam, quibusdam etiam in locis, quanquam raro exquisi-<text:line-break/>Horum, permultis consuetorum, proindeque facile <text:span text:style-name="Default_20_Paragraph_20_Font"><text:span text:style-name="T1">s</text:span></text:span>uppe-<text:line-break/>lentium medicamentorum mentionem faciam, a capite d<text:span text:style-name="Default_20_Paragraph_20_Font"><text:span text:style-name="T1">u-<text:line-break/></text:span></text:span>cto exordio. lpsum enim tanquam arx quaedam corporis<text:line-break/>est ac domicilium sensuum, qui hominibus pretiosi ma-<text:line-break/>ximeque necessarii sunt; proindeque ab ipso remediorum<text:line-break/>principium faciemus, idonea et manifesta potissimum ag-<text:line-break/>gradientes. Caput varie. afficitur , ab aestu aestuat, a fri-<text:line-break/>gore Rigescit, ac vaporibus e ventriculo sublatis repletur;<text:line-break/>et ab externis gravitatem s<text:span text:style-name="Default_20_Paragraph_20_Font"><text:span text:style-name="T1">o</text:span></text:span>porofam efficientibus , foetidis</text:p>
      <text:p text:style-name="P3">et caeteris multis. Praeterea vero cutis et capillorum<text:line-break/>deformitatibus obsidetur, alopecia, ophiasi, diversisque<text:line-break/>ulceribus. Aestus itaque, frigoris et vaporis ab externis<text:line-break/>rebus exurgentis idonea signa sunt hae causae evidentes.<text:line-break/>.lam vero ab aestu laborantes comitatur dolor pulsatorius<text:line-break/>totius capitis, quod siderari videtur, cum ignei caloris<text:line-break/><text:span text:style-name="Default_20_Paragraph_20_Font"><text:span text:style-name="T1">s</text:span></text:span>ensu, vasorum frontis distensio, oculorum rubor, plerum-<text:line-break/>que etiam vigilia; frigore vero laborantes stupefaciens<text:line-break/>gravitas, congelatio, vasa secundum frontem collapsa, si<text:line-break/>cum humiditate frigeant, etiam vehementior somnus; at<text:line-break/>vaporibus male affectos dolor punctorius, pulsus arteria-<text:line-break/>rum quae circa frontem sunt, vertigines, haIlucinationes,<text:line-break/>aurium sonitus. Peraeque quibus ab internis vaporibus<text:line-break/>repletur caput, haec ipsa accidere consuescunt.</text:p>
      <text:h text:style-name="Heading_20_2" text:outline-level="2">Cap. I. </text:h>
      <text:p text:style-name="P19"><text:span text:style-name="Default_20_Paragraph_20_Font"><text:span text:style-name="T1">[Ad internos capitis assectus, ac primum<text:line-break/>pro capitis dolore ab aestu salis.</text:span></text:span>] Dolore capitis ab aestu<text:line-break/><text:span text:style-name="Default_20_Paragraph_20_Font"><text:span text:style-name="T1">s</text:span></text:span>olis <text:span text:style-name="Default_20_Paragraph_20_Font"><text:span text:style-name="T1">laborantibus</text:span></text:span> idonea erit embroche ex oleo omphacino</text:p>
      <text:p text:style-name="P3">frigido; si adaugeatur dolor, ex rosaceo et aceto; at si<text:line-break/>non adsit rosaceum oleum, omphacino utendum. Olei<text:line-break/>partibus quatuor aceti unam commisceant, si mediocriter<text:line-break/>refrigerare velint, alioqui plus aceti adiiciendum. Aestuante<text:line-break/>vero vehementer capite commiscendus aceto succus san-<text:line-break/>guinariae, aut arnogloffl, aut portulacae, aut lactucae,<text:line-break/>aut uvae acerbae, aut alicujus ejusmodi facultatis. Con-<text:line-break/>stat autem quod et liberaliorem et parciorem eorum usum<text:line-break/>tum ardoris magnitudo , tum corporis praeparatio indica-<text:line-break/>bit. Sed praestat etiam ipsos aegrotos in frigidiore domo<text:line-break/>decumbere, strata foliis vitis et rubi et pomi et aliis<text:line-break/>horum similibus, quae citra veternum refrigerare value-<text:line-break/>ri n t. Consimiles ipsi <text:span text:style-name="Default_20_Paragraph_20_Font"><text:span text:style-name="T1">s</text:span></text:span>unt affectus qui ab intemperie<text:line-break/>oboriuntur. Verum ab intemperie tum calidiore quidem<text:line-break/>et sicciore, tum etiamnum a frigidioreet sicciore dolores<text:line-break/>maximi nascuntur, sed minime ab humida intemperie do-<text:line-break/>lorea contingunt. Curantur vero etiam ipsi dolores eodem<text:line-break/>modo , quo qui ab externis causis ortum ducunt per re^<text:line-break/>media affectibus contraria.</text:p>
      <text:p text:style-name="P2">[P<text:span text:style-name="Default_20_Paragraph_20_Font"><text:span text:style-name="T1">ro capitis dolore a feigore</text:span></text:span>.] A frigore vero caput<text:line-break/>dolentibus medentur embr<text:span text:style-name="Default_20_Paragraph_20_Font"><text:span text:style-name="T1">o</text:span></text:span>chae calidiores. Quod si mo-<text:line-break/>deratum fuerit frigus, anethino et rutaceo oleo calido uti<text:line-break/>satis erit; si autem intendatur ex vehementi grassante sui-<text:line-break/>gere, cucumeris agrestis radicem in fundere oportet, ac in-<text:line-break/>tardum euphorbii pauxillum. Utendum quoque irino oleo,<text:line-break/>aut talium tenuium enarraturum aliquo, quaedam his in-<text:line-break/>ferendo; fed pauci<text:span text:style-name="Default_20_Paragraph_20_Font"><text:span text:style-name="T1">o</text:span></text:span>ra aut plura pro ratione exuperantis<text:line-break/>frigoris observando ac commoliendo.</text:p>
      <text:p text:style-name="P1">[P<text:span text:style-name="Default_20_Paragraph_20_Font"><text:span text:style-name="T1">ro capitis dolore a</text:span></text:span> o<text:span text:style-name="Default_20_Paragraph_20_Font"><text:span text:style-name="T1">aporibus.] </text:span></text:span>Quibus dolores<text:line-break/>capitis a vaporibus excitantur, subducenda est alvus, iique<text:line-break/>in domos quae ventis magis perflentur, tum tenui aera<text:line-break/>gaudeant, ducendi sunt; sternutamenta cienda, praesertim<text:line-break/>si febre vacent , injecto et ex praescriptis attracto per na-<text:line-break/>rium meatus aut struthio trito, aut pipere. Vacuatis enim<text:line-break/>vaporibus facilius discutietur capitis dolor. Irrigandum<text:line-break/>autem eorum caput est etiam oleo, cui aceti nonnihil ef-<text:line-break/>sundatur; immoderatus namque ad caput vaporum afcen-</text:p>
      <text:p text:style-name="P3">sus reprimetur et quae portio cerebri ventriculis insedit,<text:line-break/>discutietur. At d<text:span text:style-name="Default_20_Paragraph_20_Font"><text:span text:style-name="T1">o</text:span></text:span>rmire non sinendum est, ac potissimum<text:line-break/>interdiu.</text:p>
      <text:p text:style-name="P1">[P<text:span text:style-name="Default_20_Paragraph_20_Font"><text:span text:style-name="T1">ro dolore capitis ab eduliis crudis</text:span></text:span> u<text:span text:style-name="Default_20_Paragraph_20_Font"><text:span text:style-name="T1">entriculi</text:span></text:span>.]. Quod<text:line-break/>si ab eduliis crudis ventriculo incumbentibus per consen-<text:line-break/>sum doleat caput, aqua tepida liberalius potui exhibenda<text:line-break/>est vomitusque imperandum Multis autem stomachicis<text:line-break/>a surrectione capitis dolores oriuntur, quos statim cibo-<text:line-break/>rum assumptiones levare consueverunt. Quod si a vehe-<text:line-break/>menti aliquando dolore capitis derepente quidam obtu-<text:line-break/>mescnnt, neque causa deprehendatur, caput aqua calida<text:line-break/>liberalius perfundere convenit et auribus oleum infunde-<text:line-break/>re et lanam inserere.</text:p>
      <text:p text:style-name="P1"><text:span text:style-name="Default_20_Paragraph_20_Font"><text:span text:style-name="T1">[Pro capitis dolore ex</text:span></text:span> r<text:span text:style-name="Default_20_Paragraph_20_Font"><text:span text:style-name="T1">ino.] </text:span></text:span>Q<text:span text:style-name="Default_20_Paragraph_20_Font"><text:span text:style-name="T1">u</text:span></text:span>od vina calidiora<text:line-break/>capitis dolores procreent, sacileque caput oppleant vapo-<text:line-break/>ribus , interdum etiam humoribus, quodque citra vini po-<text:line-break/>tum ad caput hi prompte efferantur, iisque potissimum<text:line-break/>qui calidiora temperamento capita sortiuntur, omnibus<text:line-break/>manifestum esse arbitror. Proinde Inopus curationis ipso-</text:p>
      <text:p text:style-name="P3">rum est vacuatio. Quoniam vero hi vapores calidiores<text:line-break/>sunt caputque repleverunt, egent remedio ipsos restige-<text:line-break/>rante. Oleum itaque rosaceum admotum frigidum adi<text:line-break/>movendum est, somnus quoque congruit et quies, et<text:line-break/>postea sub vesperam balneum et cibi boni succi , qui ta-<text:line-break/>men non calefaciant Ejusmodi sunt h<text:span text:style-name="Default_20_Paragraph_20_Font"><text:span text:style-name="T1">o</text:span></text:span>rdei cremor, ora<text:line-break/>sorbilia absque garo, panis aqua maceratus, lactuca et<text:line-break/>brassica, quae vapores exiccand<text:span text:style-name="Default_20_Paragraph_20_Font"><text:span text:style-name="T1">a</text:span></text:span> discutit, aquae potu nten-<text:line-break/>dume Caeterum quorum os ventriculi aquae potu sub-<text:line-break/>vertitur, iis granatum offerendum, seu malum Punicum,<text:line-break/>aut pyrum , eaque cocta exhibenda sunt. Haec autem ita<text:line-break/>coquenda. Primum infusa in olIam aqua fervida, deinde<text:line-break/>suspensis in vase his fructibus autumnalibus, sub osia ignem<text:line-break/>succendemns, quoad vapor elevetur, qui hosce fructus<text:line-break/>coquere queat. Quin et uvae passae stomachum corrosis-<text:line-break/>rant. A palmulis prorsus ahstinendum, quod proprietate<text:line-break/>quadam polleant dolores capitis effectrice. Si his peractis</text:p>
      <text:p text:style-name="P3">aegri probe dormire nequeant, ad balnea ipsi postridie<text:line-break/>ducendi sunt et in balneo aqua calida saepe perfundendi,<text:line-break/>postea pauxillo temporis interjecto denuo similiter la-<text:line-break/>Vnndi , ae tandem, ut prius dictum est, cibandi. Si vero<text:line-break/>aliquando elatorum ad caput et vaporum et humorum<text:line-break/>tlonmhil relinquatur exilibus meatibus impactum, ob idque<text:line-break/>doloris capiti^ residuum quidpiam permaneat, rosaceo par-<text:line-break/>mendum et caput perfundendum chamaemelino moderate<text:line-break/>calido e<text:span text:style-name="Default_20_Paragraph_20_Font"><text:span text:style-name="T1">t</text:span></text:span> postea irino, quod ejusmodi affectibus magnopere<text:line-break/>Confert; sed eorn<text:span text:style-name="Default_20_Paragraph_20_Font"><text:span text:style-name="T1">ss </text:span></text:span>nulli vino uti concedatur.</text:p>
      <text:p text:style-name="P4">[P<text:span text:style-name="Default_20_Paragraph_20_Font"><text:span text:style-name="T1">ro dolore capitis ex ictu et casu ab alto</text:span></text:span>.] Quoniam<text:line-break/>^ero et ob calos quosdam ab alto et ictus dolores capitis<text:line-break/>obveniunt, utile quoque est ad ea pauca proferre. Con-<text:line-break/>fenIet igitur sut^ spongia aut molliori lana oleo calido<text:line-break/>debriata praeterea quiea^ alimenti subtractio, ventris in-<text:line-break/>Doria vacuatis Vitanda sunt sol, balneum, vini potus,<text:line-break/>amor et con^en^io,<text:tab/>edulia acria, acida, sal<text:span text:style-name="Default_20_Paragraph_20_Font"><text:span text:style-name="T1">i</text:span></text:span>a. Liquet</text:p>
      <text:p text:style-name="P3">autem pro diversis morborum causis efficientibus plures<text:line-break/>fure inveniendorum remediorum indicationes.</text:p>
      <text:p text:style-name="P1"><text:span text:style-name="Default_20_Paragraph_20_Font"><text:span text:style-name="T1">[Pro dolore capitis a contusione.] </text:span></text:span>Caput etenim<text:line-break/>etiam contundi accidit, interdum cum vulnere, interdum<text:line-break/>sine vulnere contusionem fieri, adeo ut ex his curationis<text:line-break/>scopi implicentur. Enimvero contusioni propria remedia<text:line-break/>sunt mitigantis, cujus generis sunt aquae calidae affusis et<text:line-break/>panniculus oleo inebriatus. At divisioni nisi casus ali-<text:line-break/>quis conglutinari prohibeat , prius spongia vino madente<text:line-break/>deterfae sideritim herbam alligabis. <text:span text:style-name="Default_20_Paragraph_20_Font"><text:span text:style-name="T1">Aliud.</text:span></text:span> Resinam fri-<text:line-break/>ctam ut cataplasma vulneri alligato. <text:span text:style-name="Default_20_Paragraph_20_Font"><text:span text:style-name="T1">Aliud</text:span></text:span>. Aloëm tritam<text:line-break/>et melli admixtam admove. <text:span text:style-name="Default_20_Paragraph_20_Font"><text:span text:style-name="T1">Aliud.</text:span></text:span> Terrae intestina con-<text:line-break/>cisa ac trita impone. <text:span text:style-name="Default_20_Paragraph_20_Font"><text:span text:style-name="T1">Aliud.</text:span></text:span> UImi folia virentia contusa<text:line-break/>ac trita applicato. Quin etiam uImi cortex pro vinculo<text:line-break/>vulneri circumvolutus idem praestat.</text:p>
      <text:p text:style-name="P1"><text:span text:style-name="Default_20_Paragraph_20_Font"><text:span text:style-name="T1">[Ad cataphoram.] </text:span></text:span>Coagulum hoedi conjice in me^<text:line-break/>r<text:span text:style-name="Default_20_Paragraph_20_Font"><text:span text:style-name="T1">e</text:span></text:span>cum vinum Aegyptium, daque par pondus et exhibe<text:line-break/>potui jejun<text:span text:style-name="Default_20_Paragraph_20_Font"><text:span text:style-name="T1">o</text:span></text:span> per tres dies.</text:p>
      <text:p text:style-name="P2"><text:span text:style-name="Default_20_Paragraph_20_Font"><text:span text:style-name="T1">[Ad capitis dolores ex ebrietate et salis aestu.]</text:span></text:span> Quan-<text:line-break/>doquidem Archigenes capitis doloribus amuleta scripsit,<text:line-break/>haud absurdum duxi haec etiam ad capitis dolores ab<text:line-break/>ebrietate et <text:span text:style-name="Default_20_Paragraph_20_Font"><text:span text:style-name="T1">s</text:span></text:span>olis aestu obort<text:span text:style-name="Default_20_Paragraph_20_Font"><text:span text:style-name="T1">o</text:span></text:span>s adscribere. Du<text:span text:style-name="Default_20_Paragraph_20_Font"><text:span text:style-name="T1">o</text:span></text:span>s polygoni<text:line-break/>ramulos coronae instar connexos admove. <text:span text:style-name="Default_20_Paragraph_20_Font"><text:span text:style-name="T1">Aliud.</text:span></text:span> Poly-<text:line-break/>gono trito cum lactis cremore caput <text:span text:style-name="Default_20_Paragraph_20_Font"><text:span text:style-name="T1">s</text:span></text:span>ub ve<text:span text:style-name="Default_20_Paragraph_20_Font"><text:span text:style-name="T1">s</text:span></text:span>peram inunge<text:line-break/>ac leporis pellem <text:span text:style-name="Default_20_Paragraph_20_Font"><text:span text:style-name="T1">s</text:span></text:span>uperponito adusque auroram, tumque<text:line-break/>pestem tolle et sanatus comperietur. <text:span text:style-name="Default_20_Paragraph_20_Font"><text:span text:style-name="T1">Aliud. </text:span></text:span>Cichorium<text:line-break/>stomane intybum olus dicitur, laborantis capiti impone.<text:line-break/><text:span text:style-name="Default_20_Paragraph_20_Font"><text:span text:style-name="T1">Aliud. </text:span></text:span>Ro<text:span text:style-name="Default_20_Paragraph_20_Font"><text:span text:style-name="T1">s</text:span></text:span>arum coronam capiti admove, ex recentibus<text:line-break/>rosarum floribus recenter factam. <text:span text:style-name="Default_20_Paragraph_20_Font"><text:span text:style-name="T1">Aliud.</text:span></text:span> Corona caput<text:line-break/>caIIitricho, quod quidam adiantum vocant, nonnullique<text:line-break/>trichomanes. <text:span text:style-name="Default_20_Paragraph_20_Font"><text:span text:style-name="T1">Aliud. </text:span></text:span>Summ<text:span text:style-name="Default_20_Paragraph_20_Font"><text:span text:style-name="T1">o</text:span></text:span>pere conferre capitis dolori<text:line-break/>narrat Archigenes verbenam, quam quidam herbam <text:span text:style-name="Default_20_Paragraph_20_Font"><text:span text:style-name="T1">s</text:span></text:span>acram<text:line-break/>vocitant, tum coronae modo impositam tum ex aceto et<text:line-break/>rosaceo inunctam. <text:span text:style-name="Default_20_Paragraph_20_Font"><text:span text:style-name="T1">Aliud. </text:span></text:span>Testudinis lacusttsu, quam amy-<text:line-break/>da quidam vocitant, sanguinem instilla sincipiti<text:span text:style-name="Default_20_Paragraph_20_Font"><text:span text:style-name="T1">s</text:span></text:span></text:p>
      <text:h text:style-name="Heading_20_2" text:outline-level="2">Cap. II. </text:h>
      <text:p text:style-name="P20"><text:span text:style-name="Default_20_Paragraph_20_Font"><text:span text:style-name="T1">[De part</text:span></text:span>i<text:span text:style-name="Default_20_Paragraph_20_Font"><text:span text:style-name="T1">bilibus ad externos capitis aste-</text:span></text:span></text:p>
      <text:p text:style-name="P3"><text:span text:style-name="Default_20_Paragraph_20_Font"><text:span text:style-name="T1">ctus; pr</text:span></text:span>h<text:span text:style-name="Default_20_Paragraph_20_Font"><text:span text:style-name="T1">numque ad desi</text:span></text:span>n<text:span text:style-name="Default_20_Paragraph_20_Font"><text:span text:style-name="T1">entes capillos.] </text:span></text:span>Ladanum ine-<text:line-break/>lutatum vino odorato ac astringenti laevigato, off<text:span text:style-name="Default_20_Paragraph_20_Font"><text:span text:style-name="T1">u</text:span></text:span>ndens<text:line-break/>myrteum et lentitiam factam illinc. <text:span text:style-name="Default_20_Paragraph_20_Font"><text:span text:style-name="T1">Aliud</text:span></text:span>. Recipe nuces<text:line-break/>virides adolescere incipientes confractas centum, olei <text:span text:style-name="Default_20_Paragraph_20_Font"><text:span text:style-name="T1">s</text:span></text:span>ex-<text:line-break/>tarios ij, aluminis liquidi lib. iij, misce ac iujice in novum<text:line-break/>vas testaceum prius irrigatum , ne conlectum humorem<text:line-break/>combibat, quod postea accuratissime oblitum reponitur in<text:line-break/>domum salubris aeris diebus xl, et postea anser et oleo<text:line-break/>utere. <text:span text:style-name="Default_20_Paragraph_20_Font"><text:span text:style-name="T1">Aliud.</text:span></text:span> Recipe ladanum et absinthium et iuniperi<text:line-break/>baccas, contere, linteoque illigata in oleum conjice et<text:line-break/>post dies v usitor. <text:span text:style-name="Default_20_Paragraph_20_Font"><text:span text:style-name="T1">Vel</text:span></text:span>. Recipe myrti nigrae, aut galIae<text:line-break/>partes ij, ex oleo. Id autem medetur etiam capitis fur-<text:line-break/>furibus. <text:span text:style-name="Default_20_Paragraph_20_Font"><text:span text:style-name="T1">Aliud. </text:span></text:span>Ladanum laevigatum ex vino d<text:span text:style-name="Default_20_Paragraph_20_Font"><text:span text:style-name="T1">u</text:span></text:span>lci len-<text:line-break/>titiam consequutum illine. <text:span text:style-name="Default_20_Paragraph_20_Font"><text:span text:style-name="T1">Aliud. </text:span></text:span>Anemones florem lse-<text:line-break/>vigatum ex oleo illine, id quoque capillos denigrat. <text:span text:style-name="Default_20_Paragraph_20_Font"><text:span text:style-name="T1">Aliud.<text:line-break/></text:span></text:span>Verbenam rectam cum radicibus desiccatam , deinde exacte<text:line-break/>admodum laevigatam misceto oleo, quoad luti crassitiem<text:line-break/>consequatur, sinitoque putrefieri; illine.</text:p>
      <text:p text:style-name="P2">[P<text:span text:style-name="Default_20_Paragraph_20_Font"><text:span text:style-name="T1">ro capitis sursuribus.] </text:span></text:span>Praestinatum caput betae<text:line-break/>succo, foenigraeci farina et nitro aequa portione contritis<text:line-break/>deterge. <text:span text:style-name="Default_20_Paragraph_20_Font"><text:span text:style-name="T1">Aliud</text:span></text:span>. Terra Cimolia aceto et bubulo felle ma-<text:line-break/>cerata, illinatur. <text:span text:style-name="Default_20_Paragraph_20_Font"><text:span text:style-name="T1">Aliud</text:span></text:span>. Amygdalis amaris cum oxycrato<text:line-break/>deterge. <text:span text:style-name="Default_20_Paragraph_20_Font"><text:span text:style-name="T1">Aliud</text:span></text:span>. Aphronitri et chalcanthi aequis portioni-<text:line-break/>bus tritis ex vino utere. <text:span text:style-name="Default_20_Paragraph_20_Font"><text:span text:style-name="T1">Aliud.</text:span></text:span> B<text:span text:style-name="Default_20_Paragraph_20_Font"><text:span text:style-name="T1">u</text:span></text:span>lbis coctis et cum<text:line-break/>nitro tritis aequis partibus deterge.</text:p>
      <text:p text:style-name="P1"><text:span text:style-name="Default_20_Paragraph_20_Font"><text:span text:style-name="T1">[Pro capitis pediculis.] </text:span></text:span>Recipe staphidos agrestis par-<text:line-break/>tesij, sandarachae partem j, nitri partem j, ex aceto et oleo<text:line-break/>caput illine. <text:span text:style-name="Default_20_Paragraph_20_Font"><text:span text:style-name="T1">Aliud</text:span></text:span>. Alumine scissili ex oleo utere.</text:p>
      <text:p text:style-name="P1">[P<text:span text:style-name="Default_20_Paragraph_20_Font"><text:span text:style-name="T1">ro acho</text:span></text:span>m<text:span text:style-name="Default_20_Paragraph_20_Font"><text:span text:style-name="T1">bus et su</text:span></text:span>r<text:span text:style-name="Default_20_Paragraph_20_Font"><text:span text:style-name="T1">is.] </text:span></text:span>Achores manantia cutis<text:line-break/>capitia ulcera sunt; ab ipso autem symptomata nomen<text:line-break/>ducunt, tenuia siquidem foramina prae se ferunt, per quae<text:line-break/>lenta sanies essiuit. Similis ipsi affectus est favus appel-<text:line-break/>latus, majora habens foramina melleum humorem conti-<text:line-break/>nentia. Utriusque ortus ab excrementoso humore ducitur.<text:line-break/>Ilis autem accidit primum pruritus, postea etiam in tu-<text:line-break/>morem ernplio. Curalio sit, quum magnus est affectus,</text:p>
      <text:p text:style-name="P3">purgatio quae praecedat, catapotiis ex scamoni<text:span text:style-name="Default_20_Paragraph_20_Font"><text:span text:style-name="T1">a</text:span></text:span>, aloe et<text:line-break/>colocynthide, singulorum pari pondere, contrita brassicae<text:line-break/>succo excipiuntur, ac formantur in pilulas ervi magnilu^<text:line-break/>dinem aemulantes. Dantur autem robustioribus <text:span text:style-name="Default_20_Paragraph_20_Font"><text:span text:style-name="T1">s</text:span></text:span>eptem-<text:line-break/>decim pro integra dosi; caeteris vero ad corporis analos<text:line-break/>giam. Sed in parvis affectibus topica remedia <text:span text:style-name="Default_20_Paragraph_20_Font"><text:span text:style-name="T1">s</text:span></text:span>ufficio<text:line-break/>Haec autem sunt cimolia ex acerrimo aceto illita. <text:span text:style-name="Default_20_Paragraph_20_Font"><text:span text:style-name="T1">Al</text:span></text:span>sad.<text:line-break/>Cretam cum aceto acerrimo illinc. Similiter quoque ^a-<text:line-break/>mia terra et pompholyx admoventur. <text:span text:style-name="Default_20_Paragraph_20_Font"><text:span text:style-name="T1">Aliud</text:span></text:span>. Litharg<text:line-break/>et chartae ustae lychno ex aceto utere. At quibus nIce-<text:line-break/>ratio dolorem excitat, eos aqua calida quotidie fovere c<text:span text:style-name="Default_20_Paragraph_20_Font"><text:span text:style-name="T1">oo^<text:line-break/></text:span></text:span>venit, in qua decocta sit aut myrtus, aut rubus, aut ^<text:span text:style-name="Default_20_Paragraph_20_Font"><text:span text:style-name="T1">o^<text:line-break/></text:span></text:span>rus, aut asparagi radix, atque illinc. <text:span text:style-name="Default_20_Paragraph_20_Font"><text:span text:style-name="T1">Aliud.</text:span></text:span> Salicis f<text:span text:style-name="Default_20_Paragraph_20_Font"><text:span text:style-name="T1">oli^<text:line-break/></text:span></text:span>ex aqua, aut lente ex melle, aut decocta asparagi radi<text:line-break/>etiam detine, aut betae succo foenigraeci farina ex<text:span text:style-name="Default_20_Paragraph_20_Font"><text:span text:style-name="T1">c</text:span></text:span>ept<text:span text:style-name="Default_20_Paragraph_20_Font"><text:span text:style-name="T1">o^<text:line-break/></text:span></text:span>Idonea praeterea medicamenta <text:span text:style-name="Default_20_Paragraph_20_Font"><text:span text:style-name="T1">s</text:span></text:span>unt pini cortex cuu^ ceta<text:line-break/>vel cadmia ex oleo, aut lithargyrus, aut cerussa. Prodest</text:p>
      <text:p text:style-name="P3">etiam abstergere in balneo cimolia ex betae <text:span text:style-name="Default_20_Paragraph_20_Font"><text:span text:style-name="T1">s</text:span></text:span>ucco. Con-<text:line-break/>stat autem mollioris carnis mulieribus haec remedia non<text:line-break/>aceto, <text:span text:style-name="Default_20_Paragraph_20_Font"><text:span text:style-name="T1">s</text:span></text:span>ed vino illinenda.</text:p>
      <text:p text:style-name="P1">[P<text:span text:style-name="Default_20_Paragraph_20_Font"><text:span text:style-name="T1">ro alopecia et ophiast</text:span></text:span>, i. <text:span text:style-name="Default_20_Paragraph_20_Font"><text:span text:style-name="T1">e. areis</text:span></text:span>.] Duplex affectio<text:line-break/>pilis capitis accidit, altera quidem eorum defectus, altera<text:line-break/>vero in alienum colorem mutatio. Defectus in calvitie,<text:line-break/>ahenus color in alopecia et ophiasi, quae inhonestissima<text:line-break/>est pilorum laesio. Est autem ipsis et stirpibus laesio con-<text:line-break/>simius. Quemadmodum enim iliae similem nutrienti hile<text:line-break/>mido generationem habent; similiter quoque capillis pa-<text:line-break/>thetica constitutio. Interdum enim iliae nutrientis humo-<text:line-break/>ris penuria corrumpuntur et intereunt; aut alienatione<text:line-break/>eum qui fecundum naturam est affectum immutant exuunt-<text:line-break/><text:span text:style-name="Default_20_Paragraph_20_Font"><text:span text:style-name="T1">q</text:span></text:span>ue. At aIopecia et ophiasis utraque assectiones praeter<text:line-break/>naturam sunt, tum quae eandem causam sortiuntur, tum<text:line-break/>communem curationem, diversis ex figura nominibus ap-<text:line-break/>pellitae. Etenim in <text:span text:style-name="Default_20_Paragraph_20_Font"><text:span text:style-name="T1">o</text:span></text:span>phiasi persimilis <text:span text:style-name="Default_20_Paragraph_20_Font"><text:span text:style-name="T1">s</text:span></text:span>erpenti figura in</text:p>
      <text:p text:style-name="P3">capite conspicitur. Sed alopecia, ut asserunt, appeIIata<text:line-break/>est, quod haec affectio vulpibus frequenter accidat, quae<text:line-break/>pisarum est denudatio, qua locus affectus exanguis apparet.<text:line-break/>At nos cur ita nominata sit curiosius non inquirimus,<text:line-break/>sed pravam humorum multitudinem naturali ratiocinatione<text:line-break/>generationis causam indagatam sortiti r deinceps ad cura-<text:line-break/>tiones progrediemur. Sunt autem ipsarum differentiae co-<text:line-break/>lore plures. Aliae namque albidiores, aliae pallidiores,<text:line-break/>aliae nigriores. Liquet haec omnia vitiosi humoris esse<text:line-break/>propagines. AIbidiores siquidem affectiones a vitiosa pituita<text:line-break/>fiunt et medicamentis pituitam purgantibus et apophleg-<text:line-break/>matismis curantur; pallidiores ipsam pallidam biIem pur-<text:line-break/>gentibus et nigriores melancholicum humorem purgan-<text:line-break/>tibus. Nam ante partis affectae curationem univer-<text:line-break/>sum corpus purgandum est, ne postea ex ipsa in affectam<text:line-break/>partem pravus humor defl<text:span text:style-name="Default_20_Paragraph_20_Font"><text:span text:style-name="T1">u</text:span></text:span>at, atque ita deinceps in par-<text:line-break/>tem affectam decumbat. Medicamenta autem e capite per<text:line-break/>os pituitam educentia sunt pyrethrum et staphis agrias<text:line-break/>ipsorum alterum aut etiam utrumque cum mastiche mi-</text:p>
      <text:p text:style-name="P3">dicatur; et <text:span text:style-name="Default_20_Paragraph_20_Font"><text:span text:style-name="T1">s</text:span></text:span>al glebosum cum pulegio aut sinapi contri-<text:line-break/>tum ex oxymelite et diutius ore contentum ac gargari-<text:line-break/>satum. Enimvero purgantium medicamentorum quodque<text:line-break/>proprie peculiarem sibi humorem trahit educitque: illud<text:line-break/>pituitam, hoc flavam bilem, aliud atram hilum. Atque<text:line-break/>longum esset unum quodque sigillatim recensere, quum al-<text:line-break/>tersus id sit instituti. At vulgo alopeciae et ophiasi prod-<text:line-break/>esse consueverunt, primo pilulae ex aloe; hae vero re-<text:line-break/>cipiunt colocynthidis medullae partem j, aloes et fcamonii<text:line-break/>partes duas, succi absinthii partem j, excipe socco pomo-<text:line-break/>rum ; dato pro viribus. Deinde paucis, ut septem sere<text:line-break/>interjectis diebus, utendum hiera diacolocynthidi : ipsius<text:line-break/>autem compositio ita se habet. Recipe medullae in-<text:line-break/>terioris colcoynthidos fragilis unc. xvj , chamaepityi<text:line-break/>unc. vj , schoenanthi unc. vj , cassiae, cinnamomi ana<text:line-break/>unc. vj, spicae nardi, myrrhae ana unc. iv, croci sextulas<text:line-break/>vil, opopanacis unc. iij, piperis longi et nigri ana unc.<text:line-break/>iij, marrubii, stoechados ana unc. vij, gentianae, agarici</text:p>
      <text:p text:style-name="P2">ana une. v, sagapeni nnc. x, tusa, trita melle Attico ex-<text:line-break/>cipe, ac nucis Ponticae magnitudine exhibe, in aqua, fi<text:line-break/>febricitant; fi non, in vino mulso. Per <text:span text:style-name="Default_20_Paragraph_20_Font"><text:span text:style-name="T1">morbi</text:span></text:span> initia haec<text:line-break/>curandi ratio plerumque sola satis est ad persectam cura-<text:line-break/>tionem; nam diuturnitate curatu jam difficilis affectus red-<text:line-break/>ditur, topicisque medicamentis opus habet. Quum igitur,<text:line-break/>ut semel potissimum ante dictum est, purgatione suerit<text:line-break/>jam corpus universum vacuum excrementis, tum jam au-<text:line-break/>dacter partis affectae curationem aggrediens topicorum<text:line-break/>remediorum usu. Sunt autem omnia genere calida et<text:line-break/>discutientis, hac enim sacultate cacochymiam tum vacuant<text:line-break/>tum discutiunt; cujusmodi sunt quae sequuntur; thapsiae<text:line-break/>succus cum cerat<text:span text:style-name="Default_20_Paragraph_20_Font"><text:span text:style-name="T1">o</text:span></text:span> illitus. <text:span text:style-name="Default_20_Paragraph_20_Font"><text:span text:style-name="T1">Aliud.</text:span></text:span> Euphorbium detritum<text:line-break/>ex oleo inunctum. <text:span text:style-name="Default_20_Paragraph_20_Font"><text:span text:style-name="T1">Aliud. </text:span></text:span>Sulphur vivum et nitrum<text:line-break/>Alexandrinum praeparata ex aceto illino. <text:span text:style-name="Default_20_Paragraph_20_Font"><text:span text:style-name="T1">Aliud.</text:span></text:span> Lauri-<text:line-break/>num illitum; cardami semen ex oleo. <text:span text:style-name="Default_20_Paragraph_20_Font"><text:span text:style-name="T1">Aliud</text:span></text:span>. Erucae se-<text:line-break/>men tritum cum favo agnino illi ne. <text:span text:style-name="Default_20_Paragraph_20_Font"><text:span text:style-name="T1">Aliud.</text:span></text:span> Alcyonium<text:line-break/>asperum ustum ac laevigatum ex aceto, aut cedrino liqu<text:span text:style-name="Default_20_Paragraph_20_Font"><text:span text:style-name="T1">o</text:span></text:span>re</text:p>
      <text:p text:style-name="P3">illine. <text:span text:style-name="Default_20_Paragraph_20_Font"><text:span text:style-name="T1">Aliud.</text:span></text:span> Calami radix usta, aut cortex ustus ex <text:span text:style-name="Default_20_Paragraph_20_Font"><text:span text:style-name="T1"><text:line-break/></text:span></text:span>oleo cedrino, aut pice liquida delinitur. <text:span text:style-name="Default_20_Paragraph_20_Font"><text:span text:style-name="T1">Aliud.</text:span></text:span> Murium<text:line-break/>stercus contritum ex aceto inunge. <text:span text:style-name="Default_20_Paragraph_20_Font"><text:span text:style-name="T1">Aliud</text:span></text:span>. Integra amy-<text:line-break/>gdala usta acri aceto imbue. <text:span text:style-name="Default_20_Paragraph_20_Font"><text:span text:style-name="T1">Aliud. </text:span></text:span>Erinacei terrestris<text:line-break/>pellem cum ipsius capite tostam et in pulverem tusam ex<text:line-break/>melle inunge. <text:span text:style-name="Default_20_Paragraph_20_Font"><text:span text:style-name="T1">Aliud.</text:span></text:span> Caepam vetustam affecto loco, sed<text:line-break/>praefocato panno lineo, donec rubescat, frequenter infrica.<text:line-break/><text:span text:style-name="Default_20_Paragraph_20_Font"><text:span text:style-name="T1">Aliud. </text:span></text:span>Raphani corticem contritum ex melle illinito.<text:line-break/><text:span text:style-name="Default_20_Paragraph_20_Font"><text:span text:style-name="T1">Aliud. </text:span></text:span>Laevigatam ferri squamam ex oleo et aceto tri-<text:line-break/>tam inducito, infricans d<text:span text:style-name="Default_20_Paragraph_20_Font"><text:span text:style-name="T1">o</text:span></text:span>nec locus rubescat. <text:span text:style-name="Default_20_Paragraph_20_Font"><text:span text:style-name="T1">Aliud.<text:line-break/></text:span></text:span>Hordeum tostum et mucerdam aequali pondere ex aceto<text:line-break/>illine. Quum autem omnium dictorum medicamentorum<text:line-break/>quaedam calidiora sint, quaedam vero imbecilliorem ca-<text:line-break/>lorem sortiantur, manifestum est validis medicamentis in<text:line-break/>duris corporibus et inveteratis affectibus utendum esse,<text:line-break/>imbecillioribus vero tum in recentibus affectibus, tum in<text:line-break/>pueris, mulieribus et molliori carne donatis. Esto id com-<text:line-break/>mune praeceptum in omnibus remediis. Praefricanda est</text:p>
      <text:p text:style-name="P3">pars affecta panno lineo, neque adeo aspere, ut corpora<text:line-break/>excoriantur, neque adeo leniter, ut non mediocriter ru-<text:line-break/>bescant ante medicamentorum localium usum. Cutis au-<text:line-break/>tem iPla srequenter radenda est; quod si pars interdum<text:line-break/>his medicamentis diceretur, aut suillo adipe aut anserino,<text:line-break/>aut rosaceo iIlinenda.</text:p>
      <text:h text:style-name="Heading_20_2" text:outline-level="2">Cap. HI. </text:h>
      <text:p text:style-name="P20"><text:span text:style-name="Default_20_Paragraph_20_Font"><text:span text:style-name="T1">[Ad aurium assectus, ac primum ad au-<text:line-break/>rium dolores.] </text:span></text:span>Dolores aurium oboriuntur a frigoribus,<text:line-break/>a ventis frigidis, aut balneo frigido et aquis medicatis in<text:line-break/>aurem incidentibus; aut propter instammationem, inter-<text:line-break/>dum ipsius <text:span text:style-name="Default_20_Paragraph_20_Font"><text:span text:style-name="T1">s</text:span></text:span>olius meat<text:span text:style-name="Default_20_Paragraph_20_Font"><text:span text:style-name="T1">u</text:span></text:span>s auditorii cute, interdum una<text:line-break/>auditorii meatus parte inflammata atque partes disten-<text:line-break/>dente proximas; interdum etiam a spiritu flatulent<text:span text:style-name="Default_20_Paragraph_20_Font"><text:span text:style-name="T1">a</text:span></text:span> exi-<text:line-break/>tum non habente dolor accidit. DoIores etiam efficit in<text:line-break/>ipsis auribus quavis occasione procreata lanies. Itaque<text:line-break/>dolores a <text:span text:style-name="Default_20_Paragraph_20_Font"><text:span text:style-name="T1">s</text:span></text:span>olo frigore obortas celerrime curant calelacien-<text:line-break/>tia. Sunt autem haec. Caepam in oleo elimatam in aures<text:line-break/>infunde. <text:span text:style-name="Default_20_Paragraph_20_Font"><text:span text:style-name="T1">Aliud.</text:span></text:span> Piper curio<text:span text:style-name="Default_20_Paragraph_20_Font"><text:span text:style-name="T1">s</text:span></text:span>e admodum tritum ex oIeo.</text:p>
      <text:p text:style-name="P21"><text:span text:style-name="Default_20_Paragraph_20_Font"><text:span text:style-name="T1">Aliud</text:span></text:span>. Nardinum calidum auri infusum. <text:span text:style-name="Default_20_Paragraph_20_Font"><text:span text:style-name="T1">Aliud.</text:span></text:span> Ruta in<text:line-break/>oleo decocta.</text:p>
      <text:p text:style-name="P1"><text:span text:style-name="Default_20_Paragraph_20_Font"><text:span text:style-name="T1">[Ad aurium dolores ex aqua</text:span></text:span>.] Oleum frequenter in-<text:line-break/>funde calidum, ac molli lana detergendo exuge et iterum<text:line-break/>atque iterum infunde. <text:span text:style-name="Default_20_Paragraph_20_Font"><text:span text:style-name="T1">Aliud.</text:span></text:span> Ovi albo, quo etiam ad<text:line-break/>oculorum inflammationes utimur, aut lacte muliebri tepi-<text:line-break/>do utere. <text:span text:style-name="Default_20_Paragraph_20_Font"><text:span text:style-name="T1">Aliud</text:span></text:span>. Adeps an<text:span text:style-name="Default_20_Paragraph_20_Font"><text:span text:style-name="T1">s</text:span></text:span>erinus, aut vulpinus, aut gal-<text:line-break/>linaceus.</text:p>
      <text:p text:style-name="P1"><text:span text:style-name="Default_20_Paragraph_20_Font"><text:span text:style-name="T1">[Ad aurium instammationes.] </text:span></text:span>Nardus cum basilico<text:line-break/>medicamento infusa. Quod si intolerabilis sit dolor, ca-<text:line-break/>storio ex lacte muliebri, aut ovi aIbo tepido utere<text:span text:style-name="Default_20_Paragraph_20_Font"><text:span text:style-name="T1">. Aliud.<text:line-break/></text:span></text:span>Exigua opii portio cum sapa. Cave vero ne auditorio<text:line-break/>meatui noxa inferatur pro doloris occasione; <text:span text:style-name="Default_20_Paragraph_20_Font"><text:span text:style-name="T1">s</text:span></text:span>ed is fpecilIo<text:line-break/>molli lana circumvoluto extergendus; atque fovenda est<text:line-break/>auris spongiis mollibus ex aqua cui incocta sit althaea,<text:line-break/>quam arborefcentem malvam vocitant; aut furfuribus le-<text:line-break/>nibus. Quod si quod inclu<text:span text:style-name="Default_20_Paragraph_20_Font"><text:span text:style-name="T1">s</text:span></text:span>um est flatulentum fuerit et<text:line-break/>obsit actio magis quam dolor obsideat, aphronitro ex ace-</text:p>
      <text:p text:style-name="P2">to utitor, aut dracontii herbae succo, aut centaurii, aut<text:line-break/>polii.</text:p>
      <text:p text:style-name="P1"><text:span text:style-name="Default_20_Paragraph_20_Font"><text:span text:style-name="T1">[Pro aurium incendio.] </text:span></text:span>Per initia ignei ardoris in<text:line-break/>auditorio meatu oborto sensu citra pnlsatorium dolorem,<text:line-break/>hunc acetum cum rosaceo juvare consuevit.</text:p>
      <text:p text:style-name="P1"><text:span text:style-name="Default_20_Paragraph_20_Font"><text:span text:style-name="T1">[Pro aurium ulceribus.] </text:span></text:span>Glaucium ex aceto conlui-<text:line-break/>tum instillato. Quod si permulta ab his defluat humidi-<text:line-break/>tas citra dolores, <text:span text:style-name="Default_20_Paragraph_20_Font"><text:span text:style-name="T1">s</text:span></text:span>coriam ferri ex aceto accurate laevi-<text:line-break/>gato in sole utitor.</text:p>
      <text:p text:style-name="P1"><text:span text:style-name="Default_20_Paragraph_20_Font"><text:span text:style-name="T1">[Ad gravem auditum et</text:span></text:span> i<text:span text:style-name="Default_20_Paragraph_20_Font"><text:span text:style-name="T1">teratos aurium sonitus.</text:span></text:span>] Ad<text:line-break/>aurium sonitus repente obort<text:span text:style-name="Default_20_Paragraph_20_Font"><text:span text:style-name="T1">a</text:span></text:span>s acetum cum nardino<text:line-break/>infunde. <text:span text:style-name="Default_20_Paragraph_20_Font"><text:span text:style-name="T1">Aliud. </text:span></text:span>Cuminum et oleum ceu mellis cras-<text:line-break/>sit<text:span text:style-name="Default_20_Paragraph_20_Font"><text:span text:style-name="T1">u</text:span></text:span>dinem adepta infunde. Ad sibilos morbi reliquias<text:line-break/>ex absinthii decocto facto fotu, acetum et rosaceum<text:line-break/>instilla; aut raphani succum cum rosaceo, aut ve-<text:line-break/>ratrum nigrum cum aceto; vel acetum acre per se in-<text:line-break/>stilla tepidum; aut mel per se; aut aqua mussa; aut<text:line-break/>oxelaeum. <text:span text:style-name="Default_20_Paragraph_20_Font"><text:span text:style-name="T1">Aliud. </text:span></text:span>Porri succum cum lacte muliebri aut<text:line-break/>rosaceo instilla. <text:span text:style-name="Default_20_Paragraph_20_Font"><text:span text:style-name="T1">Aliud.</text:span></text:span> Amygdarum amararum oleum oleo</text:p>
      <text:p text:style-name="P2">misceto, ac in caepae corticem injice, ac tepefactum in-<text:line-break/>, stilla. <text:span text:style-name="Default_20_Paragraph_20_Font"><text:span text:style-name="T1">Aliud</text:span></text:span>. Caepam, allium et adipem anserinum aequa</text:p>
      <text:p text:style-name="Normal">portione trita et colata infundito. <text:span text:style-name="Default_20_Paragraph_20_Font"><text:span text:style-name="T1">Aliud.</text:span></text:span> Lentis decoctum<text:line-break/>cum melle infunde. <text:span text:style-name="Default_20_Paragraph_20_Font"><text:span text:style-name="T1">Aliud</text:span></text:span>. Myrtinum decoctum ex vino<text:line-break/>dulci immittito. <text:span text:style-name="Default_20_Paragraph_20_Font"><text:span text:style-name="T1">Vel</text:span></text:span>. Expressum ex olivae foliis succum<text:line-break/>et melli mixtum incoque ac eo utere. Caeparum <text:span text:style-name="Default_20_Paragraph_20_Font"><text:span text:style-name="T1">s</text:span></text:span>ucco<text:line-break/>expresso cum melle utere. <text:span text:style-name="Default_20_Paragraph_20_Font"><text:span text:style-name="T1">Aliud. </text:span></text:span>Nasturcium tritum ro-<text:line-break/>faceo dissolve ac utere. <text:span text:style-name="Default_20_Paragraph_20_Font"><text:span text:style-name="T1">Ve</text:span></text:span>h Intestina terrae ichori in-<text:line-break/>coque et instilla.</text:p>
      <text:p text:style-name="P1"><text:span text:style-name="Default_20_Paragraph_20_Font"><text:span text:style-name="T1">[Ad gravem auditum seu audiendi dispcultatem.]</text:span></text:span> Per<text:line-break/>initia ventrem pilulis ex colocynthide subducito, deinde<text:line-break/>apophlegmatismo utere ex pyrethr<text:span text:style-name="Default_20_Paragraph_20_Font"><text:span text:style-name="T1">a</text:span></text:span> et mastiche. Ad ipsam<text:line-break/>autem aurem fotu utere per calamum , absinthio ex aqua<text:line-break/>decocto utere. Post fotum vero aurem elue aceto albo<text:line-break/>et aqua pari men<text:span text:style-name="Default_20_Paragraph_20_Font"><text:span text:style-name="T1">s</text:span></text:span>ura, injecto nitro simul fervefactos<text:line-break/><text:span text:style-name="Default_20_Paragraph_20_Font"><text:span text:style-name="T1">Aliud</text:span></text:span>. Lauri foliis vel baccis similiter coctis utitor.</text:p>
      <text:p text:style-name="P1"><text:span text:style-name="Default_20_Paragraph_20_Font"><text:span text:style-name="T1">[Distillationes in aures.] </text:span></text:span>Porri succum et irinum<text:line-break/>unguentum mixta instillato. <text:span text:style-name="Default_20_Paragraph_20_Font"><text:span text:style-name="T1">Aliud. </text:span></text:span>Fel bubulum vel ca-</text:p>
      <text:p text:style-name="P3">prinum cum rosaceo mixtum instillato. <text:span text:style-name="Default_20_Paragraph_20_Font"><text:span text:style-name="T1">Aliud. </text:span></text:span>Corticis<text:line-break/>raphani succum ex rosaceo subigendo impone.</text:p>
      <text:p text:style-name="P1"><text:span text:style-name="Default_20_Paragraph_20_Font"><text:span text:style-name="T1">[Ad aurium</text:span></text:span> n<text:span text:style-name="Default_20_Paragraph_20_Font"><text:span text:style-name="T1">ermes.] </text:span></text:span>In quibus autem sunt vermes,<text:line-break/>bubulae carnis inter astandum defluentem liquorem instilla.<text:line-break/><text:span text:style-name="Default_20_Paragraph_20_Font"><text:span text:style-name="T1">Vel</text:span></text:span>. Aristolochiam tritam ceu emplastrum admove. <text:span text:style-name="Default_20_Paragraph_20_Font"><text:span text:style-name="T1">Aut.<text:line-break/></text:span></text:span>CaIaminthem instilla, veI rubi <text:span text:style-name="Default_20_Paragraph_20_Font"><text:span text:style-name="T1">s</text:span></text:span>uccum. Eodem modo ab-<text:line-break/>sinthii succum instilla.</text:p>
      <text:p text:style-name="P1"><text:span text:style-name="Default_20_Paragraph_20_Font"><text:span text:style-name="T1">[Pro parotidibus.] </text:span></text:span>Quae ex morbis oriuntur paro-<text:line-break/>tides ab inflammationibus alio modo procreatis differunt,<text:line-break/>proinde diversam etiam curationem postulant. In iis enim<text:line-break/>quae ob defluxionis decubitum nascuntur, si neque copiosus<text:line-break/>qui defluit humor fuerit, neque malignus; etiam si neque<text:line-break/>totum corpus plethoricum existat, sola spongia ex posca<text:line-break/>imposita incipientes inflammationes sistit. In parotidibus<text:line-break/>autem ex alio morbo productis contrarium molimur, at^<text:line-break/>trahentibus utentes <text:span text:style-name="Default_20_Paragraph_20_Font"><text:span text:style-name="T1">remediis</text:span></text:span> etiam cucurbitulam admove-<text:line-break/>mus. Volumus enim ab alto ad cutim noxium humorem<text:line-break/>attrahere. Quum tamen vehementem ex se impetum de-</text:p>
      <text:p text:style-name="P3">fluens humor habet, tum nihil eorum nos molimur quod<text:line-break/>naturae opituletur. Tunc enim si aut cucurbitulam, aut<text:line-break/>medicamentum quod ex alto ad cutim hum<text:span text:style-name="Default_20_Paragraph_20_Font"><text:span text:style-name="T1">o</text:span></text:span>res attrahat<text:line-break/>agnoverimus, dolor adeo ingens hominem prehendit, ut<text:line-break/>eo et vigiliae concitentur et febres succedant et vires pro-<text:line-break/>sternantur. Proinde hic lenientibus potissimum medicamen-<text:line-break/>tis opus est, non iis quae humorum fluxum juvant; ca-<text:line-break/>taplasmatis, inquam, utend<text:span text:style-name="Default_20_Paragraph_20_Font"><text:span text:style-name="T1">u</text:span></text:span>m est, maxime lenientibus, quae<text:line-break/>subsequuntur.</text:p>
      <text:p text:style-name="P1"><text:span text:style-name="Default_20_Paragraph_20_Font"><text:span text:style-name="T1">[Ad dolorem inferentes parotidas.] </text:span></text:span>Panem cum oleo<text:line-break/>ad formam cataplasmatis admove. <text:span text:style-name="Default_20_Paragraph_20_Font"><text:span text:style-name="T1">Aliud.</text:span></text:span> Triticeam fari-<text:line-break/>nam cum oleo cataplasma admove. <text:span text:style-name="Default_20_Paragraph_20_Font"><text:span text:style-name="T1">Aliud.</text:span></text:span> Ex hordeacea<text:line-break/>larina et axungia cataplasma admove. <text:span text:style-name="Default_20_Paragraph_20_Font"><text:span text:style-name="T1">Aliud. </text:span></text:span>Hyoscya-<text:line-break/>mum herbam cum butyro admove. Quod si suppurent<text:line-break/>parotides, incisione pus excernendum est et ulcus vulgare<text:line-break/>methodo curandum , aut medicamentis ipsum discutere<text:line-break/>tentandum, attrahendi simulque attenuandi facultate prae-<text:line-break/>ditis, usque bis diebus singulis renovandis; atque foven-</text:p>
      <text:p text:style-name="P3">dum, quoad <text:span text:style-name="Default_20_Paragraph_20_Font"><text:span text:style-name="T1">s</text:span></text:span>edentur dolores. At sedato dolore haec dis-<text:line-break/>cutientia aderunt. Ex arnoglosso contuso cum sale fac<text:line-break/>cataplasma. <text:span text:style-name="Default_20_Paragraph_20_Font"><text:span text:style-name="T1">Vel</text:span></text:span>. Cocta rumicis radix ex vino admove<text:span text:style-name="Default_20_Paragraph_20_Font"><text:span text:style-name="T1">s-<text:line-break/></text:span></text:span>tur. <text:span text:style-name="Default_20_Paragraph_20_Font"><text:span text:style-name="T1">Vel.</text:span></text:span> Sulphur vivum et cimolia cum aceto fici in<text:line-break/>muria cocti, subacti, impositi. <text:span text:style-name="Default_20_Paragraph_20_Font"><text:span text:style-name="T1">Vel.</text:span></text:span> Marruhium cum fa I e.<text:line-break/><text:span text:style-name="Default_20_Paragraph_20_Font"><text:span text:style-name="T1">Vel</text:span></text:span>. Sal tritum cum butyro <text:span text:style-name="Default_20_Paragraph_20_Font"><text:span text:style-name="T1">s</text:span></text:span>uccida lana admotum maxi-<text:line-break/>me ad incipientes parotidas, potissimumque in tenera carne<text:line-break/>donatis. In <text:span text:style-name="Default_20_Paragraph_20_Font"><text:span text:style-name="T1">parotidibus</text:span></text:span> vero dolore carentibus et indu-<text:line-break/>ratis stercus caprinum cum aceto admotum. Sed certe in<text:line-break/>quib<text:span text:style-name="Default_20_Paragraph_20_Font"><text:span text:style-name="T1">u</text:span></text:span>s celeriter pus movere volumus, parotidas aqua ca-<text:line-break/>lida fovebimus et farina hordeacea oblinemus.</text:p>
      <text:h text:style-name="Heading_20_2" text:outline-level="2">Cap. IV.</text:h>
      <text:p text:style-name="P20"><text:span text:style-name="Default_20_Paragraph_20_Font"><text:span text:style-name="T1"><text:s/>[Ad narium assectiones, primumque ad<text:line-break/>o</text:span></text:span>T<text:span text:style-name="Default_20_Paragraph_20_Font"><text:span text:style-name="T1">aenam et polypum.] </text:span></text:span>Narium affec tarum curatio oTaenis<text:line-break/>et polypis communis. Primo exiceandum roborandum-<text:line-break/>que caput est impositis emplastris vel de salicibus, vel de<text:line-break/>anemonite, vel barbaro, vel de limacibus, cujus haec est<text:line-break/>compositio. Recipe myrrhae unc. j, thuris unc. j, limaces<text:line-break/>integros ij, ovorum alba ij, omnia contusa in pila mi-</text:p>
      <text:p text:style-name="P2">sceantur, linteo excepta per dies ix, admove. Sicque to-<text:line-break/>picis utitor. Haec autem sunt. Calaminthes succus na-<text:line-break/>ribus infusus. Ves ipsam arefactam ac tritam cala-<text:line-break/>minthem calamo inspira. <text:span text:style-name="Default_20_Paragraph_20_Font"><text:span text:style-name="T1">Aliud. </text:span></text:span>Ranunculi <text:span text:style-name="Default_20_Paragraph_20_Font"><text:span text:style-name="T1">s</text:span></text:span>uccum cum<text:line-break/>melle supine jacentis naribus infunde et ut attrahat prae-<text:line-break/>cipe. <text:span text:style-name="Default_20_Paragraph_20_Font"><text:span text:style-name="T1">Aliud.</text:span></text:span> Mali pudici succum aereo vase decoquito,<text:line-break/>quoad crassescat , deinde naribus infundito. <text:span text:style-name="Default_20_Paragraph_20_Font"><text:span text:style-name="T1">Aliud</text:span></text:span>. Gallas<text:line-break/>ac myrrham pari portione conterito ac inspirato.</text:p>
      <text:p text:style-name="P1"><text:span text:style-name="Default_20_Paragraph_20_Font"><text:span text:style-name="T1">[Ad pol</text:span></text:span>y<text:span text:style-name="Default_20_Paragraph_20_Font"><text:span text:style-name="T1">pos.]</text:span></text:span> Recipe chalcanthi usti lib. iv, minii<text:line-break/>unc. j, trita calamo infpira. <text:span text:style-name="Default_20_Paragraph_20_Font"><text:span text:style-name="T1">Aliud</text:span></text:span>. Recipe bryoniae ra-<text:line-break/>dicis ustae pulverem, inspira. <text:span text:style-name="Default_20_Paragraph_20_Font"><text:span text:style-name="T1">Aliud. </text:span></text:span>Recipe chalcanthi<text:line-break/>et fandarachae paria, trita inspira. <text:span text:style-name="Default_20_Paragraph_20_Font"><text:span text:style-name="T1">Aliud</text:span></text:span> Recipe cor-<text:line-break/>nucervi usti et sandaraches par pondus, inflato. <text:span text:style-name="Default_20_Paragraph_20_Font"><text:span text:style-name="T1">Aliud.<text:line-break/></text:span></text:span>Plumbum ustum et vino exceptum illino. <text:span text:style-name="Default_20_Paragraph_20_Font"><text:span text:style-name="T1">Aliud</text:span></text:span>. Recipe<text:line-break/>acidi mali pudici succum, in aereo vase coquito, ut mel-<text:line-break/>lis consistentiam sortiat<text:span text:style-name="Default_20_Paragraph_20_Font"><text:span text:style-name="T1">u</text:span></text:span>r et illinito. <text:span text:style-name="Default_20_Paragraph_20_Font"><text:span text:style-name="T1">Aliud. </text:span></text:span>Arsenicum<text:line-break/>tritum sii I lo applicato. <text:span text:style-name="Default_20_Paragraph_20_Font"><text:span text:style-name="T1">Aliud. </text:span></text:span>Arsenicum et calcem pari<text:line-break/>pondere trita applicato.</text:p>
      <text:p text:style-name="Normal"><text:span text:style-name="Default_20_Paragraph_20_Font"><text:span text:style-name="T1">[Ad sanguinis e natibus prostu</text:span></text:span>u<text:span text:style-name="Default_20_Paragraph_20_Font"><text:span text:style-name="T1">ia.] </text:span></text:span>Grumos prius</text:p>
      <text:p text:style-name="P2">oris specillo lanam aqua madentem continente absterge.<text:line-break/>Ha lycium aqua dissolutum perfunde, penecilloque inter-<text:line-break/>que ac impinge. <text:span text:style-name="Default_20_Paragraph_20_Font"><text:span text:style-name="T1">Aliud.</text:span></text:span> Linamentum tortile igne accan-<text:line-break/>sum et polygoni aut porri succo extinctum naribus i n se-<text:line-break/>rito. <text:span text:style-name="Default_20_Paragraph_20_Font"><text:span text:style-name="T1">Aliud.</text:span></text:span> Acetum acerrimum coquito et inebriata eo<text:line-break/><text:span text:style-name="Default_20_Paragraph_20_Font"><text:span text:style-name="T1">s</text:span></text:span>pongia in nares impinge: ut vero tempestive spongiam<text:line-break/>extrahere queas , quum volueris , eam lineo filo deligato,<text:line-break/>ita ut naribus id appendatur. Frontem praeterea spongiis<text:line-break/>refrigera et erectum habere caput impera; manus et pedes<text:line-break/>vinculis constringito et aures obturato. t <text:span text:style-name="Default_20_Paragraph_20_Font"><text:span text:style-name="T1">Aliud.</text:span></text:span> Gypso<text:line-break/>aut luto figulino fronti admove. <text:span text:style-name="Default_20_Paragraph_20_Font"><text:span text:style-name="T1">Aliud.</text:span></text:span> Cucurbit<text:span text:style-name="Default_20_Paragraph_20_Font"><text:span text:style-name="T1">u</text:span></text:span>lam<text:line-break/>magnam admove, hepati quidem, profluente e dextra nare<text:line-break/>sang<text:span text:style-name="Default_20_Paragraph_20_Font"><text:span text:style-name="T1">u</text:span></text:span>ine; lieni vero, si e sinistra, sin ex utraque nare<text:line-break/>effluat, utrique visceris regioni.</text:p>
      <text:p text:style-name="P1"><text:span text:style-name="Default_20_Paragraph_20_Font"><text:span text:style-name="T1">[Ad sanguinis e naribus prostu</text:span></text:span>u<text:span text:style-name="Default_20_Paragraph_20_Font"><text:span text:style-name="T1">ium.] </text:span></text:span>Ex triticea<text:line-break/>farina porri succo excepta versatilem turundam forma,<text:line-break/>narique sanguinem profundenti inserito. <text:span text:style-name="Default_20_Paragraph_20_Font"><text:span text:style-name="T1">Aliud.</text:span></text:span> Iortile<text:line-break/>linamentum aceto acri madens ad lucernam urito et nari</text:p>
      <text:p text:style-name="P2">insere. <text:span text:style-name="Default_20_Paragraph_20_Font"><text:span text:style-name="T1">Aliud. </text:span></text:span>Asinini fimi calentis fuccum mixtum cum<text:line-break/>aequali aceto et adjccta farina triticea strigmenti crassa-<text:line-break/>mentum efformo et illitum eo linamentum impone. Utere<text:line-break/>vero tum pedum tum manuum vinculis et caput resri-<text:line-break/>geras Usurpa quoque cucurbitulas hypochondriis assigeu-<text:line-break/>das: profundente quidem dextra nare <text:span text:style-name="Default_20_Paragraph_20_Font"><text:span text:style-name="T1">s</text:span></text:span>anguinem, hepatis<text:line-break/>regioni magnam cucurbitulam admovet profluente vero e<text:line-break/>sinistra <text:span text:style-name="Default_20_Paragraph_20_Font"><text:span text:style-name="T1">s</text:span></text:span>anguine, splenia regimus De sanguinis autem re-<text:line-break/>jectione paulo post dictum est.</text:p>
      <text:p text:style-name="P1">[D<text:span text:style-name="Default_20_Paragraph_20_Font"><text:span text:style-name="T1">e sanguinis prostu</text:span></text:span>u<text:span text:style-name="Default_20_Paragraph_20_Font"><text:span text:style-name="T1">io e</text:span></text:span> u<text:span text:style-name="Default_20_Paragraph_20_Font"><text:span text:style-name="T1">ulnere.] </text:span></text:span>Sed si e vulnere<text:line-break/><text:span text:style-name="Default_20_Paragraph_20_Font"><text:span text:style-name="T1">s</text:span></text:span>anguinis profluvium oriatur, myrrham et thus trita et<text:line-break/>ovi aIbo excepta partis percussae ratione impone. <text:span text:style-name="Default_20_Paragraph_20_Font"><text:span text:style-name="T1">Aliud.<text:line-break/></text:span></text:span>Ustae ranae cinere vulnus obtura; utere quoque oxycrato,<text:line-break/>ut eo inebriatus <text:span text:style-name="Default_20_Paragraph_20_Font"><text:span text:style-name="T1">s</text:span></text:span>pongias srequenter siccitatis ratione su-<text:line-break/>perponas. <text:span text:style-name="Default_20_Paragraph_20_Font"><text:span text:style-name="T1">Aliud</text:span></text:span> Asininum simum calidum cataplasmatis<text:line-break/>modo alliga: quod li aridus <text:span text:style-name="Default_20_Paragraph_20_Font"><text:span text:style-name="T1">s</text:span></text:span>uerit, aceti pauxillum adlice.</text:p>
      <text:h text:style-name="Heading_20_2" text:outline-level="2">Cap. V.<text:span text:style-name="Default_20_Paragraph_20_Font"><text:span text:style-name="T1"> </text:span></text:span></text:h>
      <text:p text:style-name="P20"><text:span text:style-name="Default_20_Paragraph_20_Font"><text:span text:style-name="T1">[Ad oculorum assectiones.] </text:span></text:span>Omnes <text:span text:style-name="Default_20_Paragraph_20_Font"><text:span text:style-name="T1">s</text:span></text:span>ane<text:line-break/>corporis partes in morborum curationibus acc<text:span text:style-name="Default_20_Paragraph_20_Font"><text:span text:style-name="T1">u</text:span></text:span>ratissimis</text:p>
      <text:p text:style-name="P2">egent distinctionibus, si revera sanitatem adepturae sint.<text:line-break/>Verum oculi quo praestantissimum habent usum, neque<text:line-break/>paululum ab aliis discrepant, eo accuratissimam considera-<text:line-break/>tionem efllagitant, quum frequentes ipsis oboriantur asse-<text:line-break/>ctus, qui ex variis ac discrepantibus causis constituuntur<text:line-break/>et exacerbantur. Verum perfectissima et accuratissima de<text:line-break/>his oratio alterius est operis; sed quae praesens propoli-<text:line-break/>tum opus respicit, utile quantum potest edocet. Assectus<text:line-break/>igitur oculorum interdum ab aestu ortum habent, inter-<text:line-break/>dum a frigore et stupente sensu; interdum etiam cum in-<text:line-break/>flammatione, interdum citra inflammationem, interdum<text:line-break/>quoque ab exuperante humorum defluxu; interdum etiam<text:line-break/>citra defluxum; nonnunquam cum gravitate et dolore;<text:line-break/>nonnunquam etiam fine his. Equidem leves et fervidas<text:line-break/>oculorum perturbationes abunde posca reprimit, quem-<text:line-break/>admodum ex frigore obortus spongiis vino albo diluto<text:line-break/>inebriatis fotus. At vehementes affectus et cum magna<text:line-break/>gravique inflammatione, si frontis vasa repleta ac distenta</text:p>
      <text:p text:style-name="P2">sint, indeque <text:span text:style-name="Default_20_Paragraph_20_Font"><text:span text:style-name="T1">s</text:span></text:span>e<text:span text:style-name="Default_20_Paragraph_20_Font"><text:span text:style-name="T1">s</text:span></text:span>e prodat sanguinis plenit<text:span text:style-name="Default_20_Paragraph_20_Font"><text:span text:style-name="T1">u</text:span></text:span>do, curat per<text:line-break/>initia venae <text:span text:style-name="Default_20_Paragraph_20_Font"><text:span text:style-name="T1">s</text:span></text:span>ectio, nisi quid prohibeat: ab alia vero<text:line-break/>cau<text:span text:style-name="Default_20_Paragraph_20_Font"><text:span text:style-name="T1">s</text:span></text:span>a factas atque per obstructionem concitatas ventris<text:line-break/>per inferiora vacuatio; postea infusis utendum est ex sue-<text:line-break/>nigraeci <text:span text:style-name="Default_20_Paragraph_20_Font"><text:span text:style-name="T1">s</text:span></text:span>ucco pulcherrime praeparato. Quod recte fiet,<text:line-break/>si lotum diligenter in aqua dulci foenumgraecum leviter<text:line-break/>coquatur, ut quicquid acre in fe habet, abjiciat; deinde<text:line-break/>rur<text:span text:style-name="Default_20_Paragraph_20_Font"><text:span text:style-name="T1">s</text:span></text:span>us alteri aquae incoquatur affusa priore. Utile etiam<text:line-break/>est ovi candidum ac tenue frequenter instillatum et lac<text:line-break/>muliebre ex mammis ipsis in oculos emulfum. Sit au-<text:line-break/>tem lac optimi succi. Leniendae porro cataplasmatis le-<text:line-break/>vibus inflammationes ex ovi tenui luteo, meliloto, pane<text:line-break/>et rosaceo. Quin utendum etiam colIyrlis pro facultate<text:line-break/>idoneis, quae longa experientia prope omnibus innotescunt,<text:line-break/>aliis alio uti consuetis, haecqne cum tenuissimo ovo levi-<text:line-break/>ter et citra laborem adhibenda. Gramiae porro oculis<text:line-break/>ilIatae sp<text:span text:style-name="Default_20_Paragraph_20_Font"><text:span text:style-name="T1">o</text:span></text:span>ngia molli ex aqua calida abstergendae, tenuis-<text:line-break/>Iimoque victu utendum. Quod li immoderata suerit ca-</text:p>
      <text:p text:style-name="P3">pitis gravitas et capiIIiti<text:span text:style-name="Default_20_Paragraph_20_Font"><text:span text:style-name="T1">u</text:span></text:span>m auferendum est et cucurbitula<text:line-break/>occipitio affigenda cum fcarisicatione , copiofusque fanguis<text:line-break/>detrahendus. Quum autem vapores caput repleverint,<text:line-break/>ac pituita pervios meatus obstruat, sternutatoriis mitioribus<text:line-break/>et apophlegmatismis vacuabimus, stipationemque dissolve-<text:line-break/>mus. Sternutatoriis quidem ex pipere trito utimur, quod<text:line-break/>naribus aegrotos attrahere imperamus; apophlegmatismis<text:line-break/>vero ex sinapi accurat istunc laevigato additis aceto aIbo<text:line-break/>moderato et messe et aqua, ita ut quod liquidum factum<text:line-break/>est retineatur et gargariTetur. lta enim faede his per<text:line-break/>nares et palatum facta evacuatione copiosa capitis obstrn-<text:line-break/>ctiones dissolvi q<text:span text:style-name="Default_20_Paragraph_20_Font"><text:span text:style-name="T1">u</text:span></text:span>e<text:span text:style-name="Default_20_Paragraph_20_Font"><text:span text:style-name="T1">u</text:span></text:span>nt. Q<text:span text:style-name="Default_20_Paragraph_20_Font"><text:span text:style-name="T1">u</text:span></text:span>od autem primarius praeci-<text:line-break/>puusque lcopus curationis non solum ophthalinia I abor<text:span text:style-name="Default_20_Paragraph_20_Font"><text:span text:style-name="T1">s</text:span></text:span>u-<text:line-break/>tium , verum etiam caeterorum prope omnium morborum<text:line-break/>in acc<text:span text:style-name="Default_20_Paragraph_20_Font"><text:span text:style-name="T1">u</text:span></text:span>rata victus ratione constet, neminem ignorare at-<text:line-break/>bitror. Caeterum ad aestivas ophthalmias aridarum rosa-</text:p>
      <text:p text:style-name="P3">rum decocto utimur, eo spongiis inebriatis oculorum pal-<text:line-break/>pebras crebro foventes.</text:p>
      <text:p text:style-name="P1"><text:span text:style-name="Default_20_Paragraph_20_Font"><text:span text:style-name="T1">[Ad diuturnas lippitudines.] </text:span></text:span>Mucronem fpeciIli astio<text:line-break/>insertum quoad <text:span text:style-name="Default_20_Paragraph_20_Font"><text:span text:style-name="T1">s</text:span></text:span>ucco tingatur, inducimus. <text:span text:style-name="Default_20_Paragraph_20_Font"><text:span text:style-name="T1">Aliud.</text:span></text:span> Triti-<text:line-break/>cum ignitis ferreis laminis incoctum ex vino palpebras<text:line-break/>illinim<text:span text:style-name="Default_20_Paragraph_20_Font"><text:span text:style-name="T1">u</text:span></text:span>s. <text:span text:style-name="Default_20_Paragraph_20_Font"><text:span text:style-name="T1">Aliud.</text:span></text:span> Vitriolo in melle trito et frontem et<text:line-break/>palpebras inungimus.</text:p>
      <text:p text:style-name="P1"><text:span text:style-name="Default_20_Paragraph_20_Font"><text:span text:style-name="T1">[Archigen</text:span></text:span>e <text:span text:style-name="Default_20_Paragraph_20_Font"><text:span text:style-name="T1">secreta ex compositis pro oculorum stuxio-<text:line-break/>n</text:span></text:span>i<text:span text:style-name="Default_20_Paragraph_20_Font"><text:span text:style-name="T1">bus medicamentis</text:span></text:span>.] Ad irruentes in oculos fluxiones inpri-<text:line-break/>mis cond<text:span text:style-name="Default_20_Paragraph_20_Font"><text:span text:style-name="T1">u</text:span></text:span>cunt paucitas tum cibi, tum potus, aquae potus ac<text:line-break/>prae omnibus absoluta a coitu continentia, ventris inferioris<text:line-break/>subductio, frigidae m<text:span text:style-name="Default_20_Paragraph_20_Font"><text:span text:style-name="T1">u</text:span></text:span>ltae potio, deinde srontis srequens<text:line-break/>irroratio ex aqua aceti pauxillo admixta. Nonnulli chal-<text:line-break/>canthum aqua perfundentes ad fotum tradunt. Fugiant<text:line-break/>odores acres, pulverem, fumum et splendorem tum a sole<text:line-break/>tum a lampade prodeuntem. Noctu lana munda ex vino,<text:line-break/>aut sordida ex aqua frigida; mane vero, ut dictum est,<text:line-break/>abluantur. At si fluxio ingravescat, succedatque dolor,</text:p>
      <text:p text:style-name="P3">convenit venae sectio et summa inedia et sitis, nisi exhau-<text:line-break/>riantur <text:span text:style-name="Default_20_Paragraph_20_Font"><text:span text:style-name="T1">aegri</text:span></text:span> et ingravescat morbus. Sit alvi vehemens<text:line-break/>solutio, aut idoneo medicamento purgante, aut validio-<text:line-break/>ribus clysteribus. Post haec fronti vitis folia viridia con-<text:line-break/>tinue apposita juvant, aut myrti, aut lentisci, aut succus<text:line-break/>rubi vel brassicae, aut vitis folia cum tenui p<text:span text:style-name="Default_20_Paragraph_20_Font"><text:span text:style-name="T1">o</text:span></text:span>lenta;<text:line-break/>vel sampsuchi, vel scmpervivi, vel portulacae, vel co-<text:line-break/>toueorum. Eorum enim quoque folia tenera cum vino<text:line-break/>et tenui polenta in cataplasmatis forma fronti admove<text:span text:style-name="Default_20_Paragraph_20_Font"><text:span text:style-name="T1">o-<text:line-break/></text:span></text:span>tur. Ipsis autem oculis munda lana ovi alba imbuta, nec<text:line-break/>non coctum ovi luteum cum vino et tenui polenta, ad<text:line-break/>formam emplastri fronti, aut ad formam epithematis ipsis<text:line-break/>oculis admovetur. Iuvat quoque eryngii radicem tritam<text:line-break/>ex aqua et cicutae femen eodem modo comparare. Etiam<text:line-break/>cascus mollis recens cum apii foliis in cataplasmate poli-<text:line-break/>tus juvat , et panis ex vino vel rosaceo subactus mirabi-<text:line-break/>liter confert. In summa adstringentium genus omne et</text:p>
      <text:p text:style-name="P3">repellentium per initia, qualis est cicuta, psyllium, apium<text:line-break/>solanum, lenticulae palustres, <text:span text:style-name="Default_20_Paragraph_20_Font"><text:span text:style-name="T1">s</text:span></text:span>erpyllum, <text:span text:style-name="Default_20_Paragraph_20_Font"><text:span text:style-name="T1">s</text:span></text:span>ampsuchum, fo-<text:line-break/>lia vitis, coriandrum, portulaca, lens aquis innatans. Ilo-<text:line-break/>rum quodque ex vino trltum in cataplasmatis forma ad-<text:line-break/>move, psyllum ac lenticulas palustres ex aqua.</text:p>
      <text:p text:style-name="P1"><text:span text:style-name="Default_20_Paragraph_20_Font"><text:span text:style-name="T1">[Ad calidas stuxiones.] </text:span></text:span>Brassica tusa et farina trita<text:line-break/>cum aqua cataplasmate imponitur. Eodem modo ocimi<text:line-break/>seria veI <text:span text:style-name="Default_20_Paragraph_20_Font"><text:span text:style-name="T1">s</text:span></text:span>amp<text:span text:style-name="Default_20_Paragraph_20_Font"><text:span text:style-name="T1">s</text:span></text:span>uchi solia trita admove. Sistunt fluxio--<text:line-break/>nem papaveris caput et hyoscyamus cum polenta tenui<text:line-break/>ex vino, fotumque primo, deinde cataplasma admove.<text:line-break/>Quod si duarum palpebrarum distenta sit, linteo butyro<text:line-break/>madens oculis admove. In quibus si gravis sit dumosis<text:line-break/>^vocatur autem chymosis rubra carnosaque corneae oculi<text:line-break/>tunicae inflammatio) ipsi medentur accurate detritae nm-<text:line-break/>rium carnes cum crudo ovi luteo simul subactae, quod<text:line-break/>quum ad cerae consistentiam pervenerit, ex panno lineo<text:line-break/>in forma cataplasmatis impone, et quamprimum sedat.</text:p>
      <text:p text:style-name="P2">[Le<text:span text:style-name="Default_20_Paragraph_20_Font"><text:span text:style-name="T1">nimentum oculorum</text:span></text:span>-] Panis purus tostus, acaciae<text:line-break/>et cytino ex aqua mixtus.</text:p>
      <text:p text:style-name="P1"><text:span text:style-name="Default_20_Paragraph_20_Font"><text:span text:style-name="T1">[Ad oculorum dolores.] </text:span></text:span>Rosas aridas aut virides in<text:line-break/>aqua dulci maceratas ac laevigatas et cum ovi candidi<text:line-break/>luteo et croci q. f commixtas in forma cataplasmatis<text:line-break/>admove: aut hordeaceam farinam in aqua dulci elixam.<text:line-break/>Quod si gravior suerit dolor, hyoscyami folia, aut car-<text:line-break/>nem vel peponis , vel cucumeris cum ovo cocto vel ovi<text:line-break/>luteo et pauco vino ut cataplasma admove.</text:p>
      <text:p text:style-name="P1"><text:span text:style-name="Default_20_Paragraph_20_Font"><text:span text:style-name="T1">[Cataplasma oculorum.] </text:span></text:span>Pulchre facit pini cortex<text:line-break/>et farina cum vino.</text:p>
      <text:p text:style-name="P1"><text:span text:style-name="Default_20_Paragraph_20_Font"><text:span text:style-name="T1">[Ad</text:span></text:span> r<text:span text:style-name="Default_20_Paragraph_20_Font"><text:span text:style-name="T1">ehementet oculorum dolores</text:span></text:span>.] Coriandri succum<text:line-break/>cum muliebri lacte in angulos instilIato. Aut platani<text:line-break/>folia trita cum tenui farina in modum emplastri oculis<text:line-break/>sursum impolita.</text:p>
      <text:p text:style-name="P1"><text:span text:style-name="Default_20_Paragraph_20_Font"><text:span text:style-name="T1">[Ad stuxiones cataplasmata.] </text:span></text:span>Cupressus viridis vel<text:line-break/>fabina viridis cum vino. Vel pali<text:span text:style-name="Default_20_Paragraph_20_Font"><text:span text:style-name="T1">u</text:span></text:span>ri folia , aut portula-<text:line-break/>cae detrita cum pinguedine anserina et croco. Vel iris</text:p>
      <text:p text:style-name="P3">sicca cum melle. VeI apii folia cum polenta juvanI. Ad<text:line-break/>magnas autem fluxi<text:span text:style-name="Default_20_Paragraph_20_Font"><text:span text:style-name="T1">o</text:span></text:span>nes pulegii recentis femen, ac maxime<text:line-break/>saccum cum aceto ac malagmatis crassitiem redactum fyn-<text:line-break/>cipiti admove, ac superpone lanam, <text:span text:style-name="Default_20_Paragraph_20_Font"><text:span text:style-name="T1">s</text:span></text:span>uaviterque illigato.<text:line-break/>lel ex rosis et meliloto cum amylo c<text:span text:style-name="Default_20_Paragraph_20_Font"><text:span text:style-name="T1">o</text:span></text:span>ctis cataplasma ipsis<text:line-break/>oculis admove. Vel amylum cum vino aut ovi albo.</text:p>
      <text:p text:style-name="P1"><text:span text:style-name="Default_20_Paragraph_20_Font"><text:span text:style-name="T1">[Ad stuxiones oculorum feontalia.] </text:span></text:span>Limacem cum<text:line-break/>testa cont<text:span text:style-name="Default_20_Paragraph_20_Font"><text:span text:style-name="T1">u</text:span></text:span>sam a temporibus ad tempora fronti admove.</text:p>
      <text:p text:style-name="P1"><text:span text:style-name="Default_20_Paragraph_20_Font"><text:span text:style-name="T1">[Ad haemalcpas et hypcsphagmata.</text:span></text:span>] Ad iIlatos oc<text:span text:style-name="Default_20_Paragraph_20_Font"><text:span text:style-name="T1">u</text:span></text:span>lis<text:line-break/>ictus, ac proinde oborientes cruentas suffusiones. Quam-<text:line-break/>primum ab initio ad inflammationes <text:span text:style-name="Default_20_Paragraph_20_Font"><text:span text:style-name="T1">prohibendas</text:span></text:span> et dolo-<text:line-break/>rem <text:span text:style-name="Default_20_Paragraph_20_Font"><text:span text:style-name="T1">m</text:span></text:span>i<text:span text:style-name="Default_20_Paragraph_20_Font"><text:span text:style-name="T1">tigandum</text:span></text:span>, facit columbinus sanguis instillatus, po-<text:line-break/>tissimum ex tenellis albis expressus, et ovi album eodem<text:line-break/>modo in oculum infusum, deinde lana munda exceptum,<text:line-break/>ac desuper admotum. Apte quoque admovetur assum ovi<text:line-break/>luteum et cum vino in cataplasma afformatum. Praeterea<text:line-break/>rosarum folia et flores per fe aut cum vino simul fubacta,</text:p>
      <text:p text:style-name="P3">et cum tenui polenta mixta, ad cataplasmatis formam<text:line-break/>admovetur.</text:p>
      <text:p text:style-name="P1"><text:span text:style-name="Default_20_Paragraph_20_Font"><text:span text:style-name="T1">[Ad ocul</text:span></text:span>o<text:span text:style-name="Default_20_Paragraph_20_Font"><text:span text:style-name="T1">rum tumores ex ictu obortos.] </text:span></text:span>Admodum<text:line-break/>conducit fotus ex polos molli spongia frequenter admotus,<text:line-break/>deinde spongia nova aceto aqua temperato inebriata et<text:line-break/>admota.</text:p>
      <text:p text:style-name="P1"><text:span text:style-name="Default_20_Paragraph_20_Font"><text:span text:style-name="T1">[Ad oculorum psurophthalmiam pruripinosum scabiem<text:line-break/>a sule et pulvere.] </text:span></text:span>Aqua liberalius affufa, aestate frigida,<text:line-break/>hieme calida, ac fotus spongiis factus ex lentium de-<text:line-break/>cocto congruit. Atque ipsis oculorum angulis admove<text:line-break/>vel rubi vel rotarum succum, quemque sigiliatnn ex aqua;<text:line-break/>aut applicare rosas aridas ex vino subaatas. Quin et ili i-<text:line-break/>nantur dormituri oleo veteri et ab omnibus tum acribus<text:line-break/>tum acidis abstineant.</text:p>
      <text:p text:style-name="P1"><text:span text:style-name="Default_20_Paragraph_20_Font"><text:span text:style-name="T1">[Ad inceteratos callentesque palpebrarum assectus.]<text:line-break/></text:span></text:span>Amurcam coctam et cum oleo subactam filine.</text:p>
      <text:p text:style-name="P1"><text:span text:style-name="Default_20_Paragraph_20_Font"><text:span text:style-name="T1">[Ad ciliis depilatos pilisque carentes palpebras sum-</text:span></text:span></text:p>
      <text:p text:style-name="P3">m<text:span text:style-name="Default_20_Paragraph_20_Font"><text:span text:style-name="T1">opere confert, pd</text:span></text:span>o<text:span text:style-name="Default_20_Paragraph_20_Font"><text:span text:style-name="T1">sque producit.] </text:span></text:span>Muscerda et fimum<text:line-break/>caprinum pari pondere et calami Graeci duplum torre-<text:line-break/>facta ex melle iliinuntur. Id quoque .vitiIigines curat.</text:p>
      <text:p text:style-name="P1"><text:span text:style-name="Default_20_Paragraph_20_Font"><text:span text:style-name="T1">[Ad noxios pilos. palpebris aduasuentes.] </text:span></text:span>Evulsis ra-<text:line-break/>diditua pilis, cimicis sanguine locum illine et nunquam<text:line-break/>renascentur. Etiam pediculi canini sanguis summe juvah<text:line-break/>Utere vero evulsis radicitus pilis, felle hyenae, vel felle<text:line-break/>hirci statim ab evulsione pilorum, illine, vel felIe ca-<text:line-break/>prino cum brassicae <text:span text:style-name="Default_20_Paragraph_20_Font"><text:span text:style-name="T1">s</text:span></text:span>ucco <text:span text:style-name="Default_20_Paragraph_20_Font"><text:span text:style-name="T1">utere.<text:line-break/>e</text:span></text:span></text:p>
      <text:p text:style-name="P5"><text:span text:style-name="Default_20_Paragraph_20_Font"><text:span text:style-name="T1">[Ad oculorum albugines.] C</text:span></text:span>eleriter his medetur ni-<text:line-break/>Iusta accurate contritum ex oleo veteri et illitum. VeI<text:line-break/>lacertae fimum illine; vel nycticoracis ovum admove et<text:line-break/>ipsas colorabis.<text:tab/>T</text:p>
      <text:p text:style-name="P1"><text:span text:style-name="Default_20_Paragraph_20_Font"><text:span text:style-name="T1">[Ad oculorum obscurationem, amaurostn.] </text:span></text:span>Omnem<text:line-break/>amaurosin incspientemque <text:span text:style-name="Default_20_Paragraph_20_Font"><text:span text:style-name="T1">s</text:span></text:span>uffusionem curat fel vulturis<text:line-break/>cum marrubii <text:span text:style-name="Default_20_Paragraph_20_Font"><text:span text:style-name="T1">s</text:span></text:span>ucco et melle Attico^ si non suppetat, te-<text:line-break/>nero melle utere. Esto autem tum succi marrubii , tum<text:line-break/>mellis dupla ad ipsum fel porti<text:span text:style-name="Default_20_Paragraph_20_Font"><text:span text:style-name="T1">o. </text:span></text:span>Aut fel taurinum li-</text:p>
      <text:p text:style-name="P3">quidum eum succi foeniculi aequali pondere et mellis<text:line-break/>duplo; vel fel ursinum eum aquae duplo.</text:p>
      <text:p text:style-name="P1"><text:span text:style-name="Default_20_Paragraph_20_Font"><text:span text:style-name="T1">[Ad pteryg</text:span></text:span>i<text:span text:style-name="Default_20_Paragraph_20_Font"><text:span text:style-name="T1">a , ungues in oculis.] </text:span></text:span>Populi nigrae li-<text:line-break/>quorem cum dupla mellis portione mixtum illinc.</text:p>
      <text:p text:style-name="P1"><text:span text:style-name="Default_20_Paragraph_20_Font"><text:span text:style-name="T1">[Ad luscitionem , n</text:span></text:span>y<text:span text:style-name="Default_20_Paragraph_20_Font"><text:span text:style-name="T1">ctilopa.] </text:span></text:span>.Iecur hircinum assa,<text:line-break/>interque affandum defluentem saniosum humorem, collectum<text:line-break/>oculis infrica spsumque jecur edendum praebe. Iuvat<text:line-break/>etiam columbae fanguis instillatus et fel caprae. Aut ca-<text:line-break/>prae jecur decoquens praecipe , ut habentes caput pannis<text:line-break/>circumvolutum teneant intentos in ollam oculos , susci-<text:line-break/>piantque vaporem. Vel expressam ex recenti stercore ast-<text:line-break/>nino succum oculis illinc.</text:p>
      <text:p text:style-name="P6"><text:span text:style-name="Default_20_Paragraph_20_Font"><text:span text:style-name="T1">[Ad hordea oculis oborientia.] </text:span></text:span>Cera alba foveto.<text:line-break/>Aut muscae reliquum corpus praecisio capite hordeolo in-<text:line-break/>fricato.</text:p>
      <text:p text:style-name="P1"><text:span text:style-name="Default_20_Paragraph_20_Font"><text:span text:style-name="T1">[Ad sugillat</text:span></text:span>u<text:span text:style-name="Default_20_Paragraph_20_Font"><text:span text:style-name="T1">m.] </text:span></text:span>Sugillata quamprimum raphanus<text:line-break/>tritus et impositus toIlit; tollit autem ipsa, quum erodere<text:line-break/>incipit. Levat etiam impositus caseus recens <text:span text:style-name="Default_20_Paragraph_20_Font"><text:span text:style-name="T1">l</text:span></text:span>assus ; aut</text:p>
      <text:p text:style-name="P3">ceratum cum absinthio vel raphani succo impositum. Sum-<text:line-break/>mopere confert ad recentia et livida sugillata spongia mu-<text:line-break/>riae immersa assidue admota. Praeter haec frequens fotus<text:line-break/>ex aqua calida plurimum facit ad livida sugillata. Quibus<text:line-break/>c<text:span text:style-name="Default_20_Paragraph_20_Font"><text:span text:style-name="T1">r</text:span></text:span>uenta sunt, aut subflava, aut subpalIida, muria vitanda<text:line-break/>est, imponendumque cataplasma ex rubo, aut absinthio,<text:line-break/>aut hyssopo , aut origano, aut raphani cortice, aut uva<text:line-break/>passa absque acinis: horum enim quodque singulatim illi-<text:line-break/>Ponitur; aut ex melle, aut aceto, aut incocta aqua. Nec<text:line-break/>non bulbus candidus cum ovo ac melle; aut cycIamiuum<text:line-break/>cum uva passa. At vetustis jam et denigratis sinapi cum<text:line-break/>duplo adipis ovini ; vel fabacea farina cum messe mixta,<text:line-break/>aut mansa et cum salina inuncta. Aut cuminum veteri lin-<text:line-break/>teo illigatum intinge ferventi aquae, oculosque hoc fove.<text:line-break/><text:span text:style-name="Default_20_Paragraph_20_Font"><text:span text:style-name="T1">h</text:span></text:span>ut hordeaceam farinam cum oxymelite coctam applicato.<text:line-break/>Aut tritum foeniculi femen cum cerato.</text:p>
      <text:p text:style-name="P1"><text:span text:style-name="Default_20_Paragraph_20_Font"><text:span text:style-name="T1">[Ad sugillationes cum oedemate.] </text:span></text:span>Spongiam aceto<text:line-break/>Inebriatam impone, et cataplasmate utere ex farina hor-</text:p>
      <text:p text:style-name="P3">deacea cocta cum oxymelite, donec tumor reprimatur; post<text:line-break/>haec apponito coctam lentem et cum melle tritam.</text:p>
      <text:p text:style-name="P1"><text:span text:style-name="Default_20_Paragraph_20_Font"><text:span text:style-name="T1">[Ad recentia sugillata.] </text:span></text:span>Cicutam ex aqua tritam,<text:line-break/>aut admodum detritam <text:span text:style-name="Default_20_Paragraph_20_Font"><text:span text:style-name="T1">N</text:span></text:span>itis albae radicem ex mulio illi-<text:line-break/>pone.</text:p>
      <text:h text:style-name="Heading_20_2" text:outline-level="2">Cap. VI. </text:h>
      <text:p text:style-name="P23">[<text:span text:style-name="Default_20_Paragraph_20_Font"><text:span text:style-name="T1">De faciei aspectibus, primumque de</text:span></text:span> n<text:span text:style-name="Default_20_Paragraph_20_Font"><text:span text:style-name="T1">aris.]<text:line-break/></text:span></text:span>Tumor in faciei cute parvus d urusque , vocatus varus, nas-<text:line-break/>citur. Differt autem a ficosis tumoribus in mento prove-<text:line-break/>mentibus, non solum quod ex crasse humore consistat, ve-<text:line-break/>rum etiam quod participet tenui quadam sanie, cujus ra-<text:line-break/>tione cito ulceratur, ubi prout deceat, non curatur.</text:p>
      <text:p text:style-name="P1"><text:span text:style-name="Default_20_Paragraph_20_Font"><text:span text:style-name="T1">[Ad</text:span></text:span> r<text:span text:style-name="Default_20_Paragraph_20_Font"><text:span text:style-name="T1">aros in socie.] </text:span></text:span>Acetum acerrimum cum melle<text:line-break/>aequali mensura mixtum varis accuratius illino , digito in-<text:line-break/>fricans. <text:span text:style-name="Default_20_Paragraph_20_Font"><text:span text:style-name="T1">Aliud. </text:span></text:span>Ex amygdalis amaris aceto dissolutis et<text:line-break/>accurate tritis conformato pastillos , atque in umbra delie-<text:line-break/>cato. In usu, dilutum ex his aliquem aceto varis indu-<text:line-break/>cito et simul atque aruerit, tunc sapone absterrito. Fac</text:p>
      <text:p text:style-name="P3">hoc ad tumidos affectus, faciei pruritus et principium ele-<text:line-break/>pbantiasis.</text:p>
      <text:p text:style-name="P1"><text:span text:style-name="Default_20_Paragraph_20_Font"><text:span text:style-name="T1">[Ad sucosus in mento excrescentias.] </text:span></text:span>Salem fossilem t<text:line-break/>ex aceto, aut squamam aëris et chalcanthum, aut glutinum<text:line-break/>fabrile cum rubrica illine.</text:p>
      <text:p text:style-name="P1"><text:span text:style-name="Default_20_Paragraph_20_Font"><text:span text:style-name="T1">[Ad menti impetigines.] </text:span></text:span>Acceptum magna copia tri-<text:line-break/>ticum incudi impone; cui deinde applicato candentem la-<text:line-break/>minam aeream , quique effluit humorem etiamnum calen-<text:line-break/>tem affectui insrica.</text:p>
      <text:p text:style-name="P1"><text:span text:style-name="Default_20_Paragraph_20_Font"><text:span text:style-name="T1">[Ad diuturnas impetigines.] </text:span></text:span>Trita capparis folia ex<text:line-break/>aceto acerrimo cum aequali melle imponito. <text:span text:style-name="Default_20_Paragraph_20_Font"><text:span text:style-name="T1">Aliud.</text:span></text:span> Ra-<text:line-break/>dicis ramicis corticem ex aceto tritum nitro prius perfai-<text:line-break/>cans illine. <text:span text:style-name="Default_20_Paragraph_20_Font"><text:span text:style-name="T1">Aliud. </text:span></text:span>Chamaeleontis radicem in aceto de-<text:line-break/>coctam ac laeVigatam fuperdato. <text:span text:style-name="Default_20_Paragraph_20_Font"><text:span text:style-name="T1">Aliud. </text:span></text:span>Detritam ramicis<text:line-break/>radicem et hordeaceam farinam ex acerrimo aceto ad-<text:line-break/>move.</text:p>
      <text:p text:style-name="P1"><text:span text:style-name="Default_20_Paragraph_20_Font"><text:span text:style-name="T1">[Ad scabras impetigines.] </text:span></text:span>Tritis amygdalis amaris<text:line-break/>frequenter ipsas inungito.</text:p>
      <text:p text:style-name="P2"><text:span text:style-name="Default_20_Paragraph_20_Font"><text:span text:style-name="T1">[Ad impetiginem.]</text:span></text:span> Recipe telephium et allium et<text:line-break/>acetum acre, quibus laevigatis praefractam cana aut pm-<text:line-break/>niculo impetiginem illine.</text:p>
      <text:p text:style-name="P1"><text:span text:style-name="Default_20_Paragraph_20_Font"><text:span text:style-name="T1">[Ad genarum papulas</text:span></text:span>.] Ferrum candens paliuri ligno<text:line-break/>vocato imponito, acceptumque qui ex hoc defluit humo-<text:line-break/>rem illinito. <text:span text:style-name="Default_20_Paragraph_20_Font"><text:span text:style-name="T1">Aliud. </text:span></text:span>Contritas myrti baccas ex vino<text:line-break/>inungito.</text:p>
      <text:h text:style-name="Heading_20_2" text:outline-level="2">Cap<text:span text:style-name="Default_20_Paragraph_20_Font"><text:span text:style-name="T1">e</text:span></text:span> VIE </text:h>
      <text:p text:style-name="P23"><text:span text:style-name="Default_20_Paragraph_20_Font"><text:span text:style-name="T1">[Ad dentium affectiones, primumque ad<text:line-break/>dolores.] </text:span></text:span>Collos dentes dolentes calido gallarum ex aceto<text:line-break/>decocto, aut pinguium facularum, aut alterci tum seminum,<text:line-break/>tum corticum , aut cedrini liquoris , vel propoleos, vel solani,<text:line-break/>vel capparis vel allii, vel myrti ramulorum in aceto decocto-<text:line-break/>rum, aut calidae vini faecis, aut polii corticis, aut etiam<text:line-break/>ipsiusmet herbae, aut marrubii; horum unumquodque cum<text:line-break/>aceto juvat. Vel platani pilulae et rosae aridae, decoctae<text:line-break/>in vino albo ad tertias usque, quo dentes srequenter col-<text:line-break/>luantur. Idem efficit tum cupatorii radix cocta in vino,</text:p>
      <text:p text:style-name="P3">tum pulegium. Aut decoquito cervinum cornu in oxygaro,<text:line-break/>faepeque os eo abluito. Aut scillae interiora in minutas<text:line-break/>secato particulas, additoque aceti sextario in vaa conjicito,<text:line-break/>sin itaque haec in sano asinino defossa macerari diebus tri-<text:line-break/>ginta eaque collutione uterer vel asinino lacte collue , id<text:line-break/>etiam motos dentes confirmat. Aut tithymalli radicem in<text:line-break/>oxymelite ad medias usque incoquito ; aut etiam hyo-<text:line-break/>seyami radicis in oxymelite decocto dentes collue. Item<text:line-break/>lacte mori commixto probe cum vino, deinde tepefacto<text:line-break/>collue dentes. <text:span text:style-name="Default_20_Paragraph_20_Font"><text:span text:style-name="T1">Aliud.</text:span></text:span> Decocto quoque allii, seminis erucae<text:line-break/>et nitri coIlue.</text:p>
      <text:p text:style-name="P1"><text:span text:style-name="Default_20_Paragraph_20_Font"><text:span text:style-name="T1">[De fomentis ad dentium dolores.] </text:span></text:span>Extrinsecus ad<text:line-break/>dentium dolorem conveniunt fomenta ex fricto sale, veI<text:line-break/>milio in sacculum conjecto ; aut etiam ex sordidis pan-<text:line-break/>niculis admodmn calentibus. At vero dolentis dentis fo-<text:line-break/>mento sic utendum elI. Aridi origani ramulum in fervens<text:line-break/>oleum demissum fuperne affecto denti applicato. Vel, ri-<text:line-break/>cini fruticis coliculum simul cum cera imponito dolenti<text:line-break/>denti. Aut tange hanc frequenter specilli mucrone vehe-</text:p>
      <text:p text:style-name="P3">menti sume calente. Sed utere fomentis id genus omnibus<text:line-break/>tam iis quae extrinsecus , quam quae intrinsecus adhiben-<text:line-break/>tur, aut ante cibum, aut longo post assumptum cibum<text:line-break/>tempore.</text:p>
      <text:p text:style-name="P1"><text:span text:style-name="Default_20_Paragraph_20_Font"><text:span text:style-name="T1">[Apophlegmatismi pro dentium dolore</text:span></text:span>.] Apopblegma-<text:line-break/>tismi optimi dentium doloribus s<text:span text:style-name="Default_20_Paragraph_20_Font"><text:span text:style-name="T1">u</text:span></text:span>nt , herba pedicularis<text:line-break/>masticata aut per se, aut cum pulegio. Vel quod in gaIIa<text:line-break/>nigrum interi<text:span text:style-name="Default_20_Paragraph_20_Font"><text:span text:style-name="T1">u</text:span></text:span>s est, affecto dente commordete, sinitoque<text:line-break/>effiuere. Aut quinque allii nucleos cum nigrae myrti pau-<text:line-break/>culis foliis in aceto ad dimidias decoquito taedae rude<text:line-break/>assiduo commiscens, ac eluito eo dentes, oreque contine-<text:line-break/>to; post haec hiato, donec pituitae satis profluat; demum<text:line-break/>rosaceo os condito.</text:p>
      <text:p text:style-name="P1">[I<text:span text:style-name="Default_20_Paragraph_20_Font"><text:span text:style-name="T1">nfestum in nares pro dentium dolore.] </text:span></text:span>Succum ra-<text:line-break/>dicis betae in nare<text:span text:style-name="Default_20_Paragraph_20_Font"><text:span text:style-name="T1">s</text:span></text:span> infunde et dentium solves dolorem.</text:p>
      <text:p text:style-name="P1"><text:span text:style-name="Default_20_Paragraph_20_Font"><text:span text:style-name="T1">[Ad dentes denigratos.] </text:span></text:span>Praerigatum melle fossilem<text:line-break/>salem torreto super igne ex sarmentis vilis, teritoque,<text:line-break/>deinde adiecta paucula myrrha dentibus infricato.</text:p>
      <text:p text:style-name="P2"><text:span text:style-name="Default_20_Paragraph_20_Font"><text:span text:style-name="T1">[Collutio dentium.] </text:span></text:span>Collutione vini odorati, in quo<text:line-break/>iris cocta sit, utere.</text:p>
      <text:p text:style-name="P1"><text:span text:style-name="Default_20_Paragraph_20_Font"><text:span text:style-name="T1">[Collatio gingivarum.] </text:span></text:span>Gingivas aceto, in quo co-<text:line-break/>c tus sit hyoscyamus, colluito.</text:p>
      <text:p text:style-name="P1"><text:span text:style-name="Default_20_Paragraph_20_Font"><text:span text:style-name="T1">[Dentes a doloribus praeser</text:span></text:span>v<text:span text:style-name="Default_20_Paragraph_20_Font"><text:span text:style-name="T1">antia.] </text:span></text:span>Lavato dentes<text:line-break/>his mensibus singulis vino, in quo ad medias decocta sit<text:line-break/>tithymalli radix et nunquam doleb<text:span text:style-name="Default_20_Paragraph_20_Font"><text:span text:style-name="T1">u</text:span></text:span>nt.</text:p>
      <text:p text:style-name="P1"><text:span text:style-name="Default_20_Paragraph_20_Font"><text:span text:style-name="T1">[Subscripta dent</text:span></text:span>i<text:span text:style-name="Default_20_Paragraph_20_Font"><text:span text:style-name="T1">fricia maxime faciunt ad dentium<text:line-break/>a dolore praeseroationem et ad eonsirmandum tam dentes<text:line-break/>qua</text:span></text:span>m <text:span text:style-name="Default_20_Paragraph_20_Font"><text:span text:style-name="T1">g</text:span></text:span>i<text:span text:style-name="Default_20_Paragraph_20_Font"><text:span text:style-name="T1">ng</text:span></text:span>iva<text:span text:style-name="Default_20_Paragraph_20_Font"><text:span text:style-name="T1">s, conciliandumque dentium candorem</text:span></text:span>.] La-<text:line-break/>nam succidam linteolo alligatam torreto; adjecta deinde<text:line-break/>tertia falis portione, terito omnia simul, et perfricato <text:span text:style-name="Default_20_Paragraph_20_Font"><text:span text:style-name="T1">h</text:span></text:span>o<text:span text:style-name="Default_20_Paragraph_20_Font"><text:span text:style-name="T1">c<text:line-break/>pulvere</text:span></text:span> dentes. Vel usto contritoque leporis capite uti-<text:line-break/>tor. <text:span text:style-name="Default_20_Paragraph_20_Font"><text:span text:style-name="T1">Aliud</text:span></text:span>. Contritum ex melle falem ad cerae crassitiem<text:line-break/>linteoque mundo illigatum, urito; quo deinde addita iri-<text:line-break/>do<text:span text:style-name="Default_20_Paragraph_20_Font"><text:span text:style-name="T1">s</text:span></text:span> portiuncula, perfricato dentes.</text:p>
      <text:p text:style-name="P1"><text:span text:style-name="Default_20_Paragraph_20_Font"><text:span text:style-name="T1">[Ad oris graveolentiam.] </text:span></text:span>Hordeum melle et vino</text:p>
      <text:p text:style-name="P3">praemaceratum illigatur chartae, teriturque, quo deinde<text:line-break/>confricantur gingivae.</text:p>
      <text:p text:style-name="P1"><text:span text:style-name="Default_20_Paragraph_20_Font"><text:span text:style-name="T1">[Ad motos dentes, ut consumentur</text:span></text:span>.] Teritur ex oleo<text:line-break/>vitrioIum, quod lana exceptum, dentium applicatur radi-<text:line-break/>cibus. Vel ulmi corticem in vino decoctum ore contine;<text:line-break/>confirmat dentes.</text:p>
      <text:p text:style-name="P1"><text:span text:style-name="Default_20_Paragraph_20_Font"><text:span text:style-name="T1">[Ad erosas dentes.] </text:span></text:span>Folia capparis in aceto acerrimo<text:line-break/>ad dimidias coquito, ac tepido eo lavato dentes. Idem<text:line-break/>et potest cortex. Idem vero et ad dolores efficit.</text:p>
      <text:p text:style-name="P1"><text:span text:style-name="Default_20_Paragraph_20_Font"><text:span text:style-name="T1">[Aliud expertum.] </text:span></text:span>Nigellam praesectam, deinde tri-<text:line-break/>tam ex acri aceto, erosioni imponito; sic enim non am-<text:line-break/>plius erodetur, fed qualis est perdurabit.</text:p>
      <text:p text:style-name="P1"><text:span text:style-name="Default_20_Paragraph_20_Font"><text:span text:style-name="T1">[Ad erosas dentes.] </text:span></text:span>Recipe scorpium album, pone<text:line-break/>supra carbones, terrestre vero operi crusibulo fictili, ae-<text:line-break/>grotumque scorpii fumum excipere impera et doloris ex-<text:line-break/>pera semper erit.</text:p>
      <text:h text:style-name="Heading_20_2" text:outline-level="2">Cap. VIII.<text:span text:style-name="Default_20_Paragraph_20_Font"><text:span text:style-name="T1"> </text:span></text:span></text:h>
      <text:p text:style-name="P23"><text:span text:style-name="Default_20_Paragraph_20_Font"><text:span text:style-name="T1">[Ad omnes tam ctis, quam columellae,</text:span></text:span></text:p>
      <text:p text:style-name="P3"><text:span text:style-name="Default_20_Paragraph_20_Font"><text:span text:style-name="T1">ac faucium instammationes, caeterosque assectus, seu ul-<text:line-break/>cera sint, feu crusta, seu putredo.] </text:span></text:span>Commune equidem<text:line-break/>praecept<text:span text:style-name="Default_20_Paragraph_20_Font"><text:span text:style-name="T1">u</text:span></text:span>m est , reprimendum repellendumque esse mox<text:line-break/>ab initio quod e capite defluit. At ab elapso jam morbi<text:line-break/>initio, ad ipsius finem usque - utendum mixto quodam<text:line-break/>reprimente et discutiente. Oportet autem eos qui reptu-<text:line-break/>mere volunt, uti medicamento de moris appellato. Uteris<text:line-break/>etiam et uvae immaturae succo, admixto pauxillo melle;<text:line-break/>et florum rosarum, aut ipsarummet rosarum siccarum, sic<text:span text:style-name="Default_20_Paragraph_20_Font"><text:span text:style-name="T1">u</text:span></text:span>t<text:line-break/>et pini corticis ex aqua decocto. At post initia, quum<text:line-break/>adhuc a capite defluxio ruit, alia discutiendi ratione esset<text:line-break/>opus. Tum adjice c<text:span text:style-name="Default_20_Paragraph_20_Font"><text:span text:style-name="T1">u</text:span></text:span>ivis praedictorum aphronitrum, a<text:span text:style-name="Default_20_Paragraph_20_Font"><text:span text:style-name="T1">u</text:span></text:span>t<text:line-break/>nitrum beronicarium dictum , veI incoque in sapa pule-<text:line-break/>gium aut satureiam aut thymum aut calami nthem. Po-<text:line-break/>terit enim quivis confertim irruente humore tot copiosa<text:line-break/>remedia nota habere, seu venator erret per agros, feu<text:line-break/>opus rusticum in agro faciat, seu etiam viator iter suum<text:line-break/>medicamentorum indigus, aut rubi s<text:span text:style-name="Default_20_Paragraph_20_Font"><text:span text:style-name="T1">u</text:span></text:span>ccum, aut dictorum<text:line-break/>etiam quemvis sibi poterit comparare, imo omnia sere</text:p>
      <text:p text:style-name="P3">astringentia, oris affectibus idonea. Utilissimum tamen ipsis<text:line-break/>oris affectibus medicamentum succus est corticum nucum<text:line-break/>viridium una cum pauco melle coctus. Utile etiam ad<text:line-break/>eosdem decoctum cotoneorum, adjecto mellis pauxillo;<text:line-break/>sed quod ex viridib<text:span text:style-name="Default_20_Paragraph_20_Font"><text:span text:style-name="T1">u</text:span></text:span>s nucibus fit medicamentum , multo<text:line-break/>est utilissimum ad vehementes tonsiIlarum inflammationes<text:line-break/>et suffocationes. <text:span text:style-name="Default_20_Paragraph_20_Font"><text:span text:style-name="T1">Aliud</text:span></text:span>. Recipe dulcis mali pudici tusi<text:line-break/>cum <text:span text:style-name="Default_20_Paragraph_20_Font"><text:span text:style-name="T1">s</text:span></text:span>uo cortice expressum colatumque <text:span text:style-name="Default_20_Paragraph_20_Font"><text:span text:style-name="T1">s</text:span></text:span>uccum, cujus<text:line-break/>siex partibus addito unam mellis, demum coquito ad mel-<text:line-break/>lis crassitudinem , ac utitor. <text:span text:style-name="Default_20_Paragraph_20_Font"><text:span text:style-name="T1">Aliud. </text:span></text:span>Musti <text:span text:style-name="Default_20_Paragraph_20_Font"><text:span text:style-name="T1">s</text:span></text:span>extarium de-<text:line-break/>coquito ad tertias , adjectis rhu coriarii unciis quatuor,<text:line-break/>demum reponito in usum. <text:span text:style-name="Default_20_Paragraph_20_Font"><text:span text:style-name="T1">Aliud.</text:span></text:span> Tusas gallas xxx. de-<text:line-break/>coque in mellis sextario j, quo utere.</text:p>
      <text:p text:style-name="P1">[O<text:span text:style-name="Default_20_Paragraph_20_Font"><text:span text:style-name="T1">ptimum stomaticum.] </text:span></text:span>Recipe florum rosarum<text:line-break/>unc. ij, fructus pini unc. j, tere ex melle, ac utere.</text:p>
      <text:p text:style-name="P1"><text:span text:style-name="Default_20_Paragraph_20_Font"><text:span text:style-name="T1">[Ad instammationes tonsillarum ac columellae et<text:line-break/>oris putredines.] </text:span></text:span>Recipe succi mororum aut rubi unc. I.</text:p>
      <text:p text:style-name="P3">rosarum aridarum nuc<text:span text:style-name="Default_20_Paragraph_20_Font"><text:span text:style-name="T1">e</text:span></text:span> j, cum melle mixta et modice<text:line-break/>cocta illinc. <text:span text:style-name="Default_20_Paragraph_20_Font"><text:span text:style-name="T1">Aliud. </text:span></text:span>Cotoneorum acerborum <text:span text:style-name="Default_20_Paragraph_20_Font"><text:span text:style-name="T1">s</text:span></text:span>uccum cum<text:line-break/>aequali mellis portione coctum illinc. <text:span text:style-name="Default_20_Paragraph_20_Font"><text:span text:style-name="T1">Aliud.</text:span></text:span> Astringens<text:line-break/>malum punicum cum <text:span text:style-name="Default_20_Paragraph_20_Font"><text:span text:style-name="T1">s</text:span></text:span>uo cortice tusum incoquito passo,<text:line-break/>quo colato utit<text:span text:style-name="Default_20_Paragraph_20_Font"><text:span text:style-name="T1">o</text:span></text:span>r. <text:span text:style-name="Default_20_Paragraph_20_Font"><text:span text:style-name="T1">Aliud.</text:span></text:span> Immittito in <text:span text:style-name="Default_20_Paragraph_20_Font"><text:span text:style-name="T1">s</text:span></text:span>apam pulegium<text:line-break/>aut thymum aut origanum aut hyssopum aut caIamin-<text:line-break/>them, ac simul coquito <text:span text:style-name="Default_20_Paragraph_20_Font"><text:span text:style-name="T1">s</text:span></text:span>ufficienter, deinde colatum da ore<text:line-break/>tenendum.</text:p>
      <text:p text:style-name="P1"><text:span text:style-name="Default_20_Paragraph_20_Font"><text:span text:style-name="T1">[Ad oris putredines ac crustas.]</text:span></text:span> Album canis simum<text:line-break/>(sit autem ejus canis fimum, qui <text:span text:style-name="Default_20_Paragraph_20_Font"><text:span text:style-name="T1">s</text:span></text:span>olis vescitur ossibus)<text:line-break/>cum melle illin<text:span text:style-name="Default_20_Paragraph_20_Font"><text:span text:style-name="T1">c.</text:span></text:span> Aut aquam rhu <text:span text:style-name="Default_20_Paragraph_20_Font"><text:span text:style-name="T1">s</text:span></text:span>utorii cum melle ad<text:line-break/>sordium crassitudinem decoctum. Aut etiam ustarum<text:line-break/>hirundinum cinerem ex melle illinito.</text:p>
      <text:p text:style-name="P1"><text:span text:style-name="Default_20_Paragraph_20_Font"><text:span text:style-name="T1">[Ad columellae instammationem et laxationem</text:span></text:span>.] Pal-<text:line-break/>mularum ex aqua decoctum, adjecto pauxillo messe, gar-<text:line-break/>gariaandum , oreque continendum exhibe. <text:span text:style-name="Default_20_Paragraph_20_Font"><text:span text:style-name="T1">Vel</text:span></text:span> decoctum<text:line-break/>rosarum , vel capreolorum vitis , vel rubi , vel rubicanini,<text:line-break/>vel pomorum acerborum, vel sorborum immatur<text:span text:style-name="Default_20_Paragraph_20_Font"><text:span text:style-name="T1">a</text:span></text:span>r<text:span text:style-name="Default_20_Paragraph_20_Font"><text:span text:style-name="T1">u</text:span></text:span>m, veI</text:p>
      <text:p text:style-name="P3">rhoi quo in cibis utitur et rh<text:span text:style-name="Default_20_Paragraph_20_Font"><text:span text:style-name="T1">o</text:span></text:span>i coriarii, vel fructus<text:line-break/>myricae; horum enim quodque sigillatim, aut cuivis ex<text:line-break/>praedictis adjunctum et ex aqua decoctum gargarizatur.<text:line-break/>Aut ex his siccatum quoddam in pulverem conteritur et<text:line-break/>columellae apponitur, quae sensim ac leniter sursum du-<text:line-break/>citur: solet autem is cochleario injectus ita columeliae<text:line-break/>apponi. Quin etiam eujusvis praedictorum , tam planta-<text:line-break/>sum, quam fructuum succus, cum pauculo melle uvae il-<text:line-break/>litus juvat. <text:span text:style-name="Default_20_Paragraph_20_Font"><text:span text:style-name="T1">Aliud. </text:span></text:span>Ad vulvae inflammationem conferunt<text:line-break/>triti et ex melle inuncti. <text:span text:style-name="Default_20_Paragraph_20_Font"><text:span text:style-name="T1">Aliud. </text:span></text:span>Palmularum ossa ac<text:line-break/>nuces tenerae, virides, aridaeque pari portione utuntur,<text:line-break/>inque pulverem comminuuntur, quo columella tangitur.<text:line-break/><text:span text:style-name="Default_20_Paragraph_20_Font"><text:span text:style-name="T1">Aliud.</text:span></text:span> Rosas siccas in tenuissimum pollinem laevigantes<text:line-break/>ex melle inducito.</text:p>
      <text:p text:style-name="P1"><text:span text:style-name="Default_20_Paragraph_20_Font"><text:span text:style-name="T1">[Ad aphthas.] </text:span></text:span>Portulacam melle madentem masti-<text:line-break/>cato. <text:span text:style-name="Default_20_Paragraph_20_Font"><text:span text:style-name="T1">Aut</text:span></text:span> foliorum olivae ex vino decoctum garga-<text:line-break/>rixat<text:span text:style-name="Default_20_Paragraph_20_Font"><text:span text:style-name="T1">a.</text:span></text:span></text:p>
      <text:p text:style-name="P1"><text:span text:style-name="Default_20_Paragraph_20_Font"><text:span text:style-name="T1">[Ad aphthas nigras depascentes.] </text:span></text:span>Detersas prius er-<text:line-break/>vi farina ac Hastarum ex melle illinito. Aut l<text:span text:style-name="Default_20_Paragraph_20_Font"><text:span text:style-name="T1">q</text:span></text:span>cii deco-</text:p>
      <text:p text:style-name="P3">ctum gargarizato. Aut faece dulcis vini ex melle perlui- s<text:line-break/>cato. Aut tamaricis fructum cum melle tritum infricat<text:span text:style-name="Default_20_Paragraph_20_Font"><text:span text:style-name="T1">a</text:span></text:span>e</text:p>
      <text:p text:style-name="P1"><text:span text:style-name="Default_20_Paragraph_20_Font"><text:span text:style-name="T1">[Ad depascentes aphthas.] </text:span></text:span>Gallarum decocto cum<text:line-break/>mellis aequali mensura mixt<text:span text:style-name="Default_20_Paragraph_20_Font"><text:span text:style-name="T1">o</text:span></text:span> fervesactoque utitor.</text:p>
      <text:p text:style-name="P1"><text:span text:style-name="Default_20_Paragraph_20_Font"><text:span text:style-name="T1">[Ad aphthas albas.] </text:span></text:span>Pluma oleum in quo chalcitin<text:line-break/>praecoxeris illinc et confestim curabit. Aut deterso nunc<text:line-break/>mundatoque loco affecto, tritum tamaricis fructum ex me-<text:line-break/>licrato aut vino pluma similiter inducito et cito sanabit.</text:p>
      <text:p text:style-name="P1"><text:span text:style-name="Default_20_Paragraph_20_Font"><text:span text:style-name="T1">[Ad aphthas nigras.] </text:span></text:span>Uvam passam sine acinis et<text:line-break/>anisum tere, Incoque affecto ex melle infrica. Aut pruni<text:line-break/>folia concisa asinino lacte misceto, osque ex eo colluit<text:span text:style-name="Default_20_Paragraph_20_Font"><text:span text:style-name="T1">o.<text:line-break/></text:span></text:span>Idem possunt marrubii <text:span text:style-name="Default_20_Paragraph_20_Font"><text:span text:style-name="T1">s</text:span></text:span>uccus et lentis ac rubi decoctum;<text:line-break/>nec non tritum cornu cervinum , infricato m.</text:p>
      <text:p text:style-name="P1"><text:span text:style-name="Default_20_Paragraph_20_Font"><text:span text:style-name="T1">[Ad aphthas infantium.] </text:span></text:span>Lentem cum pauco pane<text:line-break/>et cot<text:span text:style-name="Default_20_Paragraph_20_Font"><text:span text:style-name="T1">o</text:span></text:span>neorum succo mixtam exhibe et rosarum florem;<text:line-break/>quin ipsas etiam rosas aridas; utitor autem oris collutione<text:line-break/>ex rebus mediocriter adstringentibus. Sed oIeum aphthis<text:line-break/>ipsis adversissimum est et vehementer acria; illud quidem,</text:p>
      <text:p text:style-name="P3">quod humectet sordidctque, acria vero, quod morsu lae-<text:line-break/>dant.</text:p>
      <text:h text:style-name="Heading_20_2" text:outline-level="2">Cap. IX.<text:span text:style-name="Default_20_Paragraph_20_Font"><text:span text:style-name="T1"> </text:span></text:span></text:h>
      <text:p text:style-name="P23"><text:span text:style-name="Default_20_Paragraph_20_Font"><text:span text:style-name="T1">[Ad instrumentorum</text:span></text:span> v<text:span text:style-name="Default_20_Paragraph_20_Font"><text:span text:style-name="T1">oci resuirationique<text:line-break/>deservientium assectus, et primo ad coculis arteriae asperi-<text:line-break/>tatem.</text:span></text:span>] Recipe dulcis radicis unc. iij, minutim eas admodum<text:line-break/>contere, deinde macerata gummi tragacanthae uncia una<text:line-break/>excipe passe et forma ad fabae magnitudinem pilulas;<text:line-break/>unamque <text:span text:style-name="Default_20_Paragraph_20_Font"><text:span text:style-name="T1">s</text:span></text:span>ub lingua dormituro continendam exhibe.</text:p>
      <text:p text:style-name="P1"><text:span text:style-name="Default_20_Paragraph_20_Font"><text:span text:style-name="T1">[Ad interc</text:span></text:span>i<text:span text:style-name="Default_20_Paragraph_20_Font"><text:span text:style-name="T1">sum vocem.] </text:span></text:span>Ficus et eryngium probe<text:line-break/>coque, huicque decocto adde gummi pauxillum, ita ut<text:line-break/>quam mellis crassior sit ip<text:span text:style-name="Default_20_Paragraph_20_Font"><text:span text:style-name="T1">s</text:span></text:span>orum consistentia, et <text:span text:style-name="Default_20_Paragraph_20_Font"><text:span text:style-name="T1">s</text:span></text:span>ub nocte<text:line-break/>exhibeto. <text:span text:style-name="Default_20_Paragraph_20_Font"><text:span text:style-name="T1">Aliud.</text:span></text:span> Brassicae <text:span text:style-name="Default_20_Paragraph_20_Font"><text:span text:style-name="T1">s</text:span></text:span>uccum cum melle decoctum<text:line-break/>lambat; conducit hoc idem ad tussim. <text:span text:style-name="Default_20_Paragraph_20_Font"><text:span text:style-name="T1">Aliud. </text:span></text:span>Lini femen<text:line-break/>tostum ac per cribrum excretum , uvas passas pingues<text:line-break/>sine acinis, pineae nucis nucleos frixos, nuces Ponticas<text:line-break/>praepurgatas pari portione trita excipe messe crudo; da-<text:line-break/>cochlearium unum.</text:p>
      <text:p text:style-name="P1">[E<text:span text:style-name="Default_20_Paragraph_20_Font"><text:span text:style-name="T1">clegma tussiculare.] </text:span></text:span>Recipe nucleorum pineorum</text:p>
      <text:p text:style-name="P3">unc. ij, carnem duorum dactylorum, admodum terito,<text:line-break/>melleque crudo exeipito.</text:p>
      <text:p text:style-name="P1"><text:span text:style-name="Default_20_Paragraph_20_Font"><text:span text:style-name="T1">[Ad tussim siccam.] </text:span></text:span>Iridis ex aqua decoctum, cui<text:line-break/>mellis pauxillum adjectum sit, da frequenter sorbendum.</text:p>
      <text:p text:style-name="P1"><text:span text:style-name="Default_20_Paragraph_20_Font"><text:span text:style-name="T1">[Ad sanguinis re</text:span></text:span>i<text:span text:style-name="Default_20_Paragraph_20_Font"><text:span text:style-name="T1">ectionem.</text:span></text:span>] Recipe rosarum aridar<text:span text:style-name="Default_20_Paragraph_20_Font"><text:span text:style-name="T1">u</text:span></text:span>m<text:line-break/>unc.viij, gummi tragacanthae hexagia iij, trita ex aqua<text:line-break/>in pastillos drachmae j, pondere forma; propina ex aqua.<text:line-break/><text:span text:style-name="Default_20_Paragraph_20_Font"><text:span text:style-name="T1">Aliud. </text:span></text:span>In cucumeris domestici ventrem infundito aquae<text:line-break/>sextarium, coquitoque ad tertias, et expressum cremorem<text:line-break/>in sorbitione dato. <text:span text:style-name="Default_20_Paragraph_20_Font"><text:span text:style-name="T1">Aliud.</text:span></text:span> Recipe rubricae Sinopicae<text:line-break/>unc. ij, terrae Samiae unc. xij, amyli unc. iij, polygoni<text:line-break/>succo excipe; dato trium obolorum quantitatem. <text:span text:style-name="Default_20_Paragraph_20_Font"><text:span text:style-name="T1">Aliud.<text:line-break/></text:span></text:span>Recipe fricti seminis lini unc. viij, gummi tragacanthae<text:line-break/>unc. xij, similiter utere. <text:span text:style-name="Default_20_Paragraph_20_Font"><text:span text:style-name="T1">Aliud</text:span></text:span>. Polygoni radices aqua in-<text:line-break/>coquito ad tertias, additoque trito pauco gummi, offerto<text:line-break/>in sorbitionem.</text:p>
      <text:p text:style-name="P1"><text:span text:style-name="Default_20_Paragraph_20_Font"><text:span text:style-name="T1">[Ad tabidos et thoracis assectus.] </text:span></text:span>Ireos decoctum<text:line-break/>cum melle potandum dat<text:span text:style-name="Default_20_Paragraph_20_Font"><text:span text:style-name="T1">o. </text:span></text:span>Vel sorbendum hyssopi de-<text:line-break/>coctmn cum melle dato. Vel coct<text:span text:style-name="Default_20_Paragraph_20_Font"><text:span text:style-name="T1">u</text:span></text:span>m marrubii herbae</text:p>
      <text:p text:style-name="P3">succum eum melle. Vel ervum rufum frixum ac tritum<text:line-break/>cum viginti partibus mellis da in eclegmate. Vel allisi<text:line-break/>gdalas amaras laevigatas cum melle exhibeto. <text:span text:style-name="Default_20_Paragraph_20_Font"><text:span text:style-name="T1">Aliud.</text:span></text:span> Re-<text:line-break/>cipe feminum apii drach. vj, piperis nigri unc. j, mellis<text:line-break/>lib. j, trita et <text:span text:style-name="Default_20_Paragraph_20_Font"><text:span text:style-name="T1">s</text:span></text:span>ensim da cochlearii mensura. <text:span text:style-name="Default_20_Paragraph_20_Font"><text:span text:style-name="T1">Aliud</text:span></text:span>. Mixtum<text:line-break/>cum melle, lentcque igne decoctum, b<text:span text:style-name="Default_20_Paragraph_20_Font"><text:span text:style-name="T1">u</text:span></text:span>tyrum offerto,<text:line-break/><text:span text:style-name="Default_20_Paragraph_20_Font"><text:span text:style-name="T1">Aliud. </text:span></text:span>Apii et piperis cujusque uncia una trita, cum<text:line-break/>mellis libra una, <text:span text:style-name="Default_20_Paragraph_20_Font"><text:span text:style-name="T1">s</text:span></text:span>ensim decoque et propina. <text:span text:style-name="Default_20_Paragraph_20_Font"><text:span text:style-name="T1">Aliud</text:span></text:span>. Scil-<text:line-break/>lae crudae expressum <text:span text:style-name="Default_20_Paragraph_20_Font"><text:span text:style-name="T1">s</text:span></text:span>uccum cum mellis aequa portione<text:line-break/>carbonibus superpositum coquito, ac dato mystrum ante<text:line-break/>cibum et post cibum. <text:span text:style-name="Default_20_Paragraph_20_Font"><text:span text:style-name="T1">Aliud</text:span></text:span> Abrotonum , pingues paf-<text:line-break/>sutas sine acinis, rutae germina, in aqua decoquito per-<text:line-break/>colatoque, decocto huic mel adjice, rurfusque decoque<text:line-break/>ac utere.</text:p>
      <text:p text:style-name="P1"><text:span text:style-name="Default_20_Paragraph_20_Font"><text:span text:style-name="T1">[Ad spirandi dispcultatem remedium.] </text:span></text:span>Arfenicum<text:line-break/>suffito ad stercora bubula non a mur<text:span text:style-name="Default_20_Paragraph_20_Font"><text:span text:style-name="T1">o</text:span></text:span> exiccata, et aegro-<text:line-break/>tum suffito per infundibulum; hiscat os quantum possit<text:line-break/>et postea da ipsi merum Aegyptium. Quater id effice per</text:p>
      <text:p text:style-name="P3">dies iv. Quod si valetudinarius fuerit aeger, id effice.<text:line-break/>Arsenicum fractum ac tritum commisce mero, daque ipsi<text:line-break/>per dies iv. jejuno exhibendum; quumque inveneris ipsum<text:line-break/>facilius ferentem , suffito ut praedictum esis</text:p>
      <text:h text:style-name="Heading_20_2" text:outline-level="2">Cap. X. </text:h>
      <text:p text:style-name="P23"><text:span text:style-name="Default_20_Paragraph_20_Font"><text:span text:style-name="T1">[De stomachi et</text:span></text:span> u<text:span text:style-name="Default_20_Paragraph_20_Font"><text:span text:style-name="T1">entriculi aissiectibus, eo-<text:line-break/>rumque remediis.] </text:span></text:span>Inflammationes oris ventriculi et he-<text:line-break/>patis astringentium medicamentorum indigent admixtione.<text:line-break/>Nam si qui solis laxantibus admotis curationem suscipiant,<text:line-break/>vitae adducent discrimen , idque omnibus empiricis ex-<text:line-break/>perientia edoctis et in artis operibus observantibus. Non<text:line-break/>pauci hodiernorum methodicorum innumeris syncopes<text:line-break/>stomachicae causam attulerunt, imo nec paucos etiam he-<text:line-break/>paticos e vita sustulerunt, solis usi laxantibus, quibus<text:line-break/>jecur plerisque dissolvitur. Quare astringentium aliquid<text:line-break/>his semper adficiatur, seu oleo affectum locum foveas, seu<text:line-break/>admoto catapIasmate cures; quale absinthium vel un-<text:line-break/>guentum nardinum vel aloe vel cotoneorum tam deco-</text:p>
      <text:p text:style-name="P3">ctum quam oleum; atque cerato ex aloe, mastiche, cera<text:line-break/>et nardo utendum: ceratum autem ita conficies. Recipe<text:line-break/>cerae unc. j, masticina unc. iv, aloes unc. ij, nardi quan-<text:line-break/>tum satis. Quod si vehemens adeo fuerit ventriculi im-<text:line-break/>becillitas, ut ne alimentum contineat, adjiciantur his succi<text:line-break/>uvae immaturae unciae ij, sed si s<text:span text:style-name="Default_20_Paragraph_20_Font"><text:span text:style-name="T1">u</text:span></text:span>cci absinthii fuerit<text:line-break/>facultas, addat<text:span text:style-name="Default_20_Paragraph_20_Font"><text:span text:style-name="T1">u</text:span></text:span>r et huj<text:span text:style-name="Default_20_Paragraph_20_Font"><text:span text:style-name="T1">u</text:span></text:span>s uncia una, aut oenanthe, aut<text:line-break/>succus rhu.</text:p>
      <text:p text:style-name="P1"><text:span text:style-name="Default_20_Paragraph_20_Font"><text:span text:style-name="T1">[Pro calida</text:span></text:span> u<text:span text:style-name="Default_20_Paragraph_20_Font"><text:span text:style-name="T1">entriculi intemperie.] </text:span></text:span>In calida ventri-<text:line-break/>culi intemperie medicamentum hoc per os exhibendum.<text:line-break/>Recipe mastiches unc. ij , mentae unc. j, excipe succo<text:line-break/>plantaginis et exhibe fabae magnitudinem ex aqua. Si<text:line-break/>contra ventriculus frigida afficiatur intemperie, dictae con-<text:line-break/>fectioni adjiciendum castorei unc. j, exhibetoque similiter.<text:line-break/>Cognoscetur autem calida v<text:span text:style-name="Default_20_Paragraph_20_Font"><text:span text:style-name="T1">entriculi</text:span></text:span> intemperies tum ex<text:line-break/>bilioso vomitu, tum ex sensu morsus biliosi in ore ven-<text:line-break/>triculi percepti, tum quod tangentibus calidum appareat.</text:p>
      <text:p text:style-name="P2"><text:span text:style-name="Default_20_Paragraph_20_Font"><text:span text:style-name="T1">[Ad</text:span></text:span> u<text:span text:style-name="Default_20_Paragraph_20_Font"><text:span text:style-name="T1">entriculum re</text:span></text:span>f<text:span text:style-name="Default_20_Paragraph_20_Font"><text:span text:style-name="T1">rigeratum.] </text:span></text:span>Ad ventriculum re-<text:line-break/>frigeratum, quique ob pituitae in ipso haerentis crassitu-<text:line-break/>dinem opus habet et calefacientibus et incidentibus aptum<text:line-break/>est medicamentum , quod constat corticis radicis foeniculi<text:line-break/>unciis vj , aceti libra j, mellis libra una. Decoquuntur<text:line-break/>primum radices cum aceto, ac coctae tunc exprimuntur<text:line-break/>abjici<text:span text:style-name="Default_20_Paragraph_20_Font"><text:span text:style-name="T1">u</text:span></text:span>nturque ; demum affuso melle incoquitur rursus me-<text:line-break/>dicamentum ad consistentiam; propinantur cochlearia tria<text:line-break/>ex aqua.</text:p>
      <text:p text:style-name="P1"><text:span text:style-name="Default_20_Paragraph_20_Font"><text:span text:style-name="T1">[Ad eos quibus in oentriculo cibus acescit] </text:span></text:span>Quibus<text:line-break/>assumptus cibus acescit, medicamentum hoc accommoda-<text:line-break/>tum est. Recipe piperis unc. j, feminum anethi unc. j,<text:line-break/>cumini unc. iv, omnibus diligenter tritis propinatur dor-<text:line-break/>m i tu Iis cochlearium ex aqua vino mixta.</text:p>
      <text:p text:style-name="P1"><text:span text:style-name="Default_20_Paragraph_20_Font"><text:span text:style-name="T1">[Ad ventriculi sub</text:span></text:span>o<text:span text:style-name="Default_20_Paragraph_20_Font"><text:span text:style-name="T1">erstones</text:span></text:span>.] Ad subversiones et nau-<text:line-break/>seas ventriculi. Recipe succi mali punici acidi cum suis<text:line-break/>acinis expressi partes iij, socci mentae partem j, mellis<text:line-break/>Attici partem j, decoque haec conjecta in vas fictile, as-<text:line-break/>sidue miscendo: ouumuue crassescunt. <text:span text:style-name="Default_20_Paragraph_20_Font"><text:span text:style-name="T1">s</text:span></text:span>ublata reoonuntur</text:p>
      <text:p text:style-name="P3">in u<text:span text:style-name="Default_20_Paragraph_20_Font"><text:span text:style-name="T1">s</text:span></text:span>um. Datur postulante necessitate ante cibum my-<text:line-break/>strum j, aut unc. ij.</text:p>
      <text:p text:style-name="P1"><text:span text:style-name="Default_20_Paragraph_20_Font"><text:span text:style-name="T1">[Ad d</text:span></text:span>y<text:span text:style-name="Default_20_Paragraph_20_Font"><text:span text:style-name="T1">sentericos et cibum</text:span></text:span> D<text:span text:style-name="Default_20_Paragraph_20_Font"><text:span text:style-name="T1">omitu resumentes.</text:span></text:span>] Recipe<text:line-break/>radicis arboris cotoneae lib. j, decoque in vini myrtei<text:line-break/>sextariis iij, ad tertias usque; expresso deinde cremori<text:line-break/>adde mellis libram dimidiam, coquitoque rursus assidue<text:line-break/>miscendo; tandem reponito in u<text:span text:style-name="Default_20_Paragraph_20_Font"><text:span text:style-name="T1">s</text:span></text:span>um: datur ante cibum<text:line-break/>mystrum.</text:p>
      <text:p text:style-name="P1"><text:span text:style-name="Default_20_Paragraph_20_Font"><text:span text:style-name="T1">[Ad</text:span></text:span> u<text:span text:style-name="Default_20_Paragraph_20_Font"><text:span text:style-name="T1">entriculi subversionem, coeliacos et dyfente</text:span></text:span>n-<text:line-break/><text:span text:style-name="Default_20_Paragraph_20_Font"><text:span text:style-name="T1">cos.] </text:span></text:span>Recipe maIa cotonea numero iv, integra mala pu-<text:line-break/>nica x, sorba numero viij, in aquae Italicis sextariis tri-<text:line-break/>bus accurate decoquito; quumque omnia dissoluta jam<text:line-break/>fuerint, liquorem exprimito; demum ejectis cr<text:span text:style-name="Default_20_Paragraph_20_Font"><text:span text:style-name="T1">u</text:span></text:span>stis fruc-<text:line-break/>tuum partibus, cremorem eum iterum coque ad tertias<text:line-break/>usque; postremo additis generosi mellis libris quatuor,<text:line-break/>rurfumque coquito impositum carbonibus, continuo mis-<text:line-break/>cendo , quumque coctus f<text:span text:style-name="Default_20_Paragraph_20_Font"><text:span text:style-name="T1">u</text:span></text:span>erit, reconde, ac similiter utere.</text:p>
      <text:p text:style-name="P1"><text:span text:style-name="Default_20_Paragraph_20_Font"><text:span text:style-name="T1">[Ad choleram.] </text:span></text:span>Si sine febre et intempestiva pur-<text:line-break/>gatione eveniat, da bucellam panis ex vino diluto, daque</text:p>
      <text:p text:style-name="P3">potu Rigidam et cucurbitulas magnas medio affige ventri.<text:line-break/>Quod si aegrotus b<text:span text:style-name="Default_20_Paragraph_20_Font"><text:span text:style-name="T1">o</text:span></text:span>no sit habitu , eum in frigidum lava-<text:line-break/>erum inducit<text:span text:style-name="Default_20_Paragraph_20_Font"><text:span text:style-name="T1">o</text:span></text:span>, in quo diutius permaneat, da quoque ci-<text:line-break/>bum astringentem , ut ex autumnalibus fructibus mala<text:line-break/>tam cotonea, quam pudica.</text:p>
      <text:p text:style-name="P1">[I<text:span text:style-name="Default_20_Paragraph_20_Font"><text:span text:style-name="T1">mmodicam ex nimio ardore sitim extinguentia ca-<text:line-break/>tapotia.] </text:span></text:span>Recipe <text:span text:style-name="Default_20_Paragraph_20_Font"><text:span text:style-name="T1">s</text:span></text:span>eminum cucumeris domestici une. viij,<text:line-break/>seminum portulacae une. viij , tragacanthae unc. iv, dis-<text:line-break/>solve tragacantham recentium crudorum ovorum albis,<text:line-break/>disselutamque affundito caeteris probe tritis; formatoque<text:line-break/>ex omnibus mixtis catapotia , in umbra desicca; tenendum<text:line-break/>ex ipsis unum sub lingua dato, solutusque saliva humor<text:line-break/>paulatim deglutiatur.</text:p>
      <text:p text:style-name="P1"><text:span text:style-name="Default_20_Paragraph_20_Font"><text:span text:style-name="T1">[Ad ventriculi subversionem, </text:span></text:span>u<text:span text:style-name="Default_20_Paragraph_20_Font"><text:span text:style-name="T1">el fervidos halitus.]<text:line-break/></text:span></text:span>Recipe anisi unc. i;, apii unc. ij, cumini unc. j, propinato<text:line-break/>ex bis bene laevigatis, jejuno quidem cochlearium ex<text:line-break/>aqua, sub fomnum autem aliquando ex vino. <text:span text:style-name="Default_20_Paragraph_20_Font"><text:span text:style-name="T1">Aliud</text:span></text:span>. Bi-<text:line-break/>batur tribue continuis diebus absinthii dilutum.</text:p>
      <text:p text:style-name="P1"><text:span text:style-name="Default_20_Paragraph_20_Font"><text:span text:style-name="T1">[Ad</text:span></text:span> v<text:span text:style-name="Default_20_Paragraph_20_Font"><text:span text:style-name="T1">entriculi re</text:span></text:span>f<text:span text:style-name="Default_20_Paragraph_20_Font"><text:span text:style-name="T1">rigerationem et singultum.] </text:span></text:span>Recipe</text:p>
      <text:p text:style-name="P3">piperis unc. iij, castorei unc. j, mediocris cochlearii quan-<text:line-break/>titas, ex aqua jejnno datur. At si ex calidis succis in<text:line-break/>ipsa ventriculi concoctione corruptis singultus ortum ha-<text:line-break/>beat, quod ex ventriculi ardore mordicationeque cognosces,<text:line-break/>aqua tepida epota, jube affatim vomant, et cessabit con-<text:line-break/>festi m singultus. Porro sternutamentum in tempore fa-<text:line-break/>ctum sedat singultum et acetum in sorbitione acceptum.</text:p>
      <text:p text:style-name="P1"><text:span text:style-name="Default_20_Paragraph_20_Font"><text:span text:style-name="T1">[Ad aestuantem</text:span></text:span> u<text:span text:style-name="Default_20_Paragraph_20_Font"><text:span text:style-name="T1">entriculum.] </text:span></text:span>Quibus ventriculus<text:line-break/>aestuat cum exul<text:span text:style-name="Default_20_Paragraph_20_Font"><text:span text:style-name="T1">a</text:span></text:span>tione aut animi defectu, nisi febricitant,<text:line-break/>dato in potu frigidae cyathos iij, aut i v, idque per inter-<text:line-break/>valla. Quod si malum mitescat, ipsos reficiendo cibum<text:line-break/>exhibeto; sin vero perduret, adstrictis conjunctisque ex tr e-<text:line-break/>mis, ei praebeto sorbendum assidue dilutum veI malorum<text:line-break/>cotoneorum, pyrorumve, aut mespilorum , aut baccarum<text:line-break/>junsperi, aut pampinorum vitis, aut rosarum, vel succi<text:line-break/>mali punici, vel uvae acerbae: vel dato, quem bibat, tri-<text:line-break/>tum menthae ramulum, aut oenanthem, et finito quiescere.</text:p>
      <text:p text:style-name="P1"><text:span text:style-name="Default_20_Paragraph_20_Font"><text:span text:style-name="T1">[Ad exuberantem e ventriculo salicam.] </text:span></text:span>Distluen-</text:p>
      <text:p text:style-name="P3">tes saliva masticent siccam oryxam. Extrinsecus etiam<text:line-break/>impone ventriculo contrita vitis viridia folia, aut mala<text:line-break/>cotonea , aut viridem portulacam , aut etiam cuc<text:span text:style-name="Default_20_Paragraph_20_Font"><text:span text:style-name="T1">u</text:span></text:span>rbitae<text:line-break/>ramentum.</text:p>
      <text:p text:style-name="P1"><text:span text:style-name="Default_20_Paragraph_20_Font"><text:span text:style-name="T1">[Ad dolorem centricu</text:span></text:span>m.] Ventriculi ex iactatione aut<text:line-break/>anxietate dolores sedat, ac mitigat potum lac bubulum,<text:line-break/>aut asininum, cui incocti sint lapiIli ; aut rosarum dec<text:span text:style-name="Default_20_Paragraph_20_Font"><text:span text:style-name="T1">o-<text:line-break/></text:span></text:span>ctum, aut assum ovi luteum cum polenta potato.</text:p>
      <text:p text:style-name="P1"><text:span text:style-name="Default_20_Paragraph_20_Font"><text:span text:style-name="T1">[Ad stomachum bilem nigram evomentem.] </text:span></text:span>Ad ni-<text:line-break/>gram bilem pr<text:span text:style-name="Default_20_Paragraph_20_Font"><text:span text:style-name="T1">o</text:span></text:span>creantes et vomentes, ventriculique flatibus<text:line-break/>distentos et potissimum inter manducandum, spongias aceto<text:line-break/>acerrimo calido inebriatos ventriculo admove. Aut hede-<text:line-break/>rae folia vino decocta in cataplasma admove. Da quoque<text:line-break/>cibum boni succi. Est autem boni succi cibus, tum qui<text:line-break/>ex ovis et alica, tum qui ex jusculis sit, quibus aut avi-<text:line-break/>cusae, aut extremae porci partes, aut phasiani , aut j<text:span text:style-name="Default_20_Paragraph_20_Font"><text:span text:style-name="T1">u-<text:line-break/></text:span></text:span>venis perdicis, omni<text:span text:style-name="Default_20_Paragraph_20_Font"><text:span text:style-name="T1">u</text:span></text:span>mqne his similium carnes incoctae<text:line-break/>fuerint.</text:p>
      <text:p text:style-name="P2"><text:span text:style-name="Default_20_Paragraph_20_Font"><text:span text:style-name="T1">[Ad</text:span></text:span> u<text:span text:style-name="Default_20_Paragraph_20_Font"><text:span text:style-name="T1">entriculi infiationem.] </text:span></text:span>Inflato distentoque ven-<text:line-break/>triculo laborantes juvat polii fasciculus furis impositus,<text:line-break/>nec non potum ejusdem decoctum ; aut calaminthae de-<text:line-break/>coctum admixto mellis pauco et piperis drach. j, usurpatur.</text:p>
      <text:p text:style-name="P1"><text:span text:style-name="Default_20_Paragraph_20_Font"><text:span text:style-name="T1">[Doloris stomachi mitigatorium.] </text:span></text:span>Cuminum astum<text:line-break/>et apii pauxillum potui ex aqua datur; aut abrotoni ac<text:line-break/>thymi , utriusque obolos duos potui dato.</text:p>
      <text:p text:style-name="P1"><text:span text:style-name="Default_20_Paragraph_20_Font"><text:span text:style-name="T1">[Ad</text:span></text:span> u<text:span text:style-name="Default_20_Paragraph_20_Font"><text:span text:style-name="T1">chementer esurientes in itineribus.] </text:span></text:span>Bulimo la-<text:line-break/>borantes seu in itinere, seu modo alio eos reficimus por-<text:line-break/>rigentes olfaciendum acetum, aut pulegium, aut terram<text:line-break/>aceto madentem, aut poma, aut pyra, aut his similes<text:line-break/>fructus alios obvios; aut etiam panem ex vino eos astu-<text:line-break/>mere cogentes.</text:p>
      <text:p text:style-name="P1"><text:span text:style-name="Default_20_Paragraph_20_Font"><text:span text:style-name="T1">[Ad singultientes.] </text:span></text:span>Singultientibus da rutam cum<text:line-break/>vino in sorbitionem, aut nitrum ex meliorato, vel apium,<text:line-break/>vel castoreum, vel abrotonum, vel aristolochiam, vel cu-<text:line-break/>minum, vel anisum, vel calaminthem.</text:p>
      <text:h text:style-name="Heading_20_2" text:outline-level="2">Cap. XI. </text:h>
      <text:p text:style-name="P25"><text:span text:style-name="Default_20_Paragraph_20_Font"><text:span text:style-name="T1">[Ad hepatis assectus et pr</text:span></text:span>u<text:span text:style-name="Default_20_Paragraph_20_Font"><text:span text:style-name="T1">no ad obstru-</text:span></text:span></text:p>
      <text:p text:style-name="P3">d<text:span text:style-name="Default_20_Paragraph_20_Font"><text:span text:style-name="T1">ionem.] </text:span></text:span>Recipe amygdalarum amararum unc. iij, cu-<text:line-break/>mini unc. j, seminum apii unc. j, da cochlearium ex vino.<text:line-break/><text:span text:style-name="Default_20_Paragraph_20_Font"><text:span text:style-name="T1">Aliud</text:span></text:span>. Recipe radicis panacis unc. iij, rubiae drach. j,<text:line-break/>apii drach. j, piperis drach. ij, aristolochiae drach. j,<text:line-break/>radicis gentianae diligenter tritae cochlearium j, dato ex<text:line-break/>vino. <text:span text:style-name="Default_20_Paragraph_20_Font"><text:span text:style-name="T1">Aliud</text:span></text:span>. Recipe baccarum juniperi une. iij, seminum<text:line-break/>brassicae unc. j, seminum erucae unc. ij, excipe melle<text:line-break/>crudo, daque cochlearium unum. <text:span text:style-name="Default_20_Paragraph_20_Font"><text:span text:style-name="T1">Aliud. </text:span></text:span>Succi cichorii<text:line-break/>cyathum da cum aquae calidae cyathis ij , et mellis co-<text:line-break/>chlearlis duobus cum aqua calida exhibeto. <text:span text:style-name="Default_20_Paragraph_20_Font"><text:span text:style-name="T1">Aliud.</text:span></text:span> Socci<text:line-break/>anethi cyathus cum tribus cyathis aquae mulsae calidae.<text:line-break/>Lictorum autem ipsorum quodque seorsum aridum, tusum,<text:line-break/>aut cibo inspergitur, aut coctum bibitur. <text:span text:style-name="Default_20_Paragraph_20_Font"><text:span text:style-name="T1">Aliud. </text:span></text:span>Cha-<text:line-break/>maepityos decoctum cum pauxillo melle bibendum exhibe.<text:line-break/><text:span text:style-name="Default_20_Paragraph_20_Font"><text:span text:style-name="T1">Al</text:span></text:span>i<text:span text:style-name="Default_20_Paragraph_20_Font"><text:span text:style-name="T1">ud</text:span></text:span>. Chamaepityi decocti unc. viij, radicis cichorii<text:line-break/>unc. iv,. contunde et excipe melle cocto, da avellanae<text:line-break/>magnitudinem ex aqua calida.</text:p>
      <text:p text:style-name="P1">[T<text:span text:style-name="Default_20_Paragraph_20_Font"><text:span text:style-name="T1">roch</text:span></text:span>a<text:span text:style-name="Default_20_Paragraph_20_Font"><text:span text:style-name="T1">eus hepaticus.] </text:span></text:span>Recipe anisi, seminum apii,<text:line-break/>ari, amygdalarum amararum mundatorum, absinthii, cu-</text:p>
      <text:p text:style-name="P3">j<text:span text:style-name="Default_20_Paragraph_20_Font"><text:span text:style-name="T1">u</text:span></text:span>sque uno. j, forma ex aqua trochiscos drach. j, conti-<text:line-break/>nentes, exhibe non febricitantib<text:span text:style-name="Default_20_Paragraph_20_Font"><text:span text:style-name="T1">u</text:span></text:span>s ex vino diluto, febri-<text:line-break/>citantibus ex m<text:span text:style-name="Default_20_Paragraph_20_Font"><text:span text:style-name="T1">u</text:span></text:span>lso. <text:span text:style-name="Default_20_Paragraph_20_Font"><text:span text:style-name="T1">Aliud</text:span></text:span>. Senecionis da bibendum deco-<text:line-break/>ctum. <text:span text:style-name="Default_20_Paragraph_20_Font"><text:span text:style-name="T1">Aliud</text:span></text:span>. Aristolochiae drachmam dimidiam tritam da<text:line-break/>potui, salutantibus ex aqua, ex vino non <text:span text:style-name="Default_20_Paragraph_20_Font"><text:span text:style-name="T1">s</text:span></text:span>cindentibus.<text:line-break/><text:span text:style-name="Default_20_Paragraph_20_Font"><text:span text:style-name="T1">Aliud.</text:span></text:span> Trifolii herbae ad tertias decoctum dato potui.</text:p>
      <text:p text:style-name="P1"><text:span text:style-name="Default_20_Paragraph_20_Font"><text:span text:style-name="T1">[Ad aurigine laborantes.] </text:span></text:span>Affectos aurigine lavat<text:span text:style-name="Default_20_Paragraph_20_Font"><text:span text:style-name="T1">o<text:line-break/></text:span></text:span>in balneo aquae poculentae, totumque eorum corpus <text:span text:style-name="Default_20_Paragraph_20_Font"><text:span text:style-name="T1">o</text:span></text:span>sto<text:line-break/>confricata auethino. Quod si febre vacet, in colocyntha<text:line-break/>dos corio calefactum vinum propinato. <text:span text:style-name="Default_20_Paragraph_20_Font"><text:span text:style-name="T1">Aliud. </text:span></text:span>Lanariae<text:line-break/>tritae cochlearium ex aqua dato; aut ex muIso liberis s<text:line-break/>febre. <text:span text:style-name="Default_20_Paragraph_20_Font"><text:span text:style-name="T1">Aliud. </text:span></text:span>Cichorii s<text:span text:style-name="Default_20_Paragraph_20_Font"><text:span text:style-name="T1">u</text:span></text:span>cci cyathos tres propinato, scr<text:line-break/>ludentibus quidem per fe, non febrientibus vero ex mulsa<text:line-break/>mixto. <text:span text:style-name="Default_20_Paragraph_20_Font"><text:span text:style-name="T1">Aliud</text:span></text:span>. Ciceris dicti arietini et foeniculi coctorum<text:line-break/>cremorem exhibeto; febre carentibus cum vino nullu<text:span text:style-name="Default_20_Paragraph_20_Font"><text:span text:style-name="T1">s<text:line-break/>Aliud. </text:span></text:span>Tenerrima folia tam nasturtii viridis, quam ror^<text:line-break/>marini esiam viridis terito; expreffoque ex his succo<text:line-break/>tor ex m<text:span text:style-name="Default_20_Paragraph_20_Font"><text:span text:style-name="T1">u</text:span></text:span>lso, si febre careant. <text:span text:style-name="Default_20_Paragraph_20_Font"><text:span text:style-name="T1">Aliud</text:span></text:span>. EIaterium tritum</text:p>
      <text:p text:style-name="P3">cum lacte muliebri maceratum naribus infundito et jubeto<text:line-break/>sursum attrahi. <text:span text:style-name="Default_20_Paragraph_20_Font"><text:span text:style-name="T1">Al</text:span></text:span>i<text:span text:style-name="Default_20_Paragraph_20_Font"><text:span text:style-name="T1">ud.</text:span></text:span> Cyclamini succo aqua dil<text:span text:style-name="Default_20_Paragraph_20_Font"><text:span text:style-name="T1">u</text:span></text:span>to, ut<text:line-break/>dictum est, utitor. <text:span text:style-name="Default_20_Paragraph_20_Font"><text:span text:style-name="T1">Aliud. </text:span></text:span>Edendum rubicanini rufum<text:line-break/>fructum dato. <text:span text:style-name="Default_20_Paragraph_20_Font"><text:span text:style-name="T1">Aliud.</text:span></text:span> Chelidonii herbae succum cum vino<text:line-break/>et aqua mulsa porrigito non febricitantibus. <text:span text:style-name="Default_20_Paragraph_20_Font"><text:span text:style-name="T1">Aliud</text:span></text:span>. Hy-<text:line-break/>perlui drach. j , propinato ex aqua mulsa, et jejunis dato<text:line-break/>in cibum amygdalas amaras.</text:p>
      <text:h text:style-name="Heading_20_2" text:outline-level="2">Cap. XII.<text:span text:style-name="Default_20_Paragraph_20_Font"><text:span text:style-name="T1"> </text:span></text:span></text:h>
      <text:p text:style-name="P25"><text:span text:style-name="Default_20_Paragraph_20_Font"><text:span text:style-name="T1">[Ad lienosos.] </text:span></text:span>Da his potui decoctum<text:line-break/>cbamaedryos, veI chamaepityi , vel polii, vel rubiae,<text:line-break/>aut per <text:span text:style-name="Default_20_Paragraph_20_Font"><text:span text:style-name="T1">s</text:span></text:span>e, aut cum oxymelite non febricitantibus. <text:span text:style-name="Default_20_Paragraph_20_Font"><text:span text:style-name="T1">Aliud.<text:line-break/></text:span></text:span>Albae hederae corymbos numero tres dato devorandos et<text:line-break/>fnperbibendum acetum mulsum. <text:span text:style-name="Default_20_Paragraph_20_Font"><text:span text:style-name="T1">Aliud.</text:span></text:span> Radicis capparis<text:line-break/>ex oxymelite decoctum non febricitantibus dato. <text:span text:style-name="Default_20_Paragraph_20_Font"><text:span text:style-name="T1">Aliud.<text:line-break/></text:span></text:span>Tamaricis fructum tritum et cribratum, duo cochlearia<text:line-break/>dato ex oxymelite. <text:span text:style-name="Default_20_Paragraph_20_Font"><text:span text:style-name="T1">Aliud. </text:span></text:span>Ferrum ignitum aqua restin-<text:line-break/>guito , quam potui dato non febricitantibus cum vino.</text:p>
      <text:p text:style-name="P1">[E<text:span text:style-name="Default_20_Paragraph_20_Font"><text:span text:style-name="T1">pithema spleuicum.] </text:span></text:span>Recipe foenigracci unc. iv,<text:line-break/>hordeaceae farinae aac, iij, seminum nasturtii unc. ii;,</text:p>
      <text:p text:style-name="P3">pyrethri unc. ij, thuris unc. S, sinapi une. S, caricarum<text:line-break/>pinguium liba j , verbenacae herbae une. j, caricas acerri-<text:line-break/>mo aceto maceratas contundito fortiter in pila; adjiciens<text:line-break/>caetera unito ac utitor. <text:span text:style-name="Default_20_Paragraph_20_Font"><text:span text:style-name="T1">Aliud</text:span></text:span>. Moly herbam etiamnum<text:line-break/>virentem cum suo semine in ollam conjicito, in qua di-<text:line-break/>Egenter obturata coquito plurimum lento igni; coctamque<text:line-break/>nunc et in pila tritam imp<text:span text:style-name="Default_20_Paragraph_20_Font"><text:span text:style-name="T1">o</text:span></text:span>nit<text:span text:style-name="Default_20_Paragraph_20_Font"><text:span text:style-name="T1">o</text:span></text:span> lieni , ante tres dies non<text:line-break/>soluturus.</text:p>
      <text:p text:style-name="P1"><text:span text:style-name="Default_20_Paragraph_20_Font"><text:span text:style-name="T1">[Ad splenem ] </text:span></text:span>Recipe allii segmenta vij, tenuibus<text:line-break/>purgatis pelliculis in merum projecla in sule, maneque<text:line-break/>jejunus unum sume, contunde ipsum et in cujusque segmenti<text:line-break/>poculo uno assume, expertum est, continuo effice. Si<text:line-break/>velis etiam cataplasma expertum , injice radices capparis<text:line-break/>in acetum <text:span text:style-name="T20">e</text:span>t raphanos silvestres et elixa, postea vero<text:line-break/>hordeaceam farinam et mel adjice aceto et raphanos sil-<text:line-break/>vestres laevigatos et probe admodum elixos forma cata-<text:line-break/>plasmatis admove.</text:p>
      <text:h text:style-name="Heading_20_2" text:outline-level="2">Cap. X1H.<text:span text:style-name="Default_20_Paragraph_20_Font"><text:span text:style-name="T1"> </text:span></text:span></text:h>
      <text:p text:style-name="P26"><text:span text:style-name="Default_20_Paragraph_20_Font"><text:span text:style-name="T1">[Ad alios abdominis assectus, ac pri-</text:span></text:span></text:p>
      <text:p text:style-name="P3"><text:span text:style-name="Default_20_Paragraph_20_Font"><text:span text:style-name="T1">n</text:span></text:span>n<text:span text:style-name="Default_20_Paragraph_20_Font"><text:span text:style-name="T1">tm ad hydropicos.] </text:span></text:span>RecIpe foemgraeci unc. j, hordea-<text:line-break/>ceae farinae unc. iij , stercoris columbini unc. iv, frixae<text:line-break/>resinae lib. j, picis lib. j, cerae lib. l, axungiae veteris<text:line-break/>lih.ij, liquato liquanda, demum addito caetera ex aceto<text:line-break/>trita, ac utitor. <text:span text:style-name="Default_20_Paragraph_20_Font"><text:span text:style-name="T1">Aliud</text:span></text:span>. Recipe fimi caprini sicci lib. ij,<text:line-break/>coque in oxycrato et cataplasma Impone.</text:p>
      <text:p text:style-name="P1"><text:span text:style-name="Default_20_Paragraph_20_Font"><text:span text:style-name="T1">[Ad colico</text:span></text:span>n.] Anethum et cuminum in olei unc. iij,<text:line-break/>coquito et simul exhibeto et inlicito. <text:span text:style-name="Default_20_Paragraph_20_Font"><text:span text:style-name="T1">Aliud.</text:span></text:span> Rutam co-<text:line-break/>clam similiter in pari olei mensura, adjecto resinae tere-<text:line-break/>hinthinae cochleario , praebeto.</text:p>
      <text:p text:style-name="P1"><text:span text:style-name="Default_20_Paragraph_20_Font"><text:span text:style-name="T1">[Ad re</text:span></text:span>f<text:span text:style-name="Default_20_Paragraph_20_Font"><text:span text:style-name="T1">rigeratos.] </text:span></text:span>Anethino cui additum sit triti<text:line-break/>castorei cochlearium, utere.</text:p>
      <text:p text:style-name="P1"><text:span text:style-name="Default_20_Paragraph_20_Font"><text:span text:style-name="T1">[Ad infiammationes.] </text:span></text:span>Anethino utitor, cui admixta<text:line-break/>sint casci non <text:span text:style-name="Default_20_Paragraph_20_Font"><text:span text:style-name="T1">s</text:span></text:span>aliti duo cochlearia. Additur similiter vel<text:line-break/>pinguedo anserina, vel cervi medulla.</text:p>
      <text:p text:style-name="P1"><text:span text:style-name="Default_20_Paragraph_20_Font"><text:span text:style-name="T1">[Ad d</text:span></text:span>y<text:span text:style-name="Default_20_Paragraph_20_Font"><text:span text:style-name="T1">sentericos.] </text:span></text:span>In dysentericis curandis scire ne-<text:line-break/>ceffaIium est eximium dysenteriae remedium cibi esse<text:line-break/>paucitatem. Oportet autem et quae exhibent<text:span text:style-name="Default_20_Paragraph_20_Font"><text:span text:style-name="T1">u</text:span></text:span>r, ea quan-</text:p>
      <text:p text:style-name="P3">tum licet levia, minime gravia et concoctu facilia esse.<text:line-break/>Porro decoctum malorum pudicorum integrorum et coto-<text:line-break/>neorum his tum ad <text:span text:style-name="Default_20_Paragraph_20_Font"><text:span text:style-name="T1">s</text:span></text:span>orbendum propinatur, tum per cly-<text:line-break/>flerem injicitur. <text:span text:style-name="Default_20_Paragraph_20_Font"><text:span text:style-name="T1">Aliud</text:span></text:span> PIantaginem herbam cum oryra<text:line-break/>exacte decoctam da in cibo; quin hujus ipsius <text:span text:style-name="Default_20_Paragraph_20_Font"><text:span text:style-name="T1">s</text:span></text:span>uccum<text:line-break/>adjecta pinguedine hircina commode fubmi Distrahis. <text:span text:style-name="Default_20_Paragraph_20_Font"><text:span text:style-name="T1">Aliud.<text:line-break/></text:span></text:span>Myrti baccas vino incoquito, si febre careant; si vero<text:line-break/>febricitant, aquae; ac immittito. <text:span text:style-name="Default_20_Paragraph_20_Font"><text:span text:style-name="T1">Aliud.</text:span></text:span> Recipe cochlea-<text:line-break/>mm integrarum nstarum unc. j , cornu cervi usti unc. ij,<text:line-break/>excipe <text:span text:style-name="Default_20_Paragraph_20_Font"><text:span text:style-name="T1">s</text:span></text:span>ucco plantaginis, exhibetoque fabae magnitudinem,<text:line-break/>febrem carentibus cum vino , cum aqua febricitantibus.</text:p>
      <text:p text:style-name="P1"><text:span text:style-name="Default_20_Paragraph_20_Font"><text:span text:style-name="T1">[Ad coeliacos et d</text:span></text:span>y<text:span text:style-name="Default_20_Paragraph_20_Font"><text:span text:style-name="T1">senterico</text:span></text:span>s] Recipe baccarum myrti<text:line-break/>siccarum contusarum unc. j, rosarum aridarum unc. j,<text:line-break/>baccas iuniperi decem, pyra arida tusa xxiij, silicarum<text:line-break/>contusarum unc. j, corticis pini unc. iv, propinato excreti<text:line-break/>ex bis puluisculi aridi cochIearium ex vino. Porro quod<text:line-break/>crassiorum est partium, pinguibus palmulis coactum ven-<text:line-break/>tri imponito. <text:span text:style-name="Default_20_Paragraph_20_Font"><text:span text:style-name="T1">Aliud.</text:span></text:span> Potum leporis, tum hinnuli, tum</text:p>
      <text:p text:style-name="P3">etiam capreae coagulum ex vino, nec non immissum cum<text:line-break/>oryxae cremore juvat.</text:p>
      <text:p text:style-name="P1"><text:span text:style-name="Default_20_Paragraph_20_Font"><text:span text:style-name="T1">[Ad diuturnam dysenteriam.] </text:span></text:span>Recipe chartae ustae<text:line-break/>unc. j, calcis vivae unc. j, uvae immaturae socco exci-<text:line-break/>piens in pastillos formato, continentes alios drach. iij,<text:line-break/>alios drach. ij , alios drach. j, ut cuique aetati apta sit ad<text:line-break/>manum quantitas. At in ufu unum vino austero dissolve,<text:line-break/>et adlecto oryzae cremore per clysterem injice. <text:span text:style-name="Default_20_Paragraph_20_Font"><text:span text:style-name="T1">Aliud.<text:line-break/></text:span></text:span>Cocti anferini ovi putamen minutissime tritum dimidiae<text:line-break/>drachmae quantitate ex vino propinato.</text:p>
      <text:h text:style-name="Heading_20_2" text:outline-level="2">Cap. XlV.<text:span text:style-name="Default_20_Paragraph_20_Font"><text:span text:style-name="T1"> </text:span></text:span></text:h>
      <text:p text:style-name="P26"><text:span text:style-name="Default_20_Paragraph_20_Font"><text:span text:style-name="T1">[De sudis aissiectibus ac propriis sudi me-<text:line-break/>dicamentis.] </text:span></text:span>Sedi diversi oboriuntur affectus, rhagades,<text:line-break/>condylomata, aliaeque inflammationes. His autem conve-<text:line-break/>niunt quae tenera, mollia, omnisque mors<text:span text:style-name="Default_20_Paragraph_20_Font"><text:span text:style-name="T1">u</text:span></text:span>s expertia<text:line-break/>medicamenta illinuntur.</text:p>
      <text:p text:style-name="P1"><text:span text:style-name="Default_20_Paragraph_20_Font"><text:span text:style-name="T1">[Ad fedis ex ardore dolores topicum.] </text:span></text:span>Ovi luteum<text:line-break/>ex vino albo tritum et rosaceo cerato exceptum illinc,<text:line-break/>emplastrique modo utere. Conveniunt autem his quae</text:p>
      <text:p text:style-name="P3">mollia et morsu carentia medicamenta illinuntur. <text:span text:style-name="Default_20_Paragraph_20_Font"><text:span text:style-name="T1">Alius.<text:line-break/></text:span></text:span>Recentem anseris adipem inungito et ut empIastro utitor:<text:line-break/>utile his etiam cataplasma ex pane puro soluto coctoque<text:line-break/>in aqua et rosaceo; quod fuerit efficacius, additis ovorum<text:line-break/>luteis aliquot coctis. <text:span text:style-name="Default_20_Paragraph_20_Font"><text:span text:style-name="T1">Aliud</text:span></text:span>. Foenumgraecum elixum tri-<text:line-break/>tumque adjecto butyro ut cataplasma applicato. <text:span text:style-name="Default_20_Paragraph_20_Font"><text:span text:style-name="T1">Aliud.<text:line-break/></text:span></text:span>Anserinum adipem inungito. <text:span text:style-name="Default_20_Paragraph_20_Font"><text:span text:style-name="T1">Aliud.</text:span></text:span> Recipe rosarum unc.<text:line-break/>iij, coctorum ovorum lutea duo, trita ex vino albo, ro-<text:line-break/>saceoque cerato excepta , illine.</text:p>
      <text:p text:style-name="P1"><text:span text:style-name="Default_20_Paragraph_20_Font"><text:span text:style-name="T1">[Ad ani pruritus.] </text:span></text:span>Recipe terram vocatam rimo-<text:line-break/>liam , tritam cum vino, qua cerato myrteo excepta utere.</text:p>
      <text:p text:style-name="P1"><text:span text:style-name="Default_20_Paragraph_20_Font"><text:span text:style-name="T1">[Ad procidentem anum.] </text:span></text:span>Recipe recrementi plumbi<text:line-break/>unc. j, rosarum siccarum tunc. iv, accurate admodum trita,<text:line-break/>sicca ano appone, doto prius vino myrteo. <text:span text:style-name="Default_20_Paragraph_20_Font"><text:span text:style-name="T1">Aliud. </text:span></text:span>Cy-<text:line-break/>clamidi <text:span text:style-name="Default_20_Paragraph_20_Font"><text:span text:style-name="T1">s</text:span></text:span>uccum et mel aequa portione decoque in vase<text:line-break/>aereo, donec cerati habeat crassitudinem , et inunge.</text:p>
      <text:h text:style-name="Heading_20_2" text:outline-level="2">Cap. XV. </text:h>
      <text:p text:style-name="P26">[D<text:span text:style-name="Default_20_Paragraph_20_Font"><text:span text:style-name="T1">e renum et</text:span></text:span> T<text:span text:style-name="Default_20_Paragraph_20_Font"><text:span text:style-name="T1">esteae aissiectibus</text:span></text:span>.] [P<text:span text:style-name="Default_20_Paragraph_20_Font"><text:span text:style-name="T1">otio</text:span></text:span></text:p>
      <text:p text:style-name="P3">a<text:span text:style-name="Default_20_Paragraph_20_Font"><text:span text:style-name="T1">d renum et</text:span></text:span> v<text:span text:style-name="Default_20_Paragraph_20_Font"><text:span text:style-name="T1">esicae assectus instammatiorios et exulcera-<text:line-break/>tione</text:span></text:span>LI. Recipe seminum lini unc. ij, amyli unc. j, pro-<text:line-break/>Innato ex aqua cochlearium.</text:p>
      <text:p text:style-name="P1"><text:span text:style-name="Default_20_Paragraph_20_Font"><text:span text:style-name="T1">[Ad</text:span></text:span> <text:span text:style-name="T21">v</text:span><text:span text:style-name="Default_20_Paragraph_20_Font"><text:span text:style-name="T1">estcam ulceratum et urinae difeicultatem.</text:span></text:span>] Re-<text:line-break/><text:span text:style-name="T21">cip</text:span>e pineos nucleos et amygdala ana xx , palmulas <text:span text:style-name="Default_20_Paragraph_20_Font"><text:span text:style-name="T13">xv</text:span></text:span><text:span text:style-name="Default_20_Paragraph_20_Font"><text:span text:style-name="T10">,<text:line-break/></text:span></text:span>liagacanthae une. iv, dato c<text:span text:style-name="Default_20_Paragraph_20_Font"><text:span text:style-name="T1">u</text:span></text:span>m aqua.</text:p>
      <text:p text:style-name="P1"><text:span text:style-name="Default_20_Paragraph_20_Font"><text:span text:style-name="T1">[Ad renum obstructionem.]</text:span></text:span> Apii decoctum dato in<text:line-break/>potu febre carentibus ex condito; scindentibus ex aqua.<text:line-break/><text:span text:style-name="Default_20_Paragraph_20_Font"><text:span text:style-name="T1">dliud.</text:span></text:span> Decoctum cicerum arietinorum appellatorum c<text:span text:style-name="Default_20_Paragraph_20_Font"><text:span text:style-name="T1">u</text:span></text:span>m<text:line-break/>condito detur in potu.</text:p>
      <text:p text:style-name="P1"><text:span text:style-name="Default_20_Paragraph_20_Font"><text:span text:style-name="T1">[dd calculosus] </text:span></text:span>Lini semen exacte tritum da bi-<text:line-break/>fiendum cum <text:span text:style-name="Default_20_Paragraph_20_Font"><text:span text:style-name="T1">c</text:span></text:span>ondito. <text:span text:style-name="Default_20_Paragraph_20_Font"><text:span text:style-name="T1">Aliud. </text:span></text:span>Recipe seminum cucume-<text:line-break/>domestiei frixi one. vj, seminum malvae unc. v, nu-<text:line-break/>Deorum pineorum frixorum unc. vj, seminum apii unca<text:line-break/><text:span text:style-name="T21">vij</text:span>, amygdalorum amarorum mundatorum unc. ix, pasto<text:line-break/>exctpe, d<text:span text:style-name="T21">a</text:span> cochlearium, ut ante dictum est.</text:p>
      <text:h text:style-name="Heading_20_2" text:outline-level="2">Cap. XVI. </text:h>
      <text:p text:style-name="P27"><text:span text:style-name="Default_20_Paragraph_20_Font"><text:span text:style-name="T1">[Ad ischiades, podagram et a</text:span></text:span><text:span text:style-name="Default_20_Paragraph_20_Font"><text:span text:style-name="T22">rthriti</text:span></text:span><text:span text:style-name="Default_20_Paragraph_20_Font"><text:span text:style-name="T1">-<text:line-break/></text:span></text:span><text:span text:style-name="Default_20_Paragraph_20_Font"><text:span text:style-name="T3">d</text:span></text:span><text:span text:style-name="Default_20_Paragraph_20_Font"><text:span text:style-name="T16">em</text:span></text:span><text:span text:style-name="Default_20_Paragraph_20_Font"><text:span text:style-name="T10">.] </text:span></text:span>Hi m<text:span text:style-name="T21">orbi</text:span> ejusdem inter se sunt generis, proinde</text:p>
      <text:p text:style-name="P3">eandem fere postulant curatsonem. Hi disserunt essictentt-<text:line-break/>bus ipsus fluxionibus, quarum hae calidae sunt, iliae<text:line-break/>frigidae. Dignoscuntur autem, quod calidiorem fluxionem<text:line-break/>comitentur rubedo, incendium et, si fuerit inflammatio,<text:line-break/>vehementes dolores. Frigidiorem vero tumor albus, laxus,<text:line-break/>mollis. Porro utriusque curatio haec est, ut calidae re-<text:line-break/>frigerantia, frigidae calefacientia disc<text:span text:style-name="Default_20_Paragraph_20_Font"><text:span text:style-name="T1">u</text:span></text:span>tientiaque applicent<text:line-break/>tur. ltaque si copiosus vexans humor fuerit, purgatione<text:line-break/>primum utendum est vexantis humoris. Quod si corpus<text:line-break/>pIethoricum l<text:span text:style-name="Default_20_Paragraph_20_Font"><text:span text:style-name="T1">u</text:span></text:span>erit, omnium primam venae <text:span text:style-name="Default_20_Paragraph_20_Font"><text:span text:style-name="T1">s</text:span></text:span>ectionem<text:line-break/>praescribimus, ac repeliimus fluxiones oxycrato, etiam<text:line-break/>frigidioribus medicamentis utentes. (De his autem nobis<text:line-break/>ab<text:span text:style-name="Default_20_Paragraph_20_Font"><text:span text:style-name="T1">u</text:span></text:span>nde <text:span text:style-name="Default_20_Paragraph_20_Font"><text:span text:style-name="T1">s</text:span></text:span>criptum est tum in meis ad Glauconem curatio-<text:line-break/>num libris d<text:span text:style-name="Default_20_Paragraph_20_Font"><text:span text:style-name="T1">u</text:span></text:span>obus, tum in caeteris pluribus; proinde mihi<text:line-break/>in parabilib<text:span text:style-name="Default_20_Paragraph_20_Font"><text:span text:style-name="T1">u</text:span></text:span>s haud immorandum est de Itis differenti.)<text:line-break/>Caeterum in ischii deaIqiculatione <text:span text:style-name="Default_20_Paragraph_20_Font"><text:span text:style-name="T1">aspecta seu isehiade</text:span></text:span> id<text:line-break/>moliri cavemus. Quum enim haec in alto sit, ad eam a<text:line-break/>circumstantibus vasis musculisve sanguis compellitur ve-</text:p>
      <text:p text:style-name="P3">hementerque cruciat. Mitigantibus itaque medicamentis<text:line-break/>utendum esu Nam in ischii dolore neque magnopere re-<text:line-break/>frigerantium neque vehementer cale<text:span text:style-name="Default_20_Paragraph_20_Font"><text:span text:style-name="T1">s</text:span></text:span>acientium usus esu<text:line-break/>Ab his enim fluxiones exacerbantur, quam ipsas quidem<text:line-break/>multus calor attrahat, magisque discuti prohibeat; frigus<text:line-break/>vero concretioni quiddam simile moliatur, fluxionesque<text:line-break/>discuss<text:span text:style-name="Default_20_Paragraph_20_Font"><text:span text:style-name="T1">a</text:span></text:span> difficiles efficiat. Sed ischiadicos juvant magis<text:line-break/>vomitus, qui vacationibus ad <text:span text:style-name="Default_20_Paragraph_20_Font"><text:span text:style-name="T1">s</text:span></text:span>uperiorem ventrem humo-<text:line-break/>rum deorsum irruentium impetum revellunt. Hi vomitus<text:line-break/>per initia provocandi <text:span text:style-name="Default_20_Paragraph_20_Font"><text:span text:style-name="T1">s</text:span></text:span>unt ab accepto cibo <text:span text:style-name="Default_20_Paragraph_20_Font"><text:span text:style-name="T1">spontanei</text:span></text:span>, imo<text:line-break/>etiam postea buIbis vomitoriis et raphanis. Exhibentur<text:line-break/>autem in aqua cocti bulbi cum oxymelite : radicula vero<text:line-break/>ni tenues partes conci<text:span text:style-name="Default_20_Paragraph_20_Font"><text:span text:style-name="T1">s</text:span></text:span>a et oxymelite immersa editur. Atque<text:line-break/>his usi quum diuturnam horam intermiserint, ad vomi-<text:line-break/>tum ducendi sunt, posteaque deinceps longo interfecto<text:line-break/>tempore lavandi; rursusque demum ipsi quiescentes quoad<text:line-break/>omnis turbatio desierit, tenui victu reficiendi sunt.</text:p>
      <text:p text:style-name="Normal"><text:span text:style-name="Default_20_Paragraph_20_Font"><text:span text:style-name="T1">[Ad podagricus accessiones.] </text:span></text:span>Brassicae foliis decoctis</text:p>
      <text:p text:style-name="P3">ac contritis addito aceti faecem , lutea duorum ovorum<text:line-break/>crudorum ac rosacei parum ; quae accurate mixta in Isto-<text:line-break/>dum cataplasmatis tepida imponito frequenter renovans.<text:line-break/><text:span text:style-name="Default_20_Paragraph_20_Font"><text:span text:style-name="T1">Aliud.</text:span></text:span> Cataplasmati vulgari et usitato ex caricis elixo<text:line-break/>adjecta hyoscyami folia incoque et admove.</text:p>
      <text:p text:style-name="P1"><text:span text:style-name="Default_20_Paragraph_20_Font"><text:span text:style-name="T1">[Ad fer</text:span></text:span>v<text:span text:style-name="Default_20_Paragraph_20_Font"><text:span text:style-name="T1">idas instammationes.] </text:span></text:span>Lenticulam palustrem<text:line-break/>ex aceto et rosaceo imponito. <text:span text:style-name="Default_20_Paragraph_20_Font"><text:span text:style-name="T1">Aliud</text:span></text:span>. Ulmi foliis expres-<text:line-break/>sum succum et coctum cum cerato illine.</text:p>
      <text:p text:style-name="P1"><text:span text:style-name="Default_20_Paragraph_20_Font"><text:span text:style-name="T1">[Ad exuperantes ardores.] </text:span></text:span>Lactucae solia exacte cum<text:line-break/>pane trita applica frequenter iterando. <text:span text:style-name="Default_20_Paragraph_20_Font"><text:span text:style-name="T1">Aliud. </text:span></text:span>Corian-<text:line-break/>drum viride tritum cum polenta admove.</text:p>
      <text:p text:style-name="P1"><text:span text:style-name="Default_20_Paragraph_20_Font"><text:span text:style-name="T1">[Ad laxas insectiones</text:span></text:span>.] Salem ex oleo diligenter tri-<text:line-break/>tum succidaque lana exceptum ut cataplasma admove.</text:p>
      <text:p text:style-name="P1"><text:span text:style-name="Default_20_Paragraph_20_Font"><text:span text:style-name="T1">[Ad</text:span></text:span> i<text:span text:style-name="Default_20_Paragraph_20_Font"><text:span text:style-name="T1">schiadic</text:span></text:span>o<text:span text:style-name="Default_20_Paragraph_20_Font"><text:span text:style-name="T1">s.] </text:span></text:span>Alliorum aglitas tres purgatas<text:line-break/>integras deglutiendo exhibe post coenam, contemperatum<text:line-break/>bibens; id crebro effice, expertum elI. <text:span text:style-name="Default_20_Paragraph_20_Font"><text:span text:style-name="T1">Aliud.</text:span></text:span> Hirundi-<text:line-break/>nem cape, atque si sit pes dexter quo laboras, dextra</text:p>
      <text:p text:style-name="P3">manu alas contere aegrotanti, incide, trahe sanguinem a<text:line-break/>superiore acetabuli parte adusque talum trahens fangui-<text:line-break/>nem ex tota hirundine et extracta pelle et assa comede<text:line-break/>nihil foras proiiciens et confestim comedens inunge oleo<text:line-break/>usque ad talum per tres dies et miraberis. Expertum est<text:line-break/>admodum. <text:span text:style-name="Default_20_Paragraph_20_Font"><text:span text:style-name="T1">Aliud. </text:span></text:span>Cornicem capies , stude illaesam con-<text:line-break/>servare, et si dextrae partes affectae sint, parvum digitum<text:line-break/>posteriorem cornicis dextri pedis concisum circumpone,<text:line-break/>unguento vero iIlitas alas cornicis sinito volare. Si vero<text:line-break/>sinistrae partes aegrotent, sinistri pedis prius declaratum<text:line-break/>digitum concisum admove. Effice et alia eodem modo, id<text:line-break/>saepe exploratum est.</text:p>
      <text:h text:style-name="Heading_20_2" text:outline-level="2">Cap. XVII. </text:h>
      <text:p text:style-name="P27"><text:span text:style-name="Default_20_Paragraph_20_Font"><text:span text:style-name="T1">[De mortiferis medicamentis.] </text:span></text:span>De le-<text:line-break/>talibus medicamentis neque indistincte hic <text:span text:style-name="Default_20_Paragraph_20_Font"><text:span text:style-name="T1">s</text:span></text:span>cribere tutum<text:line-break/>est, neque parvi lab<text:span text:style-name="Default_20_Paragraph_20_Font"><text:span text:style-name="T1">o</text:span></text:span>ris de omnibus singulatim deque<text:line-break/>comitantium haec <text:span text:style-name="Default_20_Paragraph_20_Font"><text:span text:style-name="T1">s</text:span></text:span>ymptomatum curatione disserere. Ejus-<text:line-break/>modi autem tractatio iis malitiae occasionem praeberet^</text:p>
      <text:p text:style-name="P3">quibus maleficiendi est animus. At ea scribo quae vuI-<text:line-break/>go creduntur iis opitulari qui letalia medicamenta de-<text:line-break/>voraverint. Quamprimum jube eos vomere, epoto prius<text:line-break/>hydrelaeo et plurimo et frequenter, et varia cibaria exhibe,<text:line-break/>a quibus tempestive rursum vomant jubeto: sic enisu aut<text:line-break/>simul rejicietur mortiferum medicamentum, aut evictum<text:line-break/>obtusiorem habebit facultatem. Quod si ventriculus a <text:span text:style-name="Default_20_Paragraph_20_Font"><text:span text:style-name="T8">νο</text:span></text:span><text:span text:style-name="Default_20_Paragraph_20_Font"><text:span text:style-name="T10">-<text:line-break/></text:span></text:span>mitu aduratur, aquam rosaceo oleo mixtam potui offerto<text:line-break/>et eos vomere rursus jubeto. Da vero si sit opus et the-<text:line-break/>riacen bibendam ex vino, aut juniperi baccas novem et<text:line-break/>rutae trita viginti folia aut herbae chamaepityis. A<text:line-break/>somno proreus arce extremarumque partium utitor sri-<text:line-break/>ctioue. Quod si malum videatur tibi altius in ventrem<text:line-break/>nunc descendisse , quod ex ventris inferioris irritatione<text:line-break/>cognosces, utendum acribus clysteribus, cujus generis sunt<text:line-break/>qui ex melle copiosiori et aphr<text:span text:style-name="Default_20_Paragraph_20_Font"><text:span text:style-name="T1">o</text:span></text:span>nitro constant aut alio<text:line-break/>quovis, cui irritandi ventris sit facultas. At strangulasset<text:line-break/>a devoratis fungis medetur nardus ex oxymelite pota. Idem<text:line-break/>potest gallinarum domesticarum fimum ex oxymelite. Cae-</text:p>
      <text:p text:style-name="P3">tarum suffocationi ex concreto in ventriculo lacte auxi-<text:line-break/>flatur potum cum vino coagulum.</text:p>
      <text:p text:style-name="P1">Quartus itaque mihi liber, o Glauco, hic finem ha-<text:line-break/>beto. Quod si <text:span text:style-name="Default_20_Paragraph_20_Font"><text:span text:style-name="T1">pluribus</text:span></text:span> tibi opus sit, ea in eo quod ad<text:line-break/>Salomonem medicorum principem scriptum est opere deda-<text:line-break/>rari facile usurpabis et admodum probata admiraberis.</text:p>
      <text:h text:style-name="P16" text:outline-level="1"><text:span text:style-name="Default_20_Paragraph_20_Font"><text:span text:style-name="T3">G</text:span></text:span><text:bookmark-start text:name="bookmark2"/>ALENI DE REMEDIIS PARARI-<text:line-break/>LIBUS LIBER SECUNDUS.<text:bookmark-end text:name="bookmark2"/></text:h>
      <text:h text:style-name="Heading_20_2" text:outline-level="2">Prooemium. </text:h>
      <text:p text:style-name="P28"><text:span text:style-name="T21">Q</text:span>uia petiisti ut de faciIe parabi-<text:line-break/>libus remediis ad te scriberem, S<text:span text:style-name="Default_20_Paragraph_20_Font"><text:span text:style-name="T1">o</text:span></text:span>Ion carissime, gratum<text:line-break/>tibi esse putavi quae mihi per experientiam cognita<text:line-break/>s<text:span text:style-name="Default_20_Paragraph_20_Font"><text:span text:style-name="T1">u</text:span></text:span>nt scribere et ad te mittere, a capillis usque ad pedes<text:line-break/>procedens, ut homo facile possit ipsa adipisci. Incipiamus<text:line-break/>igitur primo a capillis.</text:p>
      <text:h text:style-name="Heading_20_2" text:outline-level="2">Cap. I. </text:h>
      <text:p text:style-name="P29">[P<text:span text:style-name="Default_20_Paragraph_20_Font"><text:span text:style-name="T1">arabilia externis capitis affectibus curan-<text:line-break/>dis idonea.] [De tincturis capillorum.] </text:span></text:span>Unctiones ca-</text:p>
      <text:p text:style-name="P3">pillorum, ut etiam cani fiant nigri. Scoriam ferri et<text:line-break/>plumbum coque in aceto usque ad tertiam partem et il-<text:line-break/>line, et oleo tangi capillos prohibe. <text:span text:style-name="Default_20_Paragraph_20_Font"><text:span text:style-name="T1">Aliud. </text:span></text:span>Radices cap-<text:line-break/>paris tere et coque in facte asinae usque ad tertiam par-<text:line-break/>tem et utere; hoc serva, quia prorsus denigrat pilos ca-<text:line-break/>pilis. <text:span text:style-name="Default_20_Paragraph_20_Font"><text:span text:style-name="T1">Aliud.</text:span></text:span> Testudinis marinae sel dissolve cum oleo et<text:line-break/>unge capillos. <text:span text:style-name="Default_20_Paragraph_20_Font"><text:span text:style-name="T1">Aliud.</text:span></text:span> Racemulos in nucibus pendentes<text:line-break/>in oleo coque, bitumen liquidum adde et unge. <text:span text:style-name="Default_20_Paragraph_20_Font"><text:span text:style-name="T1">Aliud.<text:line-break/></text:span></text:span>Plumbum cum oleo repone in vase plumbeo et eo unge<text:line-break/>capillos. <text:span text:style-name="Default_20_Paragraph_20_Font"><text:span text:style-name="T1">Aliud</text:span></text:span>. Echinum terrestrem combure et cum oleo<text:line-break/>dissolvens unge capillus et dimitte per totam noctem.<text:line-break/><text:span text:style-name="Default_20_Paragraph_20_Font"><text:span text:style-name="T1">Aliud</text:span></text:span> quod ne cani fiant prohibet. Recipe colocynthi-<text:line-break/>dem et perfora eam et purga ipsam bene ab iis quae sunt<text:line-break/>intus; deinde imple oleo taurino et adde semen hyoscya-<text:line-break/>mi non contritum, dimitte unum diem et unge semel in<text:line-break/>anno. <text:span text:style-name="Default_20_Paragraph_20_Font"><text:span text:style-name="T1">Ad dealbandos capillos.</text:span></text:span> Stercus hirundinis terens<text:line-break/>cum felle tauri unge et albi fient. <text:span text:style-name="Default_20_Paragraph_20_Font"><text:span text:style-name="T1">Aliud.</text:span></text:span> Vcrbasci albi</text:p>
      <text:p text:style-name="P3">combure florem et extingue aceto et misce et mixtura<text:line-break/>utere. U<text:span text:style-name="Default_20_Paragraph_20_Font"><text:span text:style-name="T1">t sta</text:span></text:span>n<text:span text:style-name="Default_20_Paragraph_20_Font"><text:span text:style-name="T1">t stant capilli. </text:span></text:span>Alumen coque in aqua et<text:line-break/>madesacito capiIlos duobus diebus, et post hoc lava cum<text:line-break/>aqua, in qua est dissoluta faex vini usta. <text:span text:style-name="Default_20_Paragraph_20_Font"><text:span text:style-name="T1">Aliud. </text:span></text:span>Decocto<text:line-break/>lupinorum amarorum madesacito capillos; vel ipsos lupi-<text:line-break/>nos amaros crudos terens et permiscens cum aqua filine.<text:line-break/><text:span text:style-name="Default_20_Paragraph_20_Font"><text:span text:style-name="T1">Aliud</text:span></text:span>. Faecem vini veteris ustam ac tritam permisce cum<text:line-break/>oleo balanino ad cerati crassitudinem et unge caput, quando<text:line-break/>vadis dormitum. <text:span text:style-name="Default_20_Paragraph_20_Font"><text:span text:style-name="T1">Aliud. </text:span></text:span>Folia ligustri trita infunde in<text:line-break/>succo lanariae et utere hoc diluto. <text:span text:style-name="Default_20_Paragraph_20_Font"><text:span text:style-name="T1">Aliud</text:span></text:span>. Rubiam, stoe-<text:line-break/>chadem citrinum, polytrichum, absinthium et lupinos con-<text:line-break/>jice in aquam, reponens in vase vitreo, et dimitte per<text:line-break/>novem dies, movens bis in die; tempore vero usus acci-<text:line-break/>piens dietae aquae quod sufficit, mitte in eam spongiam<text:line-break/>et dimitte, ut imbibat aquam: et quando fuerint desiccati<text:line-break/>capilli ea aqua prius irrigati, ablue cum aqua calida et<text:line-break/>fap<text:span text:style-name="Default_20_Paragraph_20_Font"><text:span text:style-name="T1">o</text:span></text:span>ne.</text:p>
      <text:p text:style-name="P2">[l<text:span text:style-name="Default_20_Paragraph_20_Font"><text:span text:style-name="T1">l. De capillorum destu</text:span></text:span>n<text:span text:style-name="Default_20_Paragraph_20_Font"><text:span text:style-name="T1">io.] </text:span></text:span>Ad casum capillorum<text:line-break/>ulmi radicem et foliorum manipul<text:span text:style-name="Default_20_Paragraph_20_Font"><text:span text:style-name="T1">u</text:span></text:span>m j, macera in iv cya-<text:line-break/>Ibis aquae et unge et post hoc unge cum oleo. <text:span text:style-name="Default_20_Paragraph_20_Font"><text:span text:style-name="T1">Aliud.<text:line-break/></text:span></text:span>Sambucum comburo ac misce cum cerato liquidissimo et<text:line-break/>unge. <text:span text:style-name="Default_20_Paragraph_20_Font"><text:span text:style-name="T1">Aliud.</text:span></text:span> Aloen permisceto cum vino nigro austero<text:line-break/>et ungito. <text:span text:style-name="Default_20_Paragraph_20_Font"><text:span text:style-name="T1">Aliud.</text:span></text:span> Myrrham et ladanum illine cum vino<text:line-break/>aut oleo myrtino. <text:span text:style-name="Default_20_Paragraph_20_Font"><text:span text:style-name="T1">Aliud.</text:span></text:span> Accipe apes multas et comburo<text:line-break/>et misce cum oleo et unge, cavens ne ungas ea quae sunt<text:line-break/>circa<text:span text:style-name="Default_20_Paragraph_20_Font"><text:span text:style-name="T1">. Aliud</text:span></text:span>. Recipe nigellam, combure et tritam miscens<text:line-break/>cum aqua illine; maxime autem confert superciliis.</text:p>
      <text:p text:style-name="P1">[<text:span text:style-name="T23">3</text:span>. <text:span text:style-name="Default_20_Paragraph_20_Font"><text:span text:style-name="T1">De capillis, qui cadunt iis qui reficiuntur ex<text:line-break/></text:span></text:span>mo<text:span text:style-name="Default_20_Paragraph_20_Font"><text:span text:style-name="T1">rb</text:span></text:span>o.] Ladanum cum vino et oleo rosaceo coquito ad<text:line-break/>crassitudinem cerati et ungito. <text:span text:style-name="Default_20_Paragraph_20_Font"><text:span text:style-name="T1">Aliud. </text:span></text:span>Radicem mori de-<text:line-break/>cortica et combure et coque, ut dictum est. <text:span text:style-name="Default_20_Paragraph_20_Font"><text:span text:style-name="T1">Aliud. </text:span></text:span>Puli-<text:line-break/>cariae femen terens, pone in lixivio et lava caput; deinde<text:line-break/>coque lentiscum et collue caput. <text:span text:style-name="Default_20_Paragraph_20_Font"><text:span text:style-name="T1">Aliud, </text:span></text:span>quo in loc<text:span text:style-name="Default_20_Paragraph_20_Font"><text:span text:style-name="T1">o</text:span></text:span></text:p>
      <text:p text:style-name="P2">combusto ab igne oriantur capilli. Folia ficus terantur et<text:line-break/>in farinam vertantur et apponantur loco.</text:p>
      <text:p text:style-name="P1">[4<text:span text:style-name="Default_20_Paragraph_20_Font"><text:span text:style-name="T1">. Pstlothra.] </text:span></text:span>Cerebrum vespertilionis terno cum<text:line-break/>lacte mulieris et illine. <text:span text:style-name="Default_20_Paragraph_20_Font"><text:span text:style-name="T1">Aliud. </text:span></text:span>Fel thunni misce cum<text:line-break/>lacrima vel gummi hederae et illine. <text:span text:style-name="Default_20_Paragraph_20_Font"><text:span text:style-name="T1">Aliud. </text:span></text:span>Accipe<text:line-break/>sanguinem recentem leporis et adhibe. <text:span text:style-name="Default_20_Paragraph_20_Font"><text:span text:style-name="T1">Aliud</text:span></text:span>. Sanguinem<text:line-break/>cervi permisce cum acet<text:span text:style-name="Default_20_Paragraph_20_Font"><text:span text:style-name="T1">o</text:span></text:span> et obline. <text:span text:style-name="Default_20_Paragraph_20_Font"><text:span text:style-name="T1">Aliud. </text:span></text:span>Semen urti-<text:line-break/>cae silvestris accipe , tere cum oleo et frica ipso locum.<text:line-break/><text:span text:style-name="Default_20_Paragraph_20_Font"><text:span text:style-name="T1">Aliud.</text:span></text:span> Vespertiliones plures vivos pone in bitumine et<text:line-break/>dimitte ut putrefiant et unge quemvis locum.</text:p>
      <text:p text:style-name="P1">[5<text:span text:style-name="Default_20_Paragraph_20_Font"><text:span text:style-name="T1">. Ad alopecia.] </text:span></text:span>Murem combure et tere et pul-<text:line-break/>verem permisce cum adipe ursino et unge , prius fricans<text:line-break/>Iocum cepa alba. <text:span text:style-name="Default_20_Paragraph_20_Font"><text:span text:style-name="T1">Aliud</text:span></text:span>. Cantharias combure et tere et<text:line-break/>pulverem permisce cum melle et ungito. <text:span text:style-name="Default_20_Paragraph_20_Font"><text:span text:style-name="T1">Aliud</text:span></text:span> Foliis<text:line-break/>ficulneis Rica diligenter, deinde unge cum adipe ursino.<text:line-break/><text:span text:style-name="Default_20_Paragraph_20_Font"><text:span text:style-name="T1">Aliud. </text:span></text:span>Spumam maris c<text:span text:style-name="Default_20_Paragraph_20_Font"><text:span text:style-name="T1">o</text:span></text:span>mbure et terens permisce cum<text:line-break/>oleo et unge. <text:span text:style-name="Default_20_Paragraph_20_Font"><text:span text:style-name="T1">Aliud</text:span></text:span>. Ranam habentem longa cr<text:span text:style-name="Default_20_Paragraph_20_Font"><text:span text:style-name="T1">u</text:span></text:span>ra com-</text:p>
      <text:p text:style-name="P3">bure et terens misce cum pice liquida et unge locum prae-<text:line-break/>Iricando ipsum. <text:span text:style-name="Default_20_Paragraph_20_Font"><text:span text:style-name="T1">Aliud.</text:span></text:span> Equi fluvialis pellem combure et<text:line-break/>unge locum. <text:span text:style-name="Default_20_Paragraph_20_Font"><text:span text:style-name="T1">Aliud.</text:span></text:span> Sanguine testudinis marinae unge lo-<text:line-break/>cum. <text:span text:style-name="Default_20_Paragraph_20_Font"><text:span text:style-name="T1">Aliud</text:span></text:span>. Accipe muscerdam et tere et permisce cum<text:line-break/>aceto ad mellis crassitudinem et unge praelineat<text:span text:style-name="Default_20_Paragraph_20_Font"><text:span text:style-name="T1">a</text:span></text:span> Ioco.<text:line-break/><text:span text:style-name="Default_20_Paragraph_20_Font"><text:span text:style-name="T1">Aliud.</text:span></text:span> Asphodelum tere et permisce cum aceto vel vino,<text:line-break/>et prae<text:span text:style-name="Default_20_Paragraph_20_Font"><text:span text:style-name="T1">s</text:span></text:span> adens locum frica foliis ficus vel panno aspero,<text:line-break/>et illine. <text:span text:style-name="Default_20_Paragraph_20_Font"><text:span text:style-name="T1">Aliud</text:span></text:span>. Radicem cannae urito et permisceto cum<text:line-break/>adipe ursi et ungito. <text:span text:style-name="Default_20_Paragraph_20_Font"><text:span text:style-name="T1">Aliud. </text:span></text:span>Tithymallum tere et unge<text:line-break/>locum.</text:p>
      <text:p text:style-name="P1">[6. <text:span text:style-name="Default_20_Paragraph_20_Font"><text:span text:style-name="T1">De porrigine.] </text:span></text:span>CimoIiae aqua prius maceratae<text:line-break/>misce succum betae et illine et sinito dum inaruerint;<text:line-break/>deinde lava; post thus masculum tere, permisce cum vino<text:line-break/>et oleo atque unge, ac sinito quousque desiccetur; <text:span text:style-name="Default_20_Paragraph_20_Font"><text:span text:style-name="T1">s</text:span></text:span>e-<text:line-break/>quenti vero die herbam pedicularem ex oleo illinito.<text:line-break/><text:span text:style-name="Default_20_Paragraph_20_Font"><text:span text:style-name="T1">dliud.</text:span></text:span> Accipe nitri, faecis vini, mirobolanorum, singulo-<text:line-break/>tum libram, herbae pedicularis sesquilibram, permisce</text:p>
      <text:p text:style-name="P3">cum oleo antiquo et unge. <text:span text:style-name="Default_20_Paragraph_20_Font"><text:span text:style-name="T1">Aliud.</text:span></text:span> Humidas autem por-<text:line-break/>rigines aqua fassa vel decocto lupinorum ablue; est<text:line-break/>enim u<text:span text:style-name="Default_20_Paragraph_20_Font"><text:span text:style-name="T1">s</text:span></text:span>u probatum. <text:span text:style-name="Default_20_Paragraph_20_Font"><text:span text:style-name="T1">Aliud.</text:span></text:span> Lava caput <text:span text:style-name="Default_20_Paragraph_20_Font"><text:span text:style-name="T1">s</text:span></text:span>ucco portulacae.<text:line-break/><text:span text:style-name="Default_20_Paragraph_20_Font"><text:span text:style-name="T1">Aliud</text:span></text:span>. Unge caput <text:span text:style-name="Default_20_Paragraph_20_Font"><text:span text:style-name="T1">s</text:span></text:span>ucco betae <text:span text:style-name="Default_20_Paragraph_20_Font"><text:span text:style-name="T1">c</text:span></text:span>octo vel crudo permixto<text:line-break/>cum melle. <text:span text:style-name="Default_20_Paragraph_20_Font"><text:span text:style-name="T1">Aliud.</text:span></text:span> Cimoliam permifce cum decocto fue-<text:line-break/>nigraeci et impone. <text:span text:style-name="Default_20_Paragraph_20_Font"><text:span text:style-name="T1">Aliud. </text:span></text:span>Radicem cucumeris silvestris<text:line-break/>coque et ejus decocto lavato. <text:span text:style-name="Default_20_Paragraph_20_Font"><text:span text:style-name="T1">Aliud.</text:span></text:span> Scillam coque, ubi<text:line-break/>fuerit mollis, exprime succum et ei par<text:span text:style-name="Default_20_Paragraph_20_Font"><text:span text:style-name="T1">u</text:span></text:span>m olei admisce<text:line-break/>et unge.</text:p>
      <text:p text:style-name="P1">[V<text:span text:style-name="Default_20_Paragraph_20_Font"><text:span text:style-name="T1">. De psudraciis et exanthematibus capitis.</text:span></text:span>] Pfydra-<text:line-break/>cia <text:span text:style-name="Default_20_Paragraph_20_Font"><text:span text:style-name="T1">s</text:span></text:span>unt parva tubercula facta in capite, similia vesicis<text:line-break/>eminentibus in superficie. Exanthemata vero sunt Ilice-<text:line-break/>rationes factae in summa cutis fubrubicundae et asperae.<text:line-break/>Curantur autem utraque remediis o<text:span text:style-name="Default_20_Paragraph_20_Font"><text:span text:style-name="T1">t</text:span></text:span>dine <text:span text:style-name="Default_20_Paragraph_20_Font"><text:span text:style-name="T1">s</text:span></text:span>ub<text:span text:style-name="Default_20_Paragraph_20_Font"><text:span text:style-name="T1">s</text:span></text:span>equenti posse<text:line-break/>tis. Primum accipe lomentum et funde in vinum et ap-<text:line-break/>pone ut ceratum. <text:span text:style-name="Default_20_Paragraph_20_Font"><text:span text:style-name="T1">Aliud. </text:span></text:span>Fac ceratum ex ligustro et ce-<text:line-break/>russa et illino. <text:span text:style-name="Default_20_Paragraph_20_Font"><text:span text:style-name="T1">Aliud. </text:span></text:span>Accipe amyli, cerussae, aluminis,<text:line-break/>foliorum viridium rutae, singulorum drachmas quatuor,</text:p>
      <text:p text:style-name="P3">permisce cum aceto et oleo myrtino et unge. <text:span text:style-name="Default_20_Paragraph_20_Font"><text:span text:style-name="T1">Aliud.<text:line-break/></text:span></text:span>Accipe spumae argenti, cerussae, singulorum sesquiunciam,<text:line-break/>sulfuris ignem non experti drachmas octo, dilue oleo<text:line-break/>myrtino et unge.</text:p>
      <text:p text:style-name="P1">[ <text:span text:style-name="T23">8</text:span>. <text:span text:style-name="Default_20_Paragraph_20_Font"><text:span text:style-name="T1">De a</text:span></text:span>r<text:span text:style-name="Default_20_Paragraph_20_Font"><text:span text:style-name="T1">boribus et fa</text:span></text:span>n<text:span text:style-name="Default_20_Paragraph_20_Font"><text:span text:style-name="T1">is</text:span></text:span>.] Achor est affectio oriens<text:line-break/>in capite, perforans cutim tenuibus foraminibus, per quae<text:line-break/>exit sanies parum viscosa. Affectio similis est favus, <text:span text:style-name="Default_20_Paragraph_20_Font"><text:span text:style-name="T1">s</text:span></text:span>ed<text:line-break/>facit foramina majora continentia humiditatem melli simi-<text:line-break/>lem. Curantur autem sic. Abra<text:span text:style-name="Default_20_Paragraph_20_Font"><text:span text:style-name="T1">s</text:span></text:span>um caput fove bis aut<text:line-break/>ter aut saepius aqua calida decocti myrti aut rubi aut<text:line-break/>lentis aut lupinorum amarorum aut radicis asparagi;<text:line-break/>quum autem effluet multa sanies capiti, solia salicis aut<text:line-break/>lentem coctam in aqua imponito: confert etiam ante ca-<text:line-break/>put <text:span text:style-name="Default_20_Paragraph_20_Font"><text:span text:style-name="T1">s</text:span></text:span>ulfure et parietaria et <text:span text:style-name="Default_20_Paragraph_20_Font"><text:span text:style-name="T1">s</text:span></text:span>apone oblinere. <text:span text:style-name="Default_20_Paragraph_20_Font"><text:span text:style-name="T1">Aliud. </text:span></text:span>Ac-<text:line-break/>cipe lithargyri drach. xvj, foliorum rutae drach. viij, her-<text:line-break/>bae pedicularis drach. iv, attramenti <text:span text:style-name="Default_20_Paragraph_20_Font"><text:span text:style-name="T1">s</text:span></text:span>utorii drach. ij,<text:line-break/>aceto et oleo myrtino excipito.</text:p>
      <text:h text:style-name="P17" text:outline-level="2">Cap. II. </text:h>
      <text:p text:style-name="P29"><text:span text:style-name="Default_20_Paragraph_20_Font"><text:span text:style-name="T1">[De internis capilis aspectibus.] </text:span></text:span>[t. <text:span text:style-name="Default_20_Paragraph_20_Font"><text:span text:style-name="T1">De<text:line-break/>tremore cap</text:span></text:span>i<text:span text:style-name="Default_20_Paragraph_20_Font"><text:span text:style-name="T1">tis</text:span></text:span>.] Stoechadem da bibendam ex aqua. <text:span text:style-name="Default_20_Paragraph_20_Font"><text:span text:style-name="T1">Aliud.<text:line-break/></text:span></text:span>Artemisiae <text:span text:style-name="Default_20_Paragraph_20_Font"><text:span text:style-name="T1">s</text:span></text:span>u<text:span text:style-name="Default_20_Paragraph_20_Font"><text:span text:style-name="T1">c</text:span></text:span>cum parva habentis folia permisce cum oleo<text:line-break/>rosaceo et unge nervorum origines. <text:span text:style-name="Default_20_Paragraph_20_Font"><text:span text:style-name="T1">Aliud</text:span></text:span>. Spinae albae<text:line-break/>femen bibendum exhibe. <text:span text:style-name="Default_20_Paragraph_20_Font"><text:span text:style-name="T1">Aliud</text:span></text:span>. Castoreum aq<text:span text:style-name="Default_20_Paragraph_20_Font"><text:span text:style-name="T1">u</text:span></text:span>a dilue et<text:line-break/>bibendum praebe.</text:p>
      <text:p text:style-name="P1"><text:span text:style-name="Default_20_Paragraph_20_Font"><text:span text:style-name="T1">[ De dolore capitis.] </text:span></text:span>Cornu cervi combure et tero<text:line-break/>et permisce cum oleo ro<text:span text:style-name="Default_20_Paragraph_20_Font"><text:span text:style-name="T1">s</text:span></text:span>aceo et unge frontem ac tem-<text:line-break/>pora. <text:span text:style-name="Default_20_Paragraph_20_Font"><text:span text:style-name="T1">Aliud. </text:span></text:span>Cerebrum vulturis terens illinc caput et<text:line-break/>tempora. <text:span text:style-name="Default_20_Paragraph_20_Font"><text:span text:style-name="T1">Aliud</text:span></text:span>. PsyIlium suffundens <text:span text:style-name="Default_20_Paragraph_20_Font"><text:span text:style-name="T1">o</text:span></text:span>leo ro<text:span text:style-name="Default_20_Paragraph_20_Font"><text:span text:style-name="T1">s</text:span></text:span>aceo per-<text:line-break/>misce et utere; hoc autem conlert et ad hemicranium^<text:line-break/><text:span text:style-name="Default_20_Paragraph_20_Font"><text:span text:style-name="T1">Aliud</text:span></text:span>. Styracem liquidam permisce cum ole<text:span text:style-name="Default_20_Paragraph_20_Font"><text:span text:style-name="T1">o</text:span></text:span> et applica.<text:line-break/><text:span text:style-name="Default_20_Paragraph_20_Font"><text:span text:style-name="T1">Aliud. </text:span></text:span>A<text:span text:style-name="Default_20_Paragraph_20_Font"><text:span text:style-name="T1">s</text:span></text:span>ellos <text:span text:style-name="Default_20_Paragraph_20_Font"><text:span text:style-name="T1">s</text:span></text:span>ub hydriis degentes coque in oleo et<text:line-break/>. unge caput, <text:span text:style-name="Default_20_Paragraph_20_Font"><text:span text:style-name="T1">Aliud</text:span></text:span>. FIores mali pudici vel ipsa balausti<text:line-break/>coque in vino aut aqua marina usque ad consumptionem<text:line-break/>tertiae partis et tere et cum cerato permiscens admove<text:span text:style-name="Default_20_Paragraph_20_Font"><text:span text:style-name="T1">s<text:line-break/>Aliud.</text:span></text:span> Pulegio et foeniculi radice cum farina hordei line</text:p>
      <text:p text:style-name="P3">tempora. <text:span text:style-name="Default_20_Paragraph_20_Font"><text:span text:style-name="T1">Aliud. </text:span></text:span>Mentem aut sinapi cum aceto permisce<text:line-break/>et madesac tempora bis in die.</text:p>
      <text:p text:style-name="P1">[ <text:span text:style-name="T23">3</text:span>. <text:span text:style-name="Default_20_Paragraph_20_Font"><text:span text:style-name="T1">Ad dolorem capitis et temporum.] </text:span></text:span>Accipe opii<text:line-break/>magnitudinem fabae et pulegii partes <text:span text:style-name="Default_20_Paragraph_20_Font"><text:span text:style-name="T1">s</text:span></text:span>ex et lentisci et<text:line-break/>excipe aceto, ac oleo rosaceo et ungito. <text:span text:style-name="Default_20_Paragraph_20_Font"><text:span text:style-name="T1">Aliud. </text:span></text:span>Humi-<text:line-break/>cem acidum et gallam tere et unge tempora et frontem.<text:line-break/><text:span text:style-name="Default_20_Paragraph_20_Font"><text:span text:style-name="T1">Aliud</text:span></text:span>. Castoreum dissolve cum oleo rosaceo et aceto; unge<text:line-break/>frontem et tempora. <text:span text:style-name="Default_20_Paragraph_20_Font"><text:span text:style-name="T1">Aliud.</text:span></text:span> Iridem siccam et cardamo-<text:line-break/>mum minus aceto resolve et line capillos , sicut faciunt<text:line-break/>mulieres quum inungunt eos. <text:span text:style-name="Default_20_Paragraph_20_Font"><text:span text:style-name="T1">Aliud. </text:span></text:span>Succum peucedani<text:line-break/>oIeo irino diluens imponito. <text:span text:style-name="Default_20_Paragraph_20_Font"><text:span text:style-name="T1">Aliud. </text:span></text:span>Hirundinum nidum<text:line-break/>ne permittas in terram cadere , et Iutum , q<text:span text:style-name="Default_20_Paragraph_20_Font"><text:span text:style-name="T1">u</text:span></text:span>od est ster-<text:line-break/>cori mixtum capito , et aceto in vase ligneo <text:span text:style-name="Default_20_Paragraph_20_Font"><text:span text:style-name="T1">s</text:span></text:span>ubigito et<text:line-break/>illine frontem. <text:span text:style-name="Default_20_Paragraph_20_Font"><text:span text:style-name="T1">Aliud. </text:span></text:span>Gummi hederae aceto et oleo<text:line-break/>rosaceo diluens ungue tempora. <text:span text:style-name="Default_20_Paragraph_20_Font"><text:span text:style-name="T1">Aliud remedium. </text:span></text:span>Pilulas,<text:line-break/>hoc est caprinum stercus, ex aceto et oleo rosaceo terito,<text:line-break/>fronti illinito et fascia deligato; id facito mane ac ves-<text:line-break/>peri et caput dolentem sanitati restitues. <text:span text:style-name="Default_20_Paragraph_20_Font"><text:span text:style-name="T1">Aliud.</text:span></text:span> Euphor-</text:p>
      <text:p text:style-name="P3">bio et atramento scriptorio una cum aceto detritis fron-<text:line-break/>tem illine. <text:span text:style-name="Default_20_Paragraph_20_Font"><text:span text:style-name="T1">Aliud.</text:span></text:span> Puer impubes in limine aegroti ja-<text:line-break/>nuae mingat; tu vero acetum infundito, atque utrumque<text:line-break/>in unum super limen commisceto, donec sordium acquirat<text:line-break/>crassitudinem, ac. eadem illa hora fronti imponito. <text:span text:style-name="Default_20_Paragraph_20_Font"><text:span text:style-name="T1">Aliud.<text:line-break/></text:span></text:span>Si qua ex partu capilis dolore tentetur, cinerem cum<text:line-break/>aceto admiscens fronti superdato. <text:span text:style-name="Default_20_Paragraph_20_Font"><text:span text:style-name="T1">Aliud</text:span></text:span>. Hederae lacri-<text:line-break/>ma cum aceto et rosaceo mixta tempora et frontem obtine.<text:line-break/>Epithema ad idem. Nasturtium cum aceto et rosaceo<text:line-break/>misceto ad ceratl crassitudinem imponitoque ita, <text:span text:style-name="Default_20_Paragraph_20_Font"><text:span text:style-name="T1">u</text:span></text:span>t st<text:line-break/>tempore ad tempus pertineat; illico dolorem auferes.</text:p>
      <text:p text:style-name="P1">[ 4. <text:span text:style-name="Default_20_Paragraph_20_Font"><text:span text:style-name="T1">Ad eos qui ex altera capitis parte dolent</text:span></text:span>.] Aca-<text:line-break/>ciam rosaceo cerato excipiens utere<text:span text:style-name="Default_20_Paragraph_20_Font"><text:span text:style-name="T1">. Aliud</text:span></text:span>. Cichorium issi-<text:line-break/>positum et capitis dolores et exustiones a sole factas<text:line-break/>tollit.</text:p>
      <text:p text:style-name="P1">[5. <text:span text:style-name="Default_20_Paragraph_20_Font"><text:span text:style-name="T1">Ad comitialem morbum.] </text:span></text:span>Milvum in olsa cre-<text:line-break/>mato viventem cineremque propinato et sanabis. <text:span text:style-name="Default_20_Paragraph_20_Font"><text:span text:style-name="T1">Aliud.<text:line-break/></text:span></text:span>Ejusdem jecur ustum et tritum ex aqua potui dato. <text:span text:style-name="Default_20_Paragraph_20_Font"><text:span text:style-name="T1">Aliud.</text:span></text:span></text:p>
      <text:p text:style-name="P3">Asini stercus frictum cochleariorum duorum pondere quo-<text:line-break/>tidie exhibeto, atque aegrotus morbo liberabitur; id re-<text:line-break/>medium longa experientia comprobatum esa <text:span text:style-name="Default_20_Paragraph_20_Font"><text:span text:style-name="T1">Aliud</text:span></text:span>. Urina<text:line-break/>verris in fum<text:span text:style-name="Default_20_Paragraph_20_Font"><text:span text:style-name="T1">o</text:span></text:span> arefacta ex oxymelite pota bene facit;<text:line-break/>esta autem urinae portio ad Aegyptiae fabae magnitudi-<text:line-break/>nem, sed optima est apri. <text:span text:style-name="Default_20_Paragraph_20_Font"><text:span text:style-name="T1">Aliud. </text:span></text:span>Hircinum stercus ad<text:line-break/>morbum comitialem proficit, si ex eo quindecim globuli<text:line-break/>ad summum exhibeantur. <text:span text:style-name="Default_20_Paragraph_20_Font"><text:span text:style-name="T1">Aliud</text:span></text:span>. Agrestis malvae succum<text:line-break/>aegrotus per triginta dies jejunus bibat et curabit<text:span text:style-name="Default_20_Paragraph_20_Font"><text:span text:style-name="T1">u</text:span></text:span>r.<text:line-break/><text:span text:style-name="Default_20_Paragraph_20_Font"><text:span text:style-name="T1">Aliud</text:span></text:span>. Mustellae jecur aridum ex aqua propinato; id fa-<text:line-break/>cias autem, quum aegrotus mox est casurus. <text:span text:style-name="Default_20_Paragraph_20_Font"><text:span text:style-name="T1">Aliud. </text:span></text:span>Pa-<text:line-break/>rum olei leporis coagulo infundito et pilulas facito; ex<text:line-break/>quibus modo unam, modo duas praebeto. <text:span text:style-name="Default_20_Paragraph_20_Font"><text:span text:style-name="T1">Aliud</text:span></text:span>. Mustel-<text:line-break/>lae sanguine oblinito ac mnssellam pedibus capiteque<text:line-break/>abjectis edendam apponito. Pariter et strumis exhibita<text:line-break/>mustella prodest. <text:span text:style-name="Default_20_Paragraph_20_Font"><text:span text:style-name="T1">Aliud</text:span></text:span>. plurem dissecans per lunae sile<text:span text:style-name="Default_20_Paragraph_20_Font"><text:span text:style-name="T1">o-<text:line-break/></text:span></text:span>tium jecur ipsius extrahite et assum aegro, ut comedat,<text:line-break/>exhibeto. Iuvat etiam oxymeI scilliticum et luIiani et<text:line-break/>theriaca.</text:p>
      <text:p text:style-name="P2"><text:span text:style-name="Default_20_Paragraph_20_Font"><text:span text:style-name="T10">[6. </text:span></text:span><text:span text:style-name="Default_20_Paragraph_20_Font"><text:span text:style-name="T1">Aliud odorabile ad comitialem affectum.] </text:span></text:span>Ti-<text:line-break/>thymallum cum aceto et polenta terens placentinas con-<text:line-break/>ficito olsaciendasque laboranti offerto et non cadet. Con-<text:line-break/>fert etiam odorari peucedanum et picem.</text:p>
      <text:p text:style-name="P1"><text:span text:style-name="Default_20_Paragraph_20_Font"><text:span text:style-name="T10">[</text:span></text:span><text:span text:style-name="Default_20_Paragraph_20_Font"><text:span text:style-name="T11">7</text:span></text:span><text:span text:style-name="Default_20_Paragraph_20_Font"><text:span text:style-name="T10">. </text:span></text:span><text:span text:style-name="Default_20_Paragraph_20_Font"><text:span text:style-name="T1">Su</text:span></text:span>f<text:span text:style-name="Default_20_Paragraph_20_Font"><text:span text:style-name="T1">fimentum comitialem morbum detegens</text:span></text:span>.] La-<text:line-break/>pidem gagatem suffito, ipsum circumvelans , ne odor dis-<text:line-break/>sipetur, cadetque si re vera comitiali morbo affectus est.</text:p>
      <text:p text:style-name="P1">[<text:span text:style-name="T23">8</text:span>. <text:span text:style-name="Default_20_Paragraph_20_Font"><text:span text:style-name="T1">Potiones, per quas dignoscitur, utrum comitialis<text:line-break/>morbus sanabilis sit</text:span></text:span>.] Acaciae drachmam aqua diluens bi-<text:line-break/>bendam dato; si vomuerit, insanabile malum est, sin au-<text:line-break/>tem febricitavero , potio ipsi prodest.</text:p>
      <text:p text:style-name="P1">[9<text:span text:style-name="Default_20_Paragraph_20_Font"><text:span text:style-name="T1">. A sidere percussorum curatio.] </text:span></text:span>Asini lotio ipsos<text:line-break/>consperge et sanescant.</text:p>
      <text:p text:style-name="P1">[<text:span text:style-name="T23">10</text:span>. <text:span text:style-name="Default_20_Paragraph_20_Font"><text:span text:style-name="T1">Si comitiali morbo humi prostratum confestim<text:line-break/>excitare vis.] </text:span></text:span>Thymum aut pulegium conterens ejus<text:line-break/>naribus admoveto.</text:p>
      <text:p text:style-name="P1">[<text:span text:style-name="T23">11.</text:span> <text:span text:style-name="Default_20_Paragraph_20_Font"><text:span text:style-name="T1">Materiam per nares detrahentia.] </text:span></text:span>Anagallidis</text:p>
      <text:p text:style-name="P3">caeruleum habentis florem succum naribus instillato, ju-<text:line-break/>betoque supinum aegrotum fpiritnm adducere; hoc enim<text:line-break/>omnibus ex capite laborantibus opitulantur. <text:span text:style-name="Default_20_Paragraph_20_Font"><text:span text:style-name="T1">Aliud</text:span></text:span>. Suc-<text:line-break/>cum hederae albae naribus instillato. <text:span text:style-name="Default_20_Paragraph_20_Font"><text:span text:style-name="T1">Aliud</text:span></text:span>. Nigellae ex-<text:line-break/>preffum succum cum mulsa instilla. Ad eundem modum<text:line-break/>et iride veteri ole<text:span text:style-name="Default_20_Paragraph_20_Font"><text:span text:style-name="T1">o</text:span></text:span> admixto utitor. <text:span text:style-name="Default_20_Paragraph_20_Font"><text:span text:style-name="T1">Aliud</text:span></text:span>. Betae radicis<text:line-break/>saccum in nares insunde et caput purgat.</text:p>
      <text:h text:style-name="Heading_20_2" text:outline-level="2">Cap. IH.<text:span text:style-name="Default_20_Paragraph_20_Font"><text:span text:style-name="T1"> </text:span></text:span></text:h>
      <text:p text:style-name="P30"><text:span text:style-name="Default_20_Paragraph_20_Font"><text:span text:style-name="T1">[Ad aurium assectiones.] </text:span></text:span>[t. <text:span text:style-name="Default_20_Paragraph_20_Font"><text:span text:style-name="T1">Ad eas<text:line-break/>quae in auditoriis meatibus siunt.] </text:span></text:span>Vino dilut<text:span text:style-name="Default_20_Paragraph_20_Font"><text:span text:style-name="T1">o</text:span></text:span> aut mulsa<text:line-break/>aurem subluito, ac lycium in ovi putamine macerans in-<text:line-break/>fundito.</text:p>
      <text:p text:style-name="P1"><text:span text:style-name="Default_20_Paragraph_20_Font"><text:span text:style-name="T1">[</text:span></text:span><text:span text:style-name="Default_20_Paragraph_20_Font"><text:span text:style-name="T4">2</text:span></text:span><text:span text:style-name="Default_20_Paragraph_20_Font"><text:span text:style-name="T1">. Ad instammationes et dolores.]</text:span></text:span> Allii capitula<text:line-break/>contusa cum ole<text:span text:style-name="Default_20_Paragraph_20_Font"><text:span text:style-name="T1">o</text:span></text:span> in olIa calefacito , oleumque in aurem<text:line-break/>infundito et dolor sedabitur.</text:p>
      <text:p text:style-name="P1">[ 3. <text:span text:style-name="Default_20_Paragraph_20_Font"><text:span text:style-name="T1">Ad magnum dolorem.] </text:span></text:span>Anserinum jecur <text:span text:style-name="Default_20_Paragraph_20_Font"><text:span text:style-name="T1">s</text:span></text:span>al<text:span text:style-name="Default_20_Paragraph_20_Font"><text:span text:style-name="T1">i</text:span></text:span>um<text:line-break/>cum nardo eliquato et repurgans in aurem indito.</text:p>
      <text:p text:style-name="P1">[4. <text:span text:style-name="Default_20_Paragraph_20_Font"><text:span text:style-name="T1">Ad aures sanie manantes.] </text:span></text:span>Liquidum alumen<text:line-break/>aqua diluens in vitreum vas conde et maceratum instilla.</text:p>
      <text:p text:style-name="P2"><text:span text:style-name="Default_20_Paragraph_20_Font"><text:span text:style-name="T12">[ 5. </text:span></text:span><text:span text:style-name="Default_20_Paragraph_20_Font"><text:span text:style-name="T1">Ad aures purulentas et graviter dolentes.]</text:span></text:span> Porri<text:line-break/><text:span text:style-name="Default_20_Paragraph_20_Font"><text:span text:style-name="T8">ι</text:span></text:span><text:span text:style-name="Default_20_Paragraph_20_Font"><text:span text:style-name="T17"> </text:span></text:span>succo melle diluto utere. <text:span text:style-name="Default_20_Paragraph_20_Font"><text:span text:style-name="T1">Aliud.</text:span></text:span> Opium d<text:span text:style-name="Default_20_Paragraph_20_Font"><text:span text:style-name="T1">u</text:span></text:span>lci vino eli-<text:line-break/>quans ac tepefaciens, in aurem injice. <text:span text:style-name="Default_20_Paragraph_20_Font"><text:span text:style-name="T1">Aliud.</text:span></text:span> Cedri<text:line-break/>lacrimam ex pauca nardo immittito<text:span text:style-name="Default_20_Paragraph_20_Font"><text:span text:style-name="T1">. Aliud.</text:span></text:span> Mel et oleum<text:line-break/>una in vasculo prius tepefacta instillato.</text:p>
      <text:p text:style-name="P1">[ 6. <text:span text:style-name="Default_20_Paragraph_20_Font"><text:span text:style-name="T1">Ad teredines et saniem.] </text:span></text:span>Alumen scissile cum<text:line-break/>aceto et dulci vino elixum ad mellis crassitudinem insu-<text:line-break/>sum tam in recentibus quam antiquis vitiis efficax effi</text:p>
      <text:p text:style-name="P1"><text:span text:style-name="Default_20_Paragraph_20_Font"><text:span text:style-name="T1">[</text:span></text:span><text:span text:style-name="Default_20_Paragraph_20_Font"><text:span text:style-name="T4">7</text:span></text:span><text:span text:style-name="Default_20_Paragraph_20_Font"><text:span text:style-name="T1">. Ad sonitus aurium intra seipsus et acres dolores.]<text:line-break/></text:span></text:span>Cedri lacrimam cum melle mixtam instilla. <text:span text:style-name="Default_20_Paragraph_20_Font"><text:span text:style-name="T1">Aliud</text:span></text:span>. Aloen<text:line-break/>jecorariam cum mulso ad sordium crassitudinem tempera-<text:line-break/>tam infunde. <text:span text:style-name="Default_20_Paragraph_20_Font"><text:span text:style-name="T1">Aliud</text:span></text:span>. Vulpis adipem eliquatam ^infunde.<text:line-break/><text:span text:style-name="Default_20_Paragraph_20_Font"><text:span text:style-name="T1">Aliud</text:span></text:span>. Nardum tepefactum infundito. <text:span text:style-name="Default_20_Paragraph_20_Font"><text:span text:style-name="T1">Aliud.</text:span></text:span> Casilam ex<text:line-break/>rosaceo injicito. <text:span text:style-name="Default_20_Paragraph_20_Font"><text:span text:style-name="T1">Aliud. </text:span></text:span>Blattas domesticas oleo rosaceo<text:line-break/>infervefactas instilla.</text:p>
      <text:p text:style-name="P1">[ <text:span text:style-name="T24">8</text:span>. <text:span text:style-name="Default_20_Paragraph_20_Font"><text:span text:style-name="T1">Ad dolores paulatim ingruentes.] </text:span></text:span>Lanam succi-<text:line-break/>dam in aceto fervefactum exprimito et humorem ex ipsa<text:line-break/>lana in aurem impone, superposita lana. <text:span text:style-name="Default_20_Paragraph_20_Font"><text:span text:style-name="T1">Aliud.</text:span></text:span> Mali pu-<text:line-break/>nici immaturi <text:span text:style-name="Default_20_Paragraph_20_Font"><text:span text:style-name="T1">s</text:span></text:span>ucco cum melle utere, aut succo lentisci</text:p>
      <text:p text:style-name="P3">aut herbae parietariae aut ligustri aut rubi ; horum cu-<text:line-break/>susque succum aut per fe aut melli admiscens et elixans<text:line-break/>utere; aut plantaginis aut lactucae aut sanguinalis s<text:span text:style-name="Default_20_Paragraph_20_Font"><text:span text:style-name="T1">u</text:span></text:span>cco<text:line-break/>similiter utere.</text:p>
      <text:p text:style-name="P1"><text:span text:style-name="Default_20_Paragraph_20_Font"><text:span text:style-name="T1">[</text:span></text:span><text:span text:style-name="Default_20_Paragraph_20_Font"><text:span text:style-name="T4">9</text:span></text:span><text:span text:style-name="Default_20_Paragraph_20_Font"><text:span text:style-name="T1">. Ad dolores absque ulcere.] </text:span></text:span>Sulfur ignem non<text:line-break/>expertum per calamum naribus in<text:span text:style-name="Default_20_Paragraph_20_Font"><text:span text:style-name="T1">s</text:span></text:span>uffletur. <text:span text:style-name="Default_20_Paragraph_20_Font"><text:span text:style-name="T1">Aliud</text:span></text:span>. Opium<text:line-break/>muliebri lacte temperatum instilla.</text:p>
      <text:p text:style-name="P1">[<text:span text:style-name="T24">10</text:span>. <text:span text:style-name="Default_20_Paragraph_20_Font"><text:span text:style-name="T1">Ad gravem auditum.] </text:span></text:span>Absinthium in aqua de-<text:line-break/>coquens aurem decocto eluito.</text:p>
      <text:p text:style-name="P1">[<text:span text:style-name="T24">11</text:span>. <text:span text:style-name="Default_20_Paragraph_20_Font"><text:span text:style-name="T1">Ad surditatem naturalem</text:span></text:span>.] Caprae nuper jugu-<text:line-break/>latae cornu caprino lotio impleto et fumum per dies ix,<text:line-break/>suspendito et utere.</text:p>
      <text:p text:style-name="P1">[<text:span text:style-name="T24">12</text:span><text:span text:style-name="Default_20_Paragraph_20_Font"><text:span text:style-name="T1">. Ad faustus ex pro</text:span></text:span>f<text:span text:style-name="Default_20_Paragraph_20_Font"><text:span text:style-name="T1">undo.] </text:span></text:span>Acetum et oleum<text:line-break/>rosaceum, rutam et cuminum cum melle macerans utitor.</text:p>
      <text:p text:style-name="P1">[<text:span text:style-name="T25">13</text:span> <text:span text:style-name="Default_20_Paragraph_20_Font"><text:span text:style-name="T1">Ad tinnitus sunosque repente exortos.] </text:span></text:span>Acetum<text:line-break/>acre tepesactum in aurem demitte. <text:span text:style-name="Default_20_Paragraph_20_Font"><text:span text:style-name="T1">Aliud. </text:span></text:span>Vitis albae,<text:line-break/>mellis, veratri albi et rosacei olei portionem, in unum<text:line-break/>permiscens, in aurem dato.</text:p>
      <text:p text:style-name="P2">[<text:span text:style-name="T25">1</text:span><text:span text:style-name="Default_20_Paragraph_20_Font"><text:span text:style-name="T12">4</text:span></text:span><text:span text:style-name="Default_20_Paragraph_20_Font"><text:span text:style-name="T15">. </text:span></text:span><text:span text:style-name="Default_20_Paragraph_20_Font"><text:span text:style-name="T1">Ad aurem dolentem et sanie manentem</text:span></text:span>.] Acetum,<text:line-break/>mel roseumque permisce et tepefactis utere.</text:p>
      <text:p text:style-name="P1">[<text:span text:style-name="T25">1</text:span>5. <text:span text:style-name="Default_20_Paragraph_20_Font"><text:span text:style-name="T1">Ad acerbos dolores</text:span></text:span>.]^ Subactam oleo adipem<text:line-break/>infundito et spongia locum occludito; facit et ad nervo-<text:line-break/>rum morbos cum vulpino adipe atque suillo aequa por-<text:line-break/>tione permixta.</text:p>
      <text:p text:style-name="P1">[ <text:span text:style-name="T25">1</text:span>6<text:span text:style-name="Default_20_Paragraph_20_Font"><text:span text:style-name="T1">. Ad dolores aurium ac phlegmonas.] </text:span></text:span>Hastulae<text:line-break/>regiae radicem mundato et in oleum vase vitreo conten-<text:line-break/>tum demittito et per continuos quadraginta dies fub canis<text:line-break/>aestu insolat<text:span text:style-name="Default_20_Paragraph_20_Font"><text:span text:style-name="T1">a, </text:span></text:span>deinde utitor.</text:p>
      <text:p text:style-name="P1">[<text:span text:style-name="T25">17</text:span><text:span text:style-name="Default_20_Paragraph_20_Font"><text:span text:style-name="T1"> Ad ulceratus aures et purulentas.] </text:span></text:span>Lacertas<text:line-break/>pusillas venatus mundo oleo eliquato, atque ita in aurem<text:line-break/>demittito et vermes, si in aure fuerint, sanabis.</text:p>
      <text:p text:style-name="P31">[<text:span text:style-name="T25">18</text:span><text:span text:style-name="Default_20_Paragraph_20_Font"><text:span text:style-name="T1">. Ad aurium oermiculos et ad ea quae in aurem<text:line-break/>subierunt.] </text:span></text:span>Caepas et hyssopum in lotio vetere conterens<text:line-break/>instillato. <text:span text:style-name="Default_20_Paragraph_20_Font"><text:span text:style-name="T1">Aliud. </text:span></text:span>Partis interioris colocynthidis seminum,<text:line-break/>aluminis Aegyptii, pares portiones in cedrino oleo mace-<text:line-break/>rana infundito.</text:p>
      <text:p text:style-name="P2">[<text:span text:style-name="T25">19</text:span>. <text:span text:style-name="Default_20_Paragraph_20_Font"><text:span text:style-name="T1">Ad sordes aurium educendas.] </text:span></text:span>Lanam unguen-<text:line-break/>taria glande madidam in aurem demitte et lanam <text:span text:style-name="Default_20_Paragraph_20_Font"><text:span text:style-name="T1">s</text:span></text:span>ordium<text:line-break/>plenam invenies. <text:span text:style-name="Default_20_Paragraph_20_Font"><text:span text:style-name="T1">Aliud.</text:span></text:span> Nitrum tenue in aurem conji-<text:line-break/>cito acetumque instilIato; super lana mollis addenda est<text:line-break/>et per noctem relinquenda; <text:span text:style-name="Default_20_Paragraph_20_Font"><text:span text:style-name="T1">s</text:span></text:span>equenti vero die calida aqua<text:line-break/>et oleo aurem eluito.</text:p>
      <text:p text:style-name="P1">[<text:span text:style-name="T25">20</text:span>. <text:span text:style-name="Default_20_Paragraph_20_Font"><text:span text:style-name="T1">Ad aurem dolentem.] </text:span></text:span>Salis flos cum rosaceo<text:line-break/>et aceto infundendus est.</text:p>
      <text:p text:style-name="P1">[<text:span text:style-name="T25">21</text:span>. <text:span text:style-name="Default_20_Paragraph_20_Font"><text:span text:style-name="T1">Ad saniem aurium et magnum dolorem.</text:span></text:span>] Nitrum<text:line-break/>rosaceo dilutum in aurem demitte. <text:span text:style-name="Default_20_Paragraph_20_Font"><text:span text:style-name="T1">Aliud</text:span></text:span>. AIbum vera-<text:line-break/>trum ex vino aut aceto cum alumine infunde; radicis<text:line-break/>praeterea calami n thae succus aceto maceratus instilletur.</text:p>
      <text:p text:style-name="P1">[<text:span text:style-name="T25">22.</text:span><text:span text:style-name="Default_20_Paragraph_20_Font"><text:span text:style-name="T1"> Ad diuturna oitia</text:span></text:span>.] Lycii et mellis aequas p<text:span text:style-name="Default_20_Paragraph_20_Font"><text:span text:style-name="T1">o</text:span></text:span>r-<text:line-break/>tiones c<text:span text:style-name="Default_20_Paragraph_20_Font"><text:span text:style-name="T1">o</text:span></text:span>mmiscens utere.</text:p>
      <text:p text:style-name="P1">[<text:span text:style-name="T25">2</text:span>3<text:span text:style-name="Default_20_Paragraph_20_Font"><text:span text:style-name="T1">. Ad instammatas aures.]</text:span></text:span> Capitulorum papaveris<text:line-break/>cortices contere et tertiam partem cum hordeacea farina<text:line-break/>permisce et in dulci dilut<text:span text:style-name="Default_20_Paragraph_20_Font"><text:span text:style-name="T1">o</text:span></text:span> incoque, cataplasmaque<text:line-break/>confice.</text:p>
      <text:p text:style-name="P2"><text:span text:style-name="Default_20_Paragraph_20_Font"><text:span text:style-name="T12">[ </text:span></text:span><text:span text:style-name="Default_20_Paragraph_20_Font"><text:span text:style-name="T14">24</text:span></text:span>. <text:span text:style-name="Default_20_Paragraph_20_Font"><text:span text:style-name="T1">Ad aures sanie manantes et dolentes</text:span></text:span>.] Medullam<text:line-break/>vituli liquefaciens instilla. <text:span text:style-name="Default_20_Paragraph_20_Font"><text:span text:style-name="T1">Aliud</text:span></text:span>. Scoriam ferri terens in<text:line-break/>aceto acerrimo instilla.</text:p>
      <text:p text:style-name="P1">[<text:span text:style-name="T26">2</text:span>5. <text:span text:style-name="Default_20_Paragraph_20_Font"><text:span text:style-name="T1">Ad strumas et parotidas</text:span></text:span>.] Scrophulas communi<text:line-break/>quidem curatione discutiunt ea, quae fcirrhos , propria<text:line-break/>vero ita. Farinam lupinorum amarorum coque in oxynte-<text:line-break/>lite et illine. <text:span text:style-name="Default_20_Paragraph_20_Font"><text:span text:style-name="T1">Aliud. </text:span></text:span>Stercus bovis aut caprae coque in<text:line-break/>aceto et appone. <text:span text:style-name="Default_20_Paragraph_20_Font"><text:span text:style-name="T1">Aliud. </text:span></text:span>Calcem melli aut oleo aut<text:line-break/>adipi porci permisce et appone. <text:span text:style-name="Default_20_Paragraph_20_Font"><text:span text:style-name="T1">Aliud</text:span></text:span>. Farinam iridis et<text:line-break/>stercus columbi coque in vino et adhibe. <text:span text:style-name="Default_20_Paragraph_20_Font"><text:span text:style-name="T1">Aliud.</text:span></text:span> Accipe<text:line-break/>axungiae veteris, feminis hyoscyami, picis, olei antiqui<text:line-break/>stercoris citrini gallinae singulorum pares portiones, com-<text:line-break/>misce et admove.</text:p>
      <text:h text:style-name="Heading_20_2" text:outline-level="2">Cap. IV. </text:h>
      <text:p text:style-name="P32">[<text:span text:style-name="Default_20_Paragraph_20_Font"><text:span text:style-name="T1">Parabilia medicamenta ad oculorum mor-<text:line-break/>bos.] </text:span></text:span>[t. <text:span text:style-name="Default_20_Paragraph_20_Font"><text:span text:style-name="T1">Ad ophthalmiam incipientem.] </text:span></text:span>Succum mea-<text:line-break/>thae infunde , re<text:span text:style-name="Default_20_Paragraph_20_Font"><text:span text:style-name="T1">s</text:span></text:span>olvit enim ; <text:span text:style-name="Default_20_Paragraph_20_Font"><text:span text:style-name="T1">s</text:span></text:span>ed melior est sanguis co-<text:line-break/>lumbi. <text:span text:style-name="Default_20_Paragraph_20_Font"><text:span text:style-name="T1">Aliud,</text:span></text:span> Foeniculi succum exprime et utere ; anti-<text:line-break/>quus autem est melior^ permisce autem eum aquae et</text:p>
      <text:p text:style-name="P3">utere. <text:span text:style-name="Default_20_Paragraph_20_Font"><text:span text:style-name="T1">Aliud</text:span></text:span>. Ex ruta recente succum exprime et pone in<text:line-break/>pyxide aeris rubri et utere. <text:span text:style-name="Default_20_Paragraph_20_Font"><text:span text:style-name="T1">Aliud.</text:span></text:span> Ex cotoneis coctis et<text:line-break/>farina hordei et vino albo cataplasma facito. <text:span text:style-name="Default_20_Paragraph_20_Font"><text:span text:style-name="T1">Aliud.</text:span></text:span> Folia<text:line-break/>papaveris et cortices granatorum cum polline hordei su-<text:line-break/>perdato. <text:span text:style-name="Default_20_Paragraph_20_Font"><text:span text:style-name="T1">Aliud. </text:span></text:span>Rosas coctas et tritas impone. <text:span text:style-name="Default_20_Paragraph_20_Font"><text:span text:style-name="T1">Aliud.<text:line-break/></text:span></text:span>Decoctum meliloti infunde. <text:span text:style-name="Default_20_Paragraph_20_Font"><text:span text:style-name="T1">Aliud.</text:span></text:span> Ex foliis coctani tritis<text:line-break/>fac cataplasma cum vino et polenta.</text:p>
      <text:p text:style-name="P1"><text:span text:style-name="Default_20_Paragraph_20_Font"><text:span text:style-name="T1">[</text:span></text:span><text:span text:style-name="Default_20_Paragraph_20_Font"><text:span text:style-name="T5">2</text:span></text:span><text:span text:style-name="Default_20_Paragraph_20_Font"><text:span text:style-name="T1">. Ad ungulam.] D</text:span></text:span>icitur ungula morbus oculi,<text:line-break/>quando cornea aliquando quidem supersicie tenus, aliquando<text:line-break/>vero in profundo pus continet, et assimilatur parvae un-<text:line-break/>gulae, quare morbus ille vocatur ungula. Ad mediocres<text:line-break/>ergo ungulas confert mulsa et succus foenigraeci et colly-<text:line-break/>riam quod fit ex thure. Ad majores autem accipe aloes,<text:line-break/>myrrhae, croci, singulorum partem j , vini partes iij, mel-<text:line-break/>lis partes vj, dissolvas crocum cum modico vini, deinde<text:line-break/>aloen et myrrham, deinde et ubi crassa fuerint, adiicito mel et</text:p>
      <text:p text:style-name="P3">uniens in vase vitreo reconde et utere bis in die: expurgat<text:line-break/>enim oculum simul, carnem gignit et solidat.</text:p>
      <text:p text:style-name="P1">[<text:span text:style-name="T27">3</text:span>. <text:span text:style-name="Default_20_Paragraph_20_Font"><text:span text:style-name="T1">Ad suglllata.] </text:span></text:span>Sinapin tere et appone cum ce-<text:line-break/>rato. <text:span text:style-name="Default_20_Paragraph_20_Font"><text:span text:style-name="T1">Aliud.</text:span></text:span> Ossa sepiae tere subtilissime et permiscens<text:line-break/>acet<text:span text:style-name="Default_20_Paragraph_20_Font"><text:span text:style-name="T1">o</text:span></text:span> illino noctu; toIIit enim ea. <text:span text:style-name="Default_20_Paragraph_20_Font"><text:span text:style-name="T1">Aliud</text:span></text:span>. Radicem cucu-<text:line-break/>meris agrestis melli commisce et impone.</text:p>
      <text:p text:style-name="P1">[ 4. <text:span text:style-name="Default_20_Paragraph_20_Font"><text:span text:style-name="T1">De livoribus oculorum.] </text:span></text:span>Hyssopum tritam liga<text:line-break/>in panno et infunde in aqua calida et tange livores, fo-<text:line-break/>mentum faciens. <text:span text:style-name="Default_20_Paragraph_20_Font"><text:span text:style-name="T1">Aliud. </text:span></text:span>Farinam iridis melle admisce et<text:line-break/>Adhibe. <text:span text:style-name="Default_20_Paragraph_20_Font"><text:span text:style-name="T1">Aliud</text:span></text:span>. Cuminum tritum admisce lacti mulieris et<text:line-break/>appone; vel origanum appone similiter. <text:span text:style-name="Default_20_Paragraph_20_Font"><text:span text:style-name="T1">Aliud. </text:span></text:span>Erucae<text:line-break/>semen terens Illllll fesse bubulo imponito.</text:p>
      <text:p text:style-name="P1">[5. <text:span text:style-name="Default_20_Paragraph_20_Font"><text:span text:style-name="T1">De pterygiis.] </text:span></text:span>Pterygium dicitur nervosa super-<text:line-break/>natae oculo membranae eminentia , incipiens ab angulis et<text:line-break/>procedens usque ad coronam; quando vero amplius auge-<text:line-break/>tur, cooperit et pupillam. Magna Agitur et diuturna pte^<text:line-break/>rygta per chirurgiam inciduntur; recentia vero et mode-</text:p>
      <text:p text:style-name="P3">ratae magnitudinis detergentia consumunt, ut aes com-<text:line-break/>bustum vel atramentum sutorium cum felle porcino. <text:span text:style-name="Default_20_Paragraph_20_Font"><text:span text:style-name="T1">Aliud<text:line-break/>bonum. </text:span></text:span>Recipe atramenti sutorii partem j, gummi arabici<text:line-break/>partem mediam, dilue vino et unge. Quidam autem hepar<text:line-break/>caprae melli miscentes inungunt. <text:span text:style-name="Default_20_Paragraph_20_Font"><text:span text:style-name="T1">Aliud</text:span></text:span>. Accipe lycintu<text:line-break/>et ligustrum et cum aqua fac collyrium et illine.</text:p>
      <text:p text:style-name="P1">[6. <text:span text:style-name="Default_20_Paragraph_20_Font"><text:span text:style-name="T1">De cicatricibus oculorum et albugin</text:span></text:span>e<text:span text:style-name="Default_20_Paragraph_20_Font"><text:span text:style-name="T1">us.] </text:span></text:span>Cica-<text:line-break/>trices, quae fiunt in oculis <text:span text:style-name="Default_20_Paragraph_20_Font"><text:span text:style-name="T1">s</text:span></text:span>uperficie tenus, nebulas nomi-<text:line-break/>nant; quae vero profundum petunt, albugines. Harum<text:line-break/>autem medelae detergentia et ex purgantia dicta <text:span text:style-name="Default_20_Paragraph_20_Font"><text:span text:style-name="T1">s</text:span></text:span>unt me-<text:line-break/>dicamenta. Nebulas ergo <text:span text:style-name="Default_20_Paragraph_20_Font"><text:span text:style-name="T1">s</text:span></text:span>uccus anemones expurgat et<text:line-break/>saccus centaurii minoris cum melle. <text:span text:style-name="Default_20_Paragraph_20_Font"><text:span text:style-name="T1">Aliud</text:span></text:span>. Recipe auagal-<text:line-break/>sidis caeruleum florem habentis, succum cum melle ad-<text:line-break/>move. Diuturnas vero extenuat cedria et aes ustum fo-<text:line-break/>lum dissolutum aqua in modum colIyrii. Albugines autem<text:line-break/>expurgat nitrum dissolutum diligenter oleo et illitum.<text:line-break/><text:span text:style-name="Default_20_Paragraph_20_Font"><text:span text:style-name="T1">Aliud</text:span></text:span>. Accipe succum dracunculi et misce cum melle crudo<text:line-break/>et unge. <text:span text:style-name="Default_20_Paragraph_20_Font"><text:span text:style-name="T1">Aliud</text:span></text:span>. Felle hirci confrica oculum. <text:span text:style-name="Default_20_Paragraph_20_Font"><text:span text:style-name="T1">Aliud. </text:span></text:span>Os</text:p>
      <text:p text:style-name="P3">sepiae comburo et dissolve cum melle et impone. <text:span text:style-name="Default_20_Paragraph_20_Font"><text:span text:style-name="T1">Aliu</text:span></text:span>d.<text:line-break/>Ex stercore lacertae faciens collyrium cum aqua indito.<text:line-break/><text:span text:style-name="Default_20_Paragraph_20_Font"><text:span text:style-name="T1">Aliud.</text:span></text:span> Felle canis marini unge, vel raphani succo, Vel<text:line-break/>felle galli. <text:span text:style-name="Default_20_Paragraph_20_Font"><text:span text:style-name="T1">Aliud.</text:span></text:span> Sumito succum malorum granatorum<text:line-break/>et pone in vase terreo et contege panno et expone foli,<text:line-break/>donec habeat meliis crassit<text:span text:style-name="Default_20_Paragraph_20_Font"><text:span text:style-name="T1">u</text:span></text:span>dinem, et ei misce mellis tan-<text:line-break/>tundem et serva, quia inveteratum valet magis et quum<text:line-break/>it dormitum patiens, unge oculos. <text:span text:style-name="Default_20_Paragraph_20_Font"><text:span text:style-name="T1">Aliud</text:span></text:span>. Fel leonis cum<text:line-break/>melle indito. Sivero puer parvus habet albuginem, mater<text:line-break/>infantis mandat ammoniacum et insufllet in oculum; simi-<text:line-break/>liter ungat oculum menstruo alicujus de cognatione sila<text:line-break/>et similiter mater ejus incidat parvum digitum suum et<text:line-break/>sanguine qui effinxerit perfundat oculum.</text:p>
      <text:p text:style-name="P1">[<text:span text:style-name="T28">7</text:span><text:span text:style-name="Default_20_Paragraph_20_Font"><text:span text:style-name="T1">. Ad caliginem et nebulas oculorum.] </text:span></text:span>llIine ocu-<text:line-break/>los succo foliorum dracunculi. <text:span text:style-name="Default_20_Paragraph_20_Font"><text:span text:style-name="T1">Aliud. </text:span></text:span>Succum beto n sta e<text:line-break/>mixto vino calido instilla.</text:p>
      <text:p text:style-name="P2"><text:span text:style-name="Default_20_Paragraph_20_Font"><text:span text:style-name="T1">[fi. De hordeolo.] </text:span></text:span>Aqua decoctionis hordei fove<text:line-break/>oculos, vel cera alba. <text:span text:style-name="Default_20_Paragraph_20_Font"><text:span text:style-name="T1">Aliud.</text:span></text:span> Accipe muscas et abscinde<text:line-break/>capita earum , postea reliquo corpore frica hordeolum.</text:p>
      <text:p text:style-name="P1"><text:span text:style-name="Default_20_Paragraph_20_Font"><text:span text:style-name="T1">[^. De madarost.] </text:span></text:span>Madarosis et milphosis est cas<text:span text:style-name="Default_20_Paragraph_20_Font"><text:span text:style-name="T1">u</text:span></text:span>s<text:line-break/>pilorum palpebrarum. Curantur autem his. Accipe nucleo-<text:line-break/>rum palmularum ustorum drach. iij, spicae drach. ij, tere<text:line-break/>et utere. <text:span text:style-name="Default_20_Paragraph_20_Font"><text:span text:style-name="T1">Aliud.</text:span></text:span> Stibii assi , piperis ana drach. j, spicae<text:line-break/>drach. iij.</text:p>
      <text:p text:style-name="P1">[ffl. <text:span text:style-name="Default_20_Paragraph_20_Font"><text:span text:style-name="T1">Aliud faciens ad casum pilorum superciliorum.]<text:line-break/></text:span></text:span>Avellanas combure et permista cum adipe ursi aut caprae<text:line-break/>et unge.</text:p>
      <text:p text:style-name="P1">[t t. <text:span text:style-name="Default_20_Paragraph_20_Font"><text:span text:style-name="T1">Aliud quod etiam confert ad alopeciam barbae.]<text:line-break/></text:span></text:span>Alterci drach. ij, muscerdae drach. j, polytrichi drach. ij,<text:line-break/>olei irini cyathos quatuor tere et permiste oleo et prae-<text:line-break/>fovens ungito. <text:span text:style-name="Default_20_Paragraph_20_Font"><text:span text:style-name="T1">Aliud. </text:span></text:span>Vernationem anguis combure et<text:line-break/>insperge; facit enim nasci pilos. <text:span text:style-name="Default_20_Paragraph_20_Font"><text:span text:style-name="T1">Vel</text:span></text:span> nigellam tere et fac<text:line-break/>similiter.</text:p>
      <text:p text:style-name="P2">[t^. <text:span text:style-name="Default_20_Paragraph_20_Font"><text:span text:style-name="T1">Ad supercilia pilosa</text:span></text:span>.] Origanum comburet tere<text:line-break/>et applica; prius tamen evelle pilos. <text:span text:style-name="Default_20_Paragraph_20_Font"><text:span text:style-name="T1">Aliud</text:span></text:span>. Lacertam<text:line-break/>viridem coque in oleo et postquam evulseris pilos, unge<text:line-break/>locum. <text:span text:style-name="Default_20_Paragraph_20_Font"><text:span text:style-name="T1">Aliud.</text:span></text:span> Chamaeleontis <text:span text:style-name="Default_20_Paragraph_20_Font"><text:span text:style-name="T1">s</text:span></text:span>eu chamelaeae radicem<text:line-break/>permisce cum sanguine ranae et unge locum.</text:p>
      <text:p text:style-name="P1">[t si. <text:span text:style-name="Default_20_Paragraph_20_Font"><text:span text:style-name="T1">Ad habentes oculos glaucos, ut nigros habeant<text:line-break/>pupillas.] </text:span></text:span>Glaucos mulierum oculos nigros reddit hyoscya-<text:line-break/>mi flos caer<text:span text:style-name="Default_20_Paragraph_20_Font"><text:span text:style-name="T1">u</text:span></text:span>leus siccatus in umbra et tempore usus per-<text:line-break/>mixtus vino austero et illit<text:span text:style-name="Default_20_Paragraph_20_Font"><text:span text:style-name="T1">u</text:span></text:span>s.</text:p>
      <text:p text:style-name="P1">[14<text:span text:style-name="Default_20_Paragraph_20_Font"><text:span text:style-name="T1">. Ad susuustones.] </text:span></text:span>Theriacam , quae fit ex vspe-<text:line-break/>ris, permisce meste sine fumo et impone. Conferunt<text:line-break/>etiam caput purgantia et purgatio cum hiera et fomentum<text:line-break/>cum decocto foeniculi et fagapennm et helleborus albus<text:line-break/>cum melle appositus, vel mel cum succo foeniculi.</text:p>
      <text:p text:style-name="P1">[15. <text:span text:style-name="Default_20_Paragraph_20_Font"><text:span text:style-name="T1">Ad aegilopes.] </text:span></text:span>Aegilops est abscessus parvus<text:line-break/>inter magnum oculi angulum et nares; qui si negligatur,<text:line-break/>fistulator usque ad os et dicitur anchilops, antequam sisto-</text:p>
      <text:p text:style-name="P3">latur. Huic confert glaucium et crocum simus cum succo<text:line-break/>perdicii appositum; oportet autem frequenter ea permutare.<text:line-break/><text:span text:style-name="Default_20_Paragraph_20_Font"><text:span text:style-name="T1">Aliud</text:span></text:span>. Conchulas cum testis suis tere et appone. Aliqui<text:line-break/>vero miscent et aloen vel myrrham. <text:span text:style-name="Default_20_Paragraph_20_Font"><text:span text:style-name="T1">Aliud.</text:span></text:span> Fel porci-<text:line-break/>num sicca et appone. <text:span text:style-name="Default_20_Paragraph_20_Font"><text:span text:style-name="T1">Aliud</text:span></text:span> Ex perdicto cataplasma fa-<text:line-break/>cito<text:span text:style-name="Default_20_Paragraph_20_Font"><text:span text:style-name="T1">. Aliud</text:span></text:span>. Ex aegilope herba catapIasma impone. <text:span text:style-name="Default_20_Paragraph_20_Font"><text:span text:style-name="T1">Aliud.<text:line-break/></text:span></text:span>PortuIacam silvestrem et thus masculum appone; prius ta-<text:line-break/>men ea manducabis jejunus. <text:span text:style-name="Default_20_Paragraph_20_Font"><text:span text:style-name="T1">Aliud. </text:span></text:span>Calvariam hominis<text:line-break/>tere et appone.</text:p>
      <text:p text:style-name="P1">[t6<text:span text:style-name="Default_20_Paragraph_20_Font"><text:span text:style-name="T1">e Ad n</text:span></text:span>y<text:span text:style-name="Default_20_Paragraph_20_Font"><text:span text:style-name="T1">ctilopas</text:span></text:span>.] Hepar hirci assa et unge liquore,<text:line-break/>qui defluit oculum: juvat enim duodecies illitus.</text:p>
      <text:p text:style-name="P1">[tV. <text:span text:style-name="Default_20_Paragraph_20_Font"><text:span text:style-name="T1">Ad pediculos palpebrarum.] </text:span></text:span>Aqua marina te-<text:line-break/>pida fove.</text:p>
      <text:h text:style-name="Heading_20_2" text:outline-level="2">Cap. V.<text:span text:style-name="Default_20_Paragraph_20_Font"><text:span text:style-name="T1"> </text:span></text:span></text:h>
      <text:p text:style-name="P33"><text:span text:style-name="Default_20_Paragraph_20_Font"><text:span text:style-name="T1">[Ad assectus narium parabilia.] </text:span></text:span>[t<text:span text:style-name="Default_20_Paragraph_20_Font"><text:span text:style-name="T1">. Ad<text:line-break/>polypos et o</text:span></text:span>T<text:span text:style-name="Default_20_Paragraph_20_Font"><text:span text:style-name="T1">aenas.] </text:span></text:span>Vitriolum terens ex aceto illinc, aut<text:line-break/>vitriolum melle cocto exceptum illino. <text:span text:style-name="Default_20_Paragraph_20_Font"><text:span text:style-name="T1">Aliud. </text:span></text:span>Recipe<text:line-break/>corticum granatorum drach. xvj , fellis tauri , amomi,</text:p>
      <text:p text:style-name="P3">myrrhae, calaminthae, marrubii, ana drach. viij, croci<text:line-break/>drach. ij, eIIebori albi drach. ij, utere sicco.</text:p>
      <text:p text:style-name="P1">[t<text:span text:style-name="Default_20_Paragraph_20_Font"><text:span text:style-name="T1">t. Ad foetorem narium.]</text:span></text:span> Recipe amomi, myrrhae,<text:line-break/>casiae, rosarum siccarum pares portiones cum oleo nardino<text:line-break/>et unge ; confert autem et unctio cum hedychroe magmate.</text:p>
      <text:p text:style-name="P1">[3. <text:span text:style-name="Default_20_Paragraph_20_Font"><text:span text:style-name="T1">Ad ulcera narium.]</text:span></text:span> Recipe lithargyri drach. iv,<text:line-break/>rutae recentis, aluminis <text:span text:style-name="Default_20_Paragraph_20_Font"><text:span text:style-name="T1">s</text:span></text:span>cisti drach. ij, dilue oleo myrtino<text:line-break/>et aceto. <text:span text:style-name="Default_20_Paragraph_20_Font"><text:span text:style-name="T1">Aliud.</text:span></text:span> Recipe cerussae drach. j, lithargyri<text:line-break/>drach. iij, scoriae plumbi vel plumbi combusti draclu iij,<text:line-break/>omnia laventur et excipiantur oleo myrtino.</text:p>
      <text:p text:style-name="P1">[ 4. <text:span text:style-name="Default_20_Paragraph_20_Font"><text:span text:style-name="T1">Ad extrahendum sanguinem e naribus</text:span></text:span>.] Florem<text:line-break/>graminis impone. <text:span text:style-name="Default_20_Paragraph_20_Font"><text:span text:style-name="T1">Aliud</text:span></text:span> Rubiam cum oleo accipe et<text:line-break/>unge nares.</text:p>
      <text:p text:style-name="P1">[5. <text:span text:style-name="Default_20_Paragraph_20_Font"><text:span text:style-name="T1">Ad stuxum sanguinis e naribus.] </text:span></text:span>Corticem- ovi<text:line-break/>comburo et accipe partem unam et gallae partem mediam<text:line-break/>et inlussia. <text:span text:style-name="Default_20_Paragraph_20_Font"><text:span text:style-name="T1">Aliud.</text:span></text:span> Lycium impone. <text:span text:style-name="Default_20_Paragraph_20_Font"><text:span text:style-name="T1">Aliud.</text:span></text:span> Asini stercus<text:line-break/>comburens insuffla cinerem ejua . aut exprimens instilla</text:p>
      <text:p text:style-name="P3">succum. <text:span text:style-name="Default_20_Paragraph_20_Font"><text:span text:style-name="T1">Aliud.</text:span></text:span> Lapidem molarem candentem extingue in<text:line-break/>aceto et olfaciendum narib<text:span text:style-name="Default_20_Paragraph_20_Font"><text:span text:style-name="T1">u</text:span></text:span>s admove vaporem, et sistetur.<text:line-break/><text:span text:style-name="Default_20_Paragraph_20_Font"><text:span text:style-name="T1">Aliud.</text:span></text:span> Thus masculum et aloen albo ovi excipe et fac<text:line-break/>linamentum et impone addens pilos leporis. <text:span text:style-name="Default_20_Paragraph_20_Font"><text:span text:style-name="T1">Aliud.</text:span></text:span> Cu-<text:line-break/>curbitulam magnam affigite hypochondrio e regione naris<text:line-break/>patientis. Oportet autem et iis quae adstringunt et probi-<text:line-break/>here possunt impetum sanguinis uti.</text:p>
      <text:p text:style-name="P1">[6. <text:span text:style-name="Default_20_Paragraph_20_Font"><text:span text:style-name="T1">Ad nares ulceratos et polypos et</text:span></text:span> m<text:span text:style-name="Default_20_Paragraph_20_Font"><text:span text:style-name="T1">aenas.]<text:line-break/></text:span></text:span>Spuma nitri attinge nares apertas. Et ad probum spiritus<text:line-break/>odorem conciliandum albae violae florem nondum ex co-<text:line-break/>liculo delapsum lege tereque ex aqua, donec mellis cras-<text:line-break/>situdo fiat; tange ulceratus nares. <text:span text:style-name="Default_20_Paragraph_20_Font"><text:span text:style-name="T1">Aliud. </text:span></text:span>Aerugine ex<text:line-break/>melle decocta locum attinge.</text:p>
      <text:p text:style-name="P1">[V<text:span text:style-name="Default_20_Paragraph_20_Font"><text:span text:style-name="T1">. Ad interiores phlegmonas.] </text:span></text:span>Adipe anserino cum<text:line-break/>porri solanique succo aequis portionibus diluto interdiu<text:line-break/>obline.</text:p>
      <text:p text:style-name="P1">[S. <text:span text:style-name="Default_20_Paragraph_20_Font"><text:span text:style-name="T1">Ad narium ulcera cum duritie.] </text:span></text:span>Plumbum<text:line-break/>tritum vino puro macera myrteique olei quod satis</text:p>
      <text:p text:style-name="P3">est adde ad meIlis spissitudinem. <text:span text:style-name="Default_20_Paragraph_20_Font"><text:span text:style-name="T1">Aliud.</text:span></text:span> Aeris squama<text:line-break/>ex melle decocta utere.</text:p>
      <text:p text:style-name="P1">[q. <text:span text:style-name="Default_20_Paragraph_20_Font"><text:span text:style-name="T1">Sanguinem per nares evocantu</text:span></text:span>r.] Mentam exci-<text:line-break/>piens melle et collyrium faciens in nares mitte.</text:p>
      <text:p text:style-name="P1">[tsi. <text:span text:style-name="Default_20_Paragraph_20_Font"><text:span text:style-name="T1">Ad prostu</text:span></text:span>u<text:span text:style-name="Default_20_Paragraph_20_Font"><text:span text:style-name="T1">ium sanguinis e naribus.] </text:span></text:span>Rutam<text:line-break/>tritam oleo excipito et intra nares condicito<text:span text:style-name="Default_20_Paragraph_20_Font"><text:span text:style-name="T1">. Aliud</text:span></text:span>. Cum-<text:line-break/>mi ac thus contrita et aceto liquata in nares da. <text:span text:style-name="Default_20_Paragraph_20_Font"><text:span text:style-name="T1">Aliud.<text:line-break/></text:span></text:span>Cinerosa Cypria cum succo porri temperata utere. <text:span text:style-name="Default_20_Paragraph_20_Font"><text:span text:style-name="T1">Aliud.<text:line-break/></text:span></text:span>Spongiam ustam pici admixtam et arefactam linamento<text:line-break/>inspersam in nares pellito. <text:span text:style-name="Default_20_Paragraph_20_Font"><text:span text:style-name="T1">Aliud.</text:span></text:span> Acuti junci florem na-<text:line-break/>ribus imponito.</text:p>
      <text:p text:style-name="P1">[tt. <text:span text:style-name="Default_20_Paragraph_20_Font"><text:span text:style-name="T1">Ad sanguinis eruptiones, quae supprimi ne-<text:line-break/>queunt, praesertim cum diutius febricitantibus sanguis efe<text:line-break/>funditur.] </text:span></text:span>Pyrion imponito nonnunquam aridum, non-<text:line-break/>nunquam linamentum illitum et crassitudinem cavis nasi<text:line-break/>respondentem faciens ita immittito, iisdem et nares et<text:line-break/>tempora et frontem illinito. <text:span text:style-name="Default_20_Paragraph_20_Font"><text:span text:style-name="T1">Aliud.</text:span></text:span> Diphryges ustum et<text:line-break/>ex aceto tritum superimpone. <text:span text:style-name="Default_20_Paragraph_20_Font"><text:span text:style-name="T1">Aliud. </text:span></text:span>Lanam ovi albo</text:p>
      <text:p text:style-name="P3">madentem admove. <text:span text:style-name="Default_20_Paragraph_20_Font"><text:span text:style-name="T1">Aliud</text:span></text:span>. Lanam sanguinalis aut solani<text:line-break/>sacco imbutam in nares dato. <text:span text:style-name="Default_20_Paragraph_20_Font"><text:span text:style-name="T1">Aliud. </text:span></text:span>Rutam ex aceto<text:line-break/>tritam impone et suffito. Utendum praeterea est reptu-<text:line-break/>mere cohibereque sanguinis impetum valentibus , ut cicu-<text:line-break/>tam naribus suffito, odoremque aeger attrahite; nares<text:line-break/>etiam digitis comprimito; aut cerato, aut alio quopiam<text:line-break/>diIigenter occludito ; quin etiam penis extremum papyro<text:line-break/>deligato, in mulieribus vero mammarum papillas simili-<text:line-break/>ter. Item refrigerare potentibus srontem caputque obli-<text:line-break/>nito et conspergito. Praesentissimum remedium est capiti<text:line-break/>cucurbitulam affigere; vel etiam frontis venam solvere.<text:line-break/>Sternutamenta quoque plerunque sanguinem revocant. Aut<text:line-break/>herbam buglosson aut asini fimum ex aceto in nares<text:line-break/>conjice.</text:p>
      <text:p text:style-name="P1">[t^. <text:span text:style-name="Default_20_Paragraph_20_Font"><text:span text:style-name="T1">Ad stertentes.] </text:span></text:span>Anethum capiti clam subjicito;<text:line-break/>id et prosilientibus ex lectulo remedio est.</text:p>
      <text:p text:style-name="P1">[td. <text:span text:style-name="Default_20_Paragraph_20_Font"><text:span text:style-name="T1">Ad puncta et aeram occatam absque cicatrice</text:span></text:span></text:p>
      <text:p text:style-name="P2"><text:span text:style-name="Default_20_Paragraph_20_Font"><text:span text:style-name="T1">et ulcere.] </text:span></text:span>Nitro locum detergens resinam terebinthinam<text:line-break/>superdato et per dies quinque dimittito; mox locum sol-<text:line-break/>vena puncta scriptorio specillo perforato: deinde thus<text:line-break/>nitr<text:span text:style-name="Default_20_Paragraph_20_Font"><text:span text:style-name="T1">u</text:span></text:span>m ac mel pari modo mixta, ut cerati crassitudo sit,<text:line-break/>imponito ; post solve et ablue. <text:span text:style-name="Default_20_Paragraph_20_Font"><text:span text:style-name="T1">Aliud.</text:span></text:span> Ex trito veratro<text:line-break/>cum pane aut ex acido lacte per se cataplasma facito.<text:line-break/><text:span text:style-name="Default_20_Paragraph_20_Font"><text:span text:style-name="T1">Aliud</text:span></text:span>. Fici trito cortice illine. <text:span text:style-name="Default_20_Paragraph_20_Font"><text:span text:style-name="T1">Aliud.</text:span></text:span> Uvam taminiam<text:line-break/>in cataplasmatis modum imponit<text:span text:style-name="Default_20_Paragraph_20_Font"><text:span text:style-name="T1">o.</text:span></text:span></text:p>
      <text:h text:style-name="Heading_20_2" text:outline-level="2">Cap. VI. </text:h>
      <text:p text:style-name="P34">[t. <text:span text:style-name="Default_20_Paragraph_20_Font"><text:span text:style-name="T1">Ad oitiligines, ephelidas, lenticulas<text:line-break/>et alias id genus su ciet assectiones.] </text:span></text:span>Cucumeris silvatici<text:line-break/>radicis tritae et cribratae succo faciem deterge. <text:span text:style-name="Default_20_Paragraph_20_Font"><text:span text:style-name="T1">Aliud.<text:line-break/></text:span></text:span>AIcyonio ex vino trito faciem obline. <text:span text:style-name="Default_20_Paragraph_20_Font"><text:span text:style-name="T1">Aliud.</text:span></text:span> Vitem sil-<text:line-break/>vestrem contusam et vino Aegyptio maceratam et in fari-<text:line-break/>nam redactam superdato. <text:span text:style-name="Default_20_Paragraph_20_Font"><text:span text:style-name="T1">Aliud. </text:span></text:span>Erucae agrestis radice<text:line-break/>trita et ovia felle excepta utitor, facie prius nitro per-<text:line-break/>fricatu. <text:span text:style-name="Default_20_Paragraph_20_Font"><text:span text:style-name="T1">Aliud. </text:span></text:span>Elaterium ex aceto terens et ad mellis<text:line-break/>t crassitudinem redigens ceratoque admiscens inunge<text:span text:style-name="Default_20_Paragraph_20_Font"><text:span text:style-name="T1">. Aliud.<text:line-break/></text:span></text:span>Cinnabari ex melle faciem illine. <text:span text:style-name="Default_20_Paragraph_20_Font"><text:span text:style-name="T1">Aliud</text:span></text:span>. Canchrys femine</text:p>
      <text:p text:style-name="P3">trito ipsas lenticulas inunge et arefactum ablue. <text:span text:style-name="Default_20_Paragraph_20_Font"><text:span text:style-name="T1">Aliud.<text:line-break/></text:span></text:span>Silvatici c<text:span text:style-name="Default_20_Paragraph_20_Font"><text:span text:style-name="T1">u</text:span></text:span>cumeris radicem ficiq<text:span text:style-name="Default_20_Paragraph_20_Font"><text:span text:style-name="T1">u</text:span></text:span>e summos ramulos in<text:line-break/>aceto decoctos tritosqne imponito. <text:span text:style-name="Default_20_Paragraph_20_Font"><text:span text:style-name="T1">Aliud</text:span></text:span>. Veneris umbi-<text:line-break/>lici radicibus ex melle contritis faciem illinc. <text:span text:style-name="Default_20_Paragraph_20_Font"><text:span text:style-name="T1">Aliud.<text:line-break/></text:span></text:span>Rubia ad mac<text:span text:style-name="Default_20_Paragraph_20_Font"><text:span text:style-name="T1">u</text:span></text:span>Ias a sole contractas et vitiligines benesa-<text:line-break/>cit, si ea trita ex oleo facies inungatur. <text:span text:style-name="Default_20_Paragraph_20_Font"><text:span text:style-name="T1">Aliud.</text:span></text:span> ^onchum<text:line-break/>amar<text:span text:style-name="Default_20_Paragraph_20_Font"><text:span text:style-name="T1">u</text:span></text:span>m terens ex melle faciei imponito. <text:span text:style-name="Default_20_Paragraph_20_Font"><text:span text:style-name="T1">Aliud</text:span></text:span>. Anethi<text:line-break/>semen ex vino vetere tritum et ad mellis spissit<text:span text:style-name="Default_20_Paragraph_20_Font"><text:span text:style-name="T1">u</text:span></text:span>dinem<text:line-break/>redactum faciei obducite, atque ita per integram noctem<text:line-break/>remaneto; sequenti mane illud removeto recensqne aliud<text:line-break/>reponito. Eodem quoque summe commanducato ephelidas<text:line-break/>et lenticulas utiliter illinito. <text:span text:style-name="Default_20_Paragraph_20_Font"><text:span text:style-name="T1">Aliud. </text:span></text:span>Alba viola ex aqua<text:line-break/>ad eadem proficit. <text:span text:style-name="Default_20_Paragraph_20_Font"><text:span text:style-name="T1">Aliud</text:span></text:span>. Aphronitrum tritum cum ce-<text:line-break/>rato ex Tyrrhenica cera consecto faciei superdato.</text:p>
      <text:p text:style-name="P1">[l<text:span text:style-name="Default_20_Paragraph_20_Font"><text:span text:style-name="T1">l. Ad</text:span></text:span> v<text:span text:style-name="Default_20_Paragraph_20_Font"><text:span text:style-name="T1">itiligines et album colorem.] </text:span></text:span>Alcyonium<text:line-break/>ustum mellique admixtum illitum prodest; eodem quoque<text:line-break/>cum ervi farina et tritici mixto quam maxime calido fa-<text:line-break/>ciem detergito. <text:span text:style-name="Default_20_Paragraph_20_Font"><text:span text:style-name="T1">Aliud. </text:span></text:span>Amara amygdala cortice spoliata<text:line-break/>aceto acri excipito et cataplasma facito. <text:span text:style-name="Default_20_Paragraph_20_Font"><text:span text:style-name="T1">Al</text:span></text:span>i<text:span text:style-name="Default_20_Paragraph_20_Font"><text:span text:style-name="T1">ud.</text:span></text:span> Ocimi</text:p>
      <text:p text:style-name="P3"><text:span text:style-name="Default_20_Paragraph_20_Font"><text:span text:style-name="T1">s</text:span></text:span>emen cum gallinaceo aut anserino adipe tritum benefacit.<text:line-break/><text:span text:style-name="Default_20_Paragraph_20_Font"><text:span text:style-name="T1">Aliud</text:span></text:span>. Foenum graec<text:span text:style-name="Default_20_Paragraph_20_Font"><text:span text:style-name="T1">u</text:span></text:span>m ex aceto tritum squamulas, si il-<text:line-break/>linatur, detrahit.</text:p>
      <text:p text:style-name="P1">[3<text:span text:style-name="Default_20_Paragraph_20_Font"><text:span text:style-name="T1">. Ad ephelidas et lentigines.] </text:span></text:span>Myrrha et crocum<text:line-break/>si aqua macerent<text:span text:style-name="Default_20_Paragraph_20_Font"><text:span text:style-name="T1">u</text:span></text:span>r, iIIita juvanI. <text:span text:style-name="Default_20_Paragraph_20_Font"><text:span text:style-name="T1">Aliud</text:span></text:span>. Purpuras aut<text:line-break/>buccina expiscatus in ollulam conjice et in furnum assan-<text:line-break/>das mitte, deinde ex melle tritis utere.</text:p>
      <text:p text:style-name="P1">[ 4. <text:span text:style-name="Default_20_Paragraph_20_Font"><text:span text:style-name="T1">Ad sac</text:span></text:span>r<text:span text:style-name="Default_20_Paragraph_20_Font"><text:span text:style-name="T1">em albam et extenta cute reddendam.]<text:line-break/></text:span></text:span>Cucumeris silvestris radices in frusta divide et refrigera;<text:line-break/>deinde aqua elixatis ac tritis in cataplasma utere.</text:p>
      <text:p text:style-name="P1">[5. <text:span text:style-name="Default_20_Paragraph_20_Font"><text:span text:style-name="T1">Aliud saciem splendidam reddens</text:span></text:span>.] Ex ervo bene<text:line-break/>olente vino macerato ac trito cataplasma facito. <text:span text:style-name="Default_20_Paragraph_20_Font"><text:span text:style-name="T1">Aliud.<text:line-break/></text:span></text:span>Siliginis succum exprimens humidiorem partem abjiee;<text:line-break/>parti illi autem, quae subsedit, ovi album commisceto ad<text:line-break/>mellis <text:span text:style-name="Default_20_Paragraph_20_Font"><text:span text:style-name="T1">s</text:span></text:span>pissitudinem; atque hoc saciem perunctam oleo de-<text:line-break/>terge. A <text:span text:style-name="Default_20_Paragraph_20_Font"><text:span text:style-name="T1">s</text:span></text:span>ole autem maculatam faciem frigida multa<text:line-break/>lavato et per unum diem facies coloratior redditur. Fu-<text:line-break/>cum elixans narum aluminis iniice: deinde lixivium ad-</text:p>
      <text:p text:style-name="P3">miscens ac terens utere multo inungens oleo: sic enim<text:line-break/>facies grati coloris b<text:span text:style-name="Default_20_Paragraph_20_Font"><text:span text:style-name="T1">o</text:span></text:span>nique odoris os spirans efficitur.<text:line-break/>Cupressi atque ilicis ramenta una fervefaciens decocto<text:line-break/>corpus totum madefacio. <text:span text:style-name="Default_20_Paragraph_20_Font"><text:span text:style-name="T1">Aliud.</text:span></text:span> Thuris et paederotis<text:line-break/>aequas portiones misce et ex melle tere; ita faciem inunge,<text:line-break/>atque integrum diem sic dimitte, deinde ablue. <text:span text:style-name="Default_20_Paragraph_20_Font"><text:span text:style-name="T1">Aliud.<text:line-break/></text:span></text:span>Lini faecem melli admiscens sub sole iter facturus cor-<text:line-break/>pus inungito, eo tamen prius nitro persricto.</text:p>
      <text:p text:style-name="P1">[ 6<text:span text:style-name="Default_20_Paragraph_20_Font"><text:span text:style-name="T1">. Ad impediendum falis exustionem et exustam sa-<text:line-break/>ciem sanandam.] </text:span></text:span>Bulb<text:span text:style-name="Default_20_Paragraph_20_Font"><text:span text:style-name="T1">o</text:span></text:span> candido trito ex melle inungito.<text:line-break/>Quod SI facies citra phlegmonem tumefacta suerit, nigram<text:line-break/>terram ex aqua conterens superdato. <text:span text:style-name="Default_20_Paragraph_20_Font"><text:span text:style-name="T1">Aliud</text:span></text:span>. Alcyoni<text:span text:style-name="Default_20_Paragraph_20_Font"><text:span text:style-name="T1">a</text:span></text:span> et<text:line-break/>nardo Celtica simul tritis utere.</text:p>
      <text:p text:style-name="P1">[ V. <text:span text:style-name="Default_20_Paragraph_20_Font"><text:span text:style-name="T1">Ad panum et lentigines.] </text:span></text:span>Dracunculi radicem<text:line-break/>cum melle in cataplasma redige: vel nigellam cum aceto,<text:line-break/>vel pentaphylli semen.</text:p>
      <text:p text:style-name="P1">[S. <text:span text:style-name="Default_20_Paragraph_20_Font"><text:span text:style-name="T1">Ad sa</text:span></text:span>r<text:span text:style-name="Default_20_Paragraph_20_Font"><text:span text:style-name="T1">iendam suciem rubicundam</text:span></text:span>] Rubiam tero<text:line-break/>et permisce cum oleo et unge. <text:span text:style-name="Default_20_Paragraph_20_Font"><text:span text:style-name="T1">Aliud.</text:span></text:span> Bulb<text:span text:style-name="Default_20_Paragraph_20_Font"><text:span text:style-name="T1">u</text:span></text:span>m amarum<text:line-break/>terens permisce cum melle et unge. <text:span text:style-name="Default_20_Paragraph_20_Font"><text:span text:style-name="T1">Aliud</text:span></text:span>. Accipe cice-</text:p>
      <text:p text:style-name="P3">ris, rubiae, thuris, myrrhae ana drach. ij, excipe adipe<text:line-break/>vituli et oleo mastichino et unge: et post spatium absterge<text:line-break/><text:span text:style-name="Default_20_Paragraph_20_Font"><text:span text:style-name="T1">s</text:span></text:span>pongia calida.</text:p>
      <text:h text:style-name="Heading_20_2" text:outline-level="2">Cap. VII. </text:h>
      <text:p text:style-name="P35"><text:span text:style-name="Default_20_Paragraph_20_Font"><text:span text:style-name="T1">[Ad oris</text:span></text:span> v<text:span text:style-name="Default_20_Paragraph_20_Font"><text:span text:style-name="T1">itia et prim</text:span></text:span>o <text:span text:style-name="Default_20_Paragraph_20_Font"><text:span text:style-name="T1">ad labiorum ri-<text:line-break/>mas.]</text:span></text:span> lmmaturam gallum tritam accipito et resinam te-<text:line-break/>rebinthinam cum hyssopo et melle atque his perunge.</text:p>
      <text:p text:style-name="P1"><text:span text:style-name="Default_20_Paragraph_20_Font"><text:span text:style-name="T1">[^. Ad altiores scissuras.] </text:span></text:span>Caprino adipe mundato<text:line-break/>illine. <text:span text:style-name="Default_20_Paragraph_20_Font"><text:span text:style-name="T1">Aliud</text:span></text:span>. Adeps anseris et mel et terebinthina ae-<text:line-break/>quis portionibus, addito flore rosarum, hyssopo arido et<text:line-break/>mastiche fiat inunctio.</text:p>
      <text:p text:style-name="P1"><text:span text:style-name="Default_20_Paragraph_20_Font"><text:span text:style-name="T1">[si. Ad suavitatem odoris ori conciliandam,] </text:span></text:span>Vino<text:line-break/>vetere bene olente, in quo iris maduerit, os collos ad-<text:line-break/>sidueque in ore brevi tempore contine. <text:span text:style-name="Default_20_Paragraph_20_Font"><text:span text:style-name="T1">Aliud</text:span></text:span>. Vino pa<text:span text:style-name="Default_20_Paragraph_20_Font"><text:span text:style-name="T1">u-<text:line-break/></text:span></text:span>lisper os sublue, in quo serpiIlum maduerit.</text:p>
      <text:p text:style-name="P1">[ 4<text:span text:style-name="Default_20_Paragraph_20_Font"><text:span text:style-name="T1">. Ad oris tetros absque ulcere odores.] </text:span></text:span>Nonnulli<text:line-break/>meraco vino, cui myrrha admixta sit, os eluunt, atque<text:line-break/>odoratum juncum terentes partes oris internas persecant</text:p>
      <text:p text:style-name="P3">et cimoliam cum sale tritam afirmant; perinde et marmore<text:line-break/>usto cum aniso utuntur: ita et hordeo cum sale et mellea<text:line-break/>Quidam et linteolum cremant et vino iniiciunt, atque ita<text:line-break/>trito utuntur et pumice et nardo et myrrha exmelIe. Sili--<text:line-break/>ginem quidam et irin cum melle miscentes comburunt<text:line-break/>atque ita utuntur, et ex ostreis purpura et buccino cum.<text:line-break/>myrrha quum cubitum eunt aceto acerrimo <text:span text:style-name="Default_20_Paragraph_20_Font"><text:span text:style-name="T1">t</text:span></text:span>colluunta<text:line-break/>Commanducant autem nonnulli domum egressuri piceae<text:line-break/>folia et aqua os subl<text:span text:style-name="Default_20_Paragraph_20_Font"><text:span text:style-name="T1">u</text:span></text:span>unt. Quidam praeterea et anisum<text:line-break/>aut dulcem radicem aut irin idque genus alia aliqui iter<text:line-break/>facturi commanducant.</text:p>
      <text:p text:style-name="P1">[5. <text:span text:style-name="Default_20_Paragraph_20_Font"><text:span text:style-name="T1">Ad oris ulcera et putredines</text:span></text:span>.] Melanterfa contusa<text:line-break/>prodest. Ad eadem benefacit oleum immaturum per se<text:line-break/>aut cum melIe propinatum. Prodest etiam glaucuris vo-<text:line-break/>cata contusa, ejus succum ex melle et aqua paribus por-<text:line-break/>lienibus ad gargarizandum exhibeto.</text:p>
      <text:p text:style-name="P1"><text:span text:style-name="Default_20_Paragraph_20_Font"><text:span text:style-name="T1">[si. Ad saxum sanguinis ab ore.] </text:span></text:span>Colluatur os ex<text:line-break/>deco<text:span text:style-name="Default_20_Paragraph_20_Font"><text:span text:style-name="T1">c</text:span></text:span>tione rosarum in n o son . nostouam erit fuscida et de-</text:p>
      <text:p text:style-name="P3">glutiatur. <text:span text:style-name="Default_20_Paragraph_20_Font"><text:span text:style-name="T1">Aliud.</text:span></text:span> Gargarfaet patiens et colluat decoctione<text:line-break/>rosarum frigida aut extremitat<text:span text:style-name="Default_20_Paragraph_20_Font"><text:span text:style-name="T1">u</text:span></text:span>m vitis aut soliorum Ien-<text:line-break/>tisci aut rubi aut cydoniorum aut vinaciornm aut mali<text:line-break/>punici. <text:span text:style-name="Default_20_Paragraph_20_Font"><text:span text:style-name="T1">Aliud.</text:span></text:span> Semen rosae cum mastiche da ex vino<text:line-break/>adtingente bibendum vel ex vino decoctionis rubi, aut<text:line-break/>^rosarum.</text:p>
      <text:p text:style-name="P1">[7<text:span text:style-name="Default_20_Paragraph_20_Font"><text:span text:style-name="T1">. Ad oris ulcera.] </text:span></text:span>Gallam in vino coquens col-<text:line-break/>lue os, deinde appone gallum tritam permixtam cum<text:line-break/>melle aut florem rosarum; collue esiam os decoctione<text:line-break/>foliorum oleae.</text:p>
      <text:h text:style-name="Heading_20_2" text:outline-level="2">Cap. VIII. </text:h>
      <text:p text:style-name="P35">[t<text:span text:style-name="Default_20_Paragraph_20_Font"><text:span text:style-name="T1">. Ad dealbandos dentes aliaque eo-<text:line-break/>rum</text:span></text:span> T<text:span text:style-name="Default_20_Paragraph_20_Font"><text:span text:style-name="T1">itia sananda.] </text:span></text:span>Utuntur autem et hujusmodi qui-<text:line-break/>busdam dentifriciis, quae una et gingivis prosunt et den-<text:line-break/>tcs candidos firmioresque reddunt. Terram eretriada vo-<text:line-break/>catam ustam tritamque adhibent; hoc valde bene fplen-<text:line-break/>didos dentes reddit. Farina ervi lotio subactam illinc.<text:line-break/><text:span text:style-name="Default_20_Paragraph_20_Font"><text:span text:style-name="T1">Aliud. </text:span></text:span>Cuniculi caput ustum cum foeniculo quam alhissi-<text:line-break/>mo sepiae tritis ossibus admiscens utere. <text:span text:style-name="Default_20_Paragraph_20_Font"><text:span text:style-name="T1">Aliud.</text:span></text:span> Cornu cer-</text:p>
      <text:p text:style-name="P3">vino usto tritoque utitor; hoc et dentium dolores tollit<text:line-break/>et ex rosaceo impositum capitis dolores sedat. <text:span text:style-name="Default_20_Paragraph_20_Font"><text:span text:style-name="T1">Aliud.<text:line-break/></text:span></text:span>Pulegio et sale fricto mixtis ad eadem tritis utere. <text:span text:style-name="Default_20_Paragraph_20_Font"><text:span text:style-name="T1">Aliud.<text:line-break/></text:span></text:span>OViIIo talo usto ad similia utitor. <text:span text:style-name="Default_20_Paragraph_20_Font"><text:span text:style-name="T1">Aliud. </text:span></text:span>Hordeo tollo<text:line-break/>et <text:span text:style-name="Default_20_Paragraph_20_Font"><text:span text:style-name="T1">s</text:span></text:span>ale mixtis tritisqne utere.</text:p>
      <text:p text:style-name="P1">[ll<text:span text:style-name="Default_20_Paragraph_20_Font"><text:span text:style-name="T1">. Lavatio ad ulcera et dentes titubantes instrmosque.]<text:line-break/></text:span></text:span>Alycacabi radicem una cum malicorio crassiore elixam<text:line-break/>imponito. <text:span text:style-name="Default_20_Paragraph_20_Font"><text:span text:style-name="T1">Aliud</text:span></text:span>. Recipe albae populi aut verbenacae<text:line-break/>radicem aut eryngii radicem vel ipsum eryngium aut<text:line-break/>polii radicem terens apponito.</text:p>
      <text:p text:style-name="P1">[3. <text:span text:style-name="Default_20_Paragraph_20_Font"><text:span text:style-name="T1">Ad concussos dentes et dolentes.] </text:span></text:span>Asini ungulam<text:line-break/>ustam tritamque aceto excipe et orbiculos faciens repone ;<text:line-break/>ad lusum aceto orbiculum unum liquato datoquc ore con-<text:line-break/>sinendum, iIlico enim dolorem sedat tollitque. <text:span text:style-name="Default_20_Paragraph_20_Font"><text:span text:style-name="T1">Aliud.<text:line-break/></text:span></text:span>Nigri chamaeleonis decocto si foveas, dolorem dentium<text:line-break/>curabis; id et mures necat. <text:span text:style-name="Default_20_Paragraph_20_Font"><text:span text:style-name="T1">Aliud. </text:span></text:span>Betae succo si fiat<text:line-break/>collusio, consestim dolor dentium finitur. <text:span text:style-name="Default_20_Paragraph_20_Font"><text:span text:style-name="T1">Aliud.</text:span></text:span> Alterc<text:span text:style-name="Default_20_Paragraph_20_Font"><text:span text:style-name="T1">i<text:line-break/></text:span></text:span>radicis calidiore decocto si foveas, dolor quiescit. <text:span text:style-name="Default_20_Paragraph_20_Font"><text:span text:style-name="T1">Aliud.</text:span></text:span></text:p>
      <text:p text:style-name="P3">Rutam, hyssopum et myrrham ex vino tritas ore conti-<text:line-break/>neto. <text:span text:style-name="Default_20_Paragraph_20_Font"><text:span text:style-name="T1">Aliud</text:span></text:span>. Si ex aceto, posca aut vio, ubi verbasci ra-<text:line-break/>dix incocta sit, os colluatur, bene facit. <text:span text:style-name="Default_20_Paragraph_20_Font"><text:span text:style-name="T1">Aliud.</text:span></text:span> Ex nitro<text:line-break/>cum oleo facta collutio dolorem pellit. <text:span text:style-name="Default_20_Paragraph_20_Font"><text:span text:style-name="T1">Aliud</text:span></text:span>. Cupressi<text:line-break/>baccis ex vino et rosa elixis os fove. Quodsi dentes omnes<text:line-break/>doluerint, cedri liquore os si collues, protinus dolori suc-<text:line-break/>curres. <text:span text:style-name="Default_20_Paragraph_20_Font"><text:span text:style-name="T1">Aliud.</text:span></text:span> Dens molaris si doleat, maIvae unicum<text:line-break/>habentis cauliculum radice si tangas , dolor abibit. Den-<text:line-break/>tes dolentibus herbae muralis radicem quum baIneas in-<text:line-break/>gradi<text:span text:style-name="Default_20_Paragraph_20_Font"><text:span text:style-name="T1">u</text:span></text:span>ntur commanducandam praebeto, quam sub molari<text:line-break/>dente quoad ex balneis egrediantur retineto et dol<text:span text:style-name="Default_20_Paragraph_20_Font"><text:span text:style-name="T1">o</text:span></text:span>r<text:line-break/>evanescet. <text:span text:style-name="Default_20_Paragraph_20_Font"><text:span text:style-name="T1">Aliud</text:span></text:span>. Pyrethri radicata commanducata eodem<text:line-break/>die sugat dolorem. <text:span text:style-name="Default_20_Paragraph_20_Font"><text:span text:style-name="T1">Aliud.</text:span></text:span> Herbae pontidis vocatae radix<text:line-break/>manducata dolorem finit.</text:p>
      <text:p text:style-name="P1">[ 4<text:span text:style-name="Default_20_Paragraph_20_Font"><text:span text:style-name="T1">. Suspmentum dentes dolentibus.]</text:span></text:span> Alcyonii suffitu<text:line-break/>quam primum dolor tollitur. <text:span text:style-name="Default_20_Paragraph_20_Font"><text:span text:style-name="T1">Aliud. </text:span></text:span>Alterci semen sus-<text:line-break/>sit<text:span text:style-name="Default_20_Paragraph_20_Font"><text:span text:style-name="T1">u</text:span></text:span>m dolori medetur.</text:p>
      <text:p text:style-name="P1"><text:span text:style-name="T29">[</text:span> 5. U<text:span text:style-name="Default_20_Paragraph_20_Font"><text:span text:style-name="T1">t dentes bene olcant.</text:span></text:span>l Cim<text:span text:style-name="Default_20_Paragraph_20_Font"><text:span text:style-name="T1">o</text:span></text:span>liam cum sale terito</text:p>
      <text:p text:style-name="P3">dentesque fricato. <text:span text:style-name="Default_20_Paragraph_20_Font"><text:span text:style-name="T1">Aliud. </text:span></text:span>Dentem canis accipito et in<text:line-break/>ignem conjice suffitumque facito; dum enim crematur,<text:line-break/>simul dentes confirmat.</text:p>
      <text:p text:style-name="P1">[6<text:span text:style-name="Default_20_Paragraph_20_Font"><text:span text:style-name="T1">. Ad exosus dentes.] </text:span></text:span>Ad exesos autem dentes vi-<text:line-break/>triolo trito permixtum piper accipito aut guliam. Aut<text:line-break/>ex melle fissum alumen in cavum dentis inserito et dolo-<text:line-break/>rem levabis. <text:span text:style-name="Default_20_Paragraph_20_Font"><text:span text:style-name="T1">Aliud. </text:span></text:span>Limacis lapidem in frustula sesami<text:line-break/>magnitudinem aequantia confringe et in dentis foramen<text:line-break/>immitte, illico dolorem sedat, sed ex cera operculum fa-<text:line-break/>cito. <text:span text:style-name="Default_20_Paragraph_20_Font"><text:span text:style-name="T1">Aliud.</text:span></text:span> Taurinum jecur lento igne frictum dentique<text:line-break/>impositum, simulatque tetigit, dolorem discutit. <text:span text:style-name="Default_20_Paragraph_20_Font"><text:span text:style-name="T1">Aliud.<text:line-break/></text:span></text:span>Testudinis unguis in maxil taris dentis exesi foramen con-<text:line-break/>jectus multum proficit. <text:span text:style-name="Default_20_Paragraph_20_Font"><text:span text:style-name="T1">Aliud. </text:span></text:span>Fel ursi impositum illico<text:line-break/>dolorem levat ; curat autem etiam quoquo modo illi-<text:line-break/>natur.</text:p>
      <text:p text:style-name="P1">[T. <text:span text:style-name="Default_20_Paragraph_20_Font"><text:span text:style-name="T1">Ad dentes motos et labantes.] </text:span></text:span>Testudinis san-<text:line-break/>guis diu ore contentus dentes roborat. <text:span text:style-name="Default_20_Paragraph_20_Font"><text:span text:style-name="T1">Aliud</text:span></text:span>. Alcyoni<text:span text:style-name="Default_20_Paragraph_20_Font"><text:span text:style-name="T1">a<text:line-break/></text:span></text:span>Indico ex vino trito si o<text:span text:style-name="Default_20_Paragraph_20_Font"><text:span text:style-name="T1">s</text:span></text:span> colluatur, motus sistitur.</text:p>
      <text:p text:style-name="P2">[S<text:span text:style-name="Default_20_Paragraph_20_Font"><text:span text:style-name="T1">. Ad dentes ex ictu concussos.] </text:span></text:span>Corallium inmo-<text:line-break/>nito et satis diu contineto.</text:p>
      <text:p text:style-name="P1">[ q. <text:span text:style-name="Default_20_Paragraph_20_Font"><text:span text:style-name="T1">Ad dentium stuporem.] </text:span></text:span>Aegrotus portulacam<text:line-break/>mandito. Aut oleo omphacino perungito aut amurca<text:line-break/>olei in vase aeneo ad mellis consistentiam cocta ; haec enim<text:line-break/>vetusta inuncta valde prodest.</text:p>
      <text:p text:style-name="P1">[Issi <text:span text:style-name="Default_20_Paragraph_20_Font"><text:span text:style-name="T1">Ad dentes eximendos sine ferramento et absque<text:line-break/>dolore.]</text:span></text:span> Fermentum denti circumdato et paulisper retia-<text:line-break/>quito; mox dentem lacertae sanguine circumfundito et ex-<text:line-break/>cluet.</text:p>
      <text:p text:style-name="P1">[tt. U<text:span text:style-name="Default_20_Paragraph_20_Font"><text:span text:style-name="T1">t sponte dens excidat.]</text:span></text:span> Pyrethrum aceto mol-<text:line-break/>litum saleque per triginta dies maceratum denti prius<text:line-break/>mundo facto circumponito. <text:span text:style-name="Default_20_Paragraph_20_Font"><text:span text:style-name="T1">Aliud</text:span></text:span>. Artemisiam herbam ex<text:line-break/>aceto tritam obline. <text:span text:style-name="Default_20_Paragraph_20_Font"><text:span text:style-name="T1">Aliud</text:span></text:span>. Dentem circumsuffodiens ver-<text:line-break/>miculis, quas campas vocant, in summis brassicarum<text:line-break/>aliarumque herbarum foliis repertis illine, ab aliis denti-<text:line-break/>bus cavens. Quod si inferiores dentes eximere voles, illis<text:line-break/>vermiculis utere, qui in inferiore parte inarum herbarum</text:p>
      <text:p text:style-name="P3">reperiuntur. <text:span text:style-name="Default_20_Paragraph_20_Font"><text:span text:style-name="T1">Aliud.</text:span></text:span> Sandaracham ex aceto tritam siccari<text:line-break/>permitte et sicca utiliter utitor, prius sanguinem circum<text:line-break/>dentem eliciens ; sic enim paulisper dimittens digitis ipsum<text:line-break/>eximes. Aut agrestis cucurbitulae radicem in foramen<text:line-break/>dentis conjice. <text:span text:style-name="Default_20_Paragraph_20_Font"><text:span text:style-name="T1">Aliud</text:span></text:span>. Moedi immaturi radicem in umbra<text:line-break/>arefactam , tritam et cretam radicibus dentis circumda et<text:line-break/>paulo post digitis apprehende, sequetur enim; aut Aethio-<text:line-break/>picae oleae lacrima affectum dentem tangito. <text:span text:style-name="Default_20_Paragraph_20_Font"><text:span text:style-name="T1">Aliud</text:span></text:span>. La-<text:line-break/>certam agrestem arefactam, dissectam c<text:span text:style-name="Default_20_Paragraph_20_Font"><text:span text:style-name="T1">o</text:span></text:span>ntritamque repone;<text:line-break/><text:span text:style-name="Default_20_Paragraph_20_Font"><text:span text:style-name="T1">q</text:span></text:span>uum dentem circum purgaveris, imponito et paulo post<text:line-break/>attrahite et sequetur. <text:span text:style-name="Default_20_Paragraph_20_Font"><text:span text:style-name="T1">Aliud</text:span></text:span>. Urticae semina cum galbano<text:line-break/>mixta affecto densi circumline et protinus excidet.</text:p>
      <text:p text:style-name="P1">[ tll<text:span text:style-name="Default_20_Paragraph_20_Font"><text:span text:style-name="T1">. Ad eximendos sine dolore dentes.]</text:span></text:span> Herbae lap-<text:line-break/>Pae radix calefacta et densi apposita facit, ut statim digi-<text:line-break/>fis tollatur.</text:p>
      <text:p text:style-name="P1">[t 3. U<text:span text:style-name="Default_20_Paragraph_20_Font"><text:span text:style-name="T1">t dentes digitis e</text:span></text:span>v<text:span text:style-name="Default_20_Paragraph_20_Font"><text:span text:style-name="T1">ellantur.] </text:span></text:span>Silvestres cucur—<text:line-break/>bitulas contunde et acet<text:span text:style-name="Default_20_Paragraph_20_Font"><text:span text:style-name="T1">o</text:span></text:span> macera ad mellis spissitudinem,<text:line-break/>deinde ferramentum ad scalpendos dentes in medicamen-</text:p>
      <text:p text:style-name="P3">tum demitte, eoqne dentem circum scarifica atque os<text:line-break/>paulisper clausum haberi praecipe ; deinde apprehende di-<text:line-break/>gitis dentem et attrahe; absque dolore sequitur. <text:span text:style-name="Default_20_Paragraph_20_Font"><text:span text:style-name="T1">Aliud.<text:line-break/></text:span></text:span>Farinam ex lacte tithymalli admove et hederacea folia sa-<text:line-break/>perimpone, per horamque dimitte; frangetur enim sine<text:line-break/>dolore.</text:p>
      <text:p text:style-name="P1">[t 4. <text:span text:style-name="Default_20_Paragraph_20_Font"><text:span text:style-name="T1">Ad dealbationem dentium.] </text:span></text:span>Nitrum, os sepiae<text:line-break/>et os palmularum terens utere. <text:span text:style-name="Default_20_Paragraph_20_Font"><text:span text:style-name="T1">Aliud bonum.</text:span></text:span> Corallium<text:line-break/>rubrum, pumicem, ossa paImularum, ossa sepiae et fidem<text:line-break/>assum terens utere.</text:p>
      <text:p text:style-name="P1">[t 5<text:span text:style-name="Default_20_Paragraph_20_Font"><text:span text:style-name="T1">. Ad dolorem dentium.] </text:span></text:span>Oleo lentisci non anti-<text:line-break/>quo colluantur dentes. <text:span text:style-name="Default_20_Paragraph_20_Font"><text:span text:style-name="T1">Aliud. </text:span></text:span>Colluat<text:span text:style-name="Default_20_Paragraph_20_Font"><text:span text:style-name="T1">u</text:span></text:span>r os cum fusili<text:line-break/>rutae coctis ex oxymelite ; vel colluatur cum aceto scissi-<text:line-break/>tico ; vel coquatur in aceto pyrethrum et hyssopum: osor-<text:line-break/>tet autem humiditatem et humorem evacuare.</text:p>
      <text:h text:style-name="Heading_20_2" text:outline-level="2">Cap. IX. </text:h>
      <text:p text:style-name="P35"><text:span text:style-name="Default_20_Paragraph_20_Font"><text:span text:style-name="T1">[Ad gingivarum assectus.] </text:span></text:span>[t<text:span text:style-name="Default_20_Paragraph_20_Font"><text:span text:style-name="T1">. Ad g</text:span></text:span>i<text:span text:style-name="Default_20_Paragraph_20_Font"><text:span text:style-name="T1">c-<text:line-break/>gi</text:span></text:span>u<text:span text:style-name="Default_20_Paragraph_20_Font"><text:span text:style-name="T1">as corrosus.] </text:span></text:span>Recipe florum rosarum drach. viij, llal-<text:line-break/>sarum drach. iv, myrrhae drach. ij, commisce et appone^<text:line-break/><text:span text:style-name="Default_20_Paragraph_20_Font"><text:span text:style-name="T1">Aliud.</text:span></text:span> Lacte asinae gingivas collue<text:span text:style-name="Default_20_Paragraph_20_Font"><text:span text:style-name="T1">s Aliud.</text:span></text:span> Foliorum olea^</text:p>
      <text:p text:style-name="P3">decocto os collos. <text:span text:style-name="Default_20_Paragraph_20_Font"><text:span text:style-name="T1">Aliud. </text:span></text:span>Aceto scillitico gingivas ablue.<text:line-break/><text:span text:style-name="Default_20_Paragraph_20_Font"><text:span text:style-name="T1">Aliud</text:span></text:span>. Rubiginem ferri et balaustia sicca appone.</text:p>
      <text:p text:style-name="P1"><text:span text:style-name="Default_20_Paragraph_20_Font"><text:span text:style-name="T1">[ Ad gingivas tumidas et carnis incrementum.]<text:line-break/></text:span></text:span>Confert s<text:span text:style-name="Default_20_Paragraph_20_Font"><text:span text:style-name="T1">u</text:span></text:span>ccus portulacae ore detentus vel aqua salita<text:line-break/>olivarum colymbadum vel oleum ex immaturis olivis<text:line-break/>expressum calidum vel lentisci num vel de cotoneis aut<text:line-break/>amurca. Sicca vero, quae pr<text:span text:style-name="Default_20_Paragraph_20_Font"><text:span text:style-name="T1">o</text:span></text:span>sunt, sunt rubig<text:span text:style-name="Default_20_Paragraph_20_Font"><text:span text:style-name="T1">o</text:span></text:span> ferri,<text:line-break/>aut aeris, radix aristolochiae, semen plantaginis, atra-<text:line-break/>mentum sutorium allatum et balaustia.</text:p>
      <text:p text:style-name="P1">[3. <text:span text:style-name="Default_20_Paragraph_20_Font"><text:span text:style-name="T1">Ad instammationem gingivarum.] </text:span></text:span>Collue deco-<text:line-break/>cto foliorum oleae et appone gallum. <text:span text:style-name="Default_20_Paragraph_20_Font"><text:span text:style-name="T1">Aliud.</text:span></text:span> Coque in<text:line-break/>sapa folia oleae et gallum.</text:p>
      <text:p text:style-name="P1">[ 4<text:span text:style-name="Default_20_Paragraph_20_Font"><text:span text:style-name="T1">. Ad gingivas denigratas et putridas.] </text:span></text:span>Consert<text:line-break/>fricatio ex faece vini usta; abstergit enim, mundat deal-<text:line-break/>hatque.</text:p>
      <text:p text:style-name="P1">[ 5<text:span text:style-name="Default_20_Paragraph_20_Font"><text:span text:style-name="T1">. Ad gingi</text:span></text:span>u<text:span text:style-name="Default_20_Paragraph_20_Font"><text:span text:style-name="T1">as cruentas.] </text:span></text:span>Consert missio sanguinis<text:line-break/>e cephalia et scarificatio gingivarum; confert etiam succus<text:line-break/>hyoscyami vel ejus decoctum ex sapa aut cum pulma-</text:p>
      <text:p text:style-name="P3">rum stillamento calidum ore retentum. <text:span text:style-name="Default_20_Paragraph_20_Font"><text:span text:style-name="T1">Aliud.</text:span></text:span> Cumulos<text:line-break/>lentisci et balaustia coque in posca et coli ne<text:span text:style-name="Default_20_Paragraph_20_Font"><text:span text:style-name="T1">. Aliud.</text:span></text:span> sta-<text:line-break/>dicem rubi coque in vino et os collue; vel rhun et gal-<text:line-break/>lam coque in vino et utere similiter.</text:p>
      <text:h text:style-name="Heading_20_2" text:outline-level="2">Cap. X.<text:span text:style-name="Default_20_Paragraph_20_Font"><text:span text:style-name="T1"> </text:span></text:span></text:h>
      <text:p text:style-name="P35"><text:span text:style-name="Default_20_Paragraph_20_Font"><text:span text:style-name="T1">[Ad columellae morbos.] </text:span></text:span>Gallam tritam<text:line-break/>per se admoveto, digito oleo inuncto aut in cochlearium<text:line-break/>injiciens applica. <text:span text:style-name="Default_20_Paragraph_20_Font"><text:span text:style-name="T1">Aliud.</text:span></text:span> Spinae Aegyptiae semen tritum<text:line-break/>atque aridum appone. <text:span text:style-name="Default_20_Paragraph_20_Font"><text:span text:style-name="T1">Aliud.</text:span></text:span> Caricas cum oleae foliis<text:line-break/>esui dato. <text:span text:style-name="Default_20_Paragraph_20_Font"><text:span text:style-name="T1">Aliud.</text:span></text:span> Succum Cyrenaicum cum sale arefactum<text:line-break/>apponito, prius gargarizatione ex aqua calida facta. Aut<text:line-break/>fissum alumen ustum diligenter admotum juvat. Aut steI-<text:line-break/>Donem viteis lignis crematum imponito, et bene facit.<text:line-break/><text:span text:style-name="Default_20_Paragraph_20_Font"><text:span text:style-name="T1">Aliud</text:span></text:span>. Rubi cauliculos ex melle et pice liquida maceratos<text:line-break/>admove. <text:span text:style-name="Default_20_Paragraph_20_Font"><text:span text:style-name="T1">Aliud</text:span></text:span> Lapidis agerati florem admixtum gargari-<text:line-break/>dandum da. Aut brassicae succo admixtum alumen fissum<text:line-break/>et gargarizatum recte prodest.</text:p>
      <text:p text:style-name="P1">[ U<text:span text:style-name="Default_20_Paragraph_20_Font"><text:span text:style-name="T1">storium columellae apponendum.]</text:span></text:span> Misy et calcem</text:p>
      <text:p text:style-name="P3">vivam aequis portionibus resina terebinthina excipe et<text:line-break/><text:span text:style-name="Default_20_Paragraph_20_Font"><text:span text:style-name="T1">s</text:span></text:span>ubde retinendamque permitte: intra horas tres aufert.<text:line-break/>Item proficit ad uvae affectum picis recrementum, quod ex<text:line-break/>Cilicia advehitur, cochleario exceptum et subditum. Et<text:line-break/>uvae acerbae succus ex melle aut praedulci vino. Dicitur<text:line-break/>autem incolumem <text:span text:style-name="Default_20_Paragraph_20_Font"><text:span text:style-name="T1">s</text:span></text:span>ervare columellam, si quis uvae acinos<text:line-break/>quotannis jejunus devoret; et nunquam ejus partis affectu<text:line-break/>vexabitur. Iisdem praeterea gargarismatis in vulvae vitiis<text:line-break/>utendum est, quae ad tonsillas affectas describentur. Pri-<text:line-break/>mum atque inter initia j<text:span text:style-name="Default_20_Paragraph_20_Font"><text:span text:style-name="T1">u</text:span></text:span>be aqua calida os fovere; deinde<text:line-break/>frigida gargarizare aut posca aut mali pudici d<text:span text:style-name="Default_20_Paragraph_20_Font"><text:span text:style-name="T1">u</text:span></text:span>lcis<text:line-break/>succo ad mellis crassitudinem decocto et oxymelite eli-<text:line-break/>quato ; aut posca aut dracunculi succo gargartaet et opti-<text:line-break/>me proficient.</text:p>
      <text:p text:style-name="P1"><text:span text:style-name="Default_20_Paragraph_20_Font"><text:span text:style-name="T1">[ Ad</text:span></text:span> u<text:span text:style-name="Default_20_Paragraph_20_Font"><text:span text:style-name="T1">ul</text:span></text:span>u<text:span text:style-name="Default_20_Paragraph_20_Font"><text:span text:style-name="T1">am phlegmonem patientem.] </text:span></text:span>Fiat gargari-<text:line-break/>^atio cum succo mali pudici ex mulsa vel cum aqua de-<text:line-break/>coctionis rosarum, vel cum diambron ex aqua calida.<text:line-break/>Confert etiam glycyrrhizae succus cum melle appositus et</text:p>
      <text:p text:style-name="P3">terra sigillata et fructus spinae Aegyptiacae. Mitiora autem<text:line-break/>sunt haec, gummi Arabicum, tragacanthum , sarcocolla<text:line-break/>apposita. <text:span text:style-name="Default_20_Paragraph_20_Font"><text:span text:style-name="T1">Aliud</text:span></text:span>. Fructum spinae Aegyptiae et succum ap-<text:line-break/>pone; vel cauliculos rubi terens illine cum melle.</text:p>
      <text:h text:style-name="Heading_20_2" text:outline-level="2">Cap. XI. </text:h>
      <text:p text:style-name="P35"><text:span text:style-name="Default_20_Paragraph_20_Font"><text:span text:style-name="T1">[Ad instammationes tonsillarum et angi-<text:line-break/>nas.] </text:span></text:span>Id vero benefacit in tonliIlarum inflammationibus.<text:line-break/>Myrteas baccas praeparantes melle et absinthium et dra-<text:line-break/>cunculum inungere consueverunt; hoc autem medicamen-<text:line-break/>t<text:span text:style-name="Default_20_Paragraph_20_Font"><text:span text:style-name="T1">u</text:span></text:span>m illitum aut cum aliquo gargarizatum mirum in mo-<text:line-break/>dum prodest. Quod si aliquae phlegmonis reliquiae su-<text:line-break/>persint tonsillaeque exasperatae sint, lacte plane calido<text:line-break/>per se aut cum suprapositorum aliquo utendum est. Aut<text:line-break/>furfuribus aqua elixis aut mulsa aut furfurum diluto.<text:line-break/>Aut tragi acinos aut orsaae aqua calida farinam subigens<text:line-break/>bis aut ter succo utere. Aut gallinae hoedive jusculo;<text:line-break/>aut hordeum cortice liberatum una cum pallulis decoque;<text:line-break/>aut malvae <text:span text:style-name="Default_20_Paragraph_20_Font"><text:span text:style-name="T1">su</text:span></text:span>cco vel decocto per se utere; aut una cum<text:line-break/>melle malvam elixa aut cum lupinis et passo et utitor.</text:p>
      <text:p text:style-name="P2"><text:span text:style-name="Default_20_Paragraph_20_Font"><text:span text:style-name="T1">[Ad tonsillarum tumores et anginas.] </text:span></text:span>Dulcis radicis<text:line-break/>succum eliquans utere. Quod si crustae factae sint, ad<text:line-break/>has removendas mulsa gargarizandum est; aut lentis de-<text:line-break/>cocto per se aut hyssopo aut iride. Vel etiam oliva-<text:line-break/>rum falsarum aqua gargartTetur. Aut croci parum et<text:line-break/>myrrhae cum modico passi inservescant. Aut ficis elixis<text:line-break/>hordei farinam permisce luccumque exprimens percola<text:line-break/>et succo utere. Aut ficorum decocto sinapis modicum ad-<text:line-break/>jiciens gargarizandum propina; pituitam namque detrahit<text:line-break/>et phlegmonem solvit.</text:p>
      <text:p text:style-name="P1"><text:span text:style-name="Default_20_Paragraph_20_Font"><text:span text:style-name="T1">[Ad abscessus in tonsillis.]</text:span></text:span> Aliquod ex iis quae supra<text:line-break/>comprehensa sunt proficit. Item aphronitro contrito locum<text:line-break/>tange; interdum autem et fiorem nitri adjunge; separat<text:line-break/>enim crustas et abscessus attenuat, si per collusionem de-<text:line-break/>tur. Ex lixivi<text:span text:style-name="Default_20_Paragraph_20_Font"><text:span text:style-name="T1">a</text:span></text:span> percolato marrubii succus dilutus utiliter<text:line-break/>exhibetur; aut ipsum marrubium in mulsa coctum; aut<text:line-break/>rutae decoctum cum marrubio aut per se aut in mulsa<text:line-break/>elixum subsidio est. Item et succus earuariTatur et ervi</text:p>
      <text:p text:style-name="P3">decoctum similiter prodest , aut mify cum galla immatura<text:line-break/>mixtum. Aut myrtum liquido alumini ac melli paribus<text:line-break/>portionibus tritam miscens illinc; hoc remedium non cru-<text:line-break/>stas solum abjicit , verum etiam antiades glandulas miri-<text:line-break/>fice dissipat. Aut porcelli cruore manus imbuens ter la-<text:line-break/>borantis collum attinge. <text:span text:style-name="Default_20_Paragraph_20_Font"><text:span text:style-name="T1">Aliud.</text:span></text:span> Cochleas testa nudatas<text:line-break/>in ollam injice, deinde torreas et in cinerem redigens<text:line-break/>puro melle ac leni excipe atque perunge; vis ejus iucre-<text:line-break/>dibilia est.</text:p>
      <text:h text:style-name="Heading_20_2" text:outline-level="2">Cap. XII. </text:h>
      <text:p text:style-name="P36">[<text:span text:style-name="Default_20_Paragraph_20_Font"><text:span text:style-name="T1">Ad gutturis et saucium assectus.</text:span></text:span>] [t. <text:span text:style-name="Default_20_Paragraph_20_Font"><text:span text:style-name="T1">Ad<text:line-break/>interruptam submissamque vocem ] </text:span></text:span>Bulbos duos crudos<text:line-break/>ex melle esui dato. Auxiliatur et fici decoctum cum<text:line-break/>thure et myrrha gargarizatum. Ad idem facit et fnlfur<text:line-break/>ignem non expertum in ovis devoratum ad cochlearia<text:line-break/>duo aut tria. <text:span text:style-name="Default_20_Paragraph_20_Font"><text:span text:style-name="T1">Aliud</text:span></text:span>. Accipe amygdalas amaras xx, femi^<text:line-break/>nis lini assi drach. iv, tragacanthae aqua maceratae drach. ij,<text:line-break/>nucleos pini triginta; melle excipe et utere. <text:span text:style-name="Default_20_Paragraph_20_Font"><text:span text:style-name="T1">Aliud</text:span></text:span>. Pu-</text:p>
      <text:p text:style-name="P3">legii drach. iv, seminis lini, piperis, calaminthi ana drach.<text:line-break/>ij, petroselini drachmam j, mellis libram j.</text:p>
      <text:p text:style-name="P1">[<text:span text:style-name="T30">2</text:span><text:span text:style-name="Default_20_Paragraph_20_Font"><text:span text:style-name="T1">. Ad eos qui prope suissiocantur.] </text:span></text:span>Humanum ster-<text:line-break/>cus in panniculo deligatum et crematum potui dato; hoc<text:line-break/>his qui jam strangulantur opem fert. <text:span text:style-name="Default_20_Paragraph_20_Font"><text:span text:style-name="T1">Aliud.</text:span></text:span> Et caprinum<text:line-break/>stercus cum melle et liquida pice illitum angina Iaboran-<text:line-break/>tibus summe prodest. Aut rutae succo et lacte per cly-<text:line-break/>sterem transmisso laborantis fauces collos; multam enim<text:line-break/>lacrimam detrahit et malum levat. <text:span text:style-name="Default_20_Paragraph_20_Font"><text:span text:style-name="T1">Aliud.</text:span></text:span> Urina assidue<text:line-break/>gargarizata sanitatem restituit; una vero et succum bras-<text:line-break/>sicae gargarizare oportet.</text:p>
      <text:p text:style-name="P1">[<text:span text:style-name="T30">3</text:span>. <text:span text:style-name="Default_20_Paragraph_20_Font"><text:span text:style-name="T1">Ad puerorum crustas in suucibuse] </text:span></text:span>Crustas in<text:line-break/>faucibus factas prius inungito; deinde ovinum , in quo ari-<text:line-break/>stolocbia decocta fuerit, gargarizatur; citissime curabitur.</text:p>
      <text:p text:style-name="P1">[ 4. <text:span text:style-name="Default_20_Paragraph_20_Font"><text:span text:style-name="T1">Ad ossa devorata aliaque omnia ex gutture<text:line-break/>excutienda.] </text:span></text:span>Aquae et olei parem modum in os fundens<text:line-break/>contineto, quo ad rem devoratam ejiciaI. Si quis come-<text:line-break/>dens aliquid devoraverit et suffocetur, ex eadem re, quam</text:p>
      <text:p text:style-name="P3">comedebat particulam utrique auri superimponat ac su-<text:line-break/>per caput; res enim devorata strangulansque descendet.</text:p>
      <text:p text:style-name="P1">[ 5. <text:span text:style-name="Default_20_Paragraph_20_Font"><text:span text:style-name="T1">Ad hirudines ex gutture e</text:span></text:span>i<text:span text:style-name="Default_20_Paragraph_20_Font"><text:span text:style-name="T1">iciendas.] </text:span></text:span>Marina<text:line-break/>aqua gargartaetur. <text:span text:style-name="Default_20_Paragraph_20_Font"><text:span text:style-name="T1">Aliud.</text:span></text:span> Oleum aut succus Cyrenaeus<text:line-break/>ad magnitudinem ervi ex vino puro calidus potui detur.<text:line-break/>Aut succum anagallidis aut acetum acre cum thymo<text:line-break/>propina ; postea calenti aqua gargarluetur.</text:p>
      <text:h text:style-name="Heading_20_2" text:outline-level="2">Cap. XIII.<text:span text:style-name="Default_20_Paragraph_20_Font"><text:span text:style-name="T1"> </text:span></text:span></text:h>
      <text:p text:style-name="P37"><text:span text:style-name="Default_20_Paragraph_20_Font"><text:span text:style-name="T1">[Ad thoracis ac pulmonum assectus,<text:line-break/>prlinumque ad destuxiones.] </text:span></text:span>Caseus antiquus in cibum<text:line-break/>sumptus j<text:span text:style-name="Default_20_Paragraph_20_Font"><text:span text:style-name="T1">u</text:span></text:span>vat ; ipsas enim resiccat. Ole<text:span text:style-name="Default_20_Paragraph_20_Font"><text:span text:style-name="T1">o</text:span></text:span> veteri nares<text:line-break/>assidue perunge; aut sulfure et myrrha contrita cum vino<text:line-break/>et melle et ole<text:span text:style-name="Default_20_Paragraph_20_Font"><text:span text:style-name="T1">o.</text:span></text:span></text:p>
      <text:p text:style-name="P1"><text:span text:style-name="Default_20_Paragraph_20_Font"><text:span text:style-name="T1">[Ad tusses.] </text:span></text:span>Fici puro vin<text:span text:style-name="Default_20_Paragraph_20_Font"><text:span text:style-name="T1">o</text:span></text:span> madefacti et in cibum<text:line-break/>sumpti bene faciunt. <text:span text:style-name="Default_20_Paragraph_20_Font"><text:span text:style-name="T1">Aliud</text:span></text:span>. Resina terebintluna in meste<text:line-break/>cocta linctui detur; postea vinum dilutum d<text:span text:style-name="Default_20_Paragraph_20_Font"><text:span text:style-name="T1">u</text:span></text:span>lci forben-<text:line-break/>dum exhibeatur.</text:p>
      <text:p text:style-name="P1"><text:span text:style-name="Default_20_Paragraph_20_Font"><text:span text:style-name="T1">[ Aliud pueris magis commodum ] </text:span></text:span>Coagulum purum<text:line-break/>cocto melle comprehende et exhibe. <text:span text:style-name="Default_20_Paragraph_20_Font"><text:span text:style-name="T1">Aliud</text:span></text:span>. Canem licur-</text:p>
      <text:p text:style-name="P3">gum vocatum excoriatum epulandum appone. <text:span text:style-name="Default_20_Paragraph_20_Font"><text:span text:style-name="T1">Aliud</text:span></text:span> Al-<text:line-break/>lium ex melle decoctum <text:span text:style-name="Default_20_Paragraph_20_Font"><text:span text:style-name="T1">su</text:span></text:span>ccurrit tussientibus. <text:span text:style-name="Default_20_Paragraph_20_Font"><text:span text:style-name="T1">Aliud.<text:line-break/></text:span></text:span>Scillam accipito et ejus <text:span text:style-name="Default_20_Paragraph_20_Font"><text:span text:style-name="T1">s</text:span></text:span>ummum, exacuato; in cavo con-<text:line-break/>jice ovum locumq<text:span text:style-name="Default_20_Paragraph_20_Font"><text:span text:style-name="T1">u</text:span></text:span>e creta obtege et tostum edendum<text:line-break/>exhibe.</text:p>
      <text:p text:style-name="P1"><text:span text:style-name="Default_20_Paragraph_20_Font"><text:span text:style-name="T1">[Ad tussientes assidue.] </text:span></text:span>Hyssopi fasciculum in aqua<text:line-break/>ad tertias decoquens jejuno per triginta dies calidam po-<text:line-break/>tui dato ; pueris vero etiam cum caricis. <text:span text:style-name="Default_20_Paragraph_20_Font"><text:span text:style-name="T1">Aliud.</text:span></text:span> Pernam<text:line-break/>contundens et instar farinae in potione spargens juvat.<text:line-break/>Hoc idem et sanguinis ex ore ejectioni <text:span text:style-name="Default_20_Paragraph_20_Font"><text:span text:style-name="T1">s</text:span></text:span>uccurrit egre-<text:line-break/>tue. <text:span text:style-name="Default_20_Paragraph_20_Font"><text:span text:style-name="T1">Aliud</text:span></text:span>. Sinapi t<text:span text:style-name="Default_20_Paragraph_20_Font"><text:span text:style-name="T1">usu</text:span></text:span>m tritumque cochlearii mensura<text:line-break/>cum vini cyathis duobus deinceps per dies tres biben-<text:line-break/>dum dato.</text:p>
      <text:p text:style-name="P1"><text:span text:style-name="Default_20_Paragraph_20_Font"><text:span text:style-name="T1">[Ad nocturnas tusus.] </text:span></text:span>Mentham tritam in acetum<text:line-break/>conjice et <text:span text:style-name="Default_20_Paragraph_20_Font"><text:span text:style-name="T1">s</text:span></text:span>orbendum praebe.</text:p>
      <text:p text:style-name="P1"><text:span text:style-name="Default_20_Paragraph_20_Font"><text:span text:style-name="T1">[ Sussitus ad tussim</text:span></text:span>.] Styracis, mastiches, piperis, pe-<text:line-break/>lioselini , ana diaclu j , fandarachae drach. vj , baccam<text:line-break/>lauri unam impone carbonibus accensis et per calamum<text:line-break/>aeger fumum excipiat.</text:p>
      <text:p text:style-name="P2"><text:span text:style-name="Default_20_Paragraph_20_Font"><text:span text:style-name="T1">[Ad asthmaticos I. e. suspiriosas.] </text:span></text:span>Vinum aut mul-<text:line-break/>sam , ubi <text:span text:style-name="Default_20_Paragraph_20_Font"><text:span text:style-name="T1">s</text:span></text:span>cissa decocta fuerit, propinato. Facit et pulmo<text:line-break/>vulpis siccatus et incisus ex vino nigro potui datus.<text:line-break/><text:span text:style-name="Default_20_Paragraph_20_Font"><text:span text:style-name="T1">Aliud. </text:span></text:span>Nasturtium alb<text:span text:style-name="Default_20_Paragraph_20_Font"><text:span text:style-name="T1">u</text:span></text:span>m tusum et melli mixtum lingen-<text:line-break/>dum exhibeto^</text:p>
      <text:p text:style-name="P1"><text:span text:style-name="Default_20_Paragraph_20_Font"><text:span text:style-name="T1">[ Ad spiritus dispcultatem.] </text:span></text:span>Ovium pilos qui cir-<text:line-break/>cum anum sunt accipe, hosque ustos ac tritos in passe<text:line-break/>propinato. <text:span text:style-name="Default_20_Paragraph_20_Font"><text:span text:style-name="T1">Aliud.</text:span></text:span> Sulfur ignem non expertum ex vini<text:line-break/>cyathis quatuor potui dato.</text:p>
      <text:p text:style-name="P1"><text:span text:style-name="Default_20_Paragraph_20_Font"><text:span text:style-name="T1">[Ad recta cervice spirantes.] </text:span></text:span>Struthium ex aqua<text:line-break/>calida propinato. <text:span text:style-name="Default_20_Paragraph_20_Font"><text:span text:style-name="T1">Aliud. </text:span></text:span>Sedum ex melle tritum linetui<text:line-break/>dato; aut bulbum aut abrotonum aut halicam ex mussa<text:line-break/>aut hyssopum in mulsa coctum aut herbam stoechad<text:span text:style-name="Default_20_Paragraph_20_Font"><text:span text:style-name="T1">e<text:line-break/></text:span></text:span>aut castoreum ex d<text:span text:style-name="Default_20_Paragraph_20_Font"><text:span text:style-name="T1">u</text:span></text:span>lci vino aut scillae intranea ex aceto<text:line-break/>mulso.</text:p>
      <text:p text:style-name="P1"><text:span text:style-name="Default_20_Paragraph_20_Font"><text:span text:style-name="T1">[Ad sanguinem sementes.] </text:span></text:span>Symphyti radici quanta<text:line-break/>potest vescatur, eodemque die acetum ne gustato. <text:span text:style-name="Default_20_Paragraph_20_Font"><text:span text:style-name="T1">Aliud.<text:line-break/></text:span></text:span>Terram Samiam dato interdum cum succo sanguinalis.<text:line-break/>interdum per se. Dicebat autem Hippio Centaurus: ad</text:p>
      <text:p text:style-name="P3">sanguinem fpuentes magnifice proficit urticae succus ex<text:line-break/>Vini cyathis tribus epotus. Iuvat praeterea acetum ab-<text:line-break/><text:span text:style-name="Default_20_Paragraph_20_Font"><text:span text:style-name="T1">s</text:span></text:span>orptum praecipue scillinum , item et menthae succus et<text:line-break/>tragacanthae sub lingua contentus.</text:p>
      <text:p text:style-name="P1"><text:span text:style-name="Default_20_Paragraph_20_Font"><text:span text:style-name="T1">[ Ad eos quibus ex aliqua</text:span></text:span> <text:span text:style-name="Default_20_Paragraph_20_Font"><text:span text:style-name="T8">υί</text:span></text:span><text:span text:style-name="Default_20_Paragraph_20_Font"><text:span text:style-name="T10"> </text:span></text:span><text:span text:style-name="Default_20_Paragraph_20_Font"><text:span text:style-name="T1">interior sanguis erupit.]<text:line-break/></text:span></text:span>Accipe vitis cinerem aceto exstinctum plusque aceti s<text:span text:style-name="Default_20_Paragraph_20_Font"><text:span text:style-name="T1">u-<text:line-break/></text:span></text:span>perfundens madefacito et per panniculum e-xcola; id mo-<text:line-break/>dica aqua temperatum propina cochleariorum <text:span text:style-name="Default_20_Paragraph_20_Font"><text:span text:style-name="T1">s</text:span></text:span>ex ment<text:span text:style-name="Default_20_Paragraph_20_Font"><text:span text:style-name="T1">a-<text:line-break/></text:span></text:span>ra ; hoc et locum sanguinem fundentem astringit et con-<text:line-break/>cretum <text:span text:style-name="Default_20_Paragraph_20_Font"><text:span text:style-name="T1">s</text:span></text:span>anguinem devoratum excernit et cruoris proflu-<text:line-break/>vium compescit; nam sanguinis in interioribus locis ex-<text:line-break/>itum coercet.</text:p>
      <text:p text:style-name="P1"><text:span text:style-name="Default_20_Paragraph_20_Font"><text:span text:style-name="T1">[Ad omne sanguinis prostu</text:span></text:span>u<text:span text:style-name="Default_20_Paragraph_20_Font"><text:span text:style-name="T1">ium.] </text:span></text:span>Symphyton ex<text:line-break/>aceto faciei <text:span text:style-name="Default_20_Paragraph_20_Font"><text:span text:style-name="T1">s</text:span></text:span>uperstato, si^ex naribus fanguis decurrat;<text:line-break/>fi ex thorace feratur, ossi pectoris ; si ex vesica aut utero<text:line-break/>aut renibus, coxendicibus imponito.^</text:p>
      <text:p text:style-name="P1"><text:span text:style-name="Default_20_Paragraph_20_Font"><text:span text:style-name="T1">[Ad sanguineum sputum et tabem</text:span></text:span> n<text:span text:style-name="Default_20_Paragraph_20_Font"><text:span text:style-name="T1">el phthisim.]<text:line-break/></text:span></text:span>Gummi partem nigram passo elixam exhibe sub lingua</text:p>
      <text:p text:style-name="P3">continendam ac devorandam; ad <text:span text:style-name="Default_20_Paragraph_20_Font"><text:span text:style-name="T1">s</text:span></text:span>putum enim sanguinis<text:line-break/>et tussim gummi nigra pars vehementer facit.</text:p>
      <text:p text:style-name="P1"><text:span text:style-name="Default_20_Paragraph_20_Font"><text:span text:style-name="T1">[Ad phthisim non perfectam sanandam.</text:span></text:span>] P<text:span text:style-name="Default_20_Paragraph_20_Font"><text:span text:style-name="T1">u</text:span></text:span>lmo cervi<text:line-break/>calamo extractus et arefactus conteratur; ipsius cochIearsa<text:line-break/>tria ex mellis cyathis tribus exhibeantur; deinde paucis<text:line-break/>diebus interpositis iterum propinetur.</text:p>
      <text:p text:style-name="P1"><text:span text:style-name="Default_20_Paragraph_20_Font"><text:span text:style-name="T1">[Ad phthisicos et purulenta sunguineaque sputa rest-<text:line-break/>cientes.</text:span></text:span>] Utimur <text:span text:style-name="Default_20_Paragraph_20_Font"><text:span text:style-name="T1">s</text:span></text:span>alsamento cum pane e<text:span text:style-name="Default_20_Paragraph_20_Font"><text:span text:style-name="T1">s</text:span></text:span>ui dantes, ipsum<text:line-break/>ita colluentes aqua ter et quater, donec aqua fassa non<text:line-break/>reddatur; ipsum deinde charta involventes cremamus,<text:line-break/>damusque sine oleo exig<text:span text:style-name="Default_20_Paragraph_20_Font"><text:span text:style-name="T1">u</text:span></text:span>um mulsi infundentes. Hero-<text:line-break/>plutus autem salsamentum cum pane exhibet ; postea vero<text:line-break/>aquam potare jubet, dicens, quum sal in faIfamento al-<text:line-break/>vum perturbat, vinum quidem datum <text:span text:style-name="Default_20_Paragraph_20_Font"><text:span text:style-name="T1">s</text:span></text:span>olvit. Utimur et<text:line-break/>scilla tosta cum salsamento in ipsa et vehementer pur-<text:line-break/>gantur; item et porro cum pane. Postea quum diligenter<text:line-break/>purgati esse videbunt<text:span text:style-name="Default_20_Paragraph_20_Font"><text:span text:style-name="T1">u</text:span></text:span>r, si insirmiores fuerint, ipsos car-<text:line-break/>nibus et aliis id genus reficimus. Eadem ratione utimur</text:p>
      <text:p text:style-name="P3">in iis, quae ad purgationem attinent, ubi abscessus eru-<text:line-break/>perint. Herba quoque piscis vocata cum axungia non<text:line-break/>salita efui data sanguinem reicientes ac tussientes mirifice<text:line-break/>adjuvaI.</text:p>
      <text:p text:style-name="P1"><text:span text:style-name="Default_20_Paragraph_20_Font"><text:span text:style-name="T1">[Ad sputum sanguinis.] </text:span></text:span>Iuvat etiam terra sigillata<text:line-break/>et trochisci ex electro et trochisci ex corallo et theriaca<text:line-break/>data in lecto.</text:p>
      <text:h text:style-name="Heading_20_2" text:outline-level="2">Cap. XIV.</text:h>
      <text:p text:style-name="P38"><text:s/>[<text:span text:style-name="T31">1</text:span>. <text:span text:style-name="Default_20_Paragraph_20_Font"><text:span text:style-name="T1">Ad pleuriticos.] </text:span></text:span>Radicis corticem<text:line-break/>in potum exhibe. Cuminum, in obsoniis utimur, in aquam<text:line-break/>injice et bibendum praebe. <text:span text:style-name="Default_20_Paragraph_20_Font"><text:span text:style-name="T1">Aliud.</text:span></text:span> Rutae coliculos quin-<text:line-break/>que contritos quotidie dato; aut herbae stoechadis quan-<text:line-break/>tum tribus digitis capi potest. Item trifolii semen aut<text:line-break/>panacis radicem aut ajugam similiter potui dato.</text:p>
      <text:p text:style-name="P1">[l<text:span text:style-name="Default_20_Paragraph_20_Font"><text:span text:style-name="T1">l. Ad pleuritidem. ] </text:span></text:span>Si quidem usque ad clavicu-<text:line-break/>lam pervenerit dolor ipsis mittendus, sanguis est; fi vero<text:line-break/>ad hypochondrium descendat , corpus est purgandum et<text:line-break/>utendum clysteribus valentibus. Si dolor fuerit modera-<text:line-break/>tus, post clysteres danda est aqua mussa et ptisanae ore-</text:p>
      <text:p text:style-name="P3">mor aut chondri ; in processe vero morbi permiscendum<text:line-break/>sorbitioni calamentum, vel marrubium; confert etiam se-<text:line-break/>men urticae cum melle. Ad fortiores autem dolores post<text:line-break/>vacuationem lenientibus utendum est, sacculis e milio et<text:line-break/>furfure vel fomentis ex aqua calida aut oleo in vesica<text:line-break/>posito veI Iana <text:span text:style-name="Default_20_Paragraph_20_Font"><text:span text:style-name="T1">s</text:span></text:span>uccida perfusa oleo et vino habente sal.<text:line-break/>Circa vero quartum diem sorbitionibus cum pauco meste<text:line-break/>nutrito. Post septimum vero diem et emplastro dicto<text:line-break/>rutaceo ad locos dolentes utemur. Multoties autem bulbi<text:line-break/>cum axungia suffecerunt. Dandum est et eclegma, quod fit<text:line-break/>ex nucleis pineis et amygdalis amaris et semine lini et amylo.</text:p>
      <text:p text:style-name="P1">[ Ʒ. U<text:span text:style-name="Default_20_Paragraph_20_Font"><text:span text:style-name="T1">nguentum bonum.] </text:span></text:span>Accipe bdellium, costum,<text:line-break/>cauliculos brassicae ustos et redactos in cinerem, permiste<text:line-break/>cum adipe; hoc enim medicamentum praeclare discutit.</text:p>
      <text:h text:style-name="Heading_20_2" text:outline-level="2">Cap. XV.<text:span text:style-name="Default_20_Paragraph_20_Font"><text:span text:style-name="T1"> </text:span></text:span></text:h>
      <text:p text:style-name="P39"><text:span text:style-name="Default_20_Paragraph_20_Font"><text:span text:style-name="T1">[Ad mammarum affectus.] </text:span></text:span>[t. <text:span text:style-name="Default_20_Paragraph_20_Font"><text:span text:style-name="T1">A</text:span></text:span>d<text:line-break/><text:span text:style-name="Default_20_Paragraph_20_Font"><text:span text:style-name="T1">extollendus dtstendendasque mammas pendulas ac stacci-<text:line-break/>das.] </text:span></text:span>Recipe terram pictorum et cum melle elixam pan-<text:line-break/>niculo illitam imponito a <text:span text:style-name="Default_20_Paragraph_20_Font"><text:span text:style-name="T1">s</text:span></text:span>ummo mane usque ad vespe-</text:p>
      <text:p text:style-name="P3">ram; deinde <text:span text:style-name="Default_20_Paragraph_20_Font"><text:span text:style-name="T1">s</text:span></text:span>pongiam ex olla superpone, quoad cata-<text:line-break/>plasma abduxeris^, hoc autem et erectas et turgidas mam-<text:line-break/>mas facit; crassius autem cataplasma imponas, si vis ipsum<text:line-break/>efficacius reddere, gallae acerbae uncia una misceatur.</text:p>
      <text:p text:style-name="P1">[l<text:span text:style-name="Default_20_Paragraph_20_Font"><text:span text:style-name="T1">l.</text:span></text:span> U<text:span text:style-name="Default_20_Paragraph_20_Font"><text:span text:style-name="T1">t mammae plures annos molles sint.] </text:span></text:span>Ex ci-<text:line-break/>cuta caristia cataplasma facito.</text:p>
      <text:p text:style-name="P1">[Ʒ. U<text:span text:style-name="Default_20_Paragraph_20_Font"><text:span text:style-name="T1">t mammae ma</text:span></text:span>i<text:span text:style-name="Default_20_Paragraph_20_Font"><text:span text:style-name="T1">ores non stant.] </text:span></text:span>Porcellum dil-<text:line-break/>secans cr<text:span text:style-name="Default_20_Paragraph_20_Font"><text:span text:style-name="T1">u</text:span></text:span>ore mammas obline; amplius non augescent.</text:p>
      <text:p text:style-name="P1">[ 4. <text:span text:style-name="Default_20_Paragraph_20_Font"><text:span text:style-name="T1">Ad lac siccandum. ] </text:span></text:span>Cretarlum aceto macera-<text:line-break/>tum, illitum et impositum lac arefacit.</text:p>
      <text:p text:style-name="P1">[5. <text:span text:style-name="Default_20_Paragraph_20_Font"><text:span text:style-name="T1">Ad phlegmonem seu abscessum mammarum.]<text:line-break/></text:span></text:span>Cimoliam , thus et oleum rosatum permifce et appone.<text:line-break/><text:span text:style-name="Default_20_Paragraph_20_Font"><text:span text:style-name="T1">Aliud</text:span></text:span>. Principio in<text:span text:style-name="Default_20_Paragraph_20_Font"><text:span text:style-name="T1">i</text:span></text:span>unde spongiam mollem in postea tepi-<text:line-break/>da et exprime et appone et superliga. <text:span text:style-name="Default_20_Paragraph_20_Font"><text:span text:style-name="T1">Aliud. </text:span></text:span>Palmulas<text:line-break/>et micam panis tere, permtsce cum posca et appone tepi-<text:line-break/>dum. <text:span text:style-name="Default_20_Paragraph_20_Font"><text:span text:style-name="T1">Aliud</text:span></text:span>. Coriandrum, alumen et psyllium cum cerato<text:line-break/>appone. <text:span text:style-name="Default_20_Paragraph_20_Font"><text:span text:style-name="T1">Aliud. </text:span></text:span>Panem et herbam muralem viridem cum<text:line-break/>cerato imponito per diem. <text:span text:style-name="Default_20_Paragraph_20_Font"><text:span text:style-name="T1">Aliud.</text:span></text:span> Panem cum aqua mulsa</text:p>
      <text:p text:style-name="P3">vel melle et vino admoveto; fi vero non tolerant gravi-<text:line-break/>tatem mammae, perfunde oleo calido et lana succida<text:line-break/>molli, fovendum vero ipsas decoctione foenigraeci vel<text:line-break/>althaeae vel seminis lini.</text:p>
      <text:p text:style-name="P1">[6<text:span text:style-name="Default_20_Paragraph_20_Font"><text:span text:style-name="T1">. Ad attrahendum lac.] </text:span></text:span>Raphanum cum furfuri-<text:line-break/>bus in vino coque, cola et propina. <text:span text:style-name="Default_20_Paragraph_20_Font"><text:span text:style-name="T1">Aliud</text:span></text:span>. Sesamum ex<text:line-break/>vino dulci da potui. <text:span text:style-name="Default_20_Paragraph_20_Font"><text:span text:style-name="T1">Aliud. </text:span></text:span>Anethum vel semen ejus<text:line-break/>coque cum carnibus vel cum facientibus lactis copiam.<text:line-break/><text:span text:style-name="Default_20_Paragraph_20_Font"><text:span text:style-name="T1">Aliud</text:span></text:span>. Furfures cum radicibus foeniculi coque in aqua et<text:line-break/>da potui. <text:span text:style-name="Default_20_Paragraph_20_Font"><text:span text:style-name="T1">Aliud</text:span></text:span>. Nigellae drach. j, pone in mulsa et<text:line-break/>propina. <text:span text:style-name="Default_20_Paragraph_20_Font"><text:span text:style-name="T1">Aliud.</text:span></text:span> Porrum coque in aqua et da bibendum<text:line-break/>ejus decoctum. Vel porrum tere et cola et da aquam<text:line-break/>potui. <text:span text:style-name="Default_20_Paragraph_20_Font"><text:span text:style-name="T1">Aliud.</text:span></text:span> Succum foeniculi da bibendum. <text:span text:style-name="Default_20_Paragraph_20_Font"><text:span text:style-name="T1">Aliud.<text:line-break/></text:span></text:span>Radicem foeniculi et hordeum assem coque in aqua et<text:line-break/>permisce butyrum et da bibendum. <text:span text:style-name="Default_20_Paragraph_20_Font"><text:span text:style-name="T1">Aliud</text:span></text:span>. Decoctum er-<text:line-break/>ratici foeniculi da bibendum : da etiam esui ipsum foeni-<text:line-break/>culum. <text:span text:style-name="Default_20_Paragraph_20_Font"><text:span text:style-name="T1">Aliud</text:span></text:span>. Cardamomum cum vino da potui. <text:span text:style-name="Default_20_Paragraph_20_Font"><text:span text:style-name="T1">Aliud.<text:line-break/></text:span></text:span>Semen viticis da cum vino bibendum. <text:span text:style-name="Default_20_Paragraph_20_Font"><text:span text:style-name="T1">Aliud. </text:span></text:span>Succum</text:p>
      <text:p text:style-name="P3">betae da bibendum. Oportet autem abstinere ab acribus<text:line-break/>et salsis et acidis et oleribus crudis.</text:p>
      <text:p text:style-name="P1">[^7<text:span text:style-name="Default_20_Paragraph_20_Font"><text:span text:style-name="T1">. Ad prohibendum lac.] </text:span></text:span>Fove mammas ex aqua<text:line-break/>marina et eis admove astringentia et siccantia.</text:p>
      <text:p text:style-name="P1">[ S<text:span text:style-name="Default_20_Paragraph_20_Font"><text:span text:style-name="T1">. Mammas conser</text:span></text:span>u<text:span text:style-name="Default_20_Paragraph_20_Font"><text:span text:style-name="T1">antia, quibus hae remanent ten-<text:line-break/>sue diu. ] </text:span></text:span>Cicutam mammae imponito per dies novem<text:line-break/>spongiamque posca madentem superdato. <text:span text:style-name="Default_20_Paragraph_20_Font"><text:span text:style-name="T1">Aliud.</text:span></text:span> Cumi-<text:line-break/>num terens impone cum aqua , deinde spongiam perfusam<text:line-break/>posca <text:span text:style-name="Default_20_Paragraph_20_Font"><text:span text:style-name="T1">s</text:span></text:span>uperappone et liga; post tres autem dies aufer<text:line-break/>cuminum et tege mammilIas cum radice lilii et melle et<text:line-break/>dimitte tribus diebus et hoc fac ter in mensis.</text:p>
      <text:h text:style-name="Heading_20_2" text:outline-level="2">Cap. XVI.</text:h>
      <text:p text:style-name="P40"><text:span text:style-name="Default_20_Paragraph_20_Font"><text:span text:style-name="T1"><text:s/>[Ad sue</text:span></text:span>n<text:span text:style-name="Default_20_Paragraph_20_Font"><text:span text:style-name="T1">dos sudores et a</text:span></text:span>r<text:span text:style-name="Default_20_Paragraph_20_Font"><text:span text:style-name="T1">idarum tetros<text:line-break/>odores.] </text:span></text:span>Asiaro axi Has subIine a balneo et fummo mane<text:line-break/>quotidie. Aut alumine liq<text:span text:style-name="Default_20_Paragraph_20_Font"><text:span text:style-name="T1">u</text:span></text:span>ido perunge quotidie. Aut<text:line-break/>ocimi femine ex vino et melle illinito; hoc odores<text:line-break/>foedos aristarum discutit. Aut pulverem tenuem admove.<text:line-break/><text:span text:style-name="Default_20_Paragraph_20_Font"><text:span text:style-name="T1">Aliud</text:span></text:span>. Plumbaginem ustam et vino odoro extinctam cum</text:p>
      <text:p text:style-name="P3">extinctam cum vino terito, modica myrrha adjecta, donec<text:line-break/>strigmentitia fiat crassitudo, et utitor.</text:p>
      <text:h text:style-name="Heading_20_2" text:outline-level="2">Cap. XVII. </text:h>
      <text:p text:style-name="P40">[<text:span text:style-name="T32">1</text:span>. <text:span text:style-name="Default_20_Paragraph_20_Font"><text:span text:style-name="T1">Ad</text:span></text:span> v<text:span text:style-name="Default_20_Paragraph_20_Font"><text:span text:style-name="T1">itio stomachi laborantes.]<text:line-break/></text:span></text:span>Cedri liquoris cochlearia duo , olei immaturi cyathum in<text:line-break/>unum miscens sorbendum dato; id omnem dolorem fun-<text:line-break/>ditus tollit: est autem id Serapionis exploratissimum.<text:line-break/><text:span text:style-name="Default_20_Paragraph_20_Font"><text:span text:style-name="T1">Aliud.</text:span></text:span> Anis<text:span text:style-name="Default_20_Paragraph_20_Font"><text:span text:style-name="T1">u</text:span></text:span>m in panniculo succi plenum deligato et in<text:line-break/>aquam calidam conjicito et sorbere jubeto.</text:p>
      <text:p text:style-name="P1"><text:span text:style-name="Default_20_Paragraph_20_Font"><text:span text:style-name="T1">[L Ad imbecillos et nauseantes.] </text:span></text:span>Menthae coliculos<text:line-break/>duos aut tres mali punici dulcis succo, atque aceto in-<text:line-break/>fervefaciens sorptui dato. <text:span text:style-name="Default_20_Paragraph_20_Font"><text:span text:style-name="T1">Aliud. </text:span></text:span>Sambuci tenera folia<text:line-break/>ex munda aqua bibantur, probatissimum est.</text:p>
      <text:p text:style-name="P1">[Ʒ. <text:span text:style-name="Default_20_Paragraph_20_Font"><text:span text:style-name="T1">Ad morsus</text:span></text:span> u<text:span text:style-name="Default_20_Paragraph_20_Font"><text:span text:style-name="T1">entriculi sine bilis</text:span></text:span> u<text:span text:style-name="Default_20_Paragraph_20_Font"><text:span text:style-name="T1">omitu</text:span></text:span>.] Fragori-<text:line-break/>ganum in aqua pari pondere macerans sorbendum exhibeto,<text:line-break/>lactis faciens temperaturam.</text:p>
      <text:p text:style-name="P1">[ 4. <text:span text:style-name="Default_20_Paragraph_20_Font"><text:span text:style-name="T1">Ad stomachi imbecillitates.] </text:span></text:span>Sinapi frictum ex<text:line-break/>aqua tritum potui dato.</text:p>
      <text:p text:style-name="P1">[5<text:span text:style-name="Default_20_Paragraph_20_Font"><text:span text:style-name="T1">. Ppithema ad stomachi hypochondriorumque citio</text:span></text:span></text:p>
      <text:p text:style-name="P3"><text:span text:style-name="Default_20_Paragraph_20_Font"><text:span text:style-name="T1">laborantes.] </text:span></text:span>Faecem aridam cerato myrteo aut rosaceo<text:line-break/>excipe et utere.</text:p>
      <text:p text:style-name="P1">[6. <text:span text:style-name="Default_20_Paragraph_20_Font"><text:span text:style-name="T1">Ad singultum.] </text:span></text:span>Quum semel singultum sensit,<text:line-break/>digitum tuum sinistrae manus salutatorium ter ore conti-<text:line-break/>neto; aut acetum ei sorbendum dato aut cuminum et<text:line-break/>alicam; aut vomat; et singultus <text:span text:style-name="Default_20_Paragraph_20_Font"><text:span text:style-name="T1">s</text:span></text:span>edabitur; aut spiritum<text:line-break/>contineat; aut sternutatione utatur, aut rutam ex vino<text:line-break/>bibat; aut micam panis aceto madentem bibito; aut por-<text:line-break/>celii ossiculum manu attonito. Singultus quoque terr<text:span text:style-name="Default_20_Paragraph_20_Font"><text:span text:style-name="T1">o</text:span></text:span>r<text:line-break/>incussus finit.</text:p>
      <text:p text:style-name="P1">[V. <text:span text:style-name="Default_20_Paragraph_20_Font"><text:span text:style-name="T1">Ad dolorem stomach</text:span></text:span>i-] Castoreum da bibendum<text:line-break/>cum posca et si est status causa, coque in oleo cuminum<text:line-break/>et semen dauci et petroselinum et unge, et si est frigus,<text:line-break/>coque in oleo baccas lauri et r<text:span text:style-name="Default_20_Paragraph_20_Font"><text:span text:style-name="T1">u</text:span></text:span>tam et nigellam et <text:span text:style-name="Default_20_Paragraph_20_Font"><text:span text:style-name="T1">s</text:span></text:span>emen<text:line-break/>foeniculi^ In moderatis autem d<text:span text:style-name="Default_20_Paragraph_20_Font"><text:span text:style-name="T1">o</text:span></text:span>loribus fac fomentum cum<text:line-break/>milio. Confert etiam cucurbitula magna umbilico imposita.</text:p>
      <text:p text:style-name="P1">[S. <text:span text:style-name="Default_20_Paragraph_20_Font"><text:span text:style-name="T1">Ad debilitatem stomachi.]</text:span></text:span> Confert oleum de<text:line-break/>sacco cotoneorum. <text:span text:style-name="Default_20_Paragraph_20_Font"><text:span text:style-name="T1">Aliud. </text:span></text:span>Semen sinapis ustulatum tere</text:p>
      <text:p text:style-name="P3">et ex aqua propina. <text:span text:style-name="Default_20_Paragraph_20_Font"><text:span text:style-name="T1">Aliud</text:span></text:span>. Recipe mastiches, aloes, stfr<text:line-break/>racis ana partes ij, absinthii, oenanthes ana partes tres,<text:line-break/>olei melini partes quatuor, vini quod s<text:span text:style-name="Default_20_Paragraph_20_Font"><text:span text:style-name="T1">u</text:span></text:span>fficit, rosarum<text:line-break/>partes duas; haec trita et mixta assume ex purpura aut<text:line-break/>lana et appone stomacho. Quidam addunt cyphi vocatum ;<text:line-break/>quidam apponunt ceram et ceratum faciunt. <text:span text:style-name="Default_20_Paragraph_20_Font"><text:span text:style-name="T1">Aliud.</text:span></text:span> Men-<text:line-break/>thae ramos duos vel tres coque in s<text:span text:style-name="Default_20_Paragraph_20_Font"><text:span text:style-name="T1">u</text:span></text:span>cco p<text:span text:style-name="Default_20_Paragraph_20_Font"><text:span text:style-name="T1">u</text:span></text:span>nici dulcis<text:line-break/>et aceto ac potui dato.</text:p>
      <text:h text:style-name="Heading_20_2" text:outline-level="2">Cap. XVIII.<text:span text:style-name="Default_20_Paragraph_20_Font"><text:span text:style-name="T1"> </text:span></text:span></text:h>
      <text:p text:style-name="P40"><text:span text:style-name="Default_20_Paragraph_20_Font"><text:span text:style-name="T1">[Ad choleram et c</text:span></text:span>o<text:span text:style-name="Default_20_Paragraph_20_Font"><text:span text:style-name="T1">mitum et oolvulum<text:line-break/>et</text:span></text:span> v<text:span text:style-name="Default_20_Paragraph_20_Font"><text:span text:style-name="T1">omitum stercoris. ]</text:span></text:span> Vinum <text:span text:style-name="Default_20_Paragraph_20_Font"><text:span text:style-name="T1">a</text:span></text:span>lbinum in cholera ex ufu<text:line-break/>est ; stomacho enim commodat et ad ventrem bene facit.</text:p>
      <text:p text:style-name="P1"><text:span text:style-name="Default_20_Paragraph_20_Font"><text:span text:style-name="T1">[?. Ad</text:span></text:span> n<text:span text:style-name="Default_20_Paragraph_20_Font"><text:span text:style-name="T1">omi</text:span></text:span>n<text:span text:style-name="Default_20_Paragraph_20_Font"><text:span text:style-name="T1">um sedandum.] </text:span></text:span>Sanguinalis succo ci-<text:line-break/>bos inlicito. <text:span text:style-name="Default_20_Paragraph_20_Font"><text:span text:style-name="T1">Aliud</text:span></text:span>. Absinthium in aqua ad tertias deeo-<text:line-break/>ctum potui dato, habitum aegroti considerans. Centau-<text:line-break/>rium praeterea aut thymum aut nigras myrti baccas<text:line-break/>similiter exhibeto.</text:p>
      <text:p text:style-name="P1">[ 3. U<text:span text:style-name="Default_20_Paragraph_20_Font"><text:span text:style-name="T1">t facilis sit</text:span></text:span> u<text:span text:style-name="Default_20_Paragraph_20_Font"><text:span text:style-name="T1">omitus.]</text:span></text:span> Sampsuci folia efui dat<text:span text:style-name="Default_20_Paragraph_20_Font"><text:span text:style-name="T1">o.<text:line-break/>Aliud</text:span></text:span>. Lixivi<text:span text:style-name="Default_20_Paragraph_20_Font"><text:span text:style-name="T1">a</text:span></text:span> percolato ora<text:span text:style-name="Default_20_Paragraph_20_Font"><text:span text:style-name="T1">s</text:span></text:span> poculi oblinito.</text:p>
      <text:p text:style-name="P2"><text:span text:style-name="Default_20_Paragraph_20_Font"><text:span text:style-name="T17">[ 4. </text:span></text:span><text:span text:style-name="Default_20_Paragraph_20_Font"><text:span text:style-name="T1">Ad c</text:span></text:span>a<text:span text:style-name="Default_20_Paragraph_20_Font"><text:span text:style-name="T1">lculum mirum auxilium et ad stercus</text:span></text:span> i<text:span text:style-name="Default_20_Paragraph_20_Font"><text:span text:style-name="T1">o-<text:line-break/>mentes.]</text:span></text:span> Ita facito. Oleum, in quo anethum decoctum<text:line-break/>fit, propinato; quoad autem elixetur, aegrotum in calidam<text:line-break/>aquam demitte et ab olei potu calidas micas esui conce-<text:line-break/>dito ; servabitur enim etiamsi jam strang<text:span text:style-name="Default_20_Paragraph_20_Font"><text:span text:style-name="T1">u</text:span></text:span>letur. Hoc ego<text:line-break/>principem in nostra Asia servavi.</text:p>
      <text:p text:style-name="P1">[5<text:span text:style-name="Default_20_Paragraph_20_Font"><text:span text:style-name="T1">. Ad eos qui crebro comunt.] </text:span></text:span>Rh<text:span text:style-name="Default_20_Paragraph_20_Font"><text:span text:style-name="T1">u</text:span></text:span>n et cuminum<text:line-break/>in unum cont<text:span text:style-name="Default_20_Paragraph_20_Font"><text:span text:style-name="T1">u</text:span></text:span>ndens da ex aceti m<text:span text:style-name="Default_20_Paragraph_20_Font"><text:span text:style-name="T1">u</text:span></text:span>lsi cyathis fex un-<text:line-break/>ciam j, in potum.</text:p>
      <text:p text:style-name="P1">[6. <text:span text:style-name="Default_20_Paragraph_20_Font"><text:span text:style-name="T1">Ad cholera</text:span></text:span> u<text:span text:style-name="Default_20_Paragraph_20_Font"><text:span text:style-name="T1">exatos</text:span></text:span> u<text:span text:style-name="Default_20_Paragraph_20_Font"><text:span text:style-name="T1">alde e</text:span></text:span>^i<text:span text:style-name="Default_20_Paragraph_20_Font"><text:span text:style-name="T1">cax.] </text:span></text:span>Mentha<text:line-break/>ex vino sumpta, si febris absit, herba q<text:span text:style-name="Default_20_Paragraph_20_Font"><text:span text:style-name="T1">u</text:span></text:span>inquefolia arida<text:line-break/>trita ex vini cyathis septem aut ex aquae calenus<text:line-break/>cyathis duobus pota statim dolorem levat. <text:span text:style-name="Default_20_Paragraph_20_Font"><text:span text:style-name="T1">Aliud.</text:span></text:span> Co-<text:line-break/>chlea cum testa contusa potui danda esa</text:p>
      <text:p text:style-name="P1"><text:span text:style-name="Default_20_Paragraph_20_Font"><text:span text:style-name="T1">[T. Ad supprimendum</text:span></text:span> n<text:span text:style-name="Default_20_Paragraph_20_Font"><text:span text:style-name="T1">omi</text:span></text:span>n<text:span text:style-name="Default_20_Paragraph_20_Font"><text:span text:style-name="T1">um</text:span></text:span>.] Foliorum et capreo-<text:line-break/>lorum vitia succus cum polenta jejuno in potum detur ex<text:line-break/>aqua cochlearii mensura. <text:span text:style-name="Default_20_Paragraph_20_Font"><text:span text:style-name="T1">Aliud</text:span></text:span>.. Panacis obolum ex vino<text:line-break/>et oleo calido propinato.</text:p>
      <text:h text:style-name="P17" text:outline-level="2">Cap. XIX.<text:span text:style-name="Default_20_Paragraph_20_Font"><text:span text:style-name="T1"> </text:span></text:span></text:h>
      <text:p text:style-name="P40"><text:span text:style-name="Default_20_Paragraph_20_Font"><text:span text:style-name="T1">[Ad hepaticos.] </text:span></text:span>Petroselini feminis<text:line-break/>cochleario mentha inspersa et epota proficit<text:span text:style-name="Default_20_Paragraph_20_Font"><text:span text:style-name="T1">. Aliud</text:span></text:span>. Her-<text:line-break/>ba fumaria vocata in succum soluta et in pastillos red-<text:line-break/>acta aridaque indolentiam praebet; ter autem ex aqua<text:line-break/>pota liberat. <text:span text:style-name="Default_20_Paragraph_20_Font"><text:span text:style-name="T1">Aliud.</text:span></text:span> Lupi jecur denarii pondere ex passi<text:line-break/>sextario exhibitum bene facit <text:span text:style-name="Default_20_Paragraph_20_Font"><text:span text:style-name="T1">Aliud</text:span></text:span>. Piperis albi grana<text:line-break/>novem et myrrhae quod avellanae magnitudinem aequat,<text:line-break/>omnia una contusa <text:span text:style-name="Default_20_Paragraph_20_Font"><text:span text:style-name="T1">s</text:span></text:span>ereno caelo alternis exhibeto ter aut<text:line-break/>quater. <text:span text:style-name="Default_20_Paragraph_20_Font"><text:span text:style-name="T1">Aliud.</text:span></text:span> Equi jecur pen<text:span text:style-name="Default_20_Paragraph_20_Font"><text:span text:style-name="T1">u</text:span></text:span> c e dii n o reponito; deinde<text:line-break/>Chio vino et aqua dilutum exhibeto; quibus enim jecur<text:line-break/>ulceratum est, ne amplius exedatur, efficitur. <text:span text:style-name="Default_20_Paragraph_20_Font"><text:span text:style-name="T1">Aliud.<text:line-break/></text:span></text:span>Malvae succus ex melle potus hepaticis medetur. <text:span text:style-name="Default_20_Paragraph_20_Font"><text:span text:style-name="T1">Aliud.<text:line-break/></text:span></text:span>Hastulae regiae radix pota jecinoris dolores levat. <text:span text:style-name="Default_20_Paragraph_20_Font"><text:span text:style-name="T1">Aliud.<text:line-break/></text:span></text:span>Alba viola pota confestim hepaticos d<text:span text:style-name="Default_20_Paragraph_20_Font"><text:span text:style-name="T1">o</text:span></text:span>lore liberat.</text:p>
      <text:p text:style-name="P1"><text:span text:style-name="Default_20_Paragraph_20_Font"><text:span text:style-name="T1">[ Ppithema hepaticis commodum. ] </text:span></text:span>Laserpitium con-<text:line-break/>tusum veteri axungia comprehende et linteolo illitum<text:line-break/>superimpones <text:span text:style-name="Default_20_Paragraph_20_Font"><text:span text:style-name="T1">Aliud</text:span></text:span>. Fico in mulsa decocto et trito absin-</text:p>
      <text:p text:style-name="P3">thium cont<text:span text:style-name="Default_20_Paragraph_20_Font"><text:span text:style-name="T1">u</text:span></text:span>sum quamplurimum admisceto et utitor<text:span text:style-name="Default_20_Paragraph_20_Font"><text:span text:style-name="T1">. Aliud.<text:line-break/></text:span></text:span>Brassica cruda <text:span text:style-name="Default_20_Paragraph_20_Font"><text:span text:style-name="T1">s</text:span></text:span>uperdata hepaticis celeriter opitulatur.</text:p>
      <text:h text:style-name="Heading_20_2" text:outline-level="2">Cap. XX.</text:h>
      <text:p text:style-name="P40"><text:s/><text:span text:style-name="Default_20_Paragraph_20_Font"><text:span text:style-name="T1">[Ad arquatos.] </text:span></text:span>Radices acanthi, quod<text:line-break/>Romani tricardumaeam vocant, virides tres aut aridas<text:line-break/>quatuor in aqua decoquito, donec dimidium relictum sit<text:line-break/>et expressis radicibus aquam potus dato.</text:p>
      <text:p text:style-name="P1"><text:span text:style-name="Default_20_Paragraph_20_Font"><text:span text:style-name="T1">[Ad auriginem</text:span></text:span> n<text:span text:style-name="Default_20_Paragraph_20_Font"><text:span text:style-name="T1">alde espicax medicamentum et lon-<text:line-break/>ga experientia comprobatum.] </text:span></text:span>Raphanos virides cum fo-<text:line-break/>Iiis contunde et unius duorumve succum ex vini cyatho<text:line-break/>uno exhibeto, ante balneum vero, si jejunus f<text:span text:style-name="Default_20_Paragraph_20_Font"><text:span text:style-name="T1">u</text:span></text:span>erit, pro-<text:line-break/>pineto et in calidum folium descendere jubeto , videbis<text:line-break/>enim auriginem aquae supernatantem. Quod si contuma-<text:line-break/>cior morbus suerit, succum propina. Aut anchusae radi-<text:line-break/>cis aridae .cochlearia d<text:span text:style-name="Default_20_Paragraph_20_Font"><text:span text:style-name="T1">u</text:span></text:span>o accipiens ex aquae cyathis tri-<text:line-break/>bus potandam dato. Aut <text:span text:style-name="Default_20_Paragraph_20_Font"><text:span text:style-name="T1">iu</text:span></text:span>sseris ignem non experti<text:line-break/>cochlearia quatuor ex vino. Aut herbae fabinae unciam<text:line-break/>ex mulso. Ego sane et hoc utor vehementer faciente.<text:line-break/>Recipe aphronitri uncias ii. in vini Aminaei cvathis duo-</text:p>
      <text:p text:style-name="P3">bus macerans sub dioque noctem integram exponens do<text:line-break/>jej<text:span text:style-name="Default_20_Paragraph_20_Font"><text:span text:style-name="T1">u</text:span></text:span>no potandum; idque facio per tres aut quatuor con-<text:line-break/>tinuos dies et sanitatem restituo<text:span text:style-name="Default_20_Paragraph_20_Font"><text:span text:style-name="T1">. Aliud</text:span></text:span> Herbam hypericon<text:line-break/>et adianton aquae incoctam potandam offeras. <text:span text:style-name="Default_20_Paragraph_20_Font"><text:span text:style-name="T1">Aliud.<text:line-break/></text:span></text:span>Myrscam ex aceto tritam potui da, arquatos curat. lete-<text:line-break/>rum in balneum abducens et in solium descendere jubens<text:line-break/>junci odorati uncias duas ex vini mulsi cyathis tribus<text:line-break/>potui exhibe; discutiet l<text:span text:style-name="Default_20_Paragraph_20_Font"><text:span text:style-name="T1">o</text:span></text:span>ngam auriginem et liberabit.<text:line-break/><text:span text:style-name="Default_20_Paragraph_20_Font"><text:span text:style-name="T1">Aliud</text:span></text:span>. Herba rubia utere in quotidiano victu absque carne<text:line-break/>suiIla ; ipsam contundens et cribrans da usque in sextum<text:line-break/>diem cochlearium unum ex vini iv, cochleariis; deinde<text:line-break/>semper subtrahens dato vini cochlearia novem , deinde<text:line-break/>octo, deinde septem, postea sex, postea quinque, deinde<text:line-break/>quatuor, deinde tria: quod si trigesimo die fuerint ali-<text:line-break/>quae morbi reliquiae, eandem exhibeto similem ordinem<text:line-break/>servans. <text:span text:style-name="Default_20_Paragraph_20_Font"><text:span text:style-name="T1">Aliud.</text:span></text:span> Chamaemelum ex aqua potum luterum<text:line-break/>pellit et jecinorosis vehementer auxiliatur. <text:span text:style-name="Default_20_Paragraph_20_Font"><text:span text:style-name="T1">Aliud. </text:span></text:span>Radi-<text:line-break/>cula ex melle et lacte pota medetur. <text:span text:style-name="Default_20_Paragraph_20_Font"><text:span text:style-name="T1">Aliud. </text:span></text:span>Aselli sub</text:p>
      <text:p text:style-name="P3">aquariis vasis reperti, triti, ex mulso poti regio morbo<text:line-break/>liberant. <text:span text:style-name="Default_20_Paragraph_20_Font"><text:span text:style-name="T1">Aliud.</text:span></text:span> Serpillum aquae incoctum et potui da-<text:line-break/>tum auriginem submovet. <text:span text:style-name="Default_20_Paragraph_20_Font"><text:span text:style-name="T1">Aliud. </text:span></text:span>Sulfur ignem non ex-<text:line-break/>pertum mensura unius cochlearii aut duorum ex vino<text:line-break/>potum arquatum curat. <text:span text:style-name="Default_20_Paragraph_20_Font"><text:span text:style-name="T1">Aliud. </text:span></text:span>Ferri aerugo cito liberat.<text:line-break/><text:span text:style-name="Default_20_Paragraph_20_Font"><text:span text:style-name="T1">Aliud.</text:span></text:span> Capreae stercus aridum tritum cribratum cochlea-<text:line-break/>rii mensura ex vini odorati cyathis quatuor jejuno et loto<text:line-break/>exhibe; febricitantibus autem ex aqua eandem portionem.<text:line-break/><text:span text:style-name="Default_20_Paragraph_20_Font"><text:span text:style-name="T1">Aliud</text:span></text:span>. Ursini fellis quantum Graecam fabam aequat, ex-<text:line-break/>hibeto, deinde aquam superbibito. <text:span text:style-name="Default_20_Paragraph_20_Font"><text:span text:style-name="T1">Aliud. </text:span></text:span>Sabinae cya-<text:line-break/>thus ex mulso potus hoc morbo liberat. <text:span text:style-name="Default_20_Paragraph_20_Font"><text:span text:style-name="T1">Aliud. </text:span></text:span>Thus<text:line-break/>aquae incoctum propinato. <text:span text:style-name="Default_20_Paragraph_20_Font"><text:span text:style-name="T1">Aliud. </text:span></text:span>Terrestrem lumbricum<text:line-break/>tritum posui dat<text:span text:style-name="Default_20_Paragraph_20_Font"><text:span text:style-name="T1">a</text:span></text:span>e <text:span text:style-name="Default_20_Paragraph_20_Font"><text:span text:style-name="T1">Aliud. </text:span></text:span>Aristolochiam ea aqua mulsa<text:line-break/>exhibeto. <text:span text:style-name="Default_20_Paragraph_20_Font"><text:span text:style-name="T1">Aliud</text:span></text:span>. Cichorii succi cyathos quatuor si biberit,<text:line-break/>sanabitur. <text:span text:style-name="Default_20_Paragraph_20_Font"><text:span text:style-name="T1">Aliud.</text:span></text:span> lu medium balnei conclave descendere<text:line-break/>jnbeto, ut sudet, et egressus sanus erit. <text:span text:style-name="Default_20_Paragraph_20_Font"><text:span text:style-name="T1">Aliud.</text:span></text:span> Stercoris<text:line-break/>canini albi, quod genubeos vocant, cochlearium ex vini<text:line-break/>optimi cyathis tribus per dies decem propinato<text:span text:style-name="Default_20_Paragraph_20_Font"><text:span text:style-name="T1">s</text:span></text:span> Hoc idem<text:line-break/>ad colicos dolores et inflationes pariter proficit.</text:p>
      <text:p text:style-name="P2"><text:span text:style-name="Default_20_Paragraph_20_Font"><text:span text:style-name="T1">[Medicamentum ad morbum regium, quod in nares<text:line-break/>feudi debet.] </text:span></text:span>Elaterii quantum fabae Graecae amplitudi-<text:line-break/>nem aequat muliebri lacte liquatum in nares fundatur.<text:line-break/><text:span text:style-name="Default_20_Paragraph_20_Font"><text:span text:style-name="T1">Aliud</text:span></text:span>. Nigella aquae inc<text:span text:style-name="Default_20_Paragraph_20_Font"><text:span text:style-name="T1">o</text:span></text:span>cta in nares conjecta in balneo<text:line-break/>a<text:span text:style-name="Default_20_Paragraph_20_Font"><text:span text:style-name="T1">u</text:span></text:span>riginem detrahit.</text:p>
      <text:h text:style-name="Heading_20_2" text:outline-level="2">Cap. XX l. </text:h>
      <text:p text:style-name="P41"><text:span text:style-name="Default_20_Paragraph_20_Font"><text:span text:style-name="T1">[Ad lienosos.] </text:span></text:span>Rumicis agrestis radix<text:line-break/>tundatur in pila et tritae succus exprimatur et per tres<text:line-break/>dies singuli cyathi bibantur. <text:span text:style-name="Default_20_Paragraph_20_Font"><text:span text:style-name="T1">Aliud</text:span></text:span>. Panacis radix contusa<text:line-break/>cochlearii mensura jejuno ex aqua calidae cyathis tribus<text:line-break/>exhibeatur.</text:p>
      <text:p text:style-name="P1"><text:span text:style-name="Default_20_Paragraph_20_Font"><text:span text:style-name="T1">[Ad lienosos cum praeduro tumore.] </text:span></text:span>Capparis ra-<text:line-break/>dicis corticis unc. ij, accipe, aceti <text:span text:style-name="Default_20_Paragraph_20_Font"><text:span text:style-name="T1">s</text:span></text:span>extari<text:span text:style-name="Default_20_Paragraph_20_Font"><text:span text:style-name="T1">u</text:span></text:span>m semis, aquae<text:line-break/>sextarium j, decoque ad tertias; propina a cibi perfecta<text:line-break/>c<text:span text:style-name="Default_20_Paragraph_20_Font"><text:span text:style-name="T1">o</text:span></text:span>ncocti<text:span text:style-name="Default_20_Paragraph_20_Font"><text:span text:style-name="T1">o</text:span></text:span>ne cyath<text:span text:style-name="Default_20_Paragraph_20_Font"><text:span text:style-name="T1">u</text:span></text:span>m unum duosve et hoc per intervalla<text:line-break/>facito. <text:span text:style-name="Default_20_Paragraph_20_Font"><text:span text:style-name="T1">Aliud</text:span></text:span>. Hederae soliorum aceto incertorum et con-<text:line-break/>tusorum s<text:span text:style-name="Default_20_Paragraph_20_Font"><text:span text:style-name="T1">u</text:span></text:span>ccus expressus robustis purus potui detur; sed<text:line-break/>delicatioribus aqua dilutus; antequam bibant autem, ipsos<text:line-break/>concitatius ambulare cogito. <text:span text:style-name="Default_20_Paragraph_20_Font"><text:span text:style-name="T1">Aliud. </text:span></text:span>Centauri tenuioris,<text:line-break/>quod jam consenuerit, in pila contusi cochlearium febre</text:p>
      <text:p text:style-name="P3">carentibus dato. <text:span text:style-name="Default_20_Paragraph_20_Font"><text:span text:style-name="T1">Aliud.</text:span></text:span> Leporinus lien recens ita devo-<text:line-break/>ratus, ut ne dentibus attingatur, lienosos sanat; ignoret<text:line-break/>autem laborans quid devoraverit, oculis fascia velatis. Idem<text:line-break/>facit et catellorum nondum vis<text:span text:style-name="Default_20_Paragraph_20_Font"><text:span text:style-name="T1">u</text:span></text:span>m adepturum lien similiter<text:line-break/>in ventriculum transmissus. <text:span text:style-name="Default_20_Paragraph_20_Font"><text:span text:style-name="T1">Aliud. </text:span></text:span>Venatorii canis catu-<text:line-break/>lum aridum tritum modico nardo adlecto, jej<text:span text:style-name="Default_20_Paragraph_20_Font"><text:span text:style-name="T1">u</text:span></text:span>no exhibe.<text:line-break/>Dicebat autem Marcellus id quoque ad lienosos vehemeu-<text:line-break/>ter facere, si cardamomi cochlearium unum aut duo ex<text:line-break/>aceti scillini cyatho uno duobusve jejuno dentur; idque<text:line-break/>per ij, dies continuos facito<text:span text:style-name="Default_20_Paragraph_20_Font"><text:span text:style-name="T1">. Aliud</text:span></text:span>. Radices hederae mol-<text:line-break/>les elixae ex vino bibantur : aut crudae contusae ex vino<text:line-break/>itidem. <text:span text:style-name="Default_20_Paragraph_20_Font"><text:span text:style-name="T1">Aliud</text:span></text:span>. Asini stercus aridum aceto dissolve et per<text:line-break/>linteolum exc<text:span text:style-name="Default_20_Paragraph_20_Font"><text:span text:style-name="T1">u</text:span></text:span>satum potui dato. <text:span text:style-name="Default_20_Paragraph_20_Font"><text:span text:style-name="T1">Aliud</text:span></text:span>. Raphani succus<text:line-break/>ex oxymelite maceratus per tres dies accipiatur, singulis<text:line-break/>diebus cyathi bini: lienem attenuat. <text:span text:style-name="Default_20_Paragraph_20_Font"><text:span text:style-name="T1">Aliud.</text:span></text:span> Ferri recre-<text:line-break/>menti cochlearium ex posca potui dato. <text:span text:style-name="Default_20_Paragraph_20_Font"><text:span text:style-name="T1">Aliud</text:span></text:span> Iriu lon-<text:line-break/>gam aceto incoque et acetum propinato. <text:span text:style-name="Default_20_Paragraph_20_Font"><text:span text:style-name="T1">Aliud.</text:span></text:span> Elcoro-<text:line-break/>dani cor potui efuique exhibeto. <text:span text:style-name="Default_20_Paragraph_20_Font"><text:span text:style-name="T1">Aliud. </text:span></text:span>Muxin ex aqua</text:p>
      <text:p text:style-name="P3">elixum si aridum sit , succum propinato ; muxin vero<text:line-break/>dicitur lingua Cappadocica. <text:span text:style-name="Default_20_Paragraph_20_Font"><text:span text:style-name="T1">Aliud. </text:span></text:span>Stoechadis triti co-<text:line-break/>chlearium ex vini lentiscini cyatho bibatur. <text:span text:style-name="Default_20_Paragraph_20_Font"><text:span text:style-name="T1">Aliud</text:span></text:span>. Am-<text:line-break/>moniacam guttam ex aceto tritam jejuno exhibe cyathi<text:line-break/>mensura. <text:span text:style-name="Default_20_Paragraph_20_Font"><text:span text:style-name="T1">Aliud.</text:span></text:span> Muris lienem et piperis grana septem iu<text:line-break/>fico torreas et clam epulanda exhibe.</text:p>
      <text:p text:style-name="P1">[ E<text:span text:style-name="Default_20_Paragraph_20_Font"><text:span text:style-name="T1">pithema ad lienosos.] </text:span></text:span>Lapidem astum in vesicam<text:line-break/>bubulam condicito et aceto acri madefactam lieni super-<text:line-break/>imponit<text:span text:style-name="Default_20_Paragraph_20_Font"><text:span text:style-name="T1">o; </text:span></text:span>ipsum comminues. <text:span text:style-name="Default_20_Paragraph_20_Font"><text:span text:style-name="T1">Aliud. b</text:span></text:span>lyrobalanum ex<text:line-break/>aceto maceratum et ad cerati crassitudinem redactum im-<text:line-break/>ponito. <text:span text:style-name="Default_20_Paragraph_20_Font"><text:span text:style-name="T1">Aliud</text:span></text:span>. Vulpis lienis super locum alligatus lie-<text:line-break/>nosos morbo liberat. <text:span text:style-name="Default_20_Paragraph_20_Font"><text:span text:style-name="T1">Aliud</text:span></text:span>. Hoedi lienis impositus lienem<text:line-break/>digerit. <text:span text:style-name="Default_20_Paragraph_20_Font"><text:span text:style-name="T1">Aliud</text:span></text:span>. Silvestris brassica si ex ea cataplasma fiat,<text:line-break/>lienosis medetur. <text:span text:style-name="Default_20_Paragraph_20_Font"><text:span text:style-name="T1">Aliud</text:span></text:span>. Persici arboris folia eodem m<text:span text:style-name="Default_20_Paragraph_20_Font"><text:span text:style-name="T1">o-<text:line-break/></text:span></text:span>do imposita bene faciunt<text:span text:style-name="Default_20_Paragraph_20_Font"><text:span text:style-name="T1">. Aliud</text:span></text:span>. Myricae semen aceto iu-<text:line-break/>coctum, tritum atque superdatum iuvat. <text:span text:style-name="Default_20_Paragraph_20_Font"><text:span text:style-name="T1">Aliud</text:span></text:span>. Ammo-<text:line-break/>niacam guttam aceto maceratam linteolo illitam impone.<text:line-break/><text:span text:style-name="Default_20_Paragraph_20_Font"><text:span text:style-name="T1">Aliud</text:span></text:span>. Crocomagma aceto maceratum et ad cerati orasti-</text:p>
      <text:p text:style-name="P3">tudinem redactum imponito; non amovetur, quoad ex<text:line-break/>toto sanaverit. <text:span text:style-name="Default_20_Paragraph_20_Font"><text:span text:style-name="T1">Aliud.</text:span></text:span> Capparis radix curiosis trita et<text:line-break/>linteolo illita ac loco imposita eodem die opem tulit.</text:p>
      <text:p text:style-name="P1"><text:span text:style-name="Default_20_Paragraph_20_Font"><text:span text:style-name="T1">[Ad lienosos.]</text:span></text:span> Radicis capparis corticem in aquae<text:line-break/>libra et aceti semilibra incoquito usque ad tertias et<text:line-break/>potandam praebe sesquiunciam. <text:span text:style-name="Default_20_Paragraph_20_Font"><text:span text:style-name="T1">Aliud.</text:span></text:span> Hederacea folia<text:line-break/>aceto infervefacta contunde et humorem exprime ac ro-<text:line-break/>hnstioribua ipftlm praebeto; delicatioribus autem aquam<text:line-break/>admisceto^ fed prius ipse ambulato atque ita bibito. <text:span text:style-name="Default_20_Paragraph_20_Font"><text:span text:style-name="T1">Aliud.<text:line-break/></text:span></text:span>Capparis radicem tusam et aceto mulso incoctam jejuno<text:line-break/>potandam praebeto.</text:p>
      <text:p text:style-name="P1"><text:span text:style-name="Default_20_Paragraph_20_Font"><text:span text:style-name="T1">[Ad splenem.]</text:span></text:span> Accipe cypressi baccas et valde con-<text:line-break/>teras ; et ervi farinam quam tenuissimam in acetum mitte<text:line-break/>et usque ad empIastri consistentiam decoque; Denique per<text:line-break/>IDduum impone. post tertium diem solve et emplastrum<text:line-break/>aquae plenum invenies. <text:span text:style-name="Default_20_Paragraph_20_Font"><text:span text:style-name="T1">Aliud. </text:span></text:span>Ammoniacam guttam in<text:line-break/>seiIIino aceto per triduum demersam ac laevigatam panni-<text:line-break/>ulo illine atque impone, neque amove, quoad emplastrum</text:p>
      <text:p text:style-name="P3">decidat. <text:span text:style-name="Default_20_Paragraph_20_Font"><text:span text:style-name="T1">Aliud.</text:span></text:span> Folia <text:span text:style-name="Default_20_Paragraph_20_Font"><text:span text:style-name="T1">s</text:span></text:span>ycamini mori viridia refrigerata et<text:line-break/>arefacta in umbra terito, et aridum medicamentum Iacito<text:line-break/>scrupulorum quatuor pondere et cum pauco pipere et ca-<text:line-break/>riophyllis et ex vino mero calido, quum descendit in<text:line-break/>balneum, potui praebeto.</text:p>
      <text:h text:style-name="Heading_20_2" text:outline-level="2">Cap. XXII.</text:h>
      <text:p text:style-name="P42"><text:s/><text:span text:style-name="Default_20_Paragraph_20_Font"><text:span text:style-name="T1">[Ad h</text:span></text:span>y<text:span text:style-name="Default_20_Paragraph_20_Font"><text:span text:style-name="T1">dropicos potio, ut humor inclu-<text:line-break/>sus per lotium e</text:span></text:span>j<text:span text:style-name="Default_20_Paragraph_20_Font"><text:span text:style-name="T1">iciatur.] </text:span></text:span>Recipe aeris usti quantum fa-<text:line-break/>bam Aegyptiam aequat, fimi columbini unc. j, vini cvs-<text:line-break/>thos iij, exhibe; esto autem una potio. <text:span text:style-name="Default_20_Paragraph_20_Font"><text:span text:style-name="T1">Aliud</text:span></text:span> nobis in<text:line-break/>multis usu comprobatum. Tithymalli characiae radicem<text:line-break/>pro aegroti viribus esui dato ; statim enim evacuat. <text:span text:style-name="Default_20_Paragraph_20_Font"><text:span text:style-name="T1">Aliud.<text:line-break/></text:span></text:span>Granum Cnidium tusum et cribratum melle comprehende,<text:line-break/>ut sordium crassitudo fiat, et cochlearium plenum ex vini<text:line-break/>mulsi cyathis tribus et modico aquae calidae ad lactis<text:line-break/>consistentiam aut ex ovo sorbi I i propinato; plurimum<text:line-break/>enim aquae dejicit. <text:span text:style-name="Default_20_Paragraph_20_Font"><text:span text:style-name="T1">Aliud. </text:span></text:span>Heb<text:span text:style-name="Default_20_Paragraph_20_Font"><text:span text:style-name="T1">u</text:span></text:span>li radicum succi cyathi<text:line-break/>duo, vini cyathi duo in unum mixti et exhibiti liberant<text:line-break/>absque stomachi subversione. <text:span text:style-name="Default_20_Paragraph_20_Font"><text:span text:style-name="T1">Aliud. </text:span></text:span>Graminis decoctum<text:line-break/>potui datum urinam citat. <text:span text:style-name="Default_20_Paragraph_20_Font"><text:span text:style-name="T1">Aliud.</text:span></text:span> Solani succi cyathi</text:p>
      <text:p text:style-name="P3">quatuor, mellis cyathi fexdecim in potum sumpti benefa-<text:line-break/>cinnI. <text:span text:style-name="Default_20_Paragraph_20_Font"><text:span text:style-name="T1">Aliud</text:span></text:span>. Hyssopum et hirci lotium ex passe potum<text:line-break/>urinam movet; perinde et si caprini copiam habueris.</text:p>
      <text:p text:style-name="P1">[ E<text:span text:style-name="Default_20_Paragraph_20_Font"><text:span text:style-name="T1">pithema ad h</text:span></text:span>y<text:span text:style-name="Default_20_Paragraph_20_Font"><text:span text:style-name="T1">dropicos. ] </text:span></text:span>Hederam crematam di-<text:line-break/>ligenter in modum cataplasmatis impone. <text:span text:style-name="Default_20_Paragraph_20_Font"><text:span text:style-name="T1">Aliud</text:span></text:span>. Rapha-<text:line-break/>nos aquae incoctos quoad teneritate flaccescant, accipe;<text:line-break/>deinde hordeacea farina adjecta misce, decoque et cata-<text:line-break/>plasma facito.</text:p>
      <text:h text:style-name="Heading_20_2" text:outline-level="2">Cap. XXllI. </text:h>
      <text:p text:style-name="P42"><text:span text:style-name="Default_20_Paragraph_20_Font"><text:span text:style-name="T1">[Ad umbilici prolapsum.] </text:span></text:span>Quidam<text:line-break/>medicamentis ad naturalem statum ita reversi funt. Gallas<text:line-break/>ure vel tere et permisce cum cortice thuris et albo ovi<text:line-break/>et appone. <text:span text:style-name="Default_20_Paragraph_20_Font"><text:span text:style-name="T1">Aliud</text:span></text:span>. Recipe aluminis <text:span text:style-name="Default_20_Paragraph_20_Font"><text:span text:style-name="T1">i</text:span></text:span>cisse drach. v, faecis<text:line-break/>vini Rhodii diach. x, gallarum omphacinarum drach ij,<text:line-break/>vino diluta et ad mellis crassitudinem redacta impone,<text:line-break/>extrinsecusque spongiosam posca imbutam superpone et<text:line-break/>fascia deliga. <text:span text:style-name="Default_20_Paragraph_20_Font"><text:span text:style-name="T1">Aliud</text:span></text:span>. Recipe corticum fabae fresae, gal-<text:line-break/>sarum, balaustii ana aequales partes in aqua coquito. Ubi<text:line-break/>vero dissoluta suerint, diligenter trita imponito cum spon-</text:p>
      <text:p text:style-name="P3">gia, ut dictum est. Recipe ramenti plumbi drach. xvj,<text:line-break/>cicutae, mannae thuris , cerufae, succi hypocystidis ana<text:line-break/>drach. j, vino dissoluta utere ut dictum est.</text:p>
      <text:h text:style-name="Heading_20_2" text:outline-level="2">Cap. XXIV.<text:span text:style-name="Default_20_Paragraph_20_Font"><text:span text:style-name="T1"> </text:span></text:span></text:h>
      <text:p text:style-name="P42"><text:span text:style-name="Default_20_Paragraph_20_Font"><text:span text:style-name="T1">[Ad ventris assectus ac primum ad<text:line-break/>tormina et</text:span></text:span> n<text:span text:style-name="Default_20_Paragraph_20_Font"><text:span text:style-name="T1">eutris dolores</text:span></text:span>.] Aristolochiae radicem in vino<text:line-break/>potui dato: ad tormina, singultum, capitis dolorem et par-<text:line-break/>tus difficultatem bene facit. Sternutatio ad tormina et<text:line-break/>omnes internas affectiones proficit. <text:span text:style-name="Default_20_Paragraph_20_Font"><text:span text:style-name="T1">Aliud.</text:span></text:span> Lychnitidis<text:line-break/>radix lota, dulci vino incocta, deinde percolata et pota<text:line-break/>magnifice prodest; sin minus autem, cibis tuis adjice Illo-<text:line-break/>dicum cassiae et olyrae non contusae.</text:p>
      <text:p text:style-name="P1"><text:span text:style-name="Default_20_Paragraph_20_Font"><text:span text:style-name="T1">[Ad tormina intestinorum et centris.] </text:span></text:span>Cumini fricti<text:line-break/>et contriti cochlearium unum, duove ex aquae cyathis<text:line-break/>trinus potandum est. Et adversus inflationes acetum ser-<text:line-break/>vefacito ac refrigerato; postea apii femen tusum admisceto<text:line-break/>ac iterum acetum fervefacito, ex eoque potionem dato.<text:line-break/><text:span text:style-name="Default_20_Paragraph_20_Font"><text:span text:style-name="T1">Aliud. </text:span></text:span>Irionem herbam ex aqua tritam potandam dato.<text:line-break/><text:span text:style-name="Default_20_Paragraph_20_Font"><text:span text:style-name="T1">Aliud</text:span></text:span> Ex lampro quod satis est tritum ex aceto jejuno</text:p>
      <text:p text:style-name="P3">exhibe. <text:span text:style-name="Default_20_Paragraph_20_Font"><text:span text:style-name="T1">Aliud.</text:span></text:span> Laurum commanducans jejunus succum<text:line-break/>devorato; partem commanducatam umbilico imponito; illico<text:line-break/>tormina finientur.</text:p>
      <text:p text:style-name="P1"><text:span text:style-name="Default_20_Paragraph_20_Font"><text:span text:style-name="T1">[ Medicamentum ano immittendum alvi purgatorium.]<text:line-break/></text:span></text:span>In fel tauri lanae b apsum intingito anoque immittito.<text:line-break/><text:span text:style-name="Default_20_Paragraph_20_Font"><text:span text:style-name="T1">Aliud.</text:span></text:span> Gallicum saponem lana involutum submittito, aut<text:line-break/>liquidum alumen potissimum.</text:p>
      <text:p text:style-name="P1"><text:span text:style-name="Default_20_Paragraph_20_Font"><text:span text:style-name="T1">[Ad intestinorum tormina.] </text:span></text:span>Lentem teneram con-<text:line-break/>tusam cum rubi radice elixam imponito ac esui dato.<text:line-break/><text:span text:style-name="Default_20_Paragraph_20_Font"><text:span text:style-name="T1">Aliud</text:span></text:span>. Flores mali pudicae domesticae acido lacti incoctos<text:line-break/>contere et oleum eodem modo infunde et edendos appone.<text:line-break/><text:span text:style-name="Default_20_Paragraph_20_Font"><text:span text:style-name="T1">Aliud.</text:span></text:span> In milium contusum elixum vitulinum adipem in-<text:line-break/>funde et quam pinguissimum calidissimumque sorbendum<text:line-break/>exhibe , postea gelidissimum aquam sorbeto et confestim<text:line-break/>erit incolumis. <text:span text:style-name="Default_20_Paragraph_20_Font"><text:span text:style-name="T1">Aliud.</text:span></text:span> Gallae interiorem partem tritam<text:line-break/>ac laevigatam accipito sarinaque admixta et ovi albo<text:line-break/>pastillos essingito atque assos srangito, vinoque simplici<text:line-break/>madetacito et elui dato.</text:p>
      <text:p text:style-name="P2"><text:span text:style-name="Default_20_Paragraph_20_Font"><text:span text:style-name="T1">[Linctus ad dysentericos, coeliacos et lienteriam. ]<text:line-break/></text:span></text:span>Laserpitii ramenta melli commiscens linctus dato<text:span text:style-name="Default_20_Paragraph_20_Font"><text:span text:style-name="T1">. Aliud.<text:line-break/></text:span></text:span>Ovum, mel, vinum, mali punici putamina pari portione<text:line-break/>in unum miscens frigito et piperis modicum inspergito<text:line-break/>ac potionem dato; vehementer facit. <text:span text:style-name="Default_20_Paragraph_20_Font"><text:span text:style-name="T1">Aliud. </text:span></text:span>Ova tria ac-<text:line-break/>cipiens in aceto coujicito ac ita per trid<text:span text:style-name="Default_20_Paragraph_20_Font"><text:span text:style-name="T1">u</text:span></text:span>um macerari<text:line-break/>sinito; deinde similaginis modicum capiens cum tribus<text:line-break/>ovis subigito; mox assans et meraco vino madefaciens ex-<text:line-break/>hibeto.</text:p>
      <text:p text:style-name="P1"><text:span text:style-name="Default_20_Paragraph_20_Font"><text:span text:style-name="T1">[Potiones ad dysentericos, coeliacos et lientericos.]<text:line-break/></text:span></text:span>Vinum astringens, cin rhus obs<text:span text:style-name="Default_20_Paragraph_20_Font"><text:span text:style-name="T1">o</text:span></text:span>niorum usque ad tertias<text:line-break/>incoctus sit, potandum jubeto quibus ventriculus male<text:line-break/>fe habet. <text:span text:style-name="Default_20_Paragraph_20_Font"><text:span text:style-name="T1">Aliud</text:span></text:span>. Vinum austerum cui galIa incocta sit<text:line-break/>illis potui pro viribus concedito, quorum ventriculus<text:line-break/>fluxione vexatur.</text:p>
      <text:p text:style-name="P1"><text:span text:style-name="Default_20_Paragraph_20_Font"><text:span text:style-name="T1">[Ad tortiones et dolores ventris.]</text:span></text:span> Da cuminum man-<text:line-break/>dandum et devorandum. <text:span text:style-name="Default_20_Paragraph_20_Font"><text:span text:style-name="T1">Aliud. </text:span></text:span>Cnicnm et foenumgrae-<text:line-break/>cum tere et coque et da decoctum bibendum. <text:span text:style-name="Default_20_Paragraph_20_Font"><text:span text:style-name="T1">Aliud.<text:line-break/></text:span></text:span>Baccas lauri siccas et excorticatas tere et da bibenda co-<text:line-break/>chlearia novem. <text:span text:style-name="Default_20_Paragraph_20_Font"><text:span text:style-name="T1">Aliud</text:span></text:span>. Serpyllum terens da cum vino</text:p>
      <text:p text:style-name="P3">bibendum. <text:span text:style-name="Default_20_Paragraph_20_Font"><text:span text:style-name="T1">Aliud. </text:span></text:span>Decoctum samps<text:span text:style-name="Default_20_Paragraph_20_Font"><text:span text:style-name="T1">u</text:span></text:span>ci da cum vino in<text:line-break/>potum. <text:span text:style-name="Default_20_Paragraph_20_Font"><text:span text:style-name="T1">Aliud. </text:span></text:span>Eryngii radicem da cum vino potui vel<text:line-break/>decoctum spicae vel castoreum. Ad dolorem autem dys-<text:line-break/>entericornm cotonea cum cerato roseo aut myrteo ae-<text:line-break/>quis portionibus ventri impone.</text:p>
      <text:p text:style-name="P1"><text:span text:style-name="Default_20_Paragraph_20_Font"><text:span text:style-name="T1">[Ad colicam.] </text:span></text:span>Spolium serpentis in vale aeneo fri-<text:line-break/>gens cum oleo quousque comburatur, dissolve ipsum in<text:line-break/>illo oleo et unge ex eo cum tuo digito. <text:span text:style-name="Default_20_Paragraph_20_Font"><text:span text:style-name="T1">Aliud.</text:span></text:span> Glandu-<text:line-break/>lam opio in luceo lactucae liquato obIine et ano indito.</text:p>
      <text:p text:style-name="P1"><text:span text:style-name="Default_20_Paragraph_20_Font"><text:span text:style-name="T1">[Ad</text:span></text:span> u<text:span text:style-name="Default_20_Paragraph_20_Font"><text:span text:style-name="T1">entrle pro</text:span></text:span>f<text:span text:style-name="Default_20_Paragraph_20_Font"><text:span text:style-name="T1">luvium.] </text:span></text:span>Gallitrichi ex aqua deco-<text:line-break/>ctum potui dato. <text:span text:style-name="Default_20_Paragraph_20_Font"><text:span text:style-name="T1">Aliud</text:span></text:span>. Stoeben, qua ad testacea vasa<text:line-break/>uti solent, spinis asperam in pila contundito et aquae<text:line-break/>incoquito et aquam in dolore ventris absque vino pro-<text:line-break/>pinato quum febrem habent^ quum febre vacant, Vinum<text:line-break/>eommlieet<text:span text:style-name="Default_20_Paragraph_20_Font"><text:span text:style-name="T1">o^ Aliud. </text:span></text:span>Nucum putamen, quod nucleos in-<text:line-break/>cludit tritum , ex aqua potui dato coch suariorum trium<text:line-break/>mensura. <text:span text:style-name="Default_20_Paragraph_20_Font"><text:span text:style-name="T1">Aliud.</text:span></text:span> Cornu cervinum mollius ullum cum</text:p>
      <text:p text:style-name="P3">gallae pari portione in potum dato. <text:span text:style-name="Default_20_Paragraph_20_Font"><text:span text:style-name="T1">Aliud.</text:span></text:span> Rumicis st-<text:line-break/>men contritum et potioni cibove inspersum optime farsi.<text:line-break/><text:span text:style-name="Default_20_Paragraph_20_Font"><text:span text:style-name="T1">Aliud.</text:span></text:span> Nucum internum illud, quod instar columellae est,<text:line-break/>et capitum papaveris, quod veluti operculum est, part<text:line-break/>portione ex vino exhibeantur. <text:span text:style-name="Default_20_Paragraph_20_Font"><text:span text:style-name="T1">Aliud</text:span></text:span>. Quernas glandes<text:line-break/>contusas et diutius cribratus ut polentam in vinum aust^<text:line-break/>nun spargito potionemque concedito. <text:span text:style-name="Default_20_Paragraph_20_Font"><text:span text:style-name="T1">Aliud.</text:span></text:span> Carabi<text:line-break/>testas frictas et tritas ex aqua porrigito. <text:span text:style-name="Default_20_Paragraph_20_Font"><text:span text:style-name="T1">Aliud. </text:span></text:span>SI<text:span text:style-name="Default_20_Paragraph_20_Font"><text:span text:style-name="T1">ro^<text:line-break/></text:span></text:span>thiocameli ventric<text:span text:style-name="Default_20_Paragraph_20_Font"><text:span text:style-name="T1">u</text:span></text:span>lus et gallinarum similiter cochlos-<text:line-break/>rior<text:span text:style-name="Default_20_Paragraph_20_Font"><text:span text:style-name="T1">u</text:span></text:span>m duum mensura ex vino potus febri abfente, prae-<text:line-break/><text:span text:style-name="Default_20_Paragraph_20_Font"><text:span text:style-name="T1">s</text:span></text:span>ente vero ex aqua. <text:span text:style-name="Default_20_Paragraph_20_Font"><text:span text:style-name="T1">Aliud</text:span></text:span>. Thuris grumus fabae m<text:span text:style-name="Default_20_Paragraph_20_Font"><text:span text:style-name="T1">e</text:span></text:span>lli<text:span text:style-name="Default_20_Paragraph_20_Font"><text:span text:style-name="T1">c</text:span></text:span>a<text:line-break/>tudinis in vini nigri cyatho uno, sideni succi cyathi<text:line-break/>duobus eliquatus in potum detur. <text:span text:style-name="Default_20_Paragraph_20_Font"><text:span text:style-name="T1">Aliud.</text:span></text:span> Gummi slbt<text:line-break/>contusi unciam ex vini nigri cyathis fex bibita, ad id^<text:line-break/>ano impositum facit. <text:span text:style-name="Default_20_Paragraph_20_Font"><text:span text:style-name="T1">Aliud.</text:span></text:span> Cochleam Africanam futuens<text:line-break/>in eam liquidam picem inf<text:span text:style-name="Default_20_Paragraph_20_Font"><text:span text:style-name="T1">u</text:span></text:span>nde et calefactae carnem ex^<text:line-break/>et in anum bis aut ter immitte. <text:span text:style-name="Default_20_Paragraph_20_Font"><text:span text:style-name="T1">Aliud.</text:span></text:span> Serpentis sennust<text:line-break/>in va<text:span text:style-name="Default_20_Paragraph_20_Font"><text:span text:style-name="T1">s</text:span></text:span>e aeneo ex oleo frigens quoad in carbonem veHa-<text:line-break/>tur contere et digito in oleum intincto anum peru<text:span text:style-name="Default_20_Paragraph_20_Font"><text:span text:style-name="T1">c^<text:line-break/>Aliud</text:span></text:span>. Herba facra inferius foveto, aquam ne attingi</text:p>
      <text:p text:style-name="P3"><text:span text:style-name="Default_20_Paragraph_20_Font"><text:span text:style-name="T1">Aliud. </text:span></text:span>Beta ex aceto contusa et cataplasmatis more a<text:line-break/>superioribus ad inferiora usque imposita dy<text:span text:style-name="Default_20_Paragraph_20_Font"><text:span text:style-name="T1">s</text:span></text:span>entericis<text:line-break/>magnifice prodest. <text:span text:style-name="Default_20_Paragraph_20_Font"><text:span text:style-name="T1">Aliud.</text:span></text:span> Cornorum ossa contusa ventri<text:line-break/>illinito.</text:p>
      <text:p text:style-name="P1"><text:span text:style-name="Default_20_Paragraph_20_Font"><text:span text:style-name="T1">[Ad dolores d</text:span></text:span>y<text:span text:style-name="Default_20_Paragraph_20_Font"><text:span text:style-name="T1">sentericorum.</text:span></text:span> l AIalum cotoneum as-<text:line-break/>sum cum cerati ro<text:span text:style-name="Default_20_Paragraph_20_Font"><text:span text:style-name="T1">s</text:span></text:span>ei pari portione impositum illico do-<text:line-break/>lorem levat.</text:p>
      <text:p text:style-name="P1"><text:span text:style-name="Default_20_Paragraph_20_Font"><text:span text:style-name="T1">[Ad calicis doloribus vexatos.]</text:span></text:span> Ostreorum testae<text:line-break/>crematae et tritae potui dentur cochlearia duo ex calentis<text:line-break/>aquae cyathis tribus. <text:span text:style-name="Default_20_Paragraph_20_Font"><text:span text:style-name="T1">Aliud. </text:span></text:span>Thymum Cretense aquae<text:line-break/>usque ad tertias incoctum ex Attico melle propinetur.<text:line-break/><text:span text:style-name="Default_20_Paragraph_20_Font"><text:span text:style-name="T1">Aliud</text:span></text:span>. Sacram radicem tenuem contusam in aquam mitte<text:line-break/>et ad dimidias elixa; decoctum per quinque dies potui<text:line-break/>detur et morbo liberat: hoc in multis probatum est. <text:span text:style-name="Default_20_Paragraph_20_Font"><text:span text:style-name="T1">Aliud.<text:line-break/></text:span></text:span>Viridis menta elixa per triduum exhibeatur et nunquam<text:line-break/>dolebit. <text:span text:style-name="Default_20_Paragraph_20_Font"><text:span text:style-name="T1">Aliud</text:span></text:span>. Lauri summitates tenerae ligneae esae per<text:line-break/>triduum liberant, oIIula vero, ubi mentha incocta sit,<text:line-break/>cave ne per triduum illud terram attingat.</text:p>
      <text:p text:style-name="P2"><text:span text:style-name="Default_20_Paragraph_20_Font"><text:span text:style-name="T1">[Ad inteescptum.] </text:span></text:span>Fraxini ligni ramentorum cya-<text:line-break/>thus triduum potui datus sanitatem restituit. <text:span text:style-name="Default_20_Paragraph_20_Font"><text:span text:style-name="T1">Aliud a</text:span></text:span>d<text:line-break/><text:span text:style-name="Default_20_Paragraph_20_Font"><text:span text:style-name="T1">multa faciens.</text:span></text:span> Colocynthidem Alexandrinam excavatam<text:line-break/>nun ferro et expurgatam in vini Coi sextarium mitte et<text:line-break/>fervefacito; vinum postea ad temperatum calorem rever-<text:line-break/>fum bibito et deamb<text:span text:style-name="Default_20_Paragraph_20_Font"><text:span text:style-name="T1">u</text:span></text:span>lato, et dolore solutus eris. Detra-<text:line-break/>bit multa excrementa haec potio; salem autem, ne usu-<text:line-break/>suet, ore contineto. Bene facit et ad coxendicis dolores.</text:p>
      <text:p text:style-name="P1"><text:span text:style-name="Default_20_Paragraph_20_Font"><text:span text:style-name="T1">[ Medicamentum ad coli dolores ano immittendum</text:span></text:span>. l<text:line-break/>Opium Hispanum lactuca excipe et in pessum redactum<text:line-break/>sedi immitte. <text:span text:style-name="Default_20_Paragraph_20_Font"><text:span text:style-name="T1">Aliud. </text:span></text:span>Allii n<text:span text:style-name="Default_20_Paragraph_20_Font"><text:span text:style-name="T1">u</text:span></text:span>cleolum lixivi<text:span text:style-name="Default_20_Paragraph_20_Font"><text:span text:style-name="T1">a</text:span></text:span> calefactum<text:line-break/>in anum indito et arido stercore detracto sanescit<text:span text:style-name="Default_20_Paragraph_20_Font"><text:span text:style-name="T1">. Aliud.<text:line-break/></text:span></text:span>Si coli dolore tentatus dormientem canem expergefecerit<text:line-break/>et in locum ubi canis dormiebat mejerit, statim dolore<text:line-break/>levabitur et canis moritur.</text:p>
      <text:p text:style-name="P1">[ .E<text:span text:style-name="Default_20_Paragraph_20_Font"><text:span text:style-name="T1">pithema colic is et instatis.]</text:span></text:span> Cerato ligustrino la-<text:line-break/>serpitium c<text:span text:style-name="Default_20_Paragraph_20_Font"><text:span text:style-name="T1">o</text:span></text:span>mprehende et impone; ego vero et modicum<text:line-break/>castorei admisceo et efficacius redditur.</text:p>
      <text:p text:style-name="P2"><text:span text:style-name="Default_20_Paragraph_20_Font"><text:span text:style-name="T1">[Ad tormina.] </text:span></text:span>Graecum cuminum manducato ac<text:line-break/>devorato. <text:span text:style-name="Default_20_Paragraph_20_Font"><text:span text:style-name="T1">Aliud</text:span></text:span>. Cnici contusi et soenigraeci elixi succum<text:line-break/>potui offer. <text:span text:style-name="Default_20_Paragraph_20_Font"><text:span text:style-name="T1">Aliud. </text:span></text:span>Pectinem in aqua calida madefactum<text:line-break/>et ablutum propina. <text:span text:style-name="Default_20_Paragraph_20_Font"><text:span text:style-name="T1">Aliud</text:span></text:span>. Baccarum lauri aridarum cor-<text:line-break/>licia cochlearia novem in potum dato. <text:span text:style-name="Default_20_Paragraph_20_Font"><text:span text:style-name="T1">Aliud</text:span></text:span>. Serpyllum<text:line-break/>tritum cum mero da potui.</text:p>
      <text:p text:style-name="P1"><text:span text:style-name="Default_20_Paragraph_20_Font"><text:span text:style-name="T1">[Ad omnes intestinos dolores.] </text:span></text:span>Ex intestinis dolenti<text:line-break/>si quis pedes laverit et ex aqua ea potui dederit, dolor<text:line-break/>confestim evanescit.</text:p>
      <text:p text:style-name="P1"><text:span text:style-name="Default_20_Paragraph_20_Font"><text:span text:style-name="T1">[Ad intest</text:span></text:span>i<text:span text:style-name="Default_20_Paragraph_20_Font"><text:span text:style-name="T1">norum sc</text:span></text:span>i<text:span text:style-name="Default_20_Paragraph_20_Font"><text:span text:style-name="T1">ssuram.] </text:span></text:span>Aegyptiae spinae radi-<text:line-break/>cem et carnes hoedi capraeve cum pilis et corio capiens<text:line-break/>terito et similagini commixtas caepas vino temperatas<text:line-break/>potionem Iacito. Eadem radix et phlegmone puImonum<text:line-break/>laborantibus in potu auxiliatur. Eadem suspensa tertiana<text:line-break/>febre et quotidiana liberat et ex oleo pota vulneribus me-<text:line-break/>detur.</text:p>
      <text:p text:style-name="P1"><text:span text:style-name="Default_20_Paragraph_20_Font"><text:span text:style-name="T1">[Ad renum et coxendicis dolores.] </text:span></text:span>Accipe farinam<text:line-break/>iridis et acetum potens, permiscc eis resinam pini et lu-</text:p>
      <text:p text:style-name="P3">pinos et pyrethrum et terebinthinam et sulfur et nitrum<text:line-break/>et baccas lauri; miscens omnia cum melle appone.</text:p>
      <text:p text:style-name="P1"><text:span text:style-name="Default_20_Paragraph_20_Font"><text:span text:style-name="T1">[Ad c</text:span></text:span>o<text:span text:style-name="Default_20_Paragraph_20_Font"><text:span text:style-name="T1">xendicis dolores purgatorium.] </text:span></text:span>Tithymalli<text:line-break/>succi guttas quinque in ficum instillato et esui dato; purgat.</text:p>
      <text:p text:style-name="P1"><text:span text:style-name="Default_20_Paragraph_20_Font"><text:span text:style-name="T1">[Epithema ventris sol</text:span></text:span>a<text:span text:style-name="Default_20_Paragraph_20_Font"><text:span text:style-name="T1">ticum.] </text:span></text:span>Granum Cnidium<text:line-break/>cortice liberatum cerato comprehende et ventri puerorum<text:line-break/>super umbilicum imponito. <text:span text:style-name="Default_20_Paragraph_20_Font"><text:span text:style-name="T1">Aliud</text:span></text:span> Fesse tauri umbilicum<text:line-break/>perungito. <text:span text:style-name="Default_20_Paragraph_20_Font"><text:span text:style-name="T1">Aliud. </text:span></text:span>Suillus talus ullus tritusqne ex aqua<text:line-break/>potui detur. <text:span text:style-name="Default_20_Paragraph_20_Font"><text:span text:style-name="T1">Aliud</text:span></text:span>. Herbam chamaemelum ex oleo terito<text:line-break/>et in ungito; statim dolor finietur. <text:span text:style-name="Default_20_Paragraph_20_Font"><text:span text:style-name="T1">Aliud.</text:span></text:span> Reticulum<text:line-break/>cujusmodi v<text:span text:style-name="Default_20_Paragraph_20_Font"><text:span text:style-name="T1">o</text:span></text:span>lueris de mulieris capite detractum capiti<text:line-break/>laborantis imponito, sanitatem ei restitues; melius fuerit<text:line-break/>autem, si prius calefactum reticulum imposueris. <text:span text:style-name="Default_20_Paragraph_20_Font"><text:span text:style-name="T1">Aliud.<text:line-break/></text:span></text:span>Coriandrum ustum, oleo maceratum, umbilico superim-<text:line-break/>ponito et lana contegito.</text:p>
      <text:h text:style-name="Heading_20_2" text:outline-level="2">Cap. XXV.<text:span text:style-name="Default_20_Paragraph_20_Font"><text:span text:style-name="T1"> </text:span></text:span></text:h>
      <text:p text:style-name="P43"><text:span text:style-name="Default_20_Paragraph_20_Font"><text:span text:style-name="T1">[Ad urinae di</text:span></text:span>f<text:span text:style-name="Default_20_Paragraph_20_Font"><text:span text:style-name="T1">ficultatem et calculos.]<text:line-break/></text:span></text:span>Scornii usti edant<text:span text:style-name="Default_20_Paragraph_20_Font"><text:span text:style-name="T1">u</text:span></text:span>r: illis autem. nui forsitan abhorrerent,</text:p>
      <text:p text:style-name="P3">cum adipe mixti tostique clam et citra suspicionem ex-<text:line-break/>subeantur; mirifice prosunt. Calculus etiam urina reddi-<text:line-break/>tus olivae nucleo similis, contritus et igne candens si bi-<text:line-break/>batur , eos qui in vesica <text:span text:style-name="Default_20_Paragraph_20_Font"><text:span text:style-name="T1">i</text:span></text:span>unt calculos exerit. Felis jecur<text:line-break/>ustum tritumque ita, ut bibi possit, calculosis remedio est.<text:line-break/>Iaspis quoque lupinus potui datus vesicae calculos dissipat.<text:line-break/><text:span text:style-name="Default_20_Paragraph_20_Font"><text:span text:style-name="T1">Aliud.</text:span></text:span> Umbilici verris radix elixa et trita unciae pondere<text:line-break/>in diem e^ diluto vino bibatur : ad renum calculos ve-<text:line-break/>dementer proficit. <text:span text:style-name="Default_20_Paragraph_20_Font"><text:span text:style-name="T1">Aliud</text:span></text:span>. Succi uvae immaturae et rufae<text:line-break/>hederae corymborum par modus ex albo vino teratur,<text:line-break/>succo illinito mictus difficultate male habitos.</text:p>
      <text:p text:style-name="P1">[ T<text:span text:style-name="Default_20_Paragraph_20_Font"><text:span text:style-name="T1">opicum calculosis imponendum.] </text:span></text:span>Urina reddita<text:line-break/>butyro veteri remollito penem oblinito et cubitum eunti<text:line-break/>lana apponatur per triduum.</text:p>
      <text:p text:style-name="P1">[E<text:span text:style-name="Default_20_Paragraph_20_Font"><text:span text:style-name="T1">pithema urinam pr</text:span></text:span>o<text:span text:style-name="Default_20_Paragraph_20_Font"><text:span text:style-name="T1">ruant; prodest et calculosis<text:line-break/>r</text:span></text:span>e<text:span text:style-name="Default_20_Paragraph_20_Font"><text:span text:style-name="T1">nibus.] </text:span></text:span>Calamintham cum aceto et pipere cerato costi-<text:line-break/>gito et umbilico superstato. <text:span text:style-name="Default_20_Paragraph_20_Font"><text:span text:style-name="T1">Aliud. </text:span></text:span>l n sampsuci decocto</text:p>
      <text:p text:style-name="P3">desideat. <text:span text:style-name="Default_20_Paragraph_20_Font"><text:span text:style-name="T1">Aliud</text:span></text:span>. Herbam parietariam oleo incoctam super<text:line-break/>locum vesicae imponito; illico urina decurret.</text:p>
      <text:p text:style-name="P1"><text:span text:style-name="Default_20_Paragraph_20_Font"><text:span text:style-name="T1">[Ad calculosus.] </text:span></text:span>Montana trixago mulsae incocta<text:line-break/>potanda offeratur; hoc remedio Samius Priscus utebatur.<text:line-break/><text:span text:style-name="Default_20_Paragraph_20_Font"><text:span text:style-name="T1">Aliud. </text:span></text:span>Albae hederae corymbi ex vino poti lapillos con-<text:line-break/>fringunt. <text:span text:style-name="Default_20_Paragraph_20_Font"><text:span text:style-name="T1">Aliud. </text:span></text:span>Salicis solia tusa ex vino austero tan-<text:line-break/>tisper accipiatur, dum sanitas restituatur.</text:p>
      <text:p text:style-name="P1"><text:span text:style-name="Default_20_Paragraph_20_Font"><text:span text:style-name="T1">[Ad eos qui nolentes urinam reddunt.] </text:span></text:span>Galli guttur<text:line-break/>ustum cochlearii mensura jejuno ex aqua propinato. <text:span text:style-name="Default_20_Paragraph_20_Font"><text:span text:style-name="T1">Aliud.<text:line-break/></text:span></text:span>Leucanthemi flores septem tritos ex aqua potui dato.<text:line-break/><text:span text:style-name="Default_20_Paragraph_20_Font"><text:span text:style-name="T1">Aliud</text:span></text:span>. Leporis testiculum aridum minutatim concisum ex<text:line-break/>vino odorato potandum praebe. <text:span text:style-name="Default_20_Paragraph_20_Font"><text:span text:style-name="T1">Aliud</text:span></text:span>. Cimices tres con^<text:line-break/>tusos ex vino austero propinato per novem dies. <text:span text:style-name="Default_20_Paragraph_20_Font"><text:span text:style-name="T1">Aliud.<text:line-break/></text:span></text:span>Calamintham et myrrham ex aqua ante coenam potui dato.<text:line-break/><text:span text:style-name="Default_20_Paragraph_20_Font"><text:span text:style-name="T1">Aliud</text:span></text:span>. Austrinas linguas per triduum , quoque die unam,<text:line-break/>edendas apponito. <text:span text:style-name="Default_20_Paragraph_20_Font"><text:span text:style-name="T1">Aliud</text:span></text:span>. Rutae silvaticae semen per tri-<text:line-break/>duum esui dato. <text:span text:style-name="Default_20_Paragraph_20_Font"><text:span text:style-name="T1">Aliud</text:span></text:span> Ipsius penis cimelia ex muralis<text:line-break/>herbae succo oblinatur.</text:p>
      <text:p text:style-name="P2"><text:span text:style-name="Default_20_Paragraph_20_Font"><text:span text:style-name="T1">[Ad dijstcultatem mingendi.] </text:span></text:span>Rhum et corymbos<text:line-break/>hederae rubrae tere ex vino albo et unge partes, quae<text:line-break/>funt sub umbilico patientium dysuriam.</text:p>
      <text:p text:style-name="P1"><text:span text:style-name="Default_20_Paragraph_20_Font"><text:span text:style-name="T1">[Ad sistendam exuberantiam urinae exeuntis</text:span></text:span>.] Accipe<text:line-break/>pelliculas, quae <text:span text:style-name="Default_20_Paragraph_20_Font"><text:span text:style-name="T1">s</text:span></text:span>unt in ventre gallinarum et sicca in fota<text:line-break/>et <text:span text:style-name="Default_20_Paragraph_20_Font"><text:span text:style-name="T1">s</text:span></text:span>ume ex eis drachmam. <text:span text:style-name="Default_20_Paragraph_20_Font"><text:span text:style-name="T1">Aliud.</text:span></text:span> Recipe thuris masculi<text:line-break/>et glandis siccae et floris punici silvestris et gallarum ana<text:line-break/>drach. iij , tere et da ex eis jejuno cum melle rosaceo ex<text:line-break/>aqua frigida.</text:p>
      <text:h text:style-name="Heading_20_2" text:outline-level="2">Cap. XXVI. </text:h>
      <text:p text:style-name="P44">[<text:span text:style-name="Default_20_Paragraph_20_Font"><text:span text:style-name="T1">Ad fo</text:span></text:span><text:span text:style-name="Default_20_Paragraph_20_Font"><text:span text:style-name="T18">r</text:span></text:span><text:span text:style-name="Default_20_Paragraph_20_Font"><text:span text:style-name="T1">matarum assectiones</text:span></text:span>.] [t<text:span text:style-name="Default_20_Paragraph_20_Font"><text:span text:style-name="T1">. Ad con-<text:line-break/>ceptum</text:span></text:span>.] Caricas jejunae cum oleae foliis elui dato. <text:span text:style-name="Default_20_Paragraph_20_Font"><text:span text:style-name="T1">Aliud.<text:line-break/></text:span></text:span>Ruminantis pecudis spumam digito sumens ex vino in po-<text:line-break/>tum exhibe. <text:span text:style-name="Default_20_Paragraph_20_Font"><text:span text:style-name="T1">Aliud</text:span></text:span>. Nasturtium tritum ex aceto per quatri-<text:line-break/>duum edito past purgationem. <text:span text:style-name="Default_20_Paragraph_20_Font"><text:span text:style-name="T1">Aliud.</text:span></text:span> Vulpinum stercus in<text:line-break/>pesse apponatur et loci muliebres fublinantur, atque ita ve-<text:line-break/>nere utatur<text:span text:style-name="Default_20_Paragraph_20_Font"><text:span text:style-name="T1">. Aliud</text:span></text:span>. Artemisiam tritam apponito et concipiet.<text:line-break/>Inunge autem muliebre pudendum gummi , quum a pur-<text:line-break/>gatione menstrua tertius fuerit dies et concipiet.</text:p>
      <text:p text:style-name="P2"><text:span text:style-name="Default_20_Paragraph_20_Font"><text:span text:style-name="T1">[</text:span></text:span><text:span text:style-name="Default_20_Paragraph_20_Font"><text:span text:style-name="T6">2</text:span></text:span><text:span text:style-name="Default_20_Paragraph_20_Font"><text:span text:style-name="T1">. Ad conceptionem.] </text:span></text:span>Uterum leporis sicca et tere<text:line-break/>et da potui quando a menstruis fuerit purgata.</text:p>
      <text:p text:style-name="P1">[<text:span text:style-name="T33">3</text:span>. U<text:span text:style-name="Default_20_Paragraph_20_Font"><text:span text:style-name="T1">t mulier marem generet.] </text:span></text:span>Alba fascia pue-<text:line-break/>rili dextrum pedem ligato et coeat.</text:p>
      <text:p text:style-name="P1">[ 4. U<text:span text:style-name="Default_20_Paragraph_20_Font"><text:span text:style-name="T1">t feminam</text:span></text:span>. l Nigra fascia sinistrum pedem.</text:p>
      <text:p text:style-name="P1">[5. <text:span text:style-name="Default_20_Paragraph_20_Font"><text:span text:style-name="T1">Notae maris et feminae in utero.] </text:span></text:span>Apium<text:line-break/>inscia muliere super caput imponito quodque primum voce<text:line-break/>protulerit, aut marem, aut feminam, illud pariet; com-<text:line-break/>probatum est. <text:span text:style-name="Default_20_Paragraph_20_Font"><text:span text:style-name="T1">Aliud</text:span></text:span>. Gravidae mulieris urinam accipiens<text:line-break/>duas foveolas facito, in unam hordeum, in alteram tri-<text:line-break/>ticum conjicito; deinde urina conspergito atque ita de-<text:line-break/>mum terram fuperjacito; si prius triticum exp<text:span text:style-name="Default_20_Paragraph_20_Font"><text:span text:style-name="T1">o</text:span></text:span>stulaverit,<text:line-break/>mas pariet; sin vero hordeum, femina.</text:p>
      <text:p text:style-name="P1">[6. U<text:span text:style-name="Default_20_Paragraph_20_Font"><text:span text:style-name="T1">t mas concipiatur.] </text:span></text:span>Anserino adipe et resina<text:line-break/>terebinthi loci perungantur per biduum; tertio die cu^u<text:line-break/>viro coniungatur et marem concipiet. <text:span text:style-name="Default_20_Paragraph_20_Font"><text:span text:style-name="T1">Aliud.</text:span></text:span> Vir sinistro<text:line-break/>teste ligato venere utatur; ut femina dextro.</text:p>
      <text:p text:style-name="P1">[<text:span text:style-name="T33">7.</text:span> U<text:span text:style-name="Default_20_Paragraph_20_Font"><text:span text:style-name="T1">t suetus retineatur.] </text:span></text:span>Lapis Aetites appcnda-</text:p>
      <text:p text:style-name="P3">tur. Foetum quoque et lapis ille retinet, qui in pinastro<text:line-break/>adnatus inhaerescit, iste sim i I iter pensilis gestetur. Et<text:line-break/>malvae agrestis radix, quam epiboscon nominant, appensa.<text:line-break/>Sardonius etiam lapis retinet foetus usque in finem ; ven-<text:line-break/>tri autem eum deligare oportet. Est herba quoque fideri-<text:line-break/>tis, cujus appensu foetus custodi<text:span text:style-name="Default_20_Paragraph_20_Font"><text:span text:style-name="T1">u</text:span></text:span>ntur.</text:p>
      <text:p text:style-name="P1">[<text:span text:style-name="T34">8</text:span>. <text:span text:style-name="Default_20_Paragraph_20_Font"><text:span text:style-name="T1">Ad dispcultatem partus.] </text:span></text:span>Ajugam et bitumen<text:line-break/>pone <text:span text:style-name="Default_20_Paragraph_20_Font"><text:span text:style-name="T1">s</text:span></text:span>uper carbones et suffumiga vel ip<text:span text:style-name="Default_20_Paragraph_20_Font"><text:span text:style-name="T1">s</text:span></text:span>a appone.</text:p>
      <text:p text:style-name="P1">[9. <text:span text:style-name="Default_20_Paragraph_20_Font"><text:span text:style-name="T1">Ad extrahendum suetum mortuum</text:span></text:span>.] Fellis tauri<text:line-break/>magnitudinem amygdalae dissolvens in vino aquato da<text:line-break/>cochlearia ij, potui et emittet confestim. <text:span text:style-name="Default_20_Paragraph_20_Font"><text:span text:style-name="T1">Aliud.</text:span></text:span> Lycium<text:line-break/>crudum trito caule junge cum cedria et calefacias et da<text:line-break/>bibendum jejuno. <text:span text:style-name="Default_20_Paragraph_20_Font"><text:span text:style-name="T1">Aliud. </text:span></text:span>Artemisiam coque in muIsa et<text:line-break/>propina. <text:span text:style-name="Default_20_Paragraph_20_Font"><text:span text:style-name="T1">Aliud.</text:span></text:span> Super lapidem, quem mordet canis,<text:line-break/>quando proiicitur in eum, positum in <text:span text:style-name="Default_20_Paragraph_20_Font"><text:span text:style-name="T1">s</text:span></text:span>ole tran<text:span text:style-name="Default_20_Paragraph_20_Font"><text:span text:style-name="T1">s</text:span></text:span>eat mulier<text:line-break/>quae patitur difficultatem partus.</text:p>
      <text:p text:style-name="P1">[IO. <text:span text:style-name="Default_20_Paragraph_20_Font"><text:span text:style-name="T1">Ad educenda menstrua</text:span></text:span>.] Marrubium, nepetam,</text:p>
      <text:p text:style-name="P3">rutam, corticem capparis, ana drachmas iij, coque in vino<text:line-break/>aut aqua et da bibenda. <text:span text:style-name="Default_20_Paragraph_20_Font"><text:span text:style-name="T1">Aliud</text:span></text:span>. De aqua, qua dissolvitur<text:line-break/>fermentum vetus quando fit panis potui dato.</text:p>
      <text:p text:style-name="P1">[ tt. <text:span text:style-name="Default_20_Paragraph_20_Font"><text:span text:style-name="T1">Ad dolores uteri.] </text:span></text:span>Paeoniae radicem propina;<text:line-break/>vel radicem iridis vel seminis paeoniae granula xv, vel<text:line-break/>pulicariae aut urticae succum appone vel folia apiastri<text:line-break/>cocta in vino. <text:span text:style-name="Default_20_Paragraph_20_Font"><text:span text:style-name="T1">Aliud</text:span></text:span>. Accipe rutam viridem et tere et<text:line-break/>cum butyro et adipe porci fac unguentum.</text:p>
      <text:p text:style-name="P1">[ t^. U<text:span text:style-name="Default_20_Paragraph_20_Font"><text:span text:style-name="T1">t mulier</text:span></text:span> ulu<text:span text:style-name="Default_20_Paragraph_20_Font"><text:span text:style-name="T1">lata appareat virgo.] </text:span></text:span>Accipe<text:line-break/>gallorum immaturarum, ligustri, xylocasiae, rosarum sic-<text:line-break/>carum, piperis albi , grani gnidii ana exagi<text:span text:style-name="Default_20_Paragraph_20_Font"><text:span text:style-name="T1">u</text:span></text:span>m unum;<text:line-break/>tere et prius lotae vulvae apponat ista. Consert autem<text:line-break/>et semen rumicis acidi tritum et appositum.</text:p>
      <text:p text:style-name="P1">[tsi. U<text:span text:style-name="Default_20_Paragraph_20_Font"><text:span text:style-name="T1">t partus acceleretur.] </text:span></text:span>Bulbi amari triti ex<text:line-break/>vino dulci potui dentur, illico pariet. <text:span text:style-name="Default_20_Paragraph_20_Font"><text:span text:style-name="T1">Aliud</text:span></text:span>. Dictamnum<text:line-break/>ex vino aut aqua propinatum idem facit. <text:span text:style-name="Default_20_Paragraph_20_Font"><text:span text:style-name="T1">Aliud. </text:span></text:span>Suil-<text:line-break/>lum lac ex melle bibitum. <text:span text:style-name="Default_20_Paragraph_20_Font"><text:span text:style-name="T1">Aliud. </text:span></text:span>Galbanum ex aqua<text:line-break/>tritum potumque confestim educit foetum.</text:p>
      <text:p text:style-name="P2">[t <text:span text:style-name="Default_20_Paragraph_20_Font"><text:span text:style-name="T12">4. </text:span></text:span><text:span text:style-name="Default_20_Paragraph_20_Font"><text:span text:style-name="T1">Su</text:span></text:span>f<text:span text:style-name="Default_20_Paragraph_20_Font"><text:span text:style-name="T1">fitus ad aegre parientes.] </text:span></text:span>Ajuga <text:span text:style-name="Default_20_Paragraph_20_Font"><text:span text:style-name="T1">su</text:span></text:span>per<text:line-break/>carbones posita aut bituminis, quo fabri ferrarii utuntur,<text:line-break/>duplum carbonibus injectum mirifice prodest<text:span text:style-name="Default_20_Paragraph_20_Font"><text:span text:style-name="T1">. Aliud</text:span></text:span>. Pu-<text:line-break/>legit fasciculum in aquam calidam mittito, in eaque mu-<text:line-break/>flerem desidere jubeto spsique in aurem dicito Chy. ca.<text:line-break/>mi. d<text:span text:style-name="Default_20_Paragraph_20_Font"><text:span text:style-name="T1">u</text:span></text:span>s. <text:span text:style-name="Default_20_Paragraph_20_Font"><text:span text:style-name="T1">Aliud.</text:span></text:span> Oleum manibus continens ejus ilia per-<text:line-break/>fricato atque ita dicito: fecundae sistite corpus, q<text:span text:style-name="Default_20_Paragraph_20_Font"><text:span text:style-name="T1">u</text:span></text:span>oniam<text:line-break/>praecipit vobis magna dei genitrix.</text:p>
      <text:p text:style-name="P1">[t 5. <text:span text:style-name="Default_20_Paragraph_20_Font"><text:span text:style-name="T1">Ad lac attrahendum ei creandum.] </text:span></text:span>Radiculas<text:line-break/>cum tritico vino incoctas percola et vinum potui offeras.<text:line-break/><text:span text:style-name="Default_20_Paragraph_20_Font"><text:span text:style-name="T1">Aliud.</text:span></text:span> Aquam, cui furfures cum foeniculi radicibus in-<text:line-break/>coctae sint, propinato. <text:span text:style-name="Default_20_Paragraph_20_Font"><text:span text:style-name="T1">Aliud</text:span></text:span>. Nigellae drachmam in mul<text:span text:style-name="Default_20_Paragraph_20_Font"><text:span text:style-name="T1">s</text:span></text:span>a<text:line-break/>mixtam da potui. <text:span text:style-name="Default_20_Paragraph_20_Font"><text:span text:style-name="T1">Aliud.</text:span></text:span> M<text:span text:style-name="Default_20_Paragraph_20_Font"><text:span text:style-name="T1">u</text:span></text:span>l<text:span text:style-name="Default_20_Paragraph_20_Font"><text:span text:style-name="T1">s</text:span></text:span>a hederae folia contusa ha-<text:line-break/>bens potui detur.</text:p>
      <text:p text:style-name="P1">[t 6. <text:span text:style-name="Default_20_Paragraph_20_Font"><text:span text:style-name="T1">Ad lac refutandum.] </text:span></text:span>Aqua maris foveto et<text:line-break/>astringere siccareque valentia superimp<text:span text:style-name="Default_20_Paragraph_20_Font"><text:span text:style-name="T1">o</text:span></text:span>ni to. <text:span text:style-name="Default_20_Paragraph_20_Font"><text:span text:style-name="T1">Aliud. </text:span></text:span>Mu-<text:line-break/>riam calidam spongiis exprimens et thuris puluisculum<text:line-break/>inspergens deligato et chartas eodem mod<text:span text:style-name="Default_20_Paragraph_20_Font"><text:span text:style-name="T1">o.</text:span></text:span></text:p>
      <text:p text:style-name="P1">[t^7. <text:span text:style-name="Default_20_Paragraph_20_Font"><text:span text:style-name="T1">Quodsi mammae durae instammataeque suerint.]</text:span></text:span></text:p>
      <text:p text:style-name="P3">Lini semine aceto mulso incocto illinc; aut foenograeco<text:line-break/>similiter elixo aut sesamo non loto refrigerato, trito et<text:line-break/>melli admixto, aut ex ficis cataplasma facito. <text:span text:style-name="Default_20_Paragraph_20_Font"><text:span text:style-name="T1">Aliud.<text:line-break/></text:span></text:span>Cuminum tritum mulso temperat<text:span text:style-name="Default_20_Paragraph_20_Font"><text:span text:style-name="T1">u</text:span></text:span>m ad cerati crassitudinem<text:line-break/>linteolo illitum impone.</text:p>
      <text:p text:style-name="P1">[tfi. <text:span text:style-name="Default_20_Paragraph_20_Font"><text:span text:style-name="T1">Potio foetum mortuum aut non ritu naturali<text:line-break/>exeuntem e</text:span></text:span>i<text:span text:style-name="Default_20_Paragraph_20_Font"><text:span text:style-name="T1">iciens. ] </text:span></text:span>Fellis tauri quanta est nux amygdala<text:line-break/>vini veteris diluti ligulis duabus temperatum potandum<text:line-break/>offeras; statim filetum excludit. <text:span text:style-name="Default_20_Paragraph_20_Font"><text:span text:style-name="T1">Aliud.</text:span></text:span> Ovum crudum<text:line-break/>cedri lacryma iIIinito , calefacito et jejunae sorbendum<text:line-break/>dato. <text:span text:style-name="Default_20_Paragraph_20_Font"><text:span text:style-name="T1">Aliud</text:span></text:span>. Mulsam artemisiam incoctam habentem pro-<text:line-break/>pineto. <text:span text:style-name="Default_20_Paragraph_20_Font"><text:span text:style-name="T1">Aliud.</text:span></text:span> Lapis phoenicias vocatus illitu foetum<text:line-break/>detrahit. Item lapis demorsos a cane foetum nondum<text:line-break/>perfectum evocat, si praegnans mulier super ipsum<text:line-break/>transeat; nam quod in ventre est valde cito expellit.</text:p>
      <text:p text:style-name="P1">[t st. U<text:span text:style-name="Default_20_Paragraph_20_Font"><text:span text:style-name="T1">t cognoscatur, mulier an abortum fecerit.]<text:line-break/></text:span></text:span>Mammae gracilescentes abortum significant.</text:p>
      <text:p text:style-name="P1">[?O. <text:span text:style-name="Default_20_Paragraph_20_Font"><text:span text:style-name="T1">Cataplasma ad abortum impellens.] </text:span></text:span>Fabae<text:line-break/>fresae mundae cyathi duo in ollula ex aceto decoquan-</text:p>
      <text:p text:style-name="P3">tur; quum ad dimidium consumptum fuerit, aloes uncia<text:line-break/>adiiciatur, ut malagmatis instar reddatur; deinde illinito<text:line-break/>ab umbilico ad pectinem usque et adalligato.</text:p>
      <text:p text:style-name="P7">[l<text:span text:style-name="Default_20_Paragraph_20_Font"><text:span text:style-name="T1">t</text:span></text:span>t. <text:span text:style-name="Default_20_Paragraph_20_Font"><text:span text:style-name="T1">Cataplasma ad necandum suetum citra noxam<text:line-break/>ullamque suspicionis notam.]</text:span></text:span> Cupressi soliorum partem<text:line-break/>aqua elixam curiosis terito ad malagmatis temperaturam</text:p>
      <text:p text:style-name="Normal">atque umbilico et abdomini imponito sasciaque deligato;<text:line-break/>deinde <text:span text:style-name="Default_20_Paragraph_20_Font"><text:span text:style-name="T1">s</text:span></text:span>upinam jacere jubeto aut in salia sedere, qua<text:line-break/>in Partu mulieres uti solent: et sopita sine dolore foetum<text:line-break/>emittet.</text:p>
      <text:p text:style-name="P1">[l<text:span text:style-name="Default_20_Paragraph_20_Font"><text:span text:style-name="T1">t</text:span></text:span>l<text:span text:style-name="Default_20_Paragraph_20_Font"><text:span text:style-name="T1">t. Medicamentum periculi expers, ut trimestris<text:line-break/>o</text:span></text:span>a<text:span text:style-name="Default_20_Paragraph_20_Font"><text:span text:style-name="T1">t quadrimestlis suetus e</text:span></text:span>j<text:span text:style-name="Default_20_Paragraph_20_Font"><text:span text:style-name="T1">iciatur.] </text:span></text:span>Opopanacis obolum<text:line-break/>accipe et coIlyrium fac et locis muliebribus submitte;<text:line-break/>tutum est atque multis expertum. <text:span text:style-name="Default_20_Paragraph_20_Font"><text:span text:style-name="T1">Aliud</text:span></text:span>. Radiculam tri-<text:line-break/>tam melle exceptam pessis iIline parvis et eos mulieris<text:line-break/>genitalibus impone; educit hoc secundas et menstrua pur-<text:line-break/>^amenta. <text:span text:style-name="Default_20_Paragraph_20_Font"><text:span text:style-name="T1">Aliud. </text:span></text:span>Artemisiae folia teras ex roseo et for-<text:line-break/>dium crassitudinem <text:span text:style-name="Default_20_Paragraph_20_Font"><text:span text:style-name="T1">i</text:span></text:span>aciens appone; mensas citat. <text:span text:style-name="Default_20_Paragraph_20_Font"><text:span text:style-name="T1">Aliud.<text:line-break/></text:span></text:span>Caricas duas et semissem nitri obolum accipe; pessum</text:p>
      <text:p text:style-name="P3">sacito et submitte. <text:span text:style-name="Default_20_Paragraph_20_Font"><text:span text:style-name="T1">Aliud.</text:span></text:span> Artemisiam tritam impone.<text:line-break/><text:span text:style-name="Default_20_Paragraph_20_Font"><text:span text:style-name="T1">Aliud</text:span></text:span>. Rutae agrestis femen immitte. <text:span text:style-name="Default_20_Paragraph_20_Font"><text:span text:style-name="T1">Aliud</text:span></text:span>. Gagates la-<text:line-break/>p is suffitus non purgatis mulieribus menfes ducit.</text:p>
      <text:p text:style-name="P1">[^3. <text:span text:style-name="Default_20_Paragraph_20_Font"><text:span text:style-name="T1">Ad mulierem, quae a partu non purgetur.]<text:line-break/></text:span></text:span>Ari semen tritum ex vino albo jejuna bibito.</text:p>
      <text:p text:style-name="P1">s l<text:span text:style-name="Default_20_Paragraph_20_Font"><text:span text:style-name="T1">t</text:span></text:span> 4. <text:span text:style-name="Default_20_Paragraph_20_Font"><text:span text:style-name="T1">Ad pallorem mulieris a partu.] </text:span></text:span>Panacis radi-<text:line-break/>ces contusae ex dulci vino a jejuna potae pallorem dison-<text:line-break/>tiunt. <text:span text:style-name="Default_20_Paragraph_20_Font"><text:span text:style-name="T1">Aliud</text:span></text:span>. Flores mali pudici domesticae odorato oleo<text:line-break/>incocti potui dentur. <text:span text:style-name="Default_20_Paragraph_20_Font"><text:span text:style-name="T1">Aliud</text:span></text:span>. Accipe faecem vini anli<text:span text:style-name="Default_20_Paragraph_20_Font"><text:span text:style-name="T1">q</text:span></text:span>tn<text:line-break/>et radicem lilii et allia et lenias et unge faciem vespere<text:line-break/>et mane lava et hoc quousque facies rubefiat.</text:p>
      <text:p text:style-name="P1">[?5. <text:span text:style-name="Default_20_Paragraph_20_Font"><text:span text:style-name="T1">Ad ventris, mammarum, femorum coxcnd</text:span></text:span>i-<text:line-break/><text:span text:style-name="Default_20_Paragraph_20_Font"><text:span text:style-name="T1">cumque scissuras.] </text:span></text:span>Marinam cochleam oblongam cremato<text:line-break/>et conterito, deinde ovi albo aut asinino lacte adlect<text:span text:style-name="Default_20_Paragraph_20_Font"><text:span text:style-name="T1">o<text:line-break/></text:span></text:span>iliinito. <text:span text:style-name="Default_20_Paragraph_20_Font"><text:span text:style-name="T1">Aliud</text:span></text:span>. Lapidem diaphanes contere con t ritum<text:line-break/>in ingressu balnei, antequam inungatur, illinito et vice-<text:line-break/>fimo dic scissurae evanescent.</text:p>
      <text:p text:style-name="P1">[?6. <text:span text:style-name="Default_20_Paragraph_20_Font"><text:span text:style-name="T1">Ad sudores centris, hypochondriorunsa sem</text:span></text:span>o-</text:p>
      <text:p text:style-name="P3"><text:span text:style-name="Default_20_Paragraph_20_Font"><text:span text:style-name="T1">rumque a partu.] </text:span></text:span>Cimoliae et pulveris thuris par modus<text:line-break/>ovi albo exceptus cum ligustrino cerato illinatur.</text:p>
      <text:p text:style-name="P1"><text:span text:style-name="Default_20_Paragraph_20_Font"><text:span text:style-name="T1">[ Ad</text:span></text:span> i<text:span text:style-name="Default_20_Paragraph_20_Font"><text:span text:style-name="T1">nstationes in coxendicibus.] </text:span></text:span>Panis me-<text:line-break/>duliam et melanteriam una <text:span text:style-name="Default_20_Paragraph_20_Font"><text:span text:style-name="T1">s</text:span></text:span>ubigito et imponito ; bene<text:line-break/>facit.</text:p>
      <text:p text:style-name="P1">[^6. <text:span text:style-name="Default_20_Paragraph_20_Font"><text:span text:style-name="T1">Ad prominentes umbilicos.] </text:span></text:span>Gallas ustas tri-<text:line-break/>tasque ex aqua superstato.</text:p>
      <text:p text:style-name="P1">[l<text:span text:style-name="Default_20_Paragraph_20_Font"><text:span text:style-name="T1">t</text:span></text:span>9. U<text:span text:style-name="Default_20_Paragraph_20_Font"><text:span text:style-name="T1">t umbilicus a partu magnus ac elega assia t.]<text:line-break/></text:span></text:span>Operculum urcei chartaceum sumens panniculo invoIve,<text:line-break/>deinde thuris p<text:span text:style-name="Default_20_Paragraph_20_Font"><text:span text:style-name="T1">u</text:span></text:span>luisculum ovi aIbo comprehendens iIIine<text:line-break/>et in umbilicum mitte tenaciterque aIIigato.</text:p>
      <text:p text:style-name="P1">[36. <text:span text:style-name="Default_20_Paragraph_20_Font"><text:span text:style-name="T1">Ad uteri strangulatus.] </text:span></text:span>Testudinis terrestris<text:line-break/>jecur tritum in pesso naturalibus imponito ; perpetuo re-<text:line-break/>spondet, cuiquam ne communices.</text:p>
      <text:p text:style-name="P1">[3t. <text:span text:style-name="Default_20_Paragraph_20_Font"><text:span text:style-name="T1">Potio ad uteri dolorem.]</text:span></text:span> Leporis cor aridum<text:line-break/>et in ramenta concisum potui detur.</text:p>
      <text:p text:style-name="P1">[3?. <text:span text:style-name="Default_20_Paragraph_20_Font"><text:span text:style-name="T1">Ad tormina uteri a partu, corruptiones et</text:span></text:span></text:p>
      <text:p text:style-name="P3"><text:span text:style-name="Default_20_Paragraph_20_Font"><text:span text:style-name="T1">st. angulatus. </text:span></text:span><text:span text:style-name="Default_20_Paragraph_20_Font"><text:span text:style-name="T9">]</text:span></text:span><text:span text:style-name="Default_20_Paragraph_20_Font"><text:span text:style-name="T8"> </text:span></text:span>Leptosphaeros accipit<text:span text:style-name="Default_20_Paragraph_20_Font"><text:span text:style-name="T1">o</text:span></text:span> ad oboli semissem,<text:line-break/>oresinema vocant, tribus digitis et ex dulci bibito.</text:p>
      <text:p text:style-name="P1">[ƷƷ. <text:span text:style-name="Default_20_Paragraph_20_Font"><text:span text:style-name="T1">Ad uteri dolores.] </text:span></text:span>Mali punici dulcis radicem<text:line-break/>ex vino propinato.</text:p>
      <text:p text:style-name="P1">[64. <text:span text:style-name="Default_20_Paragraph_20_Font"><text:span text:style-name="T1">Ad uteri duritias.] </text:span></text:span>Cuminum tritum et rutae<text:line-break/>solia pice liq<text:span text:style-name="Default_20_Paragraph_20_Font"><text:span text:style-name="T1">u</text:span></text:span>ida excepta et butyro in pessn ex lana<text:line-break/>facto impone.</text:p>
      <text:p text:style-name="P1">[35. <text:span text:style-name="Default_20_Paragraph_20_Font"><text:span text:style-name="T1">Alia potio ad mulieres in utero laborantes.]<text:line-break/></text:span></text:span>Castoreum cum aniso propina. <text:span text:style-name="Default_20_Paragraph_20_Font"><text:span text:style-name="T1">Alia</text:span></text:span>. Cuminum tritum<text:line-break/>et nigellae semissem ex aceto mulso propina.</text:p>
      <text:p text:style-name="P1">[Ʒ6. <text:span text:style-name="Default_20_Paragraph_20_Font"><text:span text:style-name="T1">Potio ad muliebre profu</text:span></text:span>n<text:span text:style-name="Default_20_Paragraph_20_Font"><text:span text:style-name="T1">dum.] </text:span></text:span>Peucedani<text:line-break/>radicis et cupressi baccarum pares portiones ex vino assio<text:line-break/>potentur. <text:span text:style-name="Default_20_Paragraph_20_Font"><text:span text:style-name="T1">Alia</text:span></text:span>. Uvae nigrae acinorum arida semina e^<text:line-break/>vino nigro austero potui dentur. <text:span text:style-name="Default_20_Paragraph_20_Font"><text:span text:style-name="T1">Alia.</text:span></text:span> Hoedi coagulum<text:line-break/>acerrimo aceto maceratum jej<text:span text:style-name="Default_20_Paragraph_20_Font"><text:span text:style-name="T1">u</text:span></text:span>no propinato. <text:span text:style-name="Default_20_Paragraph_20_Font"><text:span text:style-name="T1">Alia.</text:span></text:span> Co-<text:line-break/>vallium ex nigro vino dato et confusum supprimetur luo-<text:line-break/>fluvium. <text:span text:style-name="Default_20_Paragraph_20_Font"><text:span text:style-name="T1">Alia</text:span></text:span>. Ferinae cinerem et papaveris pulverem<text:line-break/>ex aqua pauxillum exhibeto; quodsi largis ellluat, spon-</text:p>
      <text:p text:style-name="P3">gtae combustae drachmas iij exhibeto. <text:span text:style-name="Default_20_Paragraph_20_Font"><text:span text:style-name="T1">Alia.</text:span></text:span> Cornu cerq<text:line-break/>vinum ustum potui dato.</text:p>
      <text:p text:style-name="P1">[3?. <text:span text:style-name="Default_20_Paragraph_20_Font"><text:span text:style-name="T1">Medicamenta natu</text:span></text:span>s <text:span text:style-name="Default_20_Paragraph_20_Font"><text:span text:style-name="T1">usibus imponenda</text:span></text:span>. l Malum<text:line-break/>punicum in lana more cataplasmatis appone. Aut mali<text:line-break/>pudici coria elixa in lanaque trita in pello apponenda<text:line-break/><text:span text:style-name="Default_20_Paragraph_20_Font"><text:span text:style-name="T1">s</text:span></text:span>unt. <text:span text:style-name="Default_20_Paragraph_20_Font"><text:span text:style-name="T1">Aliud.</text:span></text:span> Gallae interiora et thuris tantundem in<text:line-break/>pello accipiens ex aqua appone. <text:span text:style-name="Default_20_Paragraph_20_Font"><text:span text:style-name="T1">Aliud</text:span></text:span>. Pulegium tritum<text:line-break/>lana munda comprehendens naturalibus impone. Opitu-<text:line-break/>satur etiam <text:span text:style-name="Default_20_Paragraph_20_Font"><text:span text:style-name="T1">s</text:span></text:span>pongia ferventi aceto madida et mediocriter<text:line-break/>expressa; femorum praeterea coitio, extremorum deligatio<text:line-break/>atque in caput decubitus.</text:p>
      <text:p text:style-name="Normal">[3S. U<text:span text:style-name="Default_20_Paragraph_20_Font"><text:span text:style-name="T1">t mulierum naturalia in concubitu non hu-<text:line-break/>suescant.] </text:span></text:span>GaIlae immaturae grana quatuor, ciuerulae,<text:line-break/>qua in oculorum vitiis uti con<text:span text:style-name="Default_20_Paragraph_20_Font"><text:span text:style-name="T1">s</text:span></text:span>ueverunt, mystra duo te-<text:line-break/>rito, in unum misceto et in nitido ut Vitreo vate reponito;<text:line-break/>ex hoc mystrum sumens. Veteri vino dilutum eo premis<text:line-break/>diebus nupta naturalia sublinat, ac per totam vitam lo-</text:p>
      <text:p text:style-name="P3">corum illorum humiditatem n<text:span text:style-name="Default_20_Paragraph_20_Font"><text:span text:style-name="T1">o</text:span></text:span>n praecipiet. <text:span text:style-name="Default_20_Paragraph_20_Font"><text:span text:style-name="T1">Aliud. </text:span></text:span>Gal-<text:line-break/>las per octo dies in aqua macerato; deinde lanam mol-<text:line-break/>lem sulfure fuffumigatam aqua ilia madesacito et non<text:line-break/>expressam siccescere sinito; ex lana pessum faciens natu-<text:line-break/>Talibus immittito; in congressu venereo virgo putabitur;<text:line-break/>deinde lanam tollito exsiccatoque atque iterum, si lu-<text:line-break/>bet, utitor<text:span text:style-name="Default_20_Paragraph_20_Font"><text:span text:style-name="T1">e Aliud. </text:span></text:span>Acidi rumicis femen tritum <text:span text:style-name="Default_20_Paragraph_20_Font"><text:span text:style-name="T1">s</text:span></text:span>ubmisi.<text:line-break/>tendunt exhibeto et erit ut virgo. <text:span text:style-name="Default_20_Paragraph_20_Font"><text:span text:style-name="T1">Aliud.</text:span></text:span> Gallas coutu-<text:line-break/>fas in aquam demitte, ex qua <text:span text:style-name="Default_20_Paragraph_20_Font"><text:span text:style-name="T1">s</text:span></text:span>ubluantur mulierum na-<text:line-break/>t<text:span text:style-name="Default_20_Paragraph_20_Font"><text:span text:style-name="T1">o</text:span></text:span>ralia: angustiora enim reddentur. <text:span text:style-name="Default_20_Paragraph_20_Font"><text:span text:style-name="T1">Aliud</text:span></text:span>. Panniculos te-<text:line-break/>nues in aquam alumen liquatum habentem demergi to et<text:line-break/>exsiccato; deinde quadrati junci , cassiae, gallarum, singul<text:span text:style-name="Default_20_Paragraph_20_Font"><text:span text:style-name="T1">e<text:line-break/></text:span></text:span>parem mod<text:span text:style-name="Default_20_Paragraph_20_Font"><text:span text:style-name="T1">u</text:span></text:span>m ex vino veteri conterito, donec mestis<text:line-break/>crassitudo fiat; in hoc panniculos madefaciens resecato<text:line-break/>utque imponant concedito, atque ita per duas horas re-<text:line-break/>tineant vel prout requirit necessitas; et cum venere uti<text:line-break/>volent, eximant. <text:span text:style-name="Default_20_Paragraph_20_Font"><text:span text:style-name="T1">Aliud. </text:span></text:span>MelIe et nitro usque ad putem<text:line-break/>naturalia oblinito atque ita concubito.</text:p>
      <text:h text:style-name="Heading_20_2" text:outline-level="2">Cap. XXVII. </text:h>
      <text:p text:style-name="P45">[t. U<text:span text:style-name="Default_20_Paragraph_20_Font"><text:span text:style-name="T1">t ne cui penis arripi posut.]</text:span></text:span></text:p>
      <text:p text:style-name="P3">Buccinum ustum lotio bovis castrati extinguito; hoc in<text:line-break/>cibis aut potionibus utitor; quod remanet, in vase repo-<text:line-break/>nito<text:span text:style-name="Default_20_Paragraph_20_Font"><text:span text:style-name="T1">. Aliud</text:span></text:span>. Parvulum lignum appendito, et desinit<text:span text:style-name="Default_20_Paragraph_20_Font"><text:span text:style-name="T1">. Aliud.<text:line-break/></text:span></text:span>Acutus juncus impositus, ut in figuram cyrici redactus il-<text:line-break/>lina qui cilo semen excernit, sub stragulis vestibus post-<text:line-break/>tus, impetum in venerem cohibet. <text:span text:style-name="Default_20_Paragraph_20_Font"><text:span text:style-name="T1">Aliud. </text:span></text:span>Coriandrum<text:line-break/>aut pulegium li srequentius edatur, penem flaccidum red-<text:line-break/>dit. <text:span text:style-name="Default_20_Paragraph_20_Font"><text:span text:style-name="T1">Aliud. </text:span></text:span>Fel torpedinis si quis potui det, genitale<text:line-break/>membrum minime rigebit. <text:span text:style-name="Default_20_Paragraph_20_Font"><text:span text:style-name="T1">Aliud</text:span></text:span>. Lucernae sponte exllin-<text:line-break/>ctae scintillam adhuc vivam si in poculum conjeceris et<text:line-break/>potui dederis, per totam noctem penis arrigi non poterit.</text:p>
      <text:p text:style-name="P1"><text:span text:style-name="Default_20_Paragraph_20_Font"><text:span text:style-name="T1">[q. Ad arrectionem pudendi.] </text:span></text:span>Pudendum inten-<text:line-break/>dunt et movent ad coitum ista: nucum pinearum, pipe-<text:line-break/>ris, petroselini, scobis pudendi cervini aridi, terebin-<text:line-break/>thinae, singulorum partes aequales excipe melle: et ex<text:line-break/>vino bibendas praebe. <text:span text:style-name="Default_20_Paragraph_20_Font"><text:span text:style-name="T1">Aliud.</text:span></text:span> Recipe cicerum crudorum,<text:line-break/>nucum pinear<text:span text:style-name="Default_20_Paragraph_20_Font"><text:span text:style-name="T1">u</text:span></text:span>m singulorum unc. ij, seminum erucae,<text:line-break/>piperis albi ana unc. j, mellis quod sufficit; da drach. ij</text:p>
      <text:p text:style-name="P3">cum vino. <text:span text:style-name="Default_20_Paragraph_20_Font"><text:span text:style-name="T1">Aliud.</text:span></text:span> Unge pudendum melle antequam cocas.<text:line-break/><text:span text:style-name="Default_20_Paragraph_20_Font"><text:span text:style-name="T1">Aliud</text:span></text:span> .Semen erucae bibendum exhibeto cum meste.<text:line-break/><text:span text:style-name="Default_20_Paragraph_20_Font"><text:span text:style-name="T1">Aliud</text:span></text:span>. Succi erucae cyathos ij, cum pipere albo quod fuf-<text:line-break/>ficit da tribus diebus alternis dieb<text:span text:style-name="Default_20_Paragraph_20_Font"><text:span text:style-name="T1">u</text:span></text:span>s- Vel <text:span text:style-name="Default_20_Paragraph_20_Font"><text:span text:style-name="T1">s</text:span></text:span>ucci erucae et<text:line-break/>piperis albi da cochlear unum jejuno. Confert etiam testa<text:line-break/>marini erinacei bibita et lac bubulum bibitum. <text:span text:style-name="Default_20_Paragraph_20_Font"><text:span text:style-name="T1">Aliud.<text:line-break/></text:span></text:span>Sanguinalis herbae semen et carnem piscium fluviaIium<text:line-break/>siccam terens bibendam praebe; tentiginem enim facit.<text:line-break/>Similiter femen portulaceae coctum cum lacte bubulo mire<text:line-break/>prodest. Item ova perdicis si comedantur. <text:span text:style-name="Default_20_Paragraph_20_Font"><text:span text:style-name="T1">Aliud</text:span></text:span>. Semen<text:line-break/>poni cum vino mero bibendum exhibe. <text:span text:style-name="Default_20_Paragraph_20_Font"><text:span text:style-name="T1">Aliud</text:span></text:span>. Succus<text:line-break/>sanguinalis herbae bibitus facit promptiores ad coctum.<text:line-break/><text:span text:style-name="Default_20_Paragraph_20_Font"><text:span text:style-name="T1">Aliud</text:span></text:span>. Aquam, in qua exstinguitur ferrum, bibe cum vino.<text:line-break/><text:span text:style-name="Default_20_Paragraph_20_Font"><text:span text:style-name="T1">Aliud</text:span></text:span>. Testiculi vuIpis sicci bibe cochlear unum. <text:span text:style-name="Default_20_Paragraph_20_Font"><text:span text:style-name="T1">Aliud.<text:line-break/></text:span></text:span>Succum expreflum e radice hastulae regiae da bibendum.<text:line-break/><text:span text:style-name="Default_20_Paragraph_20_Font"><text:span text:style-name="T1">Aliud.</text:span></text:span> Quando taurus, postquam coluerit, minxerit, ter-<text:line-break/>ram commisce et luto, quod fit ex urina, unge pudcn-<text:line-break/>dume <text:span text:style-name="Default_20_Paragraph_20_Font"><text:span text:style-name="T1">Aliud</text:span></text:span> Stercore bovis recenti unge pudendum.</text:p>
      <text:p text:style-name="P3"><text:span text:style-name="Default_20_Paragraph_20_Font"><text:span text:style-name="T1">Aliud. </text:span></text:span>Granum gnidinm tere et permisce cum oleo ro-<text:line-break/>sacco et unge. <text:span text:style-name="Default_20_Paragraph_20_Font"><text:span text:style-name="T1">Aliud.</text:span></text:span> Succo verbenacae unge pu-<text:line-break/>dendum.</text:p>
      <text:p text:style-name="P1">[ Ʒ. <text:span text:style-name="Default_20_Paragraph_20_Font"><text:span text:style-name="T1">Ad fomnum conciliandum</text:span></text:span>.] Lauri solia inscripta<text:line-break/>capiti clanculum subjicito, nominans conc<text:span text:style-name="Default_20_Paragraph_20_Font"><text:span text:style-name="T1">o</text:span></text:span>phon brache-<text:line-break/>reon.</text:p>
      <text:p text:style-name="P1">[s. <text:span text:style-name="Default_20_Paragraph_20_Font"><text:span text:style-name="T1">Ad eos, qui co</text:span></text:span>i<text:span text:style-name="Default_20_Paragraph_20_Font"><text:span text:style-name="T1">re nequeunt.] </text:span></text:span>Scammoniam ex<text:line-break/>aqua illinito.</text:p>
      <text:p text:style-name="Normal">Cap. XXVIII. <text:span text:style-name="Default_20_Paragraph_20_Font"><text:span text:style-name="T1">[Ad morsum</text:span></text:span> u<text:span text:style-name="Default_20_Paragraph_20_Font"><text:span text:style-name="T1">enenoscrum anima-<text:line-break/>lium.] </text:span></text:span>Ad morsum venenosorum animalium fraxini folia<text:line-break/>tere et succi da cochlearia tria n<text:span text:style-name="Default_20_Paragraph_20_Font"><text:span text:style-name="T1">o</text:span></text:span>n febricitantibus cum<text:line-break/>tribus cyathis vini. <text:span text:style-name="Default_20_Paragraph_20_Font"><text:span text:style-name="T1">Aliud.</text:span></text:span> Corticem arboris glandis vel<text:line-break/>erucam, quae in oleribus nascitur, vel ajugam, vel al-<text:line-break/>lium, unum ex his terens da cum vino non aquato jejuno<text:line-break/>bibendum. <text:span text:style-name="Default_20_Paragraph_20_Font"><text:span text:style-name="T1">Aliud. </text:span></text:span>Sanguis anatis adversatur omnibus<text:line-break/>venenosis et mortiferis. Hoc idem etiam faciunt carnes<text:line-break/>gaIlinae nuper occisae, si morsibus imponantur; obsistunt<text:line-break/>enim omnibus venenosis et medentur praeter aspidis<text:line-break/><text:span text:style-name="Default_20_Paragraph_20_Font"><text:span text:style-name="T1">e</text:span></text:span></text:p>
      <text:p text:style-name="P3">morsum. <text:span text:style-name="Default_20_Paragraph_20_Font"><text:span text:style-name="T1">Aliud.</text:span></text:span> Rutam da cum vino bibendam. <text:span text:style-name="Default_20_Paragraph_20_Font"><text:span text:style-name="T1">Aliud.<text:line-break/></text:span></text:span>Cerebrum gallinae bibitum juvat.</text:p>
      <text:p text:style-name="P1">[ I<text:span text:style-name="Default_20_Paragraph_20_Font"><text:span text:style-name="T1">nunctio ad morsus viperae. ] </text:span></text:span>Galbanum cum cy-<text:line-break/>prino unge. <text:span text:style-name="Default_20_Paragraph_20_Font"><text:span text:style-name="T1">Aliud</text:span></text:span>. Serpyllum cum aceto similiter illinc.</text:p>
      <text:p text:style-name="P1"><text:span text:style-name="Default_20_Paragraph_20_Font"><text:span text:style-name="T1">[ Susptus sugantes</text:span></text:span> n<text:span text:style-name="Default_20_Paragraph_20_Font"><text:span text:style-name="T1">enenosu animalia.] </text:span></text:span>Pyrethrum<text:line-break/>et suliur incende et fugient. <text:span text:style-name="Default_20_Paragraph_20_Font"><text:span text:style-name="T1">Aliud.</text:span></text:span> Cornu cervi et ejus<text:line-break/>pinguedo idem facit; pellis etiam et pedes dextri li in-<text:line-break/>figantur januae, prohibent ingressum cuiuslibet venenosi.<text:line-break/>Pulmo asini si inungetur, omne venenosum sugat.</text:p>
      <text:p text:style-name="P1">[ U<text:span text:style-name="Default_20_Paragraph_20_Font"><text:span text:style-name="T1">t</text:span></text:span> v<text:span text:style-name="Default_20_Paragraph_20_Font"><text:span text:style-name="T1">ipera non mordeat. ] </text:span></text:span>Dracunculum tere et<text:line-break/>obtine manum et non mordebere. Semen vero ipsius<text:line-break/>herbae tritum cum aqua et positum in aquis peregrinan-<text:line-break/>tium sugat eas. <text:span text:style-name="Default_20_Paragraph_20_Font"><text:span text:style-name="T1">Aliud</text:span></text:span>. Ex succo <text:span text:style-name="Default_20_Paragraph_20_Font"><text:span text:style-name="T1">so</text:span></text:span>lani manus illine.</text:p>
      <text:p text:style-name="P1"><text:span text:style-name="Default_20_Paragraph_20_Font"><text:span text:style-name="T1">[ Epithema in morsis a oipera.] </text:span></text:span>Viperae caput ab-<text:line-break/>scindens applica partem cr<text:span text:style-name="Default_20_Paragraph_20_Font"><text:span text:style-name="T1">u</text:span></text:span>entam loco demoI<text:span text:style-name="Default_20_Paragraph_20_Font"><text:span text:style-name="T1">s</text:span></text:span>o, liga et<text:line-break/>dimitte sic.</text:p>
      <text:p text:style-name="P2"><text:span text:style-name="Default_20_Paragraph_20_Font"><text:span text:style-name="T10">[ </text:span></text:span>F<text:span text:style-name="Default_20_Paragraph_20_Font"><text:span text:style-name="T1">omentum ad morsum oiperae et muris aranei.</text:span></text:span>] Tri-<text:line-break/>folium bituminosum coque et decocto calido locum de-<text:line-break/>morsum fove. Nullus autem fomento illo utatur, qui<text:line-break/>non patitur: transit enim affectus in eum, ut putet se a<text:line-break/>vipera vel araneo mure demorsum.</text:p>
      <text:h text:style-name="P16" text:outline-level="1"><text:bookmark-start text:name="bookmark4"/><text:span text:style-name="Default_20_Paragraph_20_Font"><text:span text:style-name="T7">G</text:span></text:span>ALENI DE REMEDIIS PARARI-<text:line-break/>LIBUS LIBER TERTIUS AD-<text:line-break/>SCRIPTITIUS.<text:bookmark-end text:name="bookmark4"/></text:h>
      <text:p text:style-name="P1"><text:span text:style-name="Default_20_Paragraph_20_Font"><text:span text:style-name="T1">[De uvae affectibus curandis.] </text:span></text:span>Sic uvam lahoran-<text:line-break/>tem curaveris: per inflammationis initia victus tenuis et<text:line-break/>boni succi instituatur; sorbitiones et gargarismata fiant ex<text:line-break/>mulso vel ex mulsa vel sapa tepida vel aceto mulso<text:line-break/>quod gargarizatur et effundatur nec sorbeatur. Mando-<text:line-break/>cetur autem pyrethrum vel piper vel staphisagDa, quae</text:p>
      <text:p text:style-name="P3">cum sale et nitro trita, palato uvaeque affricta phlegmo-<text:line-break/>nem sedat; ea itidem exterius apposita et id genus alia<text:line-break/>calesacientia et phlegmonem mitigantur doloremque sedan-<text:line-break/>tia; epithemata vero et cataplasmata idonea sunt.</text:p>
      <text:p text:style-name="P1"><text:span text:style-name="Default_20_Paragraph_20_Font"><text:span text:style-name="T1">[Ad pendentem u</text:span></text:span>n<text:span text:style-name="Default_20_Paragraph_20_Font"><text:span text:style-name="T1">am.] </text:span></text:span>Hyssopi radicem et carica-<text:line-break/>rum succum simul mixta gargarizato; ita etiam ad tonsil-<text:line-break/>lasv columellam, palmulas et lentem simul servesactas<text:line-break/>gargarizato.</text:p>
      <text:p text:style-name="P1">[ U<text:span text:style-name="Default_20_Paragraph_20_Font"><text:span text:style-name="T1">t diu sine siti quis fervetur.] </text:span></text:span>Radicis dulcis suc-<text:line-break/>cum bibat aut portulacae cyathum devoret. <text:span text:style-name="Default_20_Paragraph_20_Font"><text:span text:style-name="T1">Aliud</text:span></text:span>. Re-<text:line-break/>cipe anisi unc j, succi radicis dulcis unc. ij , tragacan-<text:line-break/>thae madefactae unc. ij, ex his trochiscos confice eosque<text:line-break/>m umbra exsicca et trochiscum unum sub lingua con-<text:line-break/>lineat succum que ejus devoret nec sitiet.</text:p>
      <text:p text:style-name="P1"><text:span text:style-name="Default_20_Paragraph_20_Font"><text:span text:style-name="T1">[Ad gravem auditum et surditatem.] </text:span></text:span>Fel caprinum<text:line-break/>recens cum pari portione meliis sine sumo cocti mixtum<text:line-break/>m aures tepidum instiIlato<text:span text:style-name="Default_20_Paragraph_20_Font"><text:span text:style-name="T1">. Aliud</text:span></text:span>. Leporis sel recens cum</text:p>
      <text:p text:style-name="P3">mellis portione pari in cortice caepae tepefactum in aures<text:line-break/>instilIato, hoc enim eis etiam qui nihil prorsus audiunt,<text:line-break/>auditum restituit. <text:span text:style-name="Default_20_Paragraph_20_Font"><text:span text:style-name="T1">Aliud.</text:span></text:span> Domestici suis fel cum meste<text:line-break/>non fumoso ad pares portiones mixtum tepidum in aures<text:line-break/>instillato; aut scissae succum cum rosaceo mixtum in usa<text:line-break/>sit. <text:span text:style-name="Default_20_Paragraph_20_Font"><text:span text:style-name="T1">Aliud</text:span></text:span>. Ervi succum iustina et stuppam rosaceo imbu-<text:line-break/>tam desuper appone.</text:p>
      <text:p text:style-name="P1"><text:span text:style-name="Default_20_Paragraph_20_Font"><text:span text:style-name="T1">[Ad coeliacos.] </text:span></text:span>Myrteas baccas virides, rosas aridas,<text:line-break/>malicoria, balaustia, gallas v, mulso subactas in ventricu-<text:line-break/>lum demitte ; vel fabae cortices in vino fervesactas cly-<text:line-break/>steri supponito; veI lentis inservefactae succum tepidum<text:line-break/>per clysterem imponito; simili modo et oryzae non pur-<text:line-break/>gatae vel sideritis herbae succum vel acaciae pariter sue-<text:line-break/>cum injice, vel ce rufa m et argenti spumam tritam ex<text:line-break/>meste et vino per clysteres impone.</text:p>
      <text:p text:style-name="P1"><text:span text:style-name="Default_20_Paragraph_20_Font"><text:span text:style-name="T1">[Ad centris tormina.] </text:span></text:span>Cuminum ex melle esui dato<text:line-break/>et miraberis; vel calami radicem ustam potui dato ex vino<text:line-break/>calicis unius mensura.</text:p>
      <text:p text:style-name="P1"><text:span text:style-name="Default_20_Paragraph_20_Font"><text:span text:style-name="T1">[ Ad sistendum al</text:span></text:span>u<text:span text:style-name="Default_20_Paragraph_20_Font"><text:span text:style-name="T1">i prostu</text:span></text:span>u<text:span text:style-name="Default_20_Paragraph_20_Font"><text:span text:style-name="T1">ium ] </text:span></text:span>Aquam in qua</text:p>
      <text:p text:style-name="P3">luerit incoctum origanum bibendam dato. <text:span text:style-name="Default_20_Paragraph_20_Font"><text:span text:style-name="T1">Aliud</text:span></text:span>. Sepiae<text:line-break/>testam et capillamentum usta et trita ex veteri vino da<text:line-break/>potui. Vel fructus rubi cum foliis ad tertias decoctos<text:line-break/>potui dato. <text:span text:style-name="Default_20_Paragraph_20_Font"><text:span text:style-name="T1">Aliud.</text:span></text:span> Cuminum Graecum et gallum non<text:line-break/>tritam urito et ex veteri vino bibendum dato per<text:span text:style-name="Default_20_Paragraph_20_Font"><text:span text:style-name="T1">s</text:span></text:span>tri-<text:line-break/>duum ; prius tamen ad tertias redigito.</text:p>
      <text:p text:style-name="P1"><text:span text:style-name="Default_20_Paragraph_20_Font"><text:span text:style-name="T1">[Ad internas eminentias, fusuras stcosque in sede.]<text:line-break/></text:span></text:span>Auripigmenti fissi unc. iij, carici quercus unc. iv, ex his<text:line-break/>simul tritis aridum medicamentum confice,^ quum vero<text:line-break/>usus occasio ingruerit, urina pueri impubis locum deter-<text:line-break/>gito ac medicamentum inspergito.</text:p>
      <text:p text:style-name="P1"><text:span text:style-name="Default_20_Paragraph_20_Font"><text:span text:style-name="T1">[ Ad eminentias tam internas quam externas. ] </text:span></text:span>La-<text:line-break/>serpitii radicem tusam et tritam in modum cataplasmatis<text:line-break/>apponito.</text:p>
      <text:p text:style-name="P1"><text:span text:style-name="Default_20_Paragraph_20_Font"><text:span text:style-name="T1">[Aridum medicamentum ad gingivas corrosas et la-<text:line-break/>bantes dentes.] </text:span></text:span>Mastiches unc. j, thuris unc. ij, myrrhae,<text:line-break/>rosarum aridarum, utriusque unc. iij, sarcocollae, galla-<text:line-break/>rum utriusque unc. iv, omnia simul terito et gingivas<text:line-break/>conspergito; eas tamen prius decoct<text:span text:style-name="Default_20_Paragraph_20_Font"><text:span text:style-name="T1">o s</text:span></text:span>edi aut myrti<text:line-break/>aut lentisci aut viticis aut foliorum oleae tepido colluito.</text:p>
      <text:p text:style-name="P2"><text:span text:style-name="Default_20_Paragraph_20_Font"><text:span text:style-name="T1">[Ad dentium dolores.] </text:span></text:span>Aceto cui incoctum suerit<text:line-break/>hyssopum aut origanum colluat; aut pyrethrum et piper<text:line-break/>et Tennna et mastichem pari pondere data commanducet.<text:line-break/><text:span text:style-name="Default_20_Paragraph_20_Font"><text:span text:style-name="T1">Aliud</text:span></text:span>. Uvae taminiae grana iv, mastiches grana viij, offer<text:line-break/>manducanda.<text:line-break/>t</text:p>
      <text:p text:style-name="P1"><text:span text:style-name="Default_20_Paragraph_20_Font"><text:span text:style-name="T1">[Ad dentes ab ictu decidentes.] </text:span></text:span>Paffulis oleo inco-<text:line-break/>ctis locum foveto ac deinde aceto, dolore nimirum in-<text:line-break/>gravescente, post triduum id ips<text:span text:style-name="Default_20_Paragraph_20_Font"><text:span text:style-name="T1">u</text:span></text:span>m facito et iterum re-<text:line-break/>nascentur dentes.</text:p>
      <text:p text:style-name="P1"><text:span text:style-name="Default_20_Paragraph_20_Font"><text:span text:style-name="T1">[Ad corrosus gingivas</text:span></text:span>.] Aristolochia cum melle trita<text:line-break/>gingivas inspergito; aut corn<text:span text:style-name="Default_20_Paragraph_20_Font"><text:span text:style-name="T1">u</text:span></text:span> cervinum ustum quoad al-<text:line-break/>bum reddatur et cerussam et argenti spumam et nardum<text:line-break/>et pumicem cerato excipe et illine <text:span text:style-name="Default_20_Paragraph_20_Font"><text:span text:style-name="T1">i</text:span></text:span> aut testam testudinis<text:line-break/>exustam et tritam et oleo mixtam in gingivam instiIIato.<text:line-break/><text:span text:style-name="Default_20_Paragraph_20_Font"><text:span text:style-name="T1">Aliud</text:span></text:span>. Erucae semen cum succo et fel caprae aut nigcl-<text:line-break/>Iam eodem modo cum meste illinito.</text:p>
      <text:p text:style-name="P1"><text:span text:style-name="Default_20_Paragraph_20_Font"><text:span text:style-name="T1">[Ad dolores oculorum.] </text:span></text:span>Medulla caprina. iniusto<text:line-break/>et curabitur, aut caprinam oviIIamve adipem aqua calida</text:p>
      <text:p text:style-name="P3">madentem admove aut succum seminis lini aut lac mu-<text:line-break/>liebre filine.</text:p>
      <text:p text:style-name="P1"><text:span text:style-name="Default_20_Paragraph_20_Font"><text:span text:style-name="T1">[Ad oculorum albuginem;</text:span></text:span> r<text:span text:style-name="Default_20_Paragraph_20_Font"><text:span text:style-name="T1">e</text:span></text:span>s<text:span text:style-name="Default_20_Paragraph_20_Font"><text:span text:style-name="T1">eres cicatrices curan-<text:line-break/>das; idem etiam visum mirifice acuit.] </text:span></text:span>Aeruginis rasae<text:line-break/>unc. iv, guttae ammoniaci unc. iv, cerussae unc. ij, gum-<text:line-break/>mi unc. j. Sit autem liquidum medicamentum ; succus<text:line-break/>radicis cucumeris silvestris. <text:span text:style-name="Default_20_Paragraph_20_Font"><text:span text:style-name="T1">Aliud.</text:span></text:span> Recipe baccarum lauri<text:line-break/>mundatarum laevigatarumque gummi quod satis sit, ex<text:line-break/>eis permixtis confice colIyria, at ubi eis uti volueris<text:line-break/>terito et ex lotio pueri impubis iIlinito, medicamentum<text:line-break/>probatum est.</text:p>
      <text:p text:style-name="P1"><text:span text:style-name="Default_20_Paragraph_20_Font"><text:span text:style-name="T1">[Ad aegilopas</text:span></text:span> i<text:span text:style-name="Default_20_Paragraph_20_Font"><text:span text:style-name="T1">. e. oculorum sistulas ] </text:span></text:span>Recipe fimi<text:line-break/>columbini aridi unc. iv, tritas cum thure masculo insper-<text:line-break/>gito, quoad morbus tollatur; experientia comprobatum efI.</text:p>
      <text:p text:style-name="P1"><text:span text:style-name="Default_20_Paragraph_20_Font"><text:span text:style-name="T1">[Ad albugines medicamentum comprobatum , quod<text:line-break/>multos</text:span></text:span> j<text:span text:style-name="Default_20_Paragraph_20_Font"><text:span text:style-name="T1">u</text:span></text:span>u<text:span text:style-name="Default_20_Paragraph_20_Font"><text:span text:style-name="T1">it.] </text:span></text:span>Perdicis masc<text:span text:style-name="Default_20_Paragraph_20_Font"><text:span text:style-name="T1">u</text:span></text:span>li felle ex messe illinito.<text:line-break/><text:span text:style-name="Default_20_Paragraph_20_Font"><text:span text:style-name="T1">Aliud</text:span></text:span>. Recipe ladani unc. ij, terito ex optimo vin<text:span text:style-name="Default_20_Paragraph_20_Font"><text:span text:style-name="T1">o</text:span></text:span> et<text:line-break/>oleo quantum sit satis et oculos illinit<text:span text:style-name="Default_20_Paragraph_20_Font"><text:span text:style-name="T1">o.</text:span></text:span></text:p>
      <text:p text:style-name="P2"><text:span text:style-name="Default_20_Paragraph_20_Font"><text:span text:style-name="T1">[Ad su sensiones admirabile, quod confestim</text:span></text:span> vi<text:span text:style-name="Default_20_Paragraph_20_Font"><text:span text:style-name="T1">sum<text:line-break/>restituit.] </text:span></text:span>Sanguinem muris, galli fel et muliebre lac<text:line-break/>paribus portionibus misce et tritis utere; probatum est<text:line-break/>et mirum in modum profuit.</text:p>
      <text:p text:style-name="P1"><text:span text:style-name="Default_20_Paragraph_20_Font"><text:span text:style-name="T1">[Aliud ad suissiustones, no</text:span></text:span>n<text:span text:style-name="Default_20_Paragraph_20_Font"><text:span text:style-name="T1">as</text:span></text:span> u<text:span text:style-name="Default_20_Paragraph_20_Font"><text:span text:style-name="T1">eteresque, ad</text:span></text:span> u<text:span text:style-name="Default_20_Paragraph_20_Font"><text:span text:style-name="T1">sus etiam<text:line-break/>hebetudinem et ad omnia tandem, quae</text:span></text:span> t<text:span text:style-name="Default_20_Paragraph_20_Font"><text:span text:style-name="T1">usum obtene-<text:line-break/>brant. ] </text:span></text:span>Recipe baccas lauri a cortice mundatas numero<text:line-break/>decem, gummi unc. ij, ex aqua pluviali facito collyria et<text:line-break/>illine; suffu<text:span text:style-name="Default_20_Paragraph_20_Font"><text:span text:style-name="T1">s</text:span></text:span>os quidem ex urina pueri nondum experti<text:line-break/>venerea; quibus autem hebes est visus, ex aqua plos<text:line-break/>viali.</text:p>
      <text:p text:style-name="P1"><text:span text:style-name="Default_20_Paragraph_20_Font"><text:span text:style-name="T1">[Ad oculorum dolores et</text:span></text:span> n<text:span text:style-name="Default_20_Paragraph_20_Font"><text:span text:style-name="T1">igilias.] </text:span></text:span>Mul<text:span text:style-name="Default_20_Paragraph_20_Font"><text:span text:style-name="T1">s</text:span></text:span>am facito<text:line-break/>ovumque a cortice mundatum et in duas partes disperti-<text:line-break/>tum, in ea madefacito ac <text:span text:style-name="Default_20_Paragraph_20_Font"><text:span text:style-name="T1">s</text:span></text:span>uper oculum deligato, a <text:span text:style-name="Default_20_Paragraph_20_Font"><text:span text:style-name="T1">s</text:span></text:span>omno<text:line-break/>corripietur.</text:p>
      <text:p text:style-name="P1"><text:span text:style-name="Default_20_Paragraph_20_Font"><text:span text:style-name="T1">[Ad oculorum totiusque corporis carbunculos</text:span></text:span>.] Parte-<text:line-break/>lanam herbam c<text:span text:style-name="Default_20_Paragraph_20_Font"><text:span text:style-name="T1">u</text:span></text:span>m panis micis prius posca madefactis<text:line-break/>terito ac utitor.</text:p>
      <text:p text:style-name="P2"><text:span text:style-name="Default_20_Paragraph_20_Font"><text:span text:style-name="T1">[Medicamentum quod</text:span></text:span> r<text:span text:style-name="Default_20_Paragraph_20_Font"><text:span text:style-name="T1">isum acuit.] </text:span></text:span>Foeniculi cau-<text:line-break/>lem probe ex melle alvearii novi cocto sine fumo terito<text:line-break/>et illinito.</text:p>
      <text:p text:style-name="P1"><text:span text:style-name="Default_20_Paragraph_20_Font"><text:span text:style-name="T1">[Ad ordeol</text:span></text:span>u<text:span text:style-name="Default_20_Paragraph_20_Font"><text:span text:style-name="T1">s in palpebris exortos.] </text:span></text:span>Acacia cum<text:line-break/>vino inunge.</text:p>
      <text:p text:style-name="P1"><text:span text:style-name="Default_20_Paragraph_20_Font"><text:span text:style-name="T1">[Ad oculorum stuxiones.] </text:span></text:span>Oculi fluxione laboranti-<text:line-break/>bus inter initia confert parcitas cibi, aquae potus, ab-<text:line-break/>stinentia a venere, alvus cieatur prisnumque multa sili-<text:line-break/>gida pauco permixto aceto assidue facies lavetur, eam<text:line-break/>etiam in lectulo olfaciat, a pulvere, sumo, solis lucer-<text:line-break/>naeque splendore caveat; rosas deinde virides aut aridas<text:line-break/>passo madefactas terito mixtasque ovi viteIIo ut cata-<text:line-break/>plasma imponito aut ex farina hordei ex passo cocta fa-<text:line-break/>cito cataplasma. At si dolor maximus fuerit, altercum<text:line-break/>quoque admisceto.</text:p>
      <text:p text:style-name="P1"><text:span text:style-name="Default_20_Paragraph_20_Font"><text:span text:style-name="T1">[ Cataplasma ad caput stuxione</text:span></text:span> u<text:span text:style-name="Default_20_Paragraph_20_Font"><text:span text:style-name="T1">exatum. ] </text:span></text:span>Haec<text:line-break/>compositio caput a fluxione fervat, oculos etiam ab omni<text:line-break/>injuria. Recipe cimoliae, nitri, radicis bryoniae aridae,<text:line-break/>cucumeris silvestris radicis, farinae fabarum singulorum</text:p>
      <text:p text:style-name="P3">unc. ij, his simul tritis et ad sordium crassitudinem de-<text:line-break/>ductis in balneo utere, praestantissimum remedium est.</text:p>
      <text:p text:style-name="P1"><text:span text:style-name="Default_20_Paragraph_20_Font"><text:span text:style-name="T1">[ Apophlegmatismus pituitam e capite detrahens.]<text:line-break/></text:span></text:span>Staphisagrsam cum mastiche manducandam exhibe; vel<text:line-break/>mastichen^ et gingiber; quod si dura mastiche sit, cerae<text:line-break/>modicum admisceto.</text:p>
      <text:p text:style-name="P1"><text:span text:style-name="Default_20_Paragraph_20_Font"><text:span text:style-name="T1">[Ad capitis dolorem.] </text:span></text:span>Ruta probe trita ex aceto<text:line-break/>et rosaceo frontem illinito.</text:p>
      <text:p text:style-name="P1"><text:span text:style-name="Default_20_Paragraph_20_Font"><text:span text:style-name="T1">[Ad hemicranium</text:span></text:span>.] Pomi caput cum coma decoquito<text:line-break/>coque caput imbuito, statim namque dolor sedatur. <text:span text:style-name="Default_20_Paragraph_20_Font"><text:span text:style-name="T1">Aliud.<text:line-break/></text:span></text:span>Hederae summitatibus oleo incoctis caput pertundito et<text:line-break/>miraberis. <text:span text:style-name="Default_20_Paragraph_20_Font"><text:span text:style-name="T1">Aliud.</text:span></text:span> Amaris amygdalis tritis frontem delinitos</text:p>
      <text:p text:style-name="P1"><text:span text:style-name="Default_20_Paragraph_20_Font"><text:span text:style-name="T1">[Probatum ad clavos, st etiam in capite st</text:span></text:span>a<text:span text:style-name="Default_20_Paragraph_20_Font"><text:span text:style-name="T1">t.] </text:span></text:span>st e-<text:line-break/>cipe fandarachae, aluminis scissi, atramenti sutorii, mifya^<text:line-break/>calcis vivae, sap<text:span text:style-name="Default_20_Paragraph_20_Font"><text:span text:style-name="T1">o</text:span></text:span>nis, caeterorum omnium parem modum,<text:line-break/>calcis tantummodo duplum ex primo saponis jure laevt-<text:line-break/>gato et utere. Admirabile est.</text:p>
      <text:p text:style-name="P1"><text:span text:style-name="Default_20_Paragraph_20_Font"><text:span text:style-name="T1">[Ad hemicranium.] </text:span></text:span>Accipe feminis erucae unc. usi</text:p>
      <text:p text:style-name="P3">rutae viridis unc. vij, piperis grana xxxj, albumina ovo-<text:line-break/>nun trium, aceti quod satis sit, misce et locum filine.</text:p>
      <text:p text:style-name="P1"><text:span text:style-name="Default_20_Paragraph_20_Font"><text:span text:style-name="T1">[ Pastillus celebris Socratis ad capitis dolorem et he-<text:line-break/>micraniam, ad omnesque capitis assectus ex stuxione obor-<text:line-break/>tos mirab</text:span></text:span>i<text:span text:style-name="Default_20_Paragraph_20_Font"><text:span text:style-name="T1">lis.] </text:span></text:span>Recipe euphorbii drach. iv, <text:span text:style-name="Default_20_Paragraph_20_Font"><text:span text:style-name="T1">s</text:span></text:span>ucci thapsiae<text:line-break/>drach. vj, gingiberis drach. j, opii drach. iij, opopanacis<text:line-break/>drach. ij, omnia simul ex aceto dissolvito, indcque palliI-<text:line-break/>los fingito, quum in u<text:span text:style-name="Default_20_Paragraph_20_Font"><text:span text:style-name="T1">s</text:span></text:span>um ducere volueris, aceto excipe<text:line-break/>et frontem delinita ; potest praeterea suffiri et partibus<text:line-break/>fluxioni obnoxiis mirum in modum consert<text:span text:style-name="Default_20_Paragraph_20_Font"><text:span text:style-name="T1">e</text:span></text:span></text:p>
      <text:p text:style-name="P1">s <text:span text:style-name="Default_20_Paragraph_20_Font"><text:span text:style-name="T1">Ad clavos et</text:span></text:span> u<text:span text:style-name="Default_20_Paragraph_20_Font"><text:span text:style-name="T1">errucas i. e. formicas.]</text:span></text:span> Clavos sule<text:line-break/>mera totidemque formicas accipe easque in linteo deliga<text:line-break/>atque cum his cochleam unam ac urito et ex aceto te-<text:line-break/>rito atque illinito ; vel accipe simum bubulum cum aceto<text:line-break/>Iaevigatum, per trid<text:span text:style-name="Default_20_Paragraph_20_Font"><text:span text:style-name="T1">u</text:span></text:span>umque apponito, quia cadent cIavi.</text:p>
      <text:p text:style-name="P1"><text:span text:style-name="Default_20_Paragraph_20_Font"><text:span text:style-name="T1">[Ad clavos et surmicantes verrucas.] </text:span></text:span>Palmularum<text:line-break/>ossa usta tritaque eum sale et ammoniaci gutta in sole<text:line-break/>mixta imponito et curabis.</text:p>
      <text:p text:style-name="P2"><text:span text:style-name="Default_20_Paragraph_20_Font"><text:span text:style-name="T1">[Ad hemicranium dolorem celebre medicamentum.]<text:line-break/></text:span></text:span>Accipe terrestres lambricos xv, piperis grana xv, aceti<text:line-break/>quod sufficiat; simul tritis oblinito.</text:p>
      <text:p text:style-name="P1"><text:span text:style-name="Default_20_Paragraph_20_Font"><text:span text:style-name="T1">[Ad morsus et ictus ferarum venenosarum.]</text:span></text:span> Morsus<text:line-break/>ferarum venenosarum rabidornmque canum sanat intersa-<text:line-break/>rum cancri cinis ex aqua <text:span text:style-name="Default_20_Paragraph_20_Font"><text:span text:style-name="T1">s</text:span></text:span>emel aut bis pota, quantum<text:line-break/>manus una capere potest.</text:p>
      <text:p text:style-name="P1"><text:span text:style-name="Default_20_Paragraph_20_Font"><text:span text:style-name="T1">[Ad dolorem capitis ex</text:span></text:span> u<text:span text:style-name="Default_20_Paragraph_20_Font"><text:span text:style-name="T1">ini potu ]</text:span></text:span> Sertum ex<text:line-break/>duobus coliculis sanguinalis herbae contextum imponito<text:line-break/>capiti.</text:p>
      <text:p text:style-name="P1"><text:span text:style-name="Default_20_Paragraph_20_Font"><text:span text:style-name="T1">[Ad hemicranium dolorem.] </text:span></text:span>Nasturtii semen tritum<text:line-break/>albnmineque ovi exceptum fronti adhibeto, stupa desuper<text:line-break/>apposita; aut os capitis aquilae appende simile simili, eodem<text:line-break/>modo et vulturis. <text:span text:style-name="Default_20_Paragraph_20_Font"><text:span text:style-name="T1">Aliud</text:span></text:span>. Lapilli qui in capite Iupi piscis<text:line-break/>reperiuntur, capitis dolorem sanant appensiqne hemicra-<text:line-break/>usae conserunt, dexter parti dextrae et sinister sinistrae.</text:p>
      <text:p text:style-name="P1"><text:span text:style-name="Default_20_Paragraph_20_Font"><text:span text:style-name="T1">[Ad capillos tum ci capite tum e barba desinentes.]<text:line-break/></text:span></text:span>Betam cum myrteo oleo et polytrichis capillis illinito;<text:line-break/>vel adiantum et ladanum paribus portionibus trita ex oleo</text:p>
      <text:p text:style-name="P3">immaturo vel myrteo vel lentiscino illinito. <text:span text:style-name="Default_20_Paragraph_20_Font"><text:span text:style-name="T1">Aliud.<text:line-break/></text:span></text:span>Ladanum ex Aminaeo vino et oleo myrteo terito ad fpif-<text:line-break/>situdinem mellis eaputque in balneo inungito. Sed adian-<text:line-break/>tum, quod polytrichnm quidam vocant, melius est, si ejus<text:line-break/>pars <text:span text:style-name="Default_20_Paragraph_20_Font"><text:span text:style-name="T1">s</text:span></text:span>eptima ladano adjiciatur et inungatur.</text:p>
      <text:p text:style-name="P1"><text:span text:style-name="Default_20_Paragraph_20_Font"><text:span text:style-name="T1">[Ad prosiu</text:span></text:span>u<text:span text:style-name="Default_20_Paragraph_20_Font"><text:span text:style-name="T1">ium capillorum et ut plures suboriantur.]<text:line-break/></text:span></text:span>Accipito muris stercoris drach. iij, cannarum , quas cona-<text:line-break/>telos vocant, ustarum drach. iv, amygdala amara lxxij, <text:span text:style-name="Default_20_Paragraph_20_Font"><text:span text:style-name="T1">s</text:span></text:span>ucci<text:line-break/>bal<text:span text:style-name="Default_20_Paragraph_20_Font"><text:span text:style-name="T1">s</text:span></text:span>ami , ladani utriusque drach. iv, polytrichi drach. vij,<text:line-break/>nardi Gallici drach. j, immerlum ladanum in picem liqui-<text:line-break/>da<text:span text:style-name="Default_20_Paragraph_20_Font"><text:span text:style-name="T1">t</text:span></text:span>u vinumque et oleum laevigato; arida vero trita in<text:line-break/>pulverem redigito et cum liquidis misceto et utere quo-<text:line-break/>tidie inungens; mihi quidem visum est etiam calvis capil-<text:line-break/>les restituisse medicamentum.</text:p>
      <text:p text:style-name="P1"><text:span text:style-name="Default_20_Paragraph_20_Font"><text:span text:style-name="T1">[Ad tusum</text:span></text:span> v<text:span text:style-name="Default_20_Paragraph_20_Font"><text:span text:style-name="T1">aria remedia.] </text:span></text:span>Fructus juniperi co-<text:line-break/>mestus et potus valet; aut bdellium potu <text:span text:style-name="Default_20_Paragraph_20_Font"><text:span text:style-name="T1">s</text:span></text:span>umptum; aut<text:line-break/>dauc<text:span text:style-name="Default_20_Paragraph_20_Font"><text:span text:style-name="T1">o</text:span></text:span>s Creticus ex vino potus; aut radix dracunculi elixa<text:line-break/>et ex melle trita; aut helenii aut herbae perdicialis fuc-<text:line-break/>cus tepidus ante cibum potus ex aqua. Aut <text:span text:style-name="Default_20_Paragraph_20_Font"><text:span text:style-name="T1">s</text:span></text:span>uccus ber-</text:p>
      <text:p text:style-name="P3">bae sanguinalis eodem modo acceptus. Aut personatae<text:line-break/>herbae radix. Aut nuclei pineae ex aqua bibiti. Aut<text:line-break/>propolis suffita. Aut resina pota et terebinthina suffita.<text:line-break/>Aut arsenicum scissile cum galbano <text:span text:style-name="Default_20_Paragraph_20_Font"><text:span text:style-name="T1">s</text:span></text:span>uffitum et sumus de-<text:line-break/>voratus. Aut bitumen, thus, styrax, cuminum, haec<text:line-break/>omnia <text:span text:style-name="Default_20_Paragraph_20_Font"><text:span text:style-name="T1">s</text:span></text:span>uffita. Aut cinamomum ex tepido melle potum.<text:line-break/>Aut cupressi baccae tritae cum passo et myrrha jejuno ex-<text:line-break/>subeantur. Aut foeniculi radix et semen ex vino decocta<text:line-break/>et bibita. Aut decoctum viridis serulae ex vino bibitum.<text:line-break/>Aut origanum cmn melle decoctum et potui datum. Aut<text:line-break/>flos myricae cum soliis et sructu ex vino elisus et bibi-<text:line-break/>tus. Aut piceae cortex ex aqu<text:span text:style-name="Default_20_Paragraph_20_Font"><text:span text:style-name="T1">a</text:span></text:span> bibitus. Aut populi al-<text:line-break/>bae solia et ramuli ex aqua aut vino bibantur. Aut<text:line-break/>vcrbasci radix ex vino bibita in balneo. Aut al-<text:line-break/>lium crudum vel elixum comestum. Aut lanariae herbae<text:line-break/>radix accepta ex melle pessime affectos liberat. Leporis<text:line-break/>stercus tritum et ex vino calido potu assumptum prodest<text:line-break/>affectibus gurgulionis, arteriae ac dissiciIe spirantibus.</text:p>
      <text:p text:style-name="P3">Magnopere prodest lingua aquilae appensa collo; aut nu-<text:line-break/>dens pineus integer ustus, tritus, cum pauco pipere mel-<text:line-break/>leque exceptus detur ad cochleatium laboranti.</text:p>
      <text:p text:style-name="P1"><text:span text:style-name="Default_20_Paragraph_20_Font"><text:span text:style-name="T1">[Ad</text:span></text:span> u<text:span text:style-name="Default_20_Paragraph_20_Font"><text:span text:style-name="T1">eterem tusum.] </text:span></text:span>Sulfur ignem inexpertum<text:line-break/>probe terito ac ovo injectum in balneo sorbeto. A<text:span text:style-name="Default_20_Paragraph_20_Font"><text:span text:style-name="T1">u</text:span></text:span>t<text:line-break/>sinapi tritum cum melle misce et da tres dacolos. Aut<text:line-break/>tritum nasturtii semen eunti d<text:span text:style-name="Default_20_Paragraph_20_Font"><text:span text:style-name="T1">o</text:span></text:span>rmitum da potui ex aqua.<text:line-break/>Aut summo mane thus tritum cum melle lingendum dato<text:line-break/>vel eunti cubitum. Aut raphani succus ex melle diluculo<text:line-break/>sorbeatur. <text:span text:style-name="Default_20_Paragraph_20_Font"><text:span text:style-name="T1">Aliud.</text:span></text:span> lunsperi baccae quinque aut septem ex<text:line-break/>melle bibantur. <text:span text:style-name="Default_20_Paragraph_20_Font"><text:span text:style-name="T1">Aliud</text:span></text:span>. Recipe piperis drach. iv, nucum<text:line-break/>drach. ij, n<text:span text:style-name="Default_20_Paragraph_20_Font"><text:span text:style-name="T1">u</text:span></text:span>cleorum pinearum, hyssopi, utriusque drach. j,<text:line-break/>pulegii drach. iv, iridis drach. iv, seminis urticae drach. iv,<text:line-break/>mellis quod satis sit, detur cochlearium unum. <text:span text:style-name="Default_20_Paragraph_20_Font"><text:span text:style-name="T1">Aliud.<text:line-break/></text:span></text:span>sinapi, cuminum, nigella, nasturcium simul paribus por-<text:line-break/>tIonibua terantur, ex vino excipiantur et offerantur.<text:line-break/><text:span text:style-name="Default_20_Paragraph_20_Font"><text:span text:style-name="T1">Aliud.</text:span></text:span> Pulegium adsidue commanducetur ; praeterea vero<text:line-break/>tntum ex vino potui detur. <text:span text:style-name="Default_20_Paragraph_20_Font"><text:span text:style-name="T1">Aliud.</text:span></text:span> Recipe cumini fricti</text:p>
      <text:p text:style-name="P3">drach. j, nigellae drach. j , piperis grana xl , haec simul<text:line-break/>trita et melle fermentata jej<text:span text:style-name="Default_20_Paragraph_20_Font"><text:span text:style-name="T1">u</text:span></text:span>no et cubitum eunti dato.</text:p>
      <text:p text:style-name="P1"><text:span text:style-name="Default_20_Paragraph_20_Font"><text:span text:style-name="T1">[Sa</text:span></text:span>l<text:span text:style-name="Default_20_Paragraph_20_Font"><text:span text:style-name="T1">mentum.] </text:span></text:span>Accipe auripigmentum scissem , pi-<text:line-break/>per, marrubium, farinam hordei, trissaginem, corticem<text:line-break/>radicum vitis, chamaeleucen, mastichen, costum, ovorum<text:line-break/>croceum , omnia simul misce et collyria confice, quibus<text:line-break/>suffumigato ante cibum et quum cubitum iturus est. <text:span text:style-name="Default_20_Paragraph_20_Font"><text:span text:style-name="T1">Aliud.<text:line-break/></text:span></text:span>Accipe piper, nuces, auripigmentum scissile eaque una<text:line-break/>terito, ac melli immisceto et potui dato. <text:span text:style-name="Default_20_Paragraph_20_Font"><text:span text:style-name="T1">Aliud</text:span></text:span>. Butyrum<text:line-break/>adipem anseris, resinam, omnia simul trita ex meIIe da<text:line-break/>jejuno et cubitum ituro. <text:span text:style-name="Default_20_Paragraph_20_Font"><text:span text:style-name="T1">Aliud</text:span></text:span>. VirguIam foeniculi se-<text:line-break/>menque et piper una trita et ex melIe fermentata exhi-<text:line-break/>beto. <text:span text:style-name="Default_20_Paragraph_20_Font"><text:span text:style-name="T1">Aliud</text:span></text:span>. Herbam vesicariam una cum radicibus elixam<text:line-break/>potui dato.</text:p>
      <text:p text:style-name="P1"><text:span text:style-name="Default_20_Paragraph_20_Font"><text:span text:style-name="T1">[Ad tusum et sanguinis refectionem.] </text:span></text:span>Recipe costi,<text:line-break/>cinnamomi, rhabarbari , singulorum drach. j, simul omnia<text:line-break/>contrita et in unum redacta ex vino tepido bibenda<text:line-break/>praebeto.</text:p>
      <text:p text:style-name="P1"><text:span text:style-name="Default_20_Paragraph_20_Font"><text:span text:style-name="T1">[ Aliud quod et tabescentibus benefecit.] </text:span></text:span>Thuris,</text:p>
      <text:p text:style-name="P3">piperis, auripigmenti scissilis , caryophylli par pondus,<text:line-break/>omnia simul mixta, trita et cum melle fermentata exhibe<text:line-break/>jejuno et cubitum eunti. Aut auripigmentum scissile pro<text:line-break/><text:span text:style-name="Default_20_Paragraph_20_Font"><text:span text:style-name="T1">s</text:span></text:span>ale in ovum injicito et sorbendum praebeto. Aut auri-<text:line-break/>pigment<text:span text:style-name="Default_20_Paragraph_20_Font"><text:span text:style-name="T1">u</text:span></text:span>m tritum ex vino tepido bibat in balneo. Aut<text:line-break/>auripigmento scissili cum croco trito et cum ovo mixto<text:line-break/>bombicem imbue et per cichonem suffumigato. Quum<text:line-break/>vero qui suffumigatnr deficere videbitur , da illi devoran-<text:line-break/>dum butyrum quanta est nux avellana, ac deinde iterum<text:line-break/>suffumigato idque septies faciendum est. <text:span text:style-name="Default_20_Paragraph_20_Font"><text:span text:style-name="T1">Aliud</text:span></text:span>. Styracem<text:line-break/>optimum et brassicae s<text:span text:style-name="Default_20_Paragraph_20_Font"><text:span text:style-name="T1">u</text:span></text:span>ccum simul terito et fermentatum<text:line-break/>da jejuno et domitum ituro: aut oleum laurinum et vinum<text:line-break/>optimum accipe utriusque drach. iij tmisce et tepidum<text:line-break/>in balneo bibendum dato et vino oleoque mixtis et in<text:line-break/>olla calefactis stomachum foveto; ne dato oenolenm bi-<text:line-break/>bendum phthisico; sed oenolenm probe paratum calefacito<text:line-break/>et <text:span text:style-name="Default_20_Paragraph_20_Font"><text:span text:style-name="T1">s</text:span></text:span>pongia madefacta stomachum foveto. <text:span text:style-name="Default_20_Paragraph_20_Font"><text:span text:style-name="T1">Aliud.</text:span></text:span> Lupino-<text:line-break/>rum decocto myrrham stactam macerato tussientisque pe-<text:line-break/>des foveto et <text:span text:style-name="Default_20_Paragraph_20_Font"><text:span text:style-name="T1">s</text:span></text:span>pongia detersus butyro illinito iterumque</text:p>
      <text:p text:style-name="P3">foveto ; hoc ter facto curabitur. <text:span text:style-name="Default_20_Paragraph_20_Font"><text:span text:style-name="T1">Aliud. </text:span></text:span>Hederae granis<text:line-break/>aut lignis a<text:span text:style-name="Default_20_Paragraph_20_Font"><text:span text:style-name="T1">u</text:span></text:span>t foliis f<text:span text:style-name="Default_20_Paragraph_20_Font"><text:span text:style-name="T1">u</text:span></text:span>ffumigato tussientem. Aut resina<text:line-break/>ex veteri vino laevigatum ante cibum bibita; aut canabis<text:line-break/>silvestris femen tritum et ex aqua potum ; aut liquorem<text:line-break/>cedri potui jejuno datum aut hyssopus et pulegium ex<text:line-break/>posca cocta bibenda dentur; aut beronicen melle subactam<text:line-break/>edendam praebe. Vel raphani tosti quum mane ac vespere<text:line-break/>eduntur, conferunt. Chamaeleuce quoque fussita. <text:span text:style-name="Default_20_Paragraph_20_Font"><text:span text:style-name="T1">Aliud.<text:line-break/></text:span></text:span>Lauri baccas cum pipere, pineos etiam nucleos cum meste<text:line-break/>dato mane et cubitum eunti.</text:p>
      <text:p text:style-name="P1"><text:span text:style-name="Default_20_Paragraph_20_Font"><text:span text:style-name="T1">[Ad tussientes, arteriae asperitate laborantes, </text:span></text:span>t<text:span text:style-name="Default_20_Paragraph_20_Font"><text:span text:style-name="T1">loce<text:line-break/>captos et sanguinem expuentes.] </text:span></text:span>Recipe tragacanthae,<text:line-break/>gummi, utriusque drach. j, myrrhae optimae drach. j,<text:line-break/>succi radicis dulcis et passi quantum satis sit, omnia con-<text:line-break/>tere simul et ubi suerint laevigata, arida cum aliis misce.</text:p>
      <text:p text:style-name="P1"><text:span text:style-name="Default_20_Paragraph_20_Font"><text:span text:style-name="T1">[Aliud ad tusum et exulceratam arteriam.] </text:span></text:span>Recipe<text:line-break/>terebinthinae, gummi, mellis optimi , singulorum drach. j,<text:line-break/>mel et terebinthinam simuI coquito, mox gummi indito</text:p>
      <text:p text:style-name="P3">et praebe oleae magnitudinem ore continendam. <text:span text:style-name="Default_20_Paragraph_20_Font"><text:span text:style-name="T1">Aliud.<text:line-break/></text:span></text:span>Recipe gummi, lycii utriusque unc. iv, ea in aquam injice<text:line-break/>donec liquescant, postea adde heminam passi Cretici et<text:line-break/>coque quoad acceperit sordium spissitudinem et delingendo<text:line-break/>sumatur.</text:p>
      <text:p text:style-name="P1"><text:span text:style-name="Default_20_Paragraph_20_Font"><text:span text:style-name="T1">[Aliud ad tussiculas, ra u</text:span></text:span>r<text:span text:style-name="Default_20_Paragraph_20_Font"><text:span text:style-name="T1">edines et sanguinis refe--<text:line-break/>ctionem.] </text:span></text:span>Recipe tragacanthae drach. ij, feminis lini fri-<text:line-break/>cti drach. iv, amygdala decorticata decem, nucleorum pi-<text:line-break/>neorum adipi incoctorum drach. iij, tragacantham aqua<text:line-break/>calida macerato ac caetera misceto paffumque infundito<text:line-break/>et laevigato; ad abscissam vero vocem sanguinisque screa-<text:line-break/>tum pro passo meIIe utere. <text:span text:style-name="Default_20_Paragraph_20_Font"><text:span text:style-name="T1">Aliud. </text:span></text:span>Raphanum in ta-<text:line-break/>leas rotundas concidito et super prunas torreto et jejuno<text:line-break/>comedendum ex meIIe praebeto.</text:p>
      <text:p text:style-name="P1"><text:span text:style-name="Default_20_Paragraph_20_Font"><text:span text:style-name="T1">[Ad tusum diuturnam.] </text:span></text:span>Recipe piperis drach. j, fa-<text:line-break/>rinae lupinorum unc. iij, mellis cochlearium unum, for-<text:line-break/>bendum praebeto. <text:span text:style-name="Default_20_Paragraph_20_Font"><text:span text:style-name="T1">Aliud</text:span></text:span>. Os perforatum auriculae porci<text:line-break/>collo appensum a tussi praeservat.</text:p>
      <text:p text:style-name="P1"><text:span text:style-name="Default_20_Paragraph_20_Font"><text:span text:style-name="T1">[ Medicamentum quod tussi et columellae essectibus</text:span></text:span></text:p>
      <text:p text:style-name="P3"><text:span text:style-name="Default_20_Paragraph_20_Font"><text:span text:style-name="T1">et instammationi tonsillarum medetur.] </text:span></text:span>Lapilli, qui re-<text:line-break/>perlu<text:span text:style-name="Default_20_Paragraph_20_Font"><text:span text:style-name="T1">a</text:span></text:span>tur in nidis pullorum hirundinum appensi a tussi<text:line-break/>tuentur.</text:p>
      <text:p text:style-name="P1"><text:span text:style-name="Default_20_Paragraph_20_Font"><text:span text:style-name="T1">[ Ad tussientes et u</text:span></text:span>n<text:span text:style-name="Default_20_Paragraph_20_Font"><text:span text:style-name="T1">ae radice laborantes et ad de-<text:line-break/>sudationes. ] </text:span></text:span>Recipe gingiberis, galbani, opii, styracis,<text:line-break/>singulorum drach. j , eaque passo excepta in gIobulos erVi<text:line-break/>magnitudine redigito et ex his duos loco catapotiorum da<text:line-break/>dormituro; <text:span text:style-name="Default_20_Paragraph_20_Font"><text:span text:style-name="T1">s</text:span></text:span>orbeat etiam passum dilutum. <text:span text:style-name="Default_20_Paragraph_20_Font"><text:span text:style-name="T1">Aliud</text:span></text:span>. Recipe<text:line-break/>zingiberis drach. iv, styracis drach. iv, excipe passo et fac<text:line-break/>orobia et ex his tres cubitum eunti da pro catapotiis, qui<text:line-break/><text:span text:style-name="Default_20_Paragraph_20_Font"><text:span text:style-name="T1">s</text:span></text:span>orbeat passum dilut<text:span text:style-name="Default_20_Paragraph_20_Font"><text:span text:style-name="T1">u</text:span></text:span>m.</text:p>
      <text:p text:style-name="P1"><text:span text:style-name="Default_20_Paragraph_20_Font"><text:span text:style-name="T1">[Ad destillationem et tussim probatum.] </text:span></text:span>Recipe opii<text:line-break/>drach. ij, castorii drach. j, confice trochiscos ervi magni-<text:line-break/>tudine et pro viribus dormituro exhibe.</text:p>
      <text:p text:style-name="P1"><text:span text:style-name="Default_20_Paragraph_20_Font"><text:span text:style-name="T1">[Aliud quo usus est sapientissimus Alexander.] sse-<text:line-break/></text:span></text:span>cipe pyrethri drach. ij, costi drach. j, terito et cribrato,<text:line-break/>in u<text:span text:style-name="Default_20_Paragraph_20_Font"><text:span text:style-name="T1">s</text:span></text:span>u jube nares tangere ac statim constringe.</text:p>
      <text:p text:style-name="P1"><text:span text:style-name="Default_20_Paragraph_20_Font"><text:span text:style-name="T1">[Ad eos quibus in arteriam stuit catarrh</text:span></text:span>u<text:span text:style-name="Default_20_Paragraph_20_Font"><text:span text:style-name="T1">s et</text:span></text:span> <text:span text:style-name="Default_20_Paragraph_20_Font"><text:span text:style-name="T8">σὰ</text:span></text:span></text:p>
      <text:p text:style-name="P3"><text:span text:style-name="Default_20_Paragraph_20_Font"><text:span text:style-name="T1">tussientes.] </text:span></text:span>Recipe styracis drach. viij, castorii drach. iv,<text:line-break/>zingiberis drach. iv, galbani drach. iv, ex his unitis facito<text:line-break/>pilulas ad ervi formam; duas autem vel tres eunti<text:line-break/>dormitum praebe neque statim post bibat; juvabitur<text:line-break/>etenim.</text:p>
      <text:p text:style-name="P1">[ P<text:span text:style-name="Default_20_Paragraph_20_Font"><text:span text:style-name="T1">ullos cephalicus rheuma sudans.] </text:span></text:span>Recipe hyperici,<text:line-break/>j<text:span text:style-name="Default_20_Paragraph_20_Font"><text:span text:style-name="T1">u</text:span></text:span>nci odorati, iridis, ligni balsami, singulorum drach. j,<text:line-break/>trita et cribrata calvariae insperge.</text:p>
      <text:p text:style-name="P1"><text:span text:style-name="Default_20_Paragraph_20_Font"><text:span text:style-name="T1">[Alius qui caput exsiccat.] </text:span></text:span>Recipe costi, foliorum<text:line-break/>malabathri, gallorum, spicae nardi, iridis, nardi Celtici,<text:line-break/>rosarum aridarum, singulorum drach. j, ea trita et cri-<text:line-break/>brata infperge.</text:p>
      <text:p text:style-name="P1"><text:span text:style-name="Default_20_Paragraph_20_Font"><text:span text:style-name="T1">[Alius pulvis</text:span></text:span>.] Recipe ericae fructus, gallarum, junci<text:line-break/>odorati, sampsuchi, costi, iridis, ligni balsami, singulorum<text:line-break/>drach. j, trita et cribrata capiti inspergito.</text:p>
      <text:p text:style-name="P1"><text:span text:style-name="Default_20_Paragraph_20_Font"><text:span text:style-name="T1">[ Apophleg ma</text:span></text:span>lli<text:span text:style-name="Default_20_Paragraph_20_Font"><text:span text:style-name="T1">mus hiemalis</text:span></text:span>.] Recipe hyssopi drach.<text:line-break/>iv, origani drach. iv, pulegii drach. ij, calaminthae drach. j,<text:line-break/>staphilagriae drach. j, pyrethri drach. ij, marrubii drach. j,</text:p>
      <text:p text:style-name="P3">sinapis drach. j, sapae sextarium j, aceti sextarium j, omnia<text:line-break/>simul ad tertias coquito et gargari^et.</text:p>
      <text:p text:style-name="P1"><text:span text:style-name="Default_20_Paragraph_20_Font"><text:span text:style-name="T1">[ Apophlegmatismus</text:span></text:span> v<text:span text:style-name="Default_20_Paragraph_20_Font"><text:span text:style-name="T1">ernus.] </text:span></text:span>Recipe hyssopi unc. iV,<text:line-break/>origani unc. iij, pulegii unc. ij, calamiuthae unc. j, sapae<text:line-break/>sextarium, aceti sextarios tres.</text:p>
      <text:p text:style-name="P1"><text:span text:style-name="Default_20_Paragraph_20_Font"><text:span text:style-name="T1">[ Apophlegmatismus aestivus et autumnalis.] </text:span></text:span>Recipe<text:line-break/>hyssopi unc. iv, origani unc. iij, pulegii unc. ij, calamin-<text:line-break/>thae unc. j, spicaenardi unc. j, caryophylIorum unc. j,<text:line-break/>cinnamomi unc. iij, marrubii unc. iv, iridis unc. iij, c^<text:line-break/>peri unc. ij , pyrethri unc. j, sapae sextarium j, aceti scr-<text:line-break/>tarium j , ad tertias coquito et gargarizandum praebeto.</text:p>
      <text:p text:style-name="P1"><text:span text:style-name="Default_20_Paragraph_20_Font"><text:span text:style-name="T1">[Ad destillationem.] </text:span></text:span>Recipe origani fasciculos ij,<text:line-break/>pulegii fasciculum j, injice in ollam mundam cum aceto<text:line-break/>et adjicito caricas vj et pastulas xij, decoquito ad tertias<text:line-break/>et deinde percolato ac id in calicem conjectum gargarira.</text:p>
      <text:p text:style-name="P1"><text:span text:style-name="Default_20_Paragraph_20_Font"><text:span text:style-name="T1">[ Ad humores in pectore residentes</text:span></text:span>. l Urticae folia<text:line-break/>ptisanae incocta offerto ; discutit inflationes et quae i<text:span text:style-name="Default_20_Paragraph_20_Font"><text:span text:style-name="T1">c<text:line-break/></text:span></text:span>pectore sunt educit.</text:p>
      <text:p text:style-name="P2"><text:span text:style-name="Default_20_Paragraph_20_Font"><text:span text:style-name="T1">[Ad tusum et spirandi dipsicultatem a stomacho et<text:line-break/>sanguinis excreationes. ] </text:span></text:span>Acceptam spongiam albam no-<text:line-break/>vamque urito et terito, cinerem ilium cum melle misceto<text:line-break/>et piperis quod satis sit adjicito indeque linctum compo-<text:line-break/>nito, atque sero a coena quantum tribus digitis capi<text:line-break/>potest ass<text:span text:style-name="Default_20_Paragraph_20_Font"><text:span text:style-name="T1">u</text:span></text:span>mito.</text:p>
      <text:p text:style-name="P1"><text:span text:style-name="Default_20_Paragraph_20_Font"><text:span text:style-name="T1">[Ad anginam.] </text:span></text:span>Collum felle bovis masculi oblino.</text:p>
      <text:p text:style-name="P1">s <text:span text:style-name="Default_20_Paragraph_20_Font"><text:span text:style-name="T1">Exstccatorium ad tusum.] </text:span></text:span>Foenum graecum ad ter-<text:line-break/>tias elixato jusculumque id summo mane cum melle ex-<text:line-break/>Iubeto.</text:p>
      <text:p text:style-name="P1"><text:span text:style-name="Default_20_Paragraph_20_Font"><text:span text:style-name="T1">[Pastillus tusa commodus, in quibus stuxio ad pectus<text:line-break/>destillat.] </text:span></text:span>Recipe pulegii, hyssopi, piperis, nast<text:span text:style-name="Default_20_Paragraph_20_Font"><text:span text:style-name="T1">u</text:span></text:span>rtii sin-<text:line-break/>gulosum drach. j, ex his melle exceptis confice pastillos<text:line-break/>pendentes singulos drachmam et eis utere.</text:p>
      <text:p text:style-name="P1"><text:span text:style-name="Default_20_Paragraph_20_Font"><text:span text:style-name="T1">[Ad tonsillarum vitia.] </text:span></text:span>Salicis solia et fructus plu-<text:line-break/>rituum ex aqua decocta gargariaentur , hoc medicamentum<text:line-break/>crassam pituitam maxime a peIle evellit; probe etiam<text:line-break/>facit ad anginam. <text:span text:style-name="Default_20_Paragraph_20_Font"><text:span text:style-name="T1">Aliud. </text:span></text:span>Decoctum myrti et lenticulae<text:line-break/>gargarizandum praebe.</text:p>
      <text:p text:style-name="P2"><text:span text:style-name="Default_20_Paragraph_20_Font"><text:span text:style-name="T1">[Ad anginam.] </text:span></text:span>Caprinum stercus gargariTetur aut<text:line-break/>ore hianti fauces succo rutae illinito.</text:p>
      <text:p text:style-name="P1"><text:span text:style-name="Default_20_Paragraph_20_Font"><text:span text:style-name="T1">[ dd destillationem.] </text:span></text:span>Hyssopum, ficus, mel et ruta<text:line-break/>ex aqua coquantur, id decoctum gargari^etur.</text:p>
      <text:p text:style-name="P1"><text:span text:style-name="Default_20_Paragraph_20_Font"><text:span text:style-name="T1">[Ad clartsicandhm oocem.] </text:span></text:span>Tragacantha vino mace-<text:line-break/>rata et epota vocem claram praestat.</text:p>
      <text:p text:style-name="P1"><text:span text:style-name="Default_20_Paragraph_20_Font"><text:span text:style-name="T1">[Ad ri abscissam vocem</text:span></text:span>. j Styracem aqua macerato,<text:line-break/>catapotia fingito ciceris magnitudine, ex illis tria dato,<text:line-break/>statim loquetur.</text:p>
      <text:p text:style-name="P1"><text:span text:style-name="Default_20_Paragraph_20_Font"><text:span text:style-name="T1">[Ad instammationem erystpelatis. ] </text:span></text:span>Anchusae folia<text:line-break/>in cataplasma redacta cum polenta imposita. Aut portu-<text:line-break/>lacae folia etiam com polenta. Aut brassicae aut can-<text:line-break/>narum virentia folia trita et imposita. Aut rubi aut<text:line-break/>rhamni et rosarum folia in modum cataplasmatis im-<text:line-break/>p<text:span text:style-name="Default_20_Paragraph_20_Font"><text:span text:style-name="T1">o</text:span></text:span>sita.</text:p>
      <text:p text:style-name="P1"><text:span text:style-name="Default_20_Paragraph_20_Font"><text:span text:style-name="T1">[Ad lumbricos</text:span></text:span>. ] Polypodii radicem cum sapa mistam<text:line-break/>edat. Aut raphani semen ex aqua bibali Aut aIlium</text:p>
      <text:p text:style-name="P3">rodat. Aut ulmi radicem ex mulsa epota. Aut cortex<text:line-break/>radicis fycamini ex aqua decocta et epota valet. Aut<text:line-break/>nigella in potu accepta et in cataplasmate administrata.<text:line-break/>Aut brassicae femen ex aqua bibitum. Aut succus men-<text:line-break/>thae epotus. Aut nasturtium eum mentha potum.</text:p>
      <text:p text:style-name="P1"><text:span text:style-name="Default_20_Paragraph_20_Font"><text:span text:style-name="T1">[Proprium experimentum.] </text:span></text:span>Semen cannabis aridum<text:line-break/>tritum cretnmque et aqua mistum ut succi habeat spissi-<text:line-break/>tndinem ac linteo mundo percolatum potui detur. Aut<text:line-break/>fimum bubulum aridum et tritum potandum dato pondere<text:line-break/>drachm. j, ex vino.</text:p>
      <text:p text:style-name="P1"><text:span text:style-name="Default_20_Paragraph_20_Font"><text:span text:style-name="T1">[Ad lumbricos lat</text:span></text:span>o<text:span text:style-name="Default_20_Paragraph_20_Font"><text:span text:style-name="T1">s et teretes.]</text:span></text:span> Recipe nitri, nastur-<text:line-break/>tii, cardamomi, piperis, ana unc. j, in pulverem redigito,<text:line-break/>da cochlearium ex vino.</text:p>
      <text:p text:style-name="P1"><text:span text:style-name="Default_20_Paragraph_20_Font"><text:span text:style-name="T1">[Ad proritandos sudores siniendamque febrem</text:span></text:span>.] Se-<text:line-break/>men canchryos ex oleo illitum benefacit. Item pyrethrum<text:line-break/>ex oleo calefactum et per horam ante invasionem in-<text:line-break/>unctum.</text:p>
      <text:p text:style-name="Normal"><text:span text:style-name="Default_20_Paragraph_20_Font"><text:span text:style-name="T1">[Aliud ad febrem probatum.] </text:span></text:span>Oleum cinnamomo-<text:line-break/>tr L rr</text:p>
      <text:p text:style-name="P8"><text:span text:style-name="Default_20_Paragraph_20_Font"><text:span text:style-name="T1">t</text:span></text:span><text:tab/>l</text:p>
      <text:p text:style-name="Normal">lacum, chamaemelinum , acetum, nitrum cum lauri foliis<text:line-break/>coquito et febricitantem illinito probeque tegito, statim<text:line-break/>enim s<text:span text:style-name="Default_20_Paragraph_20_Font"><text:span text:style-name="T1">u</text:span></text:span>dabit.</text:p>
      <text:p text:style-name="P1">[ I<text:span text:style-name="Default_20_Paragraph_20_Font"><text:span text:style-name="T1">llitus ad febricitantes.] </text:span></text:span>Recipe butyri partes duas,<text:line-break/>mellis partem unam, misce et tepido utere. <text:span text:style-name="Default_20_Paragraph_20_Font"><text:span text:style-name="T1">Aliud. </text:span></text:span>Re-<text:line-break/>cipe succi foliorum lactucae partem unam, olei communis<text:line-break/>partes duas, misce et eis probe agitatis universum cor-<text:line-break/>pus illinc, probatum est medicamentum. <text:span text:style-name="Default_20_Paragraph_20_Font"><text:span text:style-name="T1">Aliud.</text:span></text:span> Artemi-<text:line-break/>siae partem unam, rosacei partes duas misce et utere.</text:p>
      <text:p text:style-name="P1"><text:span text:style-name="Default_20_Paragraph_20_Font"><text:span text:style-name="T1">[Ad hemicranium dolorem.] </text:span></text:span>SoIani s<text:span text:style-name="Default_20_Paragraph_20_Font"><text:span text:style-name="T1">u</text:span></text:span>ccus cum oleo<text:line-break/>illitus plurimum confert. <text:span text:style-name="Default_20_Paragraph_20_Font"><text:span text:style-name="T1">Aliud. </text:span></text:span>Ex sinapis femine et<text:line-break/>messe confectum cataplasma adininistra. <text:span text:style-name="Default_20_Paragraph_20_Font"><text:span text:style-name="T1">Aliud.</text:span></text:span> Ruta do-<text:line-break/>mestica ex aceto et rosaceo cocta et illita valet.</text:p>
      <text:p text:style-name="P1"><text:span text:style-name="Default_20_Paragraph_20_Font"><text:span text:style-name="T1">[Ad canis morsum.] </text:span></text:span>Urticae semen in modum ca-<text:line-break/>taplasmatis appositum confert. Aut folia nigri marruhii.<text:line-break/>Aut apiastri folia ex vino pota et morsibus apposita. Aut<text:line-break/>allia in cataplasmatis modum apposita atque etiam tosta,<text:line-break/>comesta et bibita.</text:p>
      <text:p text:style-name="P9"><text:span text:style-name="Default_20_Paragraph_20_Font"><text:span text:style-name="T1">[Ad timentes canem</text:span></text:span> i<text:span text:style-name="Default_20_Paragraph_20_Font"><text:span text:style-name="T1">rruentem.]</text:span></text:span> Radicem nerit coIlo<text:line-break/>appendito et liber evadet; id vero si experiri volueris,<text:line-break/>furenti cani radicem clrcumponito<text:span text:style-name="Default_20_Paragraph_20_Font"><text:span text:style-name="T1">s</text:span></text:span> illico enim furor mi-<text:line-break/>tescet.<text:line-break/><text:span text:style-name="Default_20_Paragraph_20_Font"><text:span text:style-name="T1">e</text:span></text:span><text:tab/>t<text:tab/>S</text:p>
      <text:p text:style-name="P1"><text:span text:style-name="Default_20_Paragraph_20_Font"><text:span text:style-name="T1">[Ad morsus rabidi canis.] </text:span></text:span>Vulneribus ex morsu<text:line-break/>rabidi canis factis folia brassicae cum lassare et aceto trita<text:line-break/>apponito : brassica enim per se valet ad morsus rabidi<text:line-break/>canis ejusque decoctum in potu acceptum. Elixa etiam<text:line-break/>brassica si estur ante alios cibos, phthisicos sanat; etiam<text:line-break/>affectus arteriae curat. Sed et contusa et in modum ca-<text:line-break/>taplasmatis lieni apposita ipsum attenuat.</text:p>
      <text:p text:style-name="P1"><text:span text:style-name="Default_20_Paragraph_20_Font"><text:span text:style-name="T1">[ Ad anginam colli</text:span></text:span>n<text:span text:style-name="Default_20_Paragraph_20_Font"><text:span text:style-name="T1">ae dolores.]</text:span></text:span> Populus alba arida<text:line-break/>et ex melle trita et cervici illita. Aut nasturtii semen<text:line-break/>cum columbino fimo ex melle appositum aut tepidum<text:line-break/>cum melle gargarizatum. Aut canino stercore albo ex<text:line-break/>aceto illinc collum.</text:p>
      <text:p text:style-name="P1"><text:span text:style-name="Default_20_Paragraph_20_Font"><text:span text:style-name="T1">[Ad feetidos narium odores.] </text:span></text:span>Valet succus folio-<text:line-break/>rum hederae tepidus naribus instrHatus. Aut calaminthae</text:p>
      <text:p text:style-name="P3">succus simili modo tepidus instillatus. Aut myrrha ex<text:line-break/>muliebri lacte laevigata et infusa.</text:p>
      <text:p text:style-name="P1"><text:span text:style-name="Default_20_Paragraph_20_Font"><text:span text:style-name="T1">[Ad prosu</text:span></text:span>m<text:span text:style-name="Default_20_Paragraph_20_Font"><text:span text:style-name="T1">ia sanguinis e naribus</text:span></text:span>.] Acacia ex aceto<text:line-break/>laevigata naribus infundatur. <text:span text:style-name="Default_20_Paragraph_20_Font"><text:span text:style-name="T1">Aliud.</text:span></text:span> Accipe acetum cum<text:line-break/>sale idque in ollam aut mortarium mittito lanamqne ac-<text:line-break/>ceptam illis imbuito tepefactamque quantum laborans<text:line-break/>ferre p<text:span text:style-name="Default_20_Paragraph_20_Font"><text:span text:style-name="T1">o</text:span></text:span>test capiti imponito, pluribus deinde vestibus<text:line-break/>statim tegi jubeto.</text:p>
      <text:p text:style-name="P1"><text:span text:style-name="Default_20_Paragraph_20_Font"><text:span text:style-name="T1">[ Medicamentum nares expurgans. ] </text:span></text:span>Thymum et ori-<text:line-break/>ganum melle excepta in pastillos redigito et eos comman-<text:line-break/>ducandos exhibeto.</text:p>
      <text:p text:style-name="P1"><text:span text:style-name="Default_20_Paragraph_20_Font"><text:span text:style-name="T1">[Ad pleuriticos.] </text:span></text:span>Bdellium ex vino potum valet;<text:line-break/>itemque ex aqua. Aut fructus balsami ex aqua bibitus<text:line-break/>aut delinctus ex melle. Aut radix aristolochiae ex aqua<text:line-break/>epota. Aut ruta ex mulsa etiam pota.</text:p>
      <text:p text:style-name="P1"><text:span text:style-name="Default_20_Paragraph_20_Font"><text:span text:style-name="T1">[Ad acutam febrem.] </text:span></text:span>Confert succus peponis illi-<text:line-break/>tus. Aut succus ramentorum cucurbitae inunctus. Aut<text:line-break/>rosa ex oleo aut cataplasma ex plantagine appositum.</text:p>
      <text:p text:style-name="P2">[P<text:span text:style-name="Default_20_Paragraph_20_Font"><text:span text:style-name="T1">raesagium in febricitantibus.] </text:span></text:span>Rosaceo inunge<text:line-break/>primum , mox femen apii tritum impone stuppamque ro-<text:line-break/>tundam in modum rotae cordi impone ovique luteum<text:line-break/>affunde et relicino contegito; si fiat ovi dissipatio, mor-<text:line-break/>tem instare noveris; nam anima hoc facere dicitur.</text:p>
      <text:p text:style-name="P1"><text:span text:style-name="Default_20_Paragraph_20_Font"><text:span text:style-name="T1">[Ad</text:span></text:span> u<text:span text:style-name="Default_20_Paragraph_20_Font"><text:span text:style-name="T1">ulnera conglutinanda.] </text:span></text:span>Radix graminis trita<text:line-break/>ut aridum medicamentum imponatur. Aut sideritidis her-<text:line-break/>bae solia suspendentur.</text:p>
      <text:p text:style-name="P1"><text:span text:style-name="Default_20_Paragraph_20_Font"><text:span text:style-name="T1">[Curatio dolorum auris.] </text:span></text:span>Amygdalinum oleum in<text:line-break/>aures instiIlatum confert. Aut oleum ex nucibus confe-<text:line-break/>ctum; item instillatum. Aut laurinum aut balsaminum<text:line-break/>oleum. Aut succus fructus dracontii herbae infusus. Aut<text:line-break/>succus herbae perdiciadis cum rosaceo tepidus in aures<text:line-break/>instillatus. Aut oleum in quo ruta incocta sit tepidum<text:line-break/>instillatum. Aut myrrha et meI tepefacta et instilIata.<text:line-break/>Aut rutam cum lacte muliebri ejus quae masculum pepe-<text:line-break/><text:span text:style-name="Default_20_Paragraph_20_Font"><text:span text:style-name="T1">s</text:span></text:span>erit tepidam instillato. Aut expressam ex al I io succum<text:line-break/>in aures instillato. Aut porri <text:span text:style-name="Default_20_Paragraph_20_Font"><text:span text:style-name="T1">s</text:span></text:span>uccum vel ejusdem deco-</text:p>
      <text:p text:style-name="P3">ctum tepidum. Aut porri succum cum melle mixtum in-<text:line-break/>stiIIato. Aut ore assumptum oleum in aures insufllato.<text:line-break/>Aut cucurbitae succum cum rosaceo infundito.</text:p>
      <text:p text:style-name="P1"><text:span text:style-name="Default_20_Paragraph_20_Font"><text:span text:style-name="T1">[Ad scabiem et pruritum.] </text:span></text:span>Ulmi folia arida trita<text:line-break/>in balneo insperguntur. Aut sulfure ignem non experto,<text:line-break/>uva taminia, arsenico et sandaracha ex aceto et oleo inunga-<text:line-break/>tur in balneo. <text:span text:style-name="Default_20_Paragraph_20_Font"><text:span text:style-name="T1">Aliud</text:span></text:span>. Myrrha ex muliebri lacte illinito.<text:line-break/>Aut radicis dulcis succum ex passe potui dato. Aut gal-<text:line-break/>li nae ova integra in acetum acerrimum injice per diem<text:line-break/>et noctem, sint autem ova tria, ea in eodem aceto cum<text:line-break/>putaminibus trita, quibus deinde adde sulfuris ignem non<text:line-break/>experti unc. j, armenici scissilis une. j, uvae taminiae<text:line-break/>une. j, cerussae unc. j, spumae argenti unc. j, succi nerii<text:line-break/>unc. j, olei veteris quod sit satis; his omnibus tritis obline<text:line-break/>in balneo.</text:p>
      <text:p text:style-name="P1"><text:span text:style-name="Default_20_Paragraph_20_Font"><text:span text:style-name="T1">[ Cataplasma stomachicis.] </text:span></text:span>Ex calami n thae tritia fo-<text:line-break/>liis viridibus cum hordeacea farina cataplasma factum<text:line-break/>apponito.</text:p>
      <text:p text:style-name="P2"><text:span text:style-name="Default_20_Paragraph_20_Font"><text:span text:style-name="T1">[Ad</text:span></text:span> u<text:span text:style-name="Default_20_Paragraph_20_Font"><text:span text:style-name="T1">entriculi cruditatem</text:span></text:span> i<text:span text:style-name="Default_20_Paragraph_20_Font"><text:span text:style-name="T1">nstationemque ; quisquis<text:line-break/>enim cousus suerit, statim sumesce</text:span></text:span>U] Recipe <text:span text:style-name="Default_20_Paragraph_20_Font"><text:span text:style-name="T1">e</text:span></text:span>nisurum<text:line-break/>drach. xij , piperis albi drach. vj, libystici drach. vj, am-<text:line-break/>meos, petroselini, foeniculi ana drach. vj, haec omnia con-<text:line-break/>tula et creta excipe cocto melle ; exhibe drach. j.</text:p>
      <text:p text:style-name="P1"><text:span text:style-name="Default_20_Paragraph_20_Font"><text:span text:style-name="T1">[Ad aestuantem ventriculum nec cibum continentem.]<text:line-break/></text:span></text:span>Succum lactucae da bibendum ex passe , nec amplius<text:line-break/>evomet</text:p>
      <text:p text:style-name="P1"><text:span text:style-name="Default_20_Paragraph_20_Font"><text:span text:style-name="T1">[Ad ventriculi dolorem.] </text:span></text:span>Lac in quo querni sint<text:line-break/>extincti laboranti potui dato.</text:p>
      <text:p text:style-name="P1"><text:span text:style-name="Default_20_Paragraph_20_Font"><text:span text:style-name="T1">[Ad acorem ventriculi.] </text:span></text:span>Trisago, si ex vino biba-<text:line-break/>tur, acorem removet.</text:p>
      <text:p text:style-name="P1"><text:span text:style-name="Default_20_Paragraph_20_Font"><text:span text:style-name="T1">[Ad</text:span></text:span> t<text:span text:style-name="Default_20_Paragraph_20_Font"><text:span text:style-name="T1">estationem</text:span></text:span> v<text:span text:style-name="Default_20_Paragraph_20_Font"><text:span text:style-name="T1">entriculi.] </text:span></text:span>Recipe piper, baccas<text:line-break/>lauri, cuminum, anisum paribus portionibus, caque trita<text:line-break/>et creta ex vino temperato dato ad unum cochlearium<text:line-break/>per tres dies. Aut anisum commanducato jejunus.</text:p>
      <text:p text:style-name="P1"><text:span text:style-name="Default_20_Paragraph_20_Font"><text:span text:style-name="T1">[Ad oculos stuxionc laborantes.] </text:span></text:span>Foeniculi succus<text:line-break/>per tres dies impositus consere. Aut thus ex melle et</text:p>
      <text:p text:style-name="P2">lacte illitus. Aut centaurii succus ex melle illitus. Aut<text:line-break/>quinquesolii herbae folia trita ex melle apposita.</text:p>
      <text:p text:style-name="P1"><text:span text:style-name="Default_20_Paragraph_20_Font"><text:span text:style-name="T1">[Ad caliginem oculorum.] </text:span></text:span>Ramentorum cucurbitae<text:line-break/>succus appositus valet.</text:p>
      <text:p text:style-name="P1"><text:span text:style-name="Default_20_Paragraph_20_Font"><text:span text:style-name="T1">[Ad albuginem.] </text:span></text:span>Alterci folia cum polenta impo-<text:line-break/>nito. Aut lignum balsami ex muliebri lacte illitum. Aut<text:line-break/>ruta viridis in modum cataplasmatis imposita. Aut puti-<text:line-break/>caris herba ex muliebri lacte illita. Aut connatum fo-<text:line-break/>liorum succus illitus.</text:p>
      <text:p text:style-name="P1"><text:span text:style-name="Default_20_Paragraph_20_Font"><text:span text:style-name="T1">[ Ad oculorum</text:span></text:span> v<text:span text:style-name="Default_20_Paragraph_20_Font"><text:span text:style-name="T1">ertiginem tollendam. ] </text:span></text:span>Accipe folia<text:line-break/>olivae et contunde, succoque ex eis expresso inunge et<text:line-break/>miraberis.</text:p>
      <text:p text:style-name="P1"><text:span text:style-name="Default_20_Paragraph_20_Font"><text:span text:style-name="T1">[Ad oculorum stuxionem catapla</text:span></text:span>s<text:span text:style-name="Default_20_Paragraph_20_Font"><text:span text:style-name="T1">ma.] </text:span></text:span>Portulacam<text:line-break/>cum croco terito et anserino adipe. Aut folia apii cum<text:line-break/>polenta. In magnis autem fluxionibus cataplasma ex rosis<text:line-break/>et meliloto elixis cum amylo oculis apponito.</text:p>
      <text:p text:style-name="P1"><text:span text:style-name="Default_20_Paragraph_20_Font"><text:span text:style-name="T1">[Ad dolorem dentium</text:span></text:span>.] Nigella ex aceto, si os cosa<text:line-break/>luatur, j<text:span text:style-name="Default_20_Paragraph_20_Font"><text:span text:style-name="T1">u</text:span></text:span>vat. Aut gallae in oleo immaturo incoctae.</text:p>
      <text:p text:style-name="P3"><text:span text:style-name="Default_20_Paragraph_20_Font"><text:span text:style-name="T1">e</text:span></text:span></text:p>
      <text:p text:style-name="Normal">Aut platani fructus aceto incocti, si eo os colluatur. Aut<text:line-break/>decoctum radicis quinquefolii ex aceto , si os coIl<text:span text:style-name="Default_20_Paragraph_20_Font"><text:span text:style-name="T1">u</text:span></text:span>atur.<text:line-break/>Aut radix peucedani usta et trita imposita. Aut malicorii<text:line-break/>rofarumque decocto fiat coll<text:span text:style-name="Default_20_Paragraph_20_Font"><text:span text:style-name="T1">a</text:span></text:span>tio.</text:p>
      <text:p text:style-name="P1"><text:span text:style-name="Default_20_Paragraph_20_Font"><text:span text:style-name="T1">[Ad dentium</text:span></text:span> u<text:span text:style-name="Default_20_Paragraph_20_Font"><text:span text:style-name="T1">ulnus.]</text:span></text:span> Recipe nitri, testae <text:span text:style-name="Default_20_Paragraph_20_Font"><text:span text:style-name="T1">s</text:span></text:span>epiae,<text:line-break/>myrrhae singulorum drachmam j, tritis utere.</text:p>
      <text:p text:style-name="P1"><text:span text:style-name="Default_20_Paragraph_20_Font"><text:span text:style-name="T1">[ Aridum medicamentum ad humidum cruentumque<text:line-break/>os detergendum, carnem gingivarum instaurandam et det</text:span></text:span>i-<text:line-break/><text:span text:style-name="Default_20_Paragraph_20_Font"><text:span text:style-name="T1">tes dealbandos.] </text:span></text:span>Recipe nitri usti unc. j, myrrhae tro- .<text:line-break/>glodyticae unc. j, testae <text:span text:style-name="Default_20_Paragraph_20_Font"><text:span text:style-name="T1">s</text:span></text:span>epiae unc. j, rosarum aridarum<text:line-break/>drach. iv, his tritis et cretis utitor; sed si addideris un-<text:line-break/>ciam iridis, miraberis.</text:p>
      <text:p text:style-name="P1"><text:span text:style-name="Default_20_Paragraph_20_Font"><text:span text:style-name="T1">[Ad lateris dolorem.]</text:span></text:span> Viridis brassicae caulem cum<text:line-break/>radicibus ustum excipe adipe suillo et utere; id remedium<text:line-break/>mirabile est. Aut femen apii ad tertias decocti in potum<text:line-break/>exhibeto ; efficax remedium est.</text:p>
      <text:p text:style-name="P1"><text:span text:style-name="Default_20_Paragraph_20_Font"><text:span text:style-name="T1">[Ad internos ani tumores.] </text:span></text:span>Amarantum aqua made-<text:line-break/>factum bibend<text:span text:style-name="Default_20_Paragraph_20_Font"><text:span text:style-name="T1">u</text:span></text:span>m dato mane et vesperi.</text:p>
      <text:p text:style-name="P2"><text:span text:style-name="Default_20_Paragraph_20_Font"><text:span text:style-name="T9">[ </text:span></text:span><text:span text:style-name="Default_20_Paragraph_20_Font"><text:span text:style-name="T1">Cataplasma ad lienem praestans admodum</text:span></text:span>.] Accipe<text:line-break/>apium, sinapi, lauri baccas bene contritas; deinde nuces<text:line-break/>novas dempto cortice parum tundite, postea ea omnia in<text:line-break/>pilam conjecta valide contundito et extracta in acetum<text:line-break/>acre demergito per tres dies, quae ubi in unum redacta<text:line-break/>fuerint, fucco tiberiadis incoquito, donec factum sit ca-<text:line-break/>taplasma, quod lieni superpositum a summo mane usque<text:line-break/>ad horam octavam, prius tamen alvus excernat: effectum<text:line-break/>miraberis.</text:p>
      <text:p text:style-name="P1"><text:span text:style-name="Default_20_Paragraph_20_Font"><text:span text:style-name="T1">[Aliud ad lienem experientia probatum.] </text:span></text:span>Corticem<text:line-break/>ficus viridem a n<text:span text:style-name="Default_20_Paragraph_20_Font"><text:span text:style-name="T1">o</text:span></text:span>va arbore decorticatum cum cinere misce-<text:line-break/>t<text:span text:style-name="Default_20_Paragraph_20_Font"><text:span text:style-name="T1">o</text:span></text:span> et calefacito.</text:p>
      <text:p text:style-name="P1"><text:span text:style-name="Default_20_Paragraph_20_Font"><text:span text:style-name="T1">[Ad febrem tertianam.] </text:span></text:span>Mel femel cum scam-<text:line-break/>monio potum sanat.</text:p>
      <text:p text:style-name="P1"><text:span text:style-name="Default_20_Paragraph_20_Font"><text:span text:style-name="T1">[Ad quartanam.] </text:span></text:span>Accipe tritum piper, lauri bac-<text:line-break/>cas, cuminum, mastichem, myrrham , thus purum, singula<text:line-break/>separatim terito et in unum deinde redigito melIisque<text:line-break/>quod satis sit adiicito ac per quatriduum impomto.</text:p>
      <text:p text:style-name="P1"><text:span text:style-name="Default_20_Paragraph_20_Font"><text:span text:style-name="T1">[Ad sanguinem e naribus profiuentem.] </text:span></text:span>Ovi puta-</text:p>
      <text:p text:style-name="Normal"><text:span text:style-name="Default_20_Paragraph_20_Font"><text:span text:style-name="T1">t</text:span></text:span></text:p>
      <text:p text:style-name="P3">men integrum urito, liquorem facito et cum arsenico scis-<text:line-break/>lili mixtum in nares aegrotantis injicito; quod si arseni-<text:line-break/>cum non sit, foto liquore ex ovi consecto utitor. <text:span text:style-name="Default_20_Paragraph_20_Font"><text:span text:style-name="T1">Aliud.<text:line-break/></text:span></text:span>Caprae foeminae villos ustos terito pariterque et myr-<text:line-break/>rham tritam et cum pilis caprinis mistam naribus insius-<text:line-break/>flato; si viri fuerit, cum charta, si soemellae, cum alio<text:line-break/>quopiam; qua autem parte fanguis effluit, strictissime<text:line-break/>ligato.</text:p>
      <text:p text:style-name="P1"><text:span text:style-name="Default_20_Paragraph_20_Font"><text:span text:style-name="T1">[Ad sanguinis violentas eruptiones.] </text:span></text:span>Gallas in mola<text:line-break/>tusas, corticem mali puniri ejusdemque grana tusa et<text:line-break/>mista cum oleo scissili , melle subacta, exhibe mane et<text:line-break/>vesperi, ut mel gallarum.</text:p>
      <text:p text:style-name="P1"><text:span text:style-name="Default_20_Paragraph_20_Font"><text:span text:style-name="T1">[Ad ventris tormina et testationes.] </text:span></text:span>Recipe rutae,<text:line-break/>piperis, zingiberis pares portiones, terito et ex aqua ca-<text:line-break/>sida propinato. Aut artemisiam tusam et cretam exhibeto.<text:line-break/>Aut nitrum ustum et tritum ex humore aliquo praebeto.</text:p>
      <text:p text:style-name="P1">[U<text:span text:style-name="Default_20_Paragraph_20_Font"><text:span text:style-name="T1">t ne boves aegrotent.] </text:span></text:span>Cornu cervi super panis<text:line-break/>dei sacellum imponito et desuper candelam accendite et</text:p>
      <text:p text:style-name="P3">ne interdiu illam accensam oblivioni tradito et in tem-<text:line-break/>pure sanctum D em n sari m invocato et Arsum ; armenta et<text:line-break/>tuam custodient vitam.</text:p>
      <text:p text:style-name="P1">[ U<text:span text:style-name="Default_20_Paragraph_20_Font"><text:span text:style-name="T1">t porci non aegrotent.]</text:span></text:span> Rhamni radicem tritam<text:line-break/>in aquam ubi se proluunt , projicito.</text:p>
      <text:p text:style-name="P1"><text:span text:style-name="Default_20_Paragraph_20_Font"><text:span text:style-name="T1">[Ad carnem conglutinandum.</text:span></text:span> j Vermes terrae frixos<text:line-break/>et tritos inspergito.</text:p>
      <text:p text:style-name="P1"><text:span text:style-name="Default_20_Paragraph_20_Font"><text:span text:style-name="T1">[Curatio plagarum.]</text:span></text:span> Myrrham et aloen tritas in-<text:line-break/>spergito. Aut resinam piceam vel mastichen et hederae<text:line-break/>lacrimam emplastro ex his facto imponito. Aut hircina<text:line-break/>axungia plagam iliinito cornuque caprae nigrae infper-,<text:line-break/>gito. <text:span text:style-name="Default_20_Paragraph_20_Font"><text:span text:style-name="T1">Aliud</text:span></text:span>. Costum, spicam, cinnamomum, gingiber, cu-<text:line-break/>minum singulorum parem portionem terito et pice sub-<text:line-break/>actam imponito. Aut aridam crustam panis vino oleoque<text:line-break/>subactam imponito, eam quotidie per vices immutato.</text:p>
      <text:p text:style-name="P1"><text:span text:style-name="Default_20_Paragraph_20_Font"><text:span text:style-name="T1">[Ad scabiem equorum.]</text:span></text:span> Anguem discindito et adipe<text:line-break/>ejus oras ungularum ligno in<text:span text:style-name="Default_20_Paragraph_20_Font"><text:span text:style-name="T1">u</text:span></text:span>ngito.</text:p>
      <text:p text:style-name="P1"><text:span text:style-name="Default_20_Paragraph_20_Font"><text:span text:style-name="T1">[Ad somnum conciliandum. ]</text:span></text:span> Foliis lauri infra sen-</text:p>
      <text:p text:style-name="P3">pta elementa inscribito et cubantis stragulis eo ignorante<text:line-break/>supponito. <text:span text:style-name="Default_20_Paragraph_20_Font"><text:span text:style-name="T8">^στ. χστστ. </text:span></text:span><text:span text:style-name="Default_20_Paragraph_20_Font"><text:span text:style-name="T1">qst.</text:span></text:span></text:p>
      <text:p text:style-name="P1">[ U<text:span text:style-name="Default_20_Paragraph_20_Font"><text:span text:style-name="T1">t noctu homo non somniet.] </text:span></text:span>Rutae semen cervi-<text:line-break/>cali ipso nesciente suspendito, nec d<text:span text:style-name="Default_20_Paragraph_20_Font"><text:span text:style-name="T1">o</text:span></text:span>rmiens ullas videbit<text:line-break/>imagines.</text:p>
      <text:p text:style-name="P1"><text:span text:style-name="Default_20_Paragraph_20_Font"><text:span text:style-name="T1">[Ad pectus.] </text:span></text:span>Ovo arsenicum scissile misceto et p i-<text:line-break/>per et farinam hordeaceam et lauri baccas nucleosque<text:line-break/>pineos adhibeto. <text:span text:style-name="Default_20_Paragraph_20_Font"><text:span text:style-name="T1">Aliud. </text:span></text:span>Allii nucleos septem, arsenici<text:line-break/>scissilis, piperis utriusque grana xiij, bambacem, pineos<text:line-break/>nucleos, cerae parum misce et saepe cum ovi lute<text:span text:style-name="Default_20_Paragraph_20_Font"><text:span text:style-name="T1">o<text:line-break/></text:span></text:span>accipe.</text:p>
      <text:p text:style-name="P1"><text:span text:style-name="Default_20_Paragraph_20_Font"><text:span text:style-name="T1">[Ad corrosus dentes</text:span></text:span>.] Arsenicum, piper, cascum, cal-<text:line-break/>cem vivam cum aceto fermentata apponito.</text:p>
      <text:p text:style-name="P1"><text:span text:style-name="Default_20_Paragraph_20_Font"><text:span text:style-name="T1">[Ad renum assectus cl</text:span></text:span>y<text:span text:style-name="Default_20_Paragraph_20_Font"><text:span text:style-name="T1">ster.] </text:span></text:span>Accipe pulegium, ori-<text:line-break/>ganum, sampsuchum, serpiIlum, chamaemelon^ absinthium,<text:line-break/>centaurium et lauri folia, cucumerem silvestrem, peponem,<text:line-break/>prius contusa simul decoquito ex aqua et melle et hujus<text:line-break/>decocti quantum satis sit cum oleo et sale injicito.</text:p>
      <text:p text:style-name="P2"><text:span text:style-name="Default_20_Paragraph_20_Font"><text:span text:style-name="T9">[ </text:span></text:span><text:span text:style-name="Default_20_Paragraph_20_Font"><text:span text:style-name="T1">Cl</text:span></text:span>y<text:span text:style-name="Default_20_Paragraph_20_Font"><text:span text:style-name="T1">ster qui benefecit coxendicis doloribus. ] </text:span></text:span>Cucu-<text:line-break/>meris silvestris radices, folia lauri, rutae folia, absinthium,<text:line-break/>plantaginem, trissaginem, marrubium, calamintham, Pu-<text:line-break/>legium, origanum, thymum, lactucam, euphorbium, ane-<text:line-break/>thum , pyrethrum, uvam taminiam; haec omnia ex aqua<text:line-break/>decoquito et c<text:span text:style-name="Default_20_Paragraph_20_Font"><text:span text:style-name="T1">u</text:span></text:span>m melle, oleo et sale misceto, in clyste-<text:line-break/>rem adhibeto.</text:p>
      <text:p text:style-name="P1"><text:span text:style-name="Default_20_Paragraph_20_Font"><text:span text:style-name="T1">[ Ad dentes putridos et nigros dealbandos. ]</text:span></text:span> Recipe<text:line-break/>salis triti partem j, ropi partem j, testae sepiae partem h<text:line-break/>his simul tritis frica dentes, sed collne prius aceto puro.</text:p>
      <text:p text:style-name="P1"><text:span text:style-name="Default_20_Paragraph_20_Font"><text:span text:style-name="T1">[ Cataplasma ad cap</text:span></text:span>uli <text:span text:style-name="Default_20_Paragraph_20_Font"><text:span text:style-name="T1">stuxionem ; idem etiam prae-<text:line-break/>stat , ne caput a stuxione unquam tentetur oculumque</text:span></text:span> a<text:span text:style-name="Default_20_Paragraph_20_Font"><text:span text:style-name="T1">b<text:line-break/>omni in</text:span></text:span>j<text:span text:style-name="Default_20_Paragraph_20_Font"><text:span text:style-name="T1">uria tuetur.] </text:span></text:span>Recipe mastiches unc. j, myrrhae<text:line-break/>unc. j, sarcocollae unc. j, thuris une. j, ladani unc. j, nitn<text:line-break/>unc. j, cerussae unc. j, cimoliae unc. j, styracis unc. j,<text:line-break/>rosarum aridarum unc. j, saponis sanci lib. j, meliis hb. h<text:line-break/>decocti amarorum l<text:span text:style-name="Default_20_Paragraph_20_Font"><text:span text:style-name="T1">u</text:span></text:span>pinorum quod sit satis; his in unum<text:line-break/>mixtis pro sapone in balneo utitor.</text:p>
      <text:p text:style-name="P2">[P<text:span text:style-name="Default_20_Paragraph_20_Font"><text:span text:style-name="T1">astillus ex feminibus ad tussientes.] </text:span></text:span>Recipe aniso-<text:line-break/>rum amarorum unc. j, seminum foeniculi, seminis ammeos,<text:line-break/>feminis alterci, singulorum drach. j, seminis apii drach. iij,<text:line-break/>opii drach. j, omnia terito, paulatim tepidam aquam in-<text:line-break/>stillando donec sordium spissitudinem assequatur, pastil-<text:line-break/>susque conficito fabae magnitudine, unum exhibeto, tus-<text:line-break/>sientibus confert.</text:p>
      <text:p text:style-name="P1"><text:span text:style-name="Default_20_Paragraph_20_Font"><text:span text:style-name="T1">[Medicamenta experientia selecta ad</text:span></text:span> i<text:span text:style-name="Default_20_Paragraph_20_Font"><text:span text:style-name="T1">ecoris affectus.]-<text:line-break/></text:span></text:span>Gallarum elixatarum cum capitibus papaveris jus in bal-<text:line-break/>neo bibendum dato , et sit tectus ac in affectum latus<text:line-break/>decumbat. Aut decoctum radicis hederae ex vino elixa-<text:line-break/>tae potui dato. <text:span text:style-name="Default_20_Paragraph_20_Font"><text:span text:style-name="T1">Aliud. </text:span></text:span>Lauri baccas vij, piperis grana<text:line-break/>xx, trita in potum ex vino praebeto. <text:span text:style-name="Default_20_Paragraph_20_Font"><text:span text:style-name="T1">Aliud</text:span></text:span>. Recipe<text:line-break/>aloes drach. iv, asari, costi, eupatorii, edysari, meliIoti,<text:line-break/>masticina, croci, seminis ocimi, singulorum drach. ij,<text:line-break/>omnia tusa et creta exhibe ex vino temperato.</text:p>
      <text:p text:style-name="P1"><text:span text:style-name="Default_20_Paragraph_20_Font"><text:span text:style-name="T1">[Aliud ad</text:span></text:span> j<text:span text:style-name="Default_20_Paragraph_20_Font"><text:span text:style-name="T1">ecur est</text:span></text:span>i<text:span text:style-name="Default_20_Paragraph_20_Font"><text:span text:style-name="T1">cax et ventriculo commodum.]<text:line-break/></text:span></text:span>Recipe baccarum lauri, cinnamomi optimi, caryophyllorum,<text:line-break/>aloes, hedysari, costi, singulorum drach. j, haec omnia</text:p>
      <text:p text:style-name="P3">trita melleque excepta in potum ex veteri vino dat<text:span text:style-name="Default_20_Paragraph_20_Font"><text:span text:style-name="T1">o.<text:line-break/>Aliud.</text:span></text:span> Acori drach. j, feminis lini drach. j, gingiberis<text:line-break/>drach. j, anisi drach. iv, rutae mollium s<text:span text:style-name="Default_20_Paragraph_20_Font"><text:span text:style-name="T1">o</text:span></text:span>liorum drach. j<text:line-break/>ex mulsa bibendum praebeto. <text:span text:style-name="Default_20_Paragraph_20_Font"><text:span text:style-name="T1">Aliud. </text:span></text:span>Ex meIle et pane<text:line-break/>cataplasma imponito in modum emplastri. Aut absinthii<text:line-break/>cochlearium j mixtum cum melle temperato potui detur;<text:line-break/>deinde super jecur aegrotus decumbat.</text:p>
      <text:p text:style-name="P1"><text:span text:style-name="Default_20_Paragraph_20_Font"><text:span text:style-name="T1">[Ad stuxionem linguae.]</text:span></text:span> Foliis cinarae ex melle<text:line-break/>tritis linguam illinc. Aut vena ejus partis unde fluit<text:line-break/>humor secetur ; conseret.</text:p>
      <text:p text:style-name="P1"><text:span text:style-name="Default_20_Paragraph_20_Font"><text:span text:style-name="T1">[ Ad oris ariditatem. ] </text:span></text:span>Ficus in palmularum decocto<text:line-break/>elixato et penna iIlinito et contineto in ore.</text:p>
      <text:p text:style-name="P1"><text:span text:style-name="Default_20_Paragraph_20_Font"><text:span text:style-name="T1">[Ad labia scissa.] </text:span></text:span>Lini <text:span text:style-name="Default_20_Paragraph_20_Font"><text:span text:style-name="T1">s</text:span></text:span>emen c<text:span text:style-name="Default_20_Paragraph_20_Font"><text:span text:style-name="T1">u</text:span></text:span>m melle tritum<text:line-break/>imponito.</text:p>
      <text:p text:style-name="P1"><text:span text:style-name="Default_20_Paragraph_20_Font"><text:span text:style-name="T1">[Ad eos quibus menti pili decidunt, quos spanopo-<text:line-break/>gonas occant.] </text:span></text:span>Recipe piperis, euphorbii, pyrethri, ana<text:line-break/>unc. j, succum foliorum tenerorum cannarum, stercoris<text:line-break/>muris, oleum per c<text:span text:style-name="Default_20_Paragraph_20_Font"><text:span text:style-name="T1">o</text:span></text:span>mbustionem expressum ; ea omnia simul<text:line-break/>trita assii ca et assidue rade.</text:p>
      <text:p text:style-name="P2"><text:span text:style-name="Default_20_Paragraph_20_Font"><text:span text:style-name="T9">[ </text:span></text:span><text:span text:style-name="Default_20_Paragraph_20_Font"><text:span text:style-name="T1">Medicamentum</text:span></text:span> r<text:span text:style-name="Default_20_Paragraph_20_Font"><text:span text:style-name="T1">omliorium , quod mystri mensura<text:line-break/>accipitur.] </text:span></text:span>Aphronitrum album in aquam tepidam inje-<text:line-break/>ctum donec fuerit dissolutum, adjecto aliquantulum olei,<text:line-break/>bibendum exhibeatur.</text:p>
      <text:p text:style-name="P1">[R<text:span text:style-name="Default_20_Paragraph_20_Font"><text:span text:style-name="T1">eprimentia vomitum.] </text:span></text:span>Menta trita et creta rosa-<text:line-break/>ceoque mista nares et pectus inungito. <text:span text:style-name="Default_20_Paragraph_20_Font"><text:span text:style-name="T1">Aliud. </text:span></text:span>Palmulas<text:line-break/>Thebaïcas et menthae ramulos duobus aquae scyphis in-<text:line-break/>coquito quoad <text:span text:style-name="Default_20_Paragraph_20_Font"><text:span text:style-name="T1">s</text:span></text:span>ordium <text:span text:style-name="Default_20_Paragraph_20_Font"><text:span text:style-name="T1">s</text:span></text:span>pissitudinem habeat; hujus partem<text:line-break/>mediam bibendam dato. <text:span text:style-name="Default_20_Paragraph_20_Font"><text:span text:style-name="T1">Aliud. </text:span></text:span>Palmulas quod fatis sit<text:line-break/>tundito, paulatim vinum myrte<text:span text:style-name="Default_20_Paragraph_20_Font"><text:span text:style-name="T1">u</text:span></text:span>m instillans, deinde exce-<text:line-break/>ptas ex mulso et aquae hemina praebeto.</text:p>
      <text:p text:style-name="P1"><text:span text:style-name="Default_20_Paragraph_20_Font"><text:span text:style-name="T1">[Ad sanguinem comen</text:span></text:span>s<text:span text:style-name="Default_20_Paragraph_20_Font"><text:span text:style-name="T1">es.] </text:span></text:span>Plorem junci odorati<text:line-break/>aquae incoctum potui dato.</text:p>
      <text:p text:style-name="P1"><text:span text:style-name="Default_20_Paragraph_20_Font"><text:span text:style-name="T1">[Vomitorium pituitam detrahens.]</text:span></text:span> Mentha viridis<text:line-break/>vel arida ex aqua temperata bibatur. C t facile autem<text:line-break/>vomat, sampsuchi folia bibat, femen vero raphani come-<text:line-break/>dat; multam evomet pituitam.</text:p>
      <text:p text:style-name="P1"><text:span text:style-name="Default_20_Paragraph_20_Font"><text:span text:style-name="T1">[Compositio granorum purgantium pituitam</text:span></text:span> llilo<text:span text:style-name="Default_20_Paragraph_20_Font"><text:span text:style-name="T1">lal</text:span></text:span>P</text:p>
      <text:p text:style-name="P3"><text:span text:style-name="Default_20_Paragraph_20_Font"><text:span text:style-name="T1">tium ]</text:span></text:span> Recipe aloes unc. vj, masticina une. ij , absinthii<text:line-break/>succi nnc. ij, colocynthidas unc. iv, dentur xxix grana.</text:p>
      <text:p text:style-name="P1"><text:span text:style-name="Default_20_Paragraph_20_Font"><text:span text:style-name="T1">[Ad cardiacos.]</text:span></text:span> Lentem c<text:span text:style-name="Default_20_Paragraph_20_Font"><text:span text:style-name="T1">u</text:span></text:span>m pastis palmulis vino<text:line-break/>Mendesio incoctam potui dato.</text:p>
      <text:p text:style-name="P1"><text:span text:style-name="Default_20_Paragraph_20_Font"><text:span text:style-name="T1">[Ad eos autem qui dolent cor</text:span></text:span>.] Sanguinariam probe<text:line-break/>tritam vel mala veI cotonea ex aceto cocta tritaque et<text:line-break/>cerato rosaceo excepta ponantur in modum cataplasmatis.<text:line-break/>Aut portulacam cerato ro<text:span text:style-name="Default_20_Paragraph_20_Font"><text:span text:style-name="T1">s</text:span></text:span>aceo vel myrteo exceptam issi-<text:line-break/>ponito.</text:p>
      <text:p text:style-name="P1"><text:span text:style-name="Default_20_Paragraph_20_Font"><text:span text:style-name="T1">[Aliud admirabile experientia probatum.]</text:span></text:span> Recipe<text:line-break/>lini feminis heminas iv, aquae heminas vij, simul coquito et<text:line-break/>utere. Medicamentum hoc sanitatem facit; non enim ae-<text:line-break/>grotus in deterius labetur<text:span text:style-name="Default_20_Paragraph_20_Font"><text:span text:style-name="T1">, s</text:span></text:span>ed in melius mutabitur.</text:p>
      <text:p text:style-name="P1"><text:span text:style-name="Default_20_Paragraph_20_Font"><text:span text:style-name="T1">[ Pastillus d</text:span></text:span>y<text:span text:style-name="Default_20_Paragraph_20_Font"><text:span text:style-name="T1">spnoea laborantibus diuque tussientibus<text:line-break/></text:span></text:span>susci<text:span text:style-name="Default_20_Paragraph_20_Font"><text:span text:style-name="T1">tas prodest.] </text:span></text:span>Recipe nasturtii unc. j, sinapis unc. j,<text:line-break/>abrotoni uno. j, rutae silvestris uno. j, sandarachae unc. j,<text:line-break/>terito et ex aqua in pastiIlos redigito ; eis <text:span text:style-name="Default_20_Paragraph_20_Font"><text:span text:style-name="T1">s</text:span></text:span>edulo utitor.</text:p>
      <text:p text:style-name="P1"><text:span text:style-name="Default_20_Paragraph_20_Font"><text:span text:style-name="T1">[ Ad dspcilem respirationem et sanguinis resectione</text:span></text:span>m]</text:p>
      <text:p text:style-name="P3">Thymum cum pipere tusum et tritum, in ecligma cum<text:line-break/>melle redactum, <text:span text:style-name="Default_20_Paragraph_20_Font"><text:span text:style-name="T1">s</text:span></text:span>edulo delingendum offerto; praestans re-<text:line-break/>medium est. <text:span text:style-name="Default_20_Paragraph_20_Font"><text:span text:style-name="T1">Aliud.</text:span></text:span> Porrorum capita melli incocta den-<text:line-break/>tur jejuno comedenda. Aut rutae ficcae unc. iv, menthae<text:line-break/>unc. iv, ex melle terito, hujus duo ceratia accipiat itu-<text:line-break/>rus cubitum ex aqua temperata. Spirantes aegre juvant<text:line-break/>et pistacia si edantur.</text:p>
      <text:p text:style-name="P1"><text:span text:style-name="Default_20_Paragraph_20_Font"><text:span text:style-name="T1">[Ad eos qui sanguinem spuunt.] </text:span></text:span>Recipe fymphyti<text:line-break/>drach. iv, mastiches ruffae diach. iv, sigilli lemnii drach. iv,<text:line-break/>balaustiorum drach. ij, trita et creta da bibendum ad co-<text:line-break/>ch l e arium unum ex aceto mul<text:span text:style-name="Default_20_Paragraph_20_Font"><text:span text:style-name="T1">s</text:span></text:span>o.</text:p>
      <text:p text:style-name="P1"><text:span text:style-name="Default_20_Paragraph_20_Font"><text:span text:style-name="T1">[Aliud experientia probatum.] </text:span></text:span>Recipe sigilli lemnii<text:line-break/>unc. j, terrae stellaris unc. ij, corallii unc. ij, ex his dato<text:line-break/>heminam ex aceto muls<text:span text:style-name="Default_20_Paragraph_20_Font"><text:span text:style-name="T1">o</text:span></text:span> puro mane et vespere, hoc utere.<text:line-break/><text:span text:style-name="Default_20_Paragraph_20_Font"><text:span text:style-name="T1">Aliud.</text:span></text:span> Acaciae ruffae, amyli medicinalis pares portiones<text:line-break/>terito et potui dato cochlearia v ex aqua temperata.</text:p>
      <text:p text:style-name="P1"><text:span text:style-name="Default_20_Paragraph_20_Font"><text:span text:style-name="T1">[ Ad eos qui ardente febre tenentur. ] </text:span></text:span>Recipe fem-<text:line-break/>pervivi et anisi folia v vel vij, et ea fac ut in oleo rosa-<text:line-break/>ceo ferveant , ac deinde a capite usque ad pedis vestigium</text:p>
      <text:p text:style-name="P3">inungito et mirabere. Aut radice pyrethri trita ex oleo<text:line-break/>inunge. Hoc medicamentum sudores excitat, veteres ri-<text:line-break/>geres tollit, partes corporis refrigeratas refolutasve <text:span text:style-name="Default_20_Paragraph_20_Font"><text:span text:style-name="T1">s</text:span></text:span>anat.<text:line-break/><text:span text:style-name="Default_20_Paragraph_20_Font"><text:span text:style-name="T1">Aliud</text:span></text:span>. Lauri baccas et thymum ex vino terito et illinito<text:line-break/>vestibusque contegito, quia sudabit.</text:p>
      <text:p text:style-name="P1"><text:span text:style-name="Default_20_Paragraph_20_Font"><text:span text:style-name="T1">[ Ad vim genitalium et veteres affectus. ]</text:span></text:span> Recipe ca-<text:line-break/>lamintham eamque tusam et cretam projice in pilam,<text:line-break/>melleque exceptam dicoque ad consistentiam cataplasmatis,<text:line-break/>id linteolo illitum tenui imponito et fascia deligato ; hoc<text:line-break/>a multis expertum est.</text:p>
      <text:p text:style-name="P1"><text:span text:style-name="Default_20_Paragraph_20_Font"><text:span text:style-name="T1">[Aliud ad robur genitalium et renum; sed neminem<text:line-break/>curato, nisi prius mercede accepta; expertum enim est in<text:line-break/>quamplurimli. ] </text:span></text:span>Recipe gingiberis drach. iv, herbae labi-<text:line-break/>nae , piperis albi drach. j, exhibe cum mul<text:span text:style-name="Default_20_Paragraph_20_Font"><text:span text:style-name="T1">s</text:span></text:span>o. <text:span text:style-name="Default_20_Paragraph_20_Font"><text:span text:style-name="T1">Aliud.<text:line-break/></text:span></text:span>Recipe picis aridae, telephii, colophoniae, mastiches, nitri<text:line-break/>albi, portiones pares, laeviga et effice arid<text:span text:style-name="Default_20_Paragraph_20_Font"><text:span text:style-name="T1">u</text:span></text:span>m medicamen-<text:line-break/>tum; locum prius lavato et calido adhuc permanente in-<text:line-break/>unge liquida pice; deinde aridum medicamentum infper-<text:line-break/>gito superque imponito et probe obligato.</text:p>
      <text:p text:style-name="P2"><text:span text:style-name="Default_20_Paragraph_20_Font"><text:span text:style-name="T1">[Ad discutiendas genuum stuxiones.] </text:span></text:span>Caprifici tritae<text:line-break/>succo fricetur aut ejus radicis <text:span text:style-name="Default_20_Paragraph_20_Font"><text:span text:style-name="T1">s</text:span></text:span>ucco perfricetur in bal-<text:line-break/>neo. Aut sal et fimum columbinum tritum ex oleo illinc.</text:p>
      <text:p text:style-name="P1"><text:span text:style-name="Default_20_Paragraph_20_Font"><text:span text:style-name="T1">[ Cataplasma ad pedum laborem ex ostensione</text:span></text:span> v<text:span text:style-name="Default_20_Paragraph_20_Font"><text:span text:style-name="T1">el<text:line-break/>ex casu</text:span></text:span> v<text:span text:style-name="Default_20_Paragraph_20_Font"><text:span text:style-name="T1">el aliquo alio acri dolore.]</text:span></text:span> Recipe salis tosti,<text:line-break/>origani , cineris sarmentorum vitis pares portiones , ovo-<text:line-break/>rum vitellos ij aut iij, omnia cum vino mixta imponito.</text:p>
      <text:p text:style-name="P1"><text:span text:style-name="Default_20_Paragraph_20_Font"><text:span text:style-name="T1">[Ad scabros ungues remedium di</text:span></text:span>g<text:span text:style-name="Default_20_Paragraph_20_Font"><text:span text:style-name="T1">nissimum.] </text:span></text:span>Un-<text:line-break/>guibus ex cas<text:span text:style-name="Default_20_Paragraph_20_Font"><text:span text:style-name="T1">u</text:span></text:span> revulsis et in reduviam deIapsis sachar<text:line-break/>laevigatnm et in aridum medicamentum redactum insper-<text:line-break/>gito. Scabros vero ungues mundabis, imposito sulfure<text:line-break/>ignem non experto et croco aequis partibus, inque cum<text:line-break/>vitello ovi mixtis ex aceto impones.</text:p>
      <text:p text:style-name="P1"><text:span text:style-name="Default_20_Paragraph_20_Font"><text:span text:style-name="T1">[Ad ambusta.] </text:span></text:span>Recipe argenti spumae utss. ij, croci<text:line-break/>une. ij, ovorum tostorum vitellos ponderis une. iv, rosacei<text:line-break/>quantum satis sit. <text:span text:style-name="Default_20_Paragraph_20_Font"><text:span text:style-name="T1">Aliud</text:span></text:span>. Cinere usti linteoli oleo mixto,<text:line-break/>addita cera et anchusa utere.</text:p>
      <text:p text:style-name="P1"><text:span text:style-name="Default_20_Paragraph_20_Font"><text:span text:style-name="T1">[ Al sanguinis eruptionem undecunque stuat. ] </text:span></text:span>Re-</text:p>
      <text:p text:style-name="P3">cipe soreos, atramenti sutorii, aluminis, chalcitidis, mifyos,<text:line-break/>gypsi, gummi, singulorum drach. viij, tritis utere; praestans<text:line-break/>remedium est, experientia probatum. <text:span text:style-name="Default_20_Paragraph_20_Font"><text:span text:style-name="T1">Ali</text:span></text:span>a<text:span text:style-name="Default_20_Paragraph_20_Font"><text:span text:style-name="T1">d</text:span></text:span>. Chalcitidis<text:line-break/>drach. vj, resinae frictae drach. iv, mannae drach. ij, arido<text:line-break/>utere.</text:p>
      <text:p text:style-name="P1"><text:span text:style-name="Default_20_Paragraph_20_Font"><text:span text:style-name="T1">[Ad impetiginem probatum.] </text:span></text:span>Recipe thuris masculi,<text:line-break/>gingiberis, aloes, sulfuris ignem inexperti, ana drach. ij,<text:line-break/>aceto excipite et loco prius panniculo perfricato filine.<text:line-break/><text:span text:style-name="Default_20_Paragraph_20_Font"><text:span text:style-name="T1">Aliud.</text:span></text:span> Guttae ammoniaci , alcyonii , sulfuris ignem non<text:line-break/>experti pares portiones tere et utere.</text:p>
      <text:p text:style-name="P1"><text:span text:style-name="Default_20_Paragraph_20_Font"><text:span text:style-name="T1">[Ad dealband</text:span></text:span>u<text:span text:style-name="Default_20_Paragraph_20_Font"><text:span text:style-name="T1">m faciem.] </text:span></text:span>Alcyoni<text:span text:style-name="Default_20_Paragraph_20_Font"><text:span text:style-name="T1">a</text:span></text:span> usto et trito<text:line-break/>cum melle et farina mixto faciem deterge. <text:span text:style-name="Default_20_Paragraph_20_Font"><text:span text:style-name="T1">Aliud</text:span></text:span>. Lyffo-<text:line-break/>mumudon tere ex aceto et illine in sole. <text:span text:style-name="Default_20_Paragraph_20_Font"><text:span text:style-name="T1">Aliud</text:span></text:span>. Florem<text:line-break/>ollarum ex aceto terito locumque panno prius donec ru-<text:line-break/>bescat affricato, deinde in <text:span text:style-name="Default_20_Paragraph_20_Font"><text:span text:style-name="T1">s</text:span></text:span>ole illinito.</text:p>
      <text:p text:style-name="P1"><text:span text:style-name="Default_20_Paragraph_20_Font"><text:span text:style-name="T1">[Ad faciem mundam esu</text:span></text:span>r<text:span text:style-name="Default_20_Paragraph_20_Font"><text:span text:style-name="T1">iendam.</text:span></text:span>] Illine butyro cum<text:line-break/>sapone mixto.</text:p>
      <text:p text:style-name="P1"><text:span text:style-name="Default_20_Paragraph_20_Font"><text:span text:style-name="T1">[Ad dolorem uteri remedium sanctorum argentum<text:line-break/>non deferentium</text:span></text:span>. l Asarum cum pulegio potui dato.</text:p>
      <text:p text:style-name="P2"><text:span text:style-name="Default_20_Paragraph_20_Font"><text:span text:style-name="T1">[Bisecetu</text:span></text:span>r <text:span text:style-name="Default_20_Paragraph_20_Font"><text:span text:style-name="T1">panis purgatorius.] </text:span></text:span>Recipe scammoniae<text:line-break/>drach. ij aut iij, masticina drach. iv, seminis apii drach. ij,<text:line-break/>polypodii drach. iv, cinnamomi drach. j, fermenti mundi<text:line-break/>libram j, arida permifce et curiose <text:span text:style-name="Default_20_Paragraph_20_Font"><text:span text:style-name="T1">s</text:span></text:span>ubige.</text:p>
      <text:p text:style-name="P10"><text:span text:style-name="Default_20_Paragraph_20_Font"><text:span text:style-name="T1">[Ad necandos culices.] </text:span></text:span>Suffito nigellam cum atra-<text:line-break/>mento futorio.<text:line-break/>t<text:tab/>V<text:tab/>. l</text:p>
      <text:p text:style-name="P1"><text:span text:style-name="Default_20_Paragraph_20_Font"><text:span text:style-name="T1">[Ad fugandos serpentes.]</text:span></text:span> Galbanum cervi cornu,<text:line-break/>ungulas caprae et lilii radicem suffito. Ad serpentis vero<text:line-break/>morsus benesacit cataplasma ex porro et sale.</text:p>
      <text:p text:style-name="P1"><text:span text:style-name="Default_20_Paragraph_20_Font"><text:span text:style-name="T1">[Ad fugandos pulices.] </text:span></text:span>Folia cucumeris silvestris<text:line-break/>coquito et domum conspergito.</text:p>
      <text:p text:style-name="P1"><text:span text:style-name="Default_20_Paragraph_20_Font"><text:span text:style-name="T1">[Ad Aispcultatem urinae</text:span></text:span> i<text:span text:style-name="Default_20_Paragraph_20_Font"><text:span text:style-name="T1">umentorum.] </text:span></text:span>Salsarum<text:line-break/>olivarum interior pars lignea conteratur et per quinque<text:line-break/>dies tecta sussumigetur.</text:p>
      <text:p text:style-name="P1"><text:span text:style-name="Default_20_Paragraph_20_Font"><text:span text:style-name="T1">[ Ad ictum calami. ] </text:span></text:span>Radicis cannae ustae cinerem<text:line-break/>superapponito.</text:p>
      <text:p text:style-name="P11"><text:span text:style-name="Default_20_Paragraph_20_Font"><text:span text:style-name="T1">[Ad comitiales praestantissimum remedium.] </text:span></text:span>Cotur-<text:line-break/>nicum cerebrum ex myrteo unguento tritum repone in<text:line-break/>.a.<text:tab/><text:span text:style-name="Default_20_Paragraph_20_Font"><text:span text:style-name="T1">t</text:span></text:span><text:tab/>-<text:tab/>t .<text:tab/><text:span text:style-name="Default_20_Paragraph_20_Font"><text:span text:style-name="T1">ss</text:span></text:span></text:p>
      <text:p text:style-name="P3">vas stanneum et quum videris cadentem aliquem ex co-<text:line-break/>mitiali morbo, saciem <text:span text:style-name="Default_20_Paragraph_20_Font"><text:span text:style-name="T1">o</text:span></text:span>blinito, miraberisque hujus natu-<text:line-break/>ralis remedii efficaciam ; nam statim aegrotus assurget.</text:p>
      <text:p text:style-name="P1"><text:span text:style-name="Default_20_Paragraph_20_Font"><text:span text:style-name="T1">[Ad eos qui cibum non appetunt.] </text:span></text:span>Myrrham, thus,<text:line-break/>ammoniacum, mastichem cum albumine ovi terito diutius,<text:line-break/>pectusque et viscera illinito, stupam supra addito.</text:p>
      <text:p text:style-name="P1"><text:span text:style-name="Default_20_Paragraph_20_Font"><text:span text:style-name="T1">[Ad devoratas hirudines.] </text:span></text:span>Qui hirudines devorare-<text:line-break/>rit, ad solem constituatur locumque ubi affixae sunt ani-<text:line-break/>madvertito garumque instiIlato, nam statim ab eo l<text:span text:style-name="Default_20_Paragraph_20_Font"><text:span text:style-name="T1">o</text:span></text:span>co<text:line-break/>cadent et expuentur. Aut in butyrum aceto mixtum can-<text:line-break/>dens ex igne ferrum exstinguito et potui dato; ille enim<text:line-break/>hirudines rejiciet. Aut eum qui hirudines devoraverit, ist<text:line-break/>aquam calidam mento tenus demergite, phialam vero frt-<text:line-break/>gidae ori admove ejus manibus nec illi potui dato; egre-<text:line-break/>dictor namque hirudo. <text:span text:style-name="Default_20_Paragraph_20_Font"><text:span text:style-name="T1">Aliud. </text:span></text:span>Acetum calidum abfor-<text:line-break/>ptum hirudines educit. Aut fuccus fvriacus bibitus. Aut<text:line-break/>fuffiti cimices.</text:p>
      <text:p text:style-name="P12">S V <text:span text:style-name="Default_20_Paragraph_20_Font"><text:span text:style-name="T8">.<text:tab/></text:span></text:span>L t <text:span text:style-name="Default_20_Paragraph_20_Font"><text:span text:style-name="T1">s</text:span></text:span><text:tab/>i <text:span text:style-name="Default_20_Paragraph_20_Font"><text:span text:style-name="T1">J C</text:span></text:span></text:p>
      <text:p text:style-name="P1"><text:span text:style-name="Default_20_Paragraph_20_Font"><text:span text:style-name="T1">[ Ad ictus apum. ] </text:span></text:span>Malvae succus. ictos ab apibus a<text:line-break/>dolore liberat.</text:p>
      <text:p text:style-name="P1"><text:span text:style-name="Default_20_Paragraph_20_Font"><text:span text:style-name="T1">[ .Ad ictus serpentum. ] </text:span></text:span>Cornu caprinum ustum ex<text:line-break/>aceto terito et in modum cataplasmatis imponito. Aut<text:line-break/>furni fuliginem ex melle illinito. Aut radices cannarum,<text:line-break/>cicer, baccas cupressi et cornu cervi , omnia usta et trita<text:line-break/>simulque mista, bibenda dat<text:span text:style-name="Default_20_Paragraph_20_Font"><text:span text:style-name="T1">o</text:span></text:span> cum aceto et porro.</text:p>
      <text:p text:style-name="P1"><text:span text:style-name="Default_20_Paragraph_20_Font"><text:span text:style-name="T1">[Ad insiammationes a sectore cenae factas humero-<text:line-break/>rumque dur</text:span></text:span>i<text:span text:style-name="Default_20_Paragraph_20_Font"><text:span text:style-name="T1">t</text:span></text:span>i<text:span text:style-name="Default_20_Paragraph_20_Font"><text:span text:style-name="T1">es et sanguin</text:span></text:span>i<text:span text:style-name="Default_20_Paragraph_20_Font"><text:span text:style-name="T1">s grumos] </text:span></text:span>Fermentum triti-<text:line-break/>ceum cum axungia diligenter subige ac utere, probatum<text:line-break/>remedium eII.</text:p>
      <text:p text:style-name="P1"><text:span text:style-name="Default_20_Paragraph_20_Font"><text:span text:style-name="T1">[Ad h</text:span></text:span>y<text:span text:style-name="Default_20_Paragraph_20_Font"><text:span text:style-name="T1">dropicos.] </text:span></text:span>Recipe stercus bovis et siquidem<text:line-break/>vir sit qui laboret, masculi, sin foemina , foeminae et in<text:line-break/>ollam injice, atque operi, luto illinens operculum, ne<text:line-break/>perspiret; ollam autem imponito super cinerem non exstin-<text:line-break/>clam per dies <text:span text:style-name="Default_20_Paragraph_20_Font"><text:span text:style-name="T1">s</text:span></text:span>eptem, octava vero olla aperta exime<text:line-break/>stercus et ex eo facto arido medicamento serva in vitreo<text:line-break/>vase ; quum vero usurus es , da tria cochlearia ex vino</text:p>
      <text:p text:style-name="P3">ad dies septem ; sit autem vinum in quo ruta fervefacta<text:line-break/>f<text:span text:style-name="Default_20_Paragraph_20_Font"><text:span text:style-name="T1">u</text:span></text:span>erit. Valet haec potio , etiamsi adsint tumores et oe-<text:line-break/>demata: exsiccat etenim et per minam evacuat; aegrotus<text:line-break/>vero non bibat per totum diem, nisi ter tantum; proba-<text:line-break/>tum namque est.</text:p>
      <text:p text:style-name="P1">[U<text:span text:style-name="Default_20_Paragraph_20_Font"><text:span text:style-name="T1">t vinum odio sit et ad ca</text:span></text:span>n<text:span text:style-name="Default_20_Paragraph_20_Font"><text:span text:style-name="T1">endam ebrietatem.] </text:span></text:span>Si<text:line-break/>anguiIIa vino suffocata sit vinumque id detur potui, essi-<text:line-break/>cit odium vini. Simili modo ex usu est uva infervesacta.<text:line-break/>Si tutus ab ebrietate et morbo esse volueris, folia rutae<text:line-break/>edito; toll<text:span text:style-name="Default_20_Paragraph_20_Font"><text:span text:style-name="T1">u</text:span></text:span>nt etiam dolorem capitis ex ebrietate; idem et<text:line-break/>acorus comesta facit et palmula Thebaïca. Ebrietatem n<text:span text:style-name="Default_20_Paragraph_20_Font"><text:span text:style-name="T1">o</text:span></text:span>n<text:line-break/>subit , qui amara amygdaIa <text:span text:style-name="Default_20_Paragraph_20_Font"><text:span text:style-name="T1">s</text:span></text:span>eptem numero praecomederit<text:line-break/>vel novem vel undecim. Qui etiam jejunus pulmonem<text:line-break/>ovis elixum comederit, quantumvis bibat, nulli erit ebrie-<text:line-break/>t<text:span text:style-name="Default_20_Paragraph_20_Font"><text:span text:style-name="T1">u</text:span></text:span>ti obnoxi<text:span text:style-name="Default_20_Paragraph_20_Font"><text:span text:style-name="T1">u</text:span></text:span>s.</text:p>
      <text:p text:style-name="P1">[ U<text:span text:style-name="Default_20_Paragraph_20_Font"><text:span text:style-name="T1">t quis</text:span></text:span> u<text:span text:style-name="Default_20_Paragraph_20_Font"><text:span text:style-name="T1">el uno cini poculo hausto ebrius evadat. ]<text:line-break/></text:span></text:span>Sarmentorum vitis a<text:span text:style-name="Default_20_Paragraph_20_Font"><text:span text:style-name="T1">u</text:span></text:span>t aridae vitis parum comburens<text:line-break/>exstinguito in phiala ubi vinium est, statim ebrius erit.</text:p>
      <text:p text:style-name="P1"><text:span text:style-name="Default_20_Paragraph_20_Font"><text:span text:style-name="T1">[Ad lenticulas in socie.] </text:span></text:span>Quod interius est lauD</text:p>
      <text:p text:style-name="P3">baccarum tritum ex melle illinito. Aut nucleum pini<text:line-break/>melli incoctum illinito oculos.</text:p>
      <text:p text:style-name="P1"><text:span text:style-name="Default_20_Paragraph_20_Font"><text:span text:style-name="T1">[Ad procidentem anum in pueris.] </text:span></text:span>Aqua fabrorum<text:line-break/>qua ferrum exstinguunt calida ablue, deinde cochleam<text:line-break/>urito et puluisc<text:span text:style-name="Default_20_Paragraph_20_Font"><text:span text:style-name="T1">u</text:span></text:span>lum facito et inspergito.</text:p>
      <text:p text:style-name="P1"><text:span text:style-name="Default_20_Paragraph_20_Font"><text:span text:style-name="T1">[Ad puerorum gingivas et dentes exorientes.] </text:span></text:span>Ro-<text:line-break/>farum floribus tritis ex melle illine; aut cerebro ovis ex<text:line-break/>melle, aut butyro et melle illine.</text:p>
      <text:p text:style-name="P1"><text:span text:style-name="Default_20_Paragraph_20_Font"><text:span text:style-name="T1">[ Ad lac plurimum gignendum. ] </text:span></text:span>Sesami femen tri-<text:line-break/>tum et ex passo potum; aut ptisanae cum foeniculo elixa<text:line-break/>et ab<text:span text:style-name="Default_20_Paragraph_20_Font"><text:span text:style-name="T1">s</text:span></text:span>orpta; aut nasturtium c<text:span text:style-name="Default_20_Paragraph_20_Font"><text:span text:style-name="T1">u</text:span></text:span>m brassica potum.</text:p>
      <text:p text:style-name="P1"><text:span text:style-name="Default_20_Paragraph_20_Font"><text:span text:style-name="T1">[Ad exustiones per hiemem.] </text:span></text:span>Muria locum foveto<text:line-break/>et cataplasma ex lenticula cum micis panis elixa confectum<text:line-break/>imponito.</text:p>
      <text:p text:style-name="P1"><text:span text:style-name="Default_20_Paragraph_20_Font"><text:span text:style-name="T1">[Ad aquosum rumicem.] </text:span></text:span>Plumbagine cum <text:span text:style-name="Default_20_Paragraph_20_Font"><text:span text:style-name="T1">s</text:span></text:span>ulfure et<text:line-break/>aceto modico et oleo elixa locum illinito. <text:span text:style-name="Default_20_Paragraph_20_Font"><text:span text:style-name="T1">Aliud</text:span></text:span>. Nuces<text:line-break/>veteres putridas in mortario terito et illine. <text:span text:style-name="Default_20_Paragraph_20_Font"><text:span text:style-name="T1">Aliud</text:span></text:span>. Ace-</text:p>
      <text:p text:style-name="P3">tum bibat et cervinum cornu ustum in cataplasma reda-<text:line-break/>ctum imponito. Aut argenti spuma cum acet<text:span text:style-name="Default_20_Paragraph_20_Font"><text:span text:style-name="T1">o</text:span></text:span> et oleo<text:line-break/>mixta inunge ad solem.</text:p>
      <text:p text:style-name="P1"><text:span text:style-name="Default_20_Paragraph_20_Font"><text:span text:style-name="T1">[Ad vulnus incurabile in quavis parte corporis.]<text:line-break/></text:span></text:span>Bugl ossum herbam evellito, radices vero bene lotas con-<text:line-break/>tundi Io, illisque suillam axungiam adlicita probeque<text:line-break/>emollitam vulneri imponito.</text:p>
      <text:p text:style-name="P1"><text:span text:style-name="Default_20_Paragraph_20_Font"><text:span text:style-name="T1">[Ad vomitum.] </text:span></text:span>Recipe apii radices v, foeniculi ra-<text:line-break/>dices teneras iv, anisi drach. j, acetum , mel et crocum<text:line-break/>verum; omnia praeter crocum decoquantur et facta de-<text:line-break/>coctione injiciatur deturque phialae dimidium.</text:p>
      <text:p text:style-name="P1"><text:span text:style-name="Default_20_Paragraph_20_Font"><text:span text:style-name="T1">[ Ad aphthas i. e. oris ulcera.] </text:span></text:span>Olivae molles man-<text:line-break/>ducentur; aut silvestrium passularum decocto ex aceto<text:line-break/>colluatur.</text:p>
      <text:p text:style-name="P1"><text:span text:style-name="Default_20_Paragraph_20_Font"><text:span text:style-name="T1">[Ad capitis tumores, talpas vocatos.] </text:span></text:span>Eas primum<text:line-break/>mul<text:span text:style-name="Default_20_Paragraph_20_Font"><text:span text:style-name="T1">s</text:span></text:span>o lavato, deinde fel bovis cum leporino stercore in-<text:line-break/>jice. Aut confectum ex sapone medicamentum. Aut fue-<text:line-break/>cum rutae instilla in foramina; aut trita aristolochia so-<text:line-break/>Lamina in ipsis cum aceto impleto.</text:p>
      <text:p text:style-name="P2"><text:span text:style-name="Default_20_Paragraph_20_Font"><text:span text:style-name="T1">[De ruta.] </text:span></text:span>Ruta primum quidem comesta et bibita<text:line-break/>visum acuit, venerem arcet, capitis dolorem sanat, si te-<text:line-break/>neris ejus foliis capitis ossa contegas; <text:span text:style-name="Default_20_Paragraph_20_Font"><text:span text:style-name="T1">su</text:span></text:span>ccus rutae cum<text:line-break/>foeniculi <text:span text:style-name="Default_20_Paragraph_20_Font"><text:span text:style-name="T1">su</text:span></text:span>cco et meste mixtus et inunctus hebetudinem<text:line-break/>visus tollit; hoc idem praestat et seminis rhamni ex melle<text:line-break/>illitus. Mentha etiam facto cum polenta cataplasmate<text:line-break/>abscessibus medetur.</text:p>
      <text:p text:style-name="P1"><text:span text:style-name="Default_20_Paragraph_20_Font"><text:span text:style-name="T1">[Ad sistendum sanguinem.] </text:span></text:span>Beronicem mellis sine<text:line-break/>fumo costi plenam comedendam offerto. Brassicae et oci-<text:line-break/>mi <text:span text:style-name="Default_20_Paragraph_20_Font"><text:span text:style-name="T1">s</text:span></text:span>emen utriusque grana <text:span text:style-name="Default_20_Paragraph_20_Font"><text:span text:style-name="T1">s</text:span></text:span>ex terito et ex vino potus<text:line-break/>mulieri dato multi sanguinis profluvio laboranti.</text:p>
      <text:p text:style-name="P1"><text:span text:style-name="Default_20_Paragraph_20_Font"><text:span text:style-name="T1">[ Praesagium de aegrotante. ] </text:span></text:span>Teneris <text:span text:style-name="Default_20_Paragraph_20_Font"><text:span text:style-name="T1">s</text:span></text:span>alicis <text:span text:style-name="Default_20_Paragraph_20_Font"><text:span text:style-name="T1">s</text:span></text:span>oliis<text:line-break/>tritis inungito. Quod si ro<text:span text:style-name="Default_20_Paragraph_20_Font"><text:span text:style-name="T1">s</text:span></text:span>eus reddatur, vivet: sin viridis,<text:line-break/>obibit.</text:p>
      <text:p text:style-name="P1">[ U<text:span text:style-name="Default_20_Paragraph_20_Font"><text:span text:style-name="T1">t quis nequeat uti</text:span></text:span> n<text:span text:style-name="Default_20_Paragraph_20_Font"><text:span text:style-name="T1">enereis. ] </text:span></text:span>Eruca sacerdotes<text:line-break/>vescuntur, rutaque et vitice. Erucae igitur <text:span text:style-name="Default_20_Paragraph_20_Font"><text:span text:style-name="T1">s</text:span></text:span>emen cum<text:line-break/>foenograeco illitum jejuno facit ut arrigi non possit.</text:p>
      <text:p text:style-name="P2"><text:span text:style-name="Default_20_Paragraph_20_Font"><text:span text:style-name="T1">[Ad dolorem oculorum.]</text:span></text:span> Crocum tritum fermenta-<text:line-break/>tum cum liquore a rosis destinante illinito.</text:p>
      <text:p text:style-name="P1"><text:span text:style-name="Default_20_Paragraph_20_Font"><text:span text:style-name="T1">[De humani capitis dolore.]</text:span></text:span> Si haec signa affuerint<text:line-break/>oculorum obtenebratio, dolor ipsius capitis, aurium stre-<text:line-break/>pilus, narium obstructio oculique illacrimaverant summo<text:line-break/>mane, sed et nonnullis caligant oculi; quibus ita<text:span text:style-name="Default_20_Paragraph_20_Font"><text:span text:style-name="T1">q</text:span></text:span>ue<text:line-break/>haec omnia ad<text:span text:style-name="Default_20_Paragraph_20_Font"><text:span text:style-name="T1">i</text:span></text:span>unt, hoc modo caput purgato, origano^<text:line-break/>hyssopo<text:span text:style-name="Default_20_Paragraph_20_Font"><text:span text:style-name="T1">, s</text:span></text:span>ale nares fricato, nec amplius caput dolebit.<text:line-break/>Sed si negligens fueris, hi morbi sequentur: visus obtu^<text:line-break/>sus, aurium strepitus, capillorum defluxus et dentium<text:line-break/>dolor.</text:p>
      <text:p text:style-name="P1"><text:span text:style-name="Default_20_Paragraph_20_Font"><text:span text:style-name="T1">[De pectore humano.] </text:span></text:span>Quum assectus aliquis pectum<text:line-break/>occupaturus est, primum videtur humiditatem habere m<text:line-break/>se ipso; crudos praetore ad costas habet humores, aestua-<text:line-break/>tionem fitimque, linguam asperam, spuma redundantem^<text:line-break/>lingulis horis expuit. Potest autem is a prandio evomere<text:line-break/>aut summo mane stomachum purgare, praesumptis tenuibus<text:line-break/>raphani radicibus aut sinapi viridi aut eruca aut <text:span text:style-name="Default_20_Paragraph_20_Font"><text:span text:style-name="T1">o</text:span></text:span>a-</text:p>
      <text:p text:style-name="P3">sturtio ex aqua tepida: quum enim vomuerit, statim sanus<text:line-break/>evadet; quod si id neglexerit, a spiritus difficultate cor-<text:line-break/>ripietur laterisque doloribus, acutis febribus, omninoque<text:line-break/>somno carebit.</text:p>
      <text:p text:style-name="P1"><text:span text:style-name="Default_20_Paragraph_20_Font"><text:span text:style-name="T1">[De</text:span></text:span> u<text:span text:style-name="Default_20_Paragraph_20_Font"><text:span text:style-name="T1">entre.] </text:span></text:span>Quotiescunque autem affectus quispiam<text:line-break/>ventri superventurus est, primum in ipso suboriuntur<text:line-break/>tormina doloresque circa ipsum ventriculum, alvi praeter-<text:line-break/>ea adstrictio et excretio, cibi etiam in ipso potusque per-<text:line-break/>turbantur et amari videntur, gravitas in genibus, in lum-<text:line-break/>bis ac renibus dolor et omnino febricliabit. Igitur qui<text:line-break/>sic fe habuerint, purgandi sunt medicamentis simplicibus.<text:line-break/>Itaque accipe cnicum tritum et aqua calida dissolutum,<text:line-break/>potui dato. Aut brassicae aut betae succum melle con-<text:line-break/>ditum, pauco adjecto sale, in potum dabis et miraberis.<text:line-break/>Quodsi id neglexerit, superveniet dysenteria, tenesmi et<text:line-break/>humerorum dolores.</text:p>
      <text:p text:style-name="P1"><text:span text:style-name="Default_20_Paragraph_20_Font"><text:span text:style-name="T1">[Ad gravem auditum et aurium sonitus.] </text:span></text:span>Spumam<text:line-break/>nitri in acetum conjice et oleum rosaceum vinumqne in-</text:p>
      <text:p text:style-name="P3">stillato et his occiput oblinito. <text:span text:style-name="Default_20_Paragraph_20_Font"><text:span text:style-name="T1">Aliud</text:span></text:span>. Nigri veratri ra-<text:line-break/>dicem in aures imponito et sanus erit: probatum enim est.</text:p>
      <text:p text:style-name="P1"><text:span text:style-name="Default_20_Paragraph_20_Font"><text:span text:style-name="T1">[Ad custodiendam</text:span></text:span> u<text:span text:style-name="Default_20_Paragraph_20_Font"><text:span text:style-name="T1">t</text:span></text:span>r<text:span text:style-name="Default_20_Paragraph_20_Font"><text:span text:style-name="T1">em</text:span></text:span>. d Decocto centaurii vitia<text:line-break/>palmites conspergito: hoc canes, vulpes caelique volucres<text:line-break/>fugat.</text:p>
      <text:p text:style-name="P1"><text:span text:style-name="Default_20_Paragraph_20_Font"><text:span text:style-name="T1">(Ad strangulatus uteri]</text:span></text:span> Os qu<text:span text:style-name="Default_20_Paragraph_20_Font"><text:span text:style-name="T1">o</text:span></text:span>d cervus in corde<text:line-break/>habet , terito et mulieri potandum dato et videbis gIC-<text:line-break/>riam deI.</text:p>
      <text:p text:style-name="P1"><text:span text:style-name="Default_20_Paragraph_20_Font"><text:span text:style-name="T1">[Ad lumbricos remedium mirabile.]</text:span></text:span> Nigellam tritam<text:line-break/>cum gar<text:span text:style-name="Default_20_Paragraph_20_Font"><text:span text:style-name="T1">o</text:span></text:span> bibendam dato.</text:p>
      <text:p text:style-name="P1"><text:span text:style-name="Default_20_Paragraph_20_Font"><text:span text:style-name="T1">[Ad cognoscendum uter-, masculusne aut suemi</text:span></text:span>a<text:span text:style-name="Default_20_Paragraph_20_Font"><text:span text:style-name="T1">o<text:line-break/>sterilis si</text:span></text:span>t.] Lentem in utriusque urinam seorsim con-<text:line-break/>jice et utrius lens germinabit, ille fili<text:span text:style-name="Default_20_Paragraph_20_Font"><text:span text:style-name="T1">o</text:span></text:span>s creare potest i<text:line-break/>cujus vero non germinabit, sterilis erit.</text:p>
      <text:p text:style-name="P1"><text:span text:style-name="Default_20_Paragraph_20_Font"><text:span text:style-name="T1">[ Ad rigorem. ] </text:span></text:span>Scribe in tribus malis vel pep<text:span text:style-name="Default_20_Paragraph_20_Font"><text:span text:style-name="T1">o</text:span></text:span>sis<text:line-break/>sic, aut ita dicas, sanus, drav<text:span text:style-name="Default_20_Paragraph_20_Font"><text:span text:style-name="T1">u</text:span></text:span>s, danonus, danabius,<text:line-break/>esui dato.</text:p>
      <text:p text:style-name="P1"><text:span text:style-name="Default_20_Paragraph_20_Font"><text:span text:style-name="T1">[Confectio gari stoachi Martyropolitae.] </text:span></text:span>Recipe</text:p>
      <text:p text:style-name="Normal"><text:span text:style-name="Default_20_Paragraph_20_Font"><text:span text:style-name="T1">.A</text:span></text:span> t t</text:p>
      <text:p text:style-name="P3">frustuli panis non fermentati, non conditi , putrefacti<text:line-break/>lib. j, nigellae taiaricam j, femicon tusae menthae, cala-<text:line-break/>minthae, bunisae aridae, singulorum <text:span text:style-name="Default_20_Paragraph_20_Font"><text:span text:style-name="T1">s</text:span></text:span>emilibram; rutae,<text:line-break/>thymbrae silvestris, foeniculi, singulorum tramia quadra-<text:line-break/>ginta, anisi tramia triginta, nanachuam tramia xl, uva-<text:line-break/>rum passarum , pinguium Inauratum <text:span text:style-name="Default_20_Paragraph_20_Font"><text:span text:style-name="T1">s</text:span></text:span>emilibram , palmula-<text:line-break/>rum mundat<text:span text:style-name="Default_20_Paragraph_20_Font"><text:span text:style-name="T1">o</text:span></text:span>rum taiaricam j, mellis veri, hilari melisii<text:line-break/>semilibram, sacchari cantii taiaricam j, rosarum siccarum<text:line-break/>aut liquoris ab eis per ignem extracti tramia c. haec in<text:line-break/>dolio ponenda <text:span text:style-name="Default_20_Paragraph_20_Font"><text:span text:style-name="T1">s</text:span></text:span>unt cum aqua et per xl dies soli expo-<text:line-break/>nenda; ipsa praeterea dejicienda sunt in linteo mundo<text:line-break/>deligata ligni aloes tramia v, spicae tramia vij, caryo-<text:line-break/>phyllorum tramia ij, croci tramia iij, masticina tramia x,<text:line-break/>thuris tramia x , corticis struthii tramia xv, musci tra-<text:line-break/>mium j, ambrae Lamium j, haec omnia linteolo inclusa<text:line-break/>in dolioli medium succum demittito et per xl dies quo-<text:line-break/>tidie terito et exprimito, suspendens videlicet in dolio<text:line-break/>in medio <text:span text:style-name="Default_20_Paragraph_20_Font"><text:span text:style-name="T1">s</text:span></text:span>ucco, et post quadragesimum diem aquam succo</text:p>
      <text:p text:style-name="P3">supernatantem projice in aliud vas et succo aquam alte-<text:line-break/>ram impone atque utraque illa iterum soli expone;<text:line-break/>postquam autem totum jus coactum fuerit, imponito in<text:line-break/>altero vase, in cacaboque nitido, aut olla decoquito ad<text:line-break/>tertias maturisque cotoneis impleto , neque ex medio garo<text:line-break/>unquam linteolum eximas, sic enim optimum garum ha-<text:line-break/>beas et omnibus hominibus utile.</text:p>
      <text:p text:style-name="P1"><text:span text:style-name="Default_20_Paragraph_20_Font"><text:span text:style-name="T1">[Ad capitis dolorem Barlamae monachi.] </text:span></text:span>Recipe<text:line-break/>fabaceae farinae pugillum, mastiches parum cum modico<text:line-break/>etiam cumino ; haec in unum miscenda sunt indeque<text:line-break/>cum succo malorum cotoneorum emplastrum faciendum<text:line-break/>est, quod membranae illitum fronti apponendum elI.</text:p>
      <text:p text:style-name="P1"><text:span text:style-name="Default_20_Paragraph_20_Font"><text:span text:style-name="T1">[Ad d</text:span></text:span>y<text:span text:style-name="Default_20_Paragraph_20_Font"><text:span text:style-name="T1">suriam.] </text:span></text:span>Optimum unguentum injice in uri-<text:line-break/>narium meatum et statim minget; aut mel cum canahi<text:line-break/>silvestri in unum mixtum perinaeo impone: aut muscum<text:line-break/>impone urinario meatui.</text:p>
      <text:p text:style-name="P1"><text:span text:style-name="Default_20_Paragraph_20_Font"><text:span text:style-name="T1">[Ad sanguinem e naribus pro</text:span></text:span>r<text:span text:style-name="Default_20_Paragraph_20_Font"><text:span text:style-name="T1">uentem.] </text:span></text:span>Canabis fo-<text:line-break/>lia arida et trita in narem i n fulsi a t o. Aut lineum pan-<text:line-break/>num ustum et ex acri aceto tritum in nares insussiato.</text:p>
      <text:p text:style-name="P2"><text:span text:style-name="Default_20_Paragraph_20_Font"><text:span text:style-name="T1">[Ad muliebres uteros.</text:span></text:span>] Obsonium ex juscul<text:span text:style-name="Default_20_Paragraph_20_Font"><text:span text:style-name="T1">o</text:span></text:span> et ve-<text:line-break/>tum amanetarium et cardid ustum ex vino veteri biben-<text:line-break/>dum dato.</text:p>
      <text:p text:style-name="P1">[ U<text:span text:style-name="Default_20_Paragraph_20_Font"><text:span text:style-name="T1">t</text:span></text:span> e<text:span text:style-name="Default_20_Paragraph_20_Font"><text:span text:style-name="T1">ructus arbor non amittat.] </text:span></text:span>Lilii radicem<text:line-break/>arbori suspendito fr<text:span text:style-name="Default_20_Paragraph_20_Font"><text:span text:style-name="T1">u</text:span></text:span>ctusque stabilis manebit neo de-<text:line-break/>cidet.</text:p>
      <text:p text:style-name="P1"><text:span text:style-name="Default_20_Paragraph_20_Font"><text:span text:style-name="T1">[ Ad cult</text:span></text:span>i<text:span text:style-name="Default_20_Paragraph_20_Font"><text:span text:style-name="T1">us dulce. ] </text:span></text:span>Cor cum pelle et cornu cervi<text:line-break/>comburito et ex oleo illinito.</text:p>
      <text:p text:style-name="P1"><text:span text:style-name="Default_20_Paragraph_20_Font"><text:span text:style-name="T1">[Ad stomachum. ] </text:span></text:span>Rutam et thymbram cum ovo et<text:line-break/>cuminum et menthae radices potui dato.</text:p>
      <text:p text:style-name="P1"><text:span text:style-name="Default_20_Paragraph_20_Font"><text:span text:style-name="T1">[Ad impetigines.] </text:span></text:span>Piper ex muliebri lacte terito et<text:line-break/>illinito, curabitur etenim.</text:p>
      <text:p text:style-name="P1"><text:span text:style-name="Default_20_Paragraph_20_Font"><text:span text:style-name="T1">[Ad dolores dentium.] </text:span></text:span>Ovi putamina, sepiae te-<text:line-break/>fiam et ole<text:span text:style-name="Default_20_Paragraph_20_Font"><text:span text:style-name="T1">u</text:span></text:span>m simul misceto et ad tertias decocta tepida<text:line-break/>dolenti loco apponito.</text:p>
      <text:p text:style-name="P1">f <text:span text:style-name="Default_20_Paragraph_20_Font"><text:span text:style-name="T1">Ad lumbricos</text:span></text:span>. j Cornu cervi ramenta ex vino ve-<text:line-break/>teri a balneo potui dato.</text:p>
      <text:p text:style-name="P2"><text:span text:style-name="Default_20_Paragraph_20_Font"><text:span text:style-name="T1">[Ad urinae dispcultatem. ]</text:span></text:span> Coriandrum mentham-<text:line-break/>que ex aqua et messe ad tertias decoque et bibenda dato.</text:p>
      <text:p text:style-name="P1"><text:span text:style-name="Default_20_Paragraph_20_Font"><text:span text:style-name="T1">[Ad vulnus dulce.] </text:span></text:span>Sdillum stercus cum oleo et<text:line-break/>aceto acri misceto et locum pann<text:span text:style-name="Default_20_Paragraph_20_Font"><text:span text:style-name="T1">o</text:span></text:span> fetaceo excoriatum<text:line-break/>prius illinito.</text:p>
      <text:p text:style-name="P1"><text:span text:style-name="Default_20_Paragraph_20_Font"><text:span text:style-name="T1">[Ad laterum dolores.]</text:span></text:span> Paliuri radicem donec tertia<text:line-break/>pars remaneat ex vino coctam a balne<text:span text:style-name="Default_20_Paragraph_20_Font"><text:span text:style-name="T1">o</text:span></text:span> bibendam dato.</text:p>
      <text:p text:style-name="P1"><text:span text:style-name="Default_20_Paragraph_20_Font"><text:span text:style-name="T1">[Ad jocur et stomachum.] </text:span></text:span>Aloes et spicae utrius-<text:line-break/>que miliarium unum ex vin<text:span text:style-name="Default_20_Paragraph_20_Font"><text:span text:style-name="T1">o</text:span></text:span> potandum exhibeto a bal-<text:line-break/>neo et curabis.</text:p>
      <text:p text:style-name="P1"><text:span text:style-name="Default_20_Paragraph_20_Font"><text:span text:style-name="T1">[Ad somnum conciliandum.] </text:span></text:span>Luto facto ex stercore<text:line-break/>caprae et trisagine faciem illine.</text:p>
      <text:p text:style-name="P1"><text:span text:style-name="Default_20_Paragraph_20_Font"><text:span text:style-name="T1">[Ad tusum.] </text:span></text:span>Semen raphani foenic<text:span text:style-name="Default_20_Paragraph_20_Font"><text:span text:style-name="T1">u</text:span></text:span>lique ex melle<text:line-break/>potui dato.</text:p>
      <text:p text:style-name="P1"><text:span text:style-name="Default_20_Paragraph_20_Font"><text:span text:style-name="T1">[Ad cordis dolorem.] </text:span></text:span>Rutam, lini <text:span text:style-name="Default_20_Paragraph_20_Font"><text:span text:style-name="T1">s</text:span></text:span>emen et foeni-<text:line-break/>culi cordi imponito.</text:p>
      <text:p text:style-name="P1"><text:span text:style-name="Default_20_Paragraph_20_Font"><text:span text:style-name="T1">[Ad lumbricos. ] </text:span></text:span>Lupinos, baccas lauri et fel tauri<text:line-break/>simul mixta umbilico imponito.</text:p>
      <text:p text:style-name="P2"><text:span text:style-name="Default_20_Paragraph_20_Font"><text:span text:style-name="T1">[Ad haemorrho</text:span></text:span>ide<text:span text:style-name="Default_20_Paragraph_20_Font"><text:span text:style-name="T1">s.]</text:span></text:span> Testudinis testam <text:span text:style-name="Default_20_Paragraph_20_Font"><text:span text:style-name="T1">s</text:span></text:span>uffito^</text:p>
      <text:p text:style-name="P1"><text:span text:style-name="Default_20_Paragraph_20_Font"><text:span text:style-name="T1">[Ad exustionem.] </text:span></text:span>Vitellos ovor<text:span text:style-name="Default_20_Paragraph_20_Font"><text:span text:style-name="T1">u</text:span></text:span>m tostos in sarta-<text:line-break/>gine in modum emplastri impone.</text:p>
      <text:p text:style-name="P1"><text:span text:style-name="Default_20_Paragraph_20_Font"><text:span text:style-name="T1">[Ad pruritum.] </text:span></text:span>Gar<text:span text:style-name="Default_20_Paragraph_20_Font"><text:span text:style-name="T1">o</text:span></text:span> et sulfure ignem non experto<text:line-break/>et oleo illinito et miraberis.</text:p>
      <text:p text:style-name="P1"><text:span text:style-name="Default_20_Paragraph_20_Font"><text:span text:style-name="T1">[Ad morbum regium.] </text:span></text:span>Chry<text:span text:style-name="Default_20_Paragraph_20_Font"><text:span text:style-name="T1">s</text:span></text:span>olachani semen, mel<text:line-break/>et crocum confundito et lectulo cubantem illinito, bene<text:line-break/>faciet.</text:p>
      <text:p text:style-name="P1"><text:span text:style-name="Default_20_Paragraph_20_Font"><text:span text:style-name="T1">[Ad</text:span></text:span> u<text:span text:style-name="Default_20_Paragraph_20_Font"><text:span text:style-name="T1">ermes. ] </text:span></text:span>Chamaeleontis radicem tritam adje-<text:line-break/>ctis summitatibus urticae tritis imponito.</text:p>
      <text:p text:style-name="P1"><text:span text:style-name="Default_20_Paragraph_20_Font"><text:span text:style-name="T1">[Ad tussim.] </text:span></text:span>Foeniculi radices tritas da per novem<text:line-break/>dies jejuno bibendas et mirabere.</text:p>
      <text:p text:style-name="P1"><text:span text:style-name="Default_20_Paragraph_20_Font"><text:span text:style-name="T1">[Ad comam.] </text:span></text:span>Malvam et salvi a e radicem diligenter<text:line-break/>tritas cum vino optimo in vas conjice, post ablutionem<text:line-break/>comam illinito.</text:p>
      <text:p text:style-name="P1"><text:span text:style-name="Default_20_Paragraph_20_Font"><text:span text:style-name="T1">[Ad aurium dolores.] </text:span></text:span>Rubi expressas <text:span text:style-name="Default_20_Paragraph_20_Font"><text:span text:style-name="T1">s</text:span></text:span>uccus, tepe-<text:line-break/>factus, in aurem instillatus dolorem <text:span text:style-name="Default_20_Paragraph_20_Font"><text:span text:style-name="T1">s</text:span></text:span>edat.</text:p>
      <text:p text:style-name="P1"><text:span text:style-name="Default_20_Paragraph_20_Font"><text:span text:style-name="T1">[Ad regium morbum.] </text:span></text:span>Recipe chry<text:span text:style-name="Default_20_Paragraph_20_Font"><text:span text:style-name="T1">s</text:span></text:span>olachani triti</text:p>
      <text:p text:style-name="P3">cochlearium j, mellis cochlearium j, da jejuno calidum ex<text:line-break/>vino.</text:p>
      <text:p text:style-name="P1"><text:span text:style-name="Default_20_Paragraph_20_Font"><text:span text:style-name="T1">[ Aliud admodum bonum.] </text:span></text:span>Tenuem venam auriculae<text:line-break/>dextrae decumbentis secato et sanguine effluente, effectum<text:line-break/>mirabere; quod si lien male habeat, idem facito in sini-<text:line-break/>stm aure.</text:p>
      <text:p text:style-name="P1"><text:span text:style-name="Default_20_Paragraph_20_Font"><text:span text:style-name="T1">[Ad hepaticcs, lienosos et stomachicos remedium<text:line-break/>quod non fallit. ] </text:span></text:span>Viticis grana in potum et in cibum<text:line-break/>dentur cum vino mane et vesperi. <text:span text:style-name="Default_20_Paragraph_20_Font"><text:span text:style-name="T1">Aliud</text:span></text:span>. Apii et petro-<text:line-break/>selini macedonici semen et cicer et viticis grana omnia<text:line-break/>trita ex vino calido dentur bibenda.</text:p>
      <text:p text:style-name="P1">[R<text:span text:style-name="Default_20_Paragraph_20_Font"><text:span text:style-name="T1">emedium ad renum ostia.] </text:span></text:span>Erucae semen, nastur-<text:line-break/>tii semen, raphani femen trita simul in unum misce et<text:line-break/>cum melle Attico exhibe drach. j ex vino veteri.</text:p>
      <text:p text:style-name="P1"><text:span text:style-name="Default_20_Paragraph_20_Font"><text:span text:style-name="T1">[ Basilli icti melitinoti victus ratio ad notarium Be-<text:line-break/>gis</text:span></text:span> G<text:span text:style-name="Default_20_Paragraph_20_Font"><text:span text:style-name="T1">rammaticum. Confectio cini perspicui et coccini.]<text:line-break/></text:span></text:span>D<text:span text:style-name="Default_20_Paragraph_20_Font"><text:span text:style-name="T1">o</text:span></text:span>lium quod viginti mensuras capiat vino reple et ex<text:line-break/>eo exime mensuras duas et in ollam lapideam inlice et</text:p>
      <text:p text:style-name="P3">adde seminum foeniculi, apii, utriusque miliaria centum,<text:line-break/>anisi miliaria l, postea vero oportet ut ferveat bene, deinde<text:line-break/>ut coletur et quum sextarium fuerit, in dolium infunde,<text:line-break/>deinde accipe tripsidii miliaria c , caryophillorum milia-<text:line-break/>ria v, croci miliarium j, mastiches miliaria iij, cyperi mi-<text:line-break/>liaria v, ligni al<text:span text:style-name="Default_20_Paragraph_20_Font"><text:span text:style-name="T1">o</text:span></text:span>es miliaria v, trita omnia simul et creta<text:line-break/>impone in lineum linteolum et in medi<text:span text:style-name="Default_20_Paragraph_20_Font"><text:span text:style-name="T1">o</text:span></text:span> dolio collocato<text:line-break/>et utere.</text:p>
      <text:p text:style-name="P1">[Ej<text:span text:style-name="Default_20_Paragraph_20_Font"><text:span text:style-name="T1">usdem ad roborandum</text:span></text:span> n<text:span text:style-name="Default_20_Paragraph_20_Font"><text:span text:style-name="T1">entriculum pituita refer-<text:line-break/>tum et capiti dolorem asserente.] </text:span></text:span>Oportet ut mellis ro-<text:line-break/>sacei quotidie accipias miliaria xx, seminis apii milia-<text:line-break/>rium, anisi seminis miliarium semis et usque ad meridiem<text:line-break/>a cibo te contineas, deinde comedas, nam sic te facere<text:line-break/>instituimus, quia rosa stomachum roborat, mastiche cale-<text:line-break/>facit, foeniculum et apium si in jecore aut liene repere-<text:line-break/>rint copiam atrorum humorum, detrahunt ac per lotium<text:line-break/>vacuant absque ulla molestia, anisum, quia e ventre fla-<text:line-break/>tus propellit atque stomachum firmat et propterea jussi-</text:p>
      <text:p text:style-name="P3">mus ut a cibo ad meridiem se contineat, ne morbus quis-<text:line-break/>piam alius appareat et ut herbarum vis in ventriculo per-<text:line-break/>maneat: postquam autem decem pertransierint dies, eun-<text:line-break/>dem ordinem servato assidue cum rosaceo saccharo, ut ro-<text:line-break/>bur stomacho addatur et sine dolore vivas. Sed et ali-<text:line-break/>menti rationem in hunc definivimus modum.</text:p>
      <text:p text:style-name="P1"><text:span text:style-name="Default_20_Paragraph_20_Font"><text:span text:style-name="T1">[Ratio</text:span></text:span> ni<text:span text:style-name="Default_20_Paragraph_20_Font"><text:span text:style-name="T1">ctus in cibo et</text:span></text:span> j<text:span text:style-name="Default_20_Paragraph_20_Font"><text:span text:style-name="T1">ejunio.] </text:span></text:span>Primo die amy-<text:line-break/>gdala amara decem comedas cum pane et vino quantum<text:line-break/>sit satis, oportet. Secundo vero die comede mel cum<text:line-break/>pane et vin<text:span text:style-name="Default_20_Paragraph_20_Font"><text:span text:style-name="T1">o</text:span></text:span> quantum satis est. Tertio die agni aniculi<text:line-break/>carnem comedi to ejusque scapulam elixam igne torreto,<text:line-break/>cum biscocto pane et vino quod satis sit edito. Quarto<text:line-break/>die oryzam soli aquae incoctam apposito melle comede<text:line-break/>cum pane et vino quantum sit satis. Quinto die grana<text:line-break/>mali punici , amygdala, allium cum dauco, ficis aridis<text:line-break/>et passis uvis melIeque coquito et cum pane et vino<text:line-break/>quantum sufficiat comede. Sexto die eodem modo anicu-</text:p>
      <text:p text:style-name="P3">lam carnem in sartagine cum dauco coque et cum pane<text:line-break/>comede vin<text:span text:style-name="Default_20_Paragraph_20_Font"><text:span text:style-name="T1">o</text:span></text:span>que quantum satis sit, ut videlicet p<text:span text:style-name="Default_20_Paragraph_20_Font"><text:span text:style-name="T1">u</text:span></text:span>dici<text:line-break/>mali facultas reprimatur, quae frigida est et pr<text:span text:style-name="Default_20_Paragraph_20_Font"><text:span text:style-name="T1">o</text:span></text:span>pterea<text:line-break/>institut<text:span text:style-name="Default_20_Paragraph_20_Font"><text:span text:style-name="T1">u</text:span></text:span>m est, ut administraretur malum pudic<text:span text:style-name="Default_20_Paragraph_20_Font"><text:span text:style-name="T1">u</text:span></text:span>m, ut ea<text:line-break/>refrigerarentur quae prioribus quinque diebus sunt assum-<text:line-break/>pta : erant enim revera calida. Die septimo carnem mi-<text:line-break/>nntim concisam cum cineribus et condimentis coque et<text:line-break/>quantum videatur sali<text:span text:style-name="Default_20_Paragraph_20_Font"><text:span text:style-name="T1">i</text:span></text:span> comede. Octavo die carnem cum<text:line-break/>aceto, caricis, amygdalis, nucibus syriacis, croco, dauco,<text:line-break/>uva passa, cum aliis carnibus c<text:span text:style-name="Default_20_Paragraph_20_Font"><text:span text:style-name="T1">o</text:span></text:span>ncisis coquito ex melle<text:line-break/>sufficienti quantitate et comedite cum ea vini porti<text:span text:style-name="Default_20_Paragraph_20_Font"><text:span text:style-name="T1">o</text:span></text:span>ne<text:line-break/>quae sit fatis. Sed decimo die in esu carnium et jejunio<text:line-break/>ea sit ratio, ut mali pudici grana quemadmodum e t prae-<text:line-break/>dicta decoquas et edas cum vino quae sint tibi satis.<text:line-break/>Haec sit victus ratio quantum ad sumendos cibos pertinet.<text:line-break/>In hora coenae utere mentha ex melle , ut cibos conco-<text:line-break/>quas, ne multa in ventriculo gignatur pituita. Dum au-<text:line-break/>tem sanus degis, ne citra affect<text:span text:style-name="Default_20_Paragraph_20_Font"><text:span text:style-name="T1">u</text:span></text:span>m venam seces. At quum<text:line-break/>morbus aliquis caput invadit, venam secato cephalicam et</text:p>
      <text:p text:style-name="Normal">a</text:p>
      <text:p text:style-name="P3">detrahes sanguinem ad miliaria decem , quod sane bis fe-<text:line-break/>ceris, mense videlicet Aprili et Septembri, atque per tres<text:line-break/>dies antea et per tres postea abstinentiam institue au-<text:line-break/>xiliumque assumito bis praedictis mensibus. Utere prae-<text:line-break/>terea propter somnum capitibus papaveris et a venere te<text:line-break/>contineto, nisi forte semel in hebdomada, si ita volueris,<text:line-break/>et post mediam noctem. Iulio autem mense et Augusto<text:line-break/>per duos dies ciendus est vomitus, et utrumque, quia<text:line-break/>unico die non videtur stomachus posse purgari: quum<text:line-break/>vero vomueris, cave ne ante neve post aquam bibas.<text:line-break/>Quum etiam vomis, oculos vela et deliga, stansq<text:span text:style-name="Default_20_Paragraph_20_Font"><text:span text:style-name="T1">u</text:span></text:span>e ex<text:line-break/>loco edit<text:span text:style-name="Default_20_Paragraph_20_Font"><text:span text:style-name="T1">o</text:span></text:span> aut super flumen vomito. <text:span text:style-name="Default_20_Paragraph_20_Font"><text:span text:style-name="T8">Α </text:span></text:span>vomitu si sitias,<text:line-break/>sitim tolera et jejuna. Oportet autem a mense Aprili<text:line-break/>usque ad Novembrem universum balneo utaris; mensibus<text:line-break/>autem quibus id vetatur, a balneo abstineto; quod si la-<text:line-break/>vari volueris, id in hebdomada semel fiat, semper vero<text:line-break/>jejunus lavator. Sed si sitias, temperatam aquam bibito,<text:line-break/>atque postquam exieris, caput oleo vel lacte muliebri</text:p>
      <text:p text:style-name="P3">quae foemellam pepererit, pedes vero per noctem aqua<text:line-break/>calefacta cum furfuribus ablue.</text:p>
      <text:p text:style-name="P1"><text:span text:style-name="Default_20_Paragraph_20_Font"><text:span text:style-name="T1">[Ad capitis dolorem.] </text:span></text:span>Recipe amygdalarum lib. iij,<text:line-break/>seminis cucurbitae lib. j, et oleo ex utrisque expresso<text:line-break/>inunge capitis verticem, nares, manus et pedes.</text:p>
      <text:p text:style-name="P1"><text:span text:style-name="Default_20_Paragraph_20_Font"><text:span text:style-name="T1">[Ad vini noxam remedium.] </text:span></text:span>Recipe c<text:span text:style-name="Default_20_Paragraph_20_Font"><text:span text:style-name="T1">o</text:span></text:span>tonea mala<text:line-break/>matura dulcia et mundata et succum ex ipsis expressum<text:line-break/>vino inde.</text:p>
      <text:p text:style-name="P1">[I<text:span text:style-name="Default_20_Paragraph_20_Font"><text:span text:style-name="T1">nunctio experta ad artuum dolores et intertriment</text:span></text:span>o<text:line-break/><text:span text:style-name="Default_20_Paragraph_20_Font"><text:span text:style-name="T1">manuum pedumque et corruptiones, adustiones hiemis et<text:line-break/>venti manus pedesque laedentis, qui lingua Saracenica<text:line-break/>dicitur</text:span></text:span> T<text:span text:style-name="Default_20_Paragraph_20_Font"><text:span text:style-name="T1">len. Confectio fe habet in hunc modum.] </text:span></text:span>Re-<text:line-break/>cipe anserini adipis partas ij , medullam cervi juvenis et<text:line-break/>martasancem raparum et mel coctum sine fumo et pereo-<text:line-break/>latum, eaque in lapideam sartaginem imposita servesacito,<text:line-break/>quoad praedicta pinguia liquescant, quibus adhuc calidis<text:line-break/>marta<text:span text:style-name="Default_20_Paragraph_20_Font"><text:span text:style-name="T1">s</text:span></text:span>ancem injice, et ubi prorsus resrixerint, mel addito<text:line-break/>et perinde ac malagmata subigito, ad ignemque aut in</text:p>
      <text:p text:style-name="P3">fumo inungito et bene perfricato; inungito autem donec<text:line-break/>dolor abierit.</text:p>
      <text:p text:style-name="P1"><text:span text:style-name="Default_20_Paragraph_20_Font"><text:span text:style-name="T1">[Ad aegilopas I. e. ststulas angulorum oculi.]</text:span></text:span> Fel<text:line-break/>bovis et picem liquidam cum aceto in unum misceto, fac<text:line-break/>emplastrum et imponit<text:span text:style-name="Default_20_Paragraph_20_Font"><text:span text:style-name="T1">o. </text:span></text:span>Aut folia rutae cum chorygio<text:line-break/>in foramina imponito.</text:p>
      <text:p text:style-name="P1"><text:span text:style-name="Default_20_Paragraph_20_Font"><text:span text:style-name="T1">[Ad vulnera</text:span></text:span> i<text:span text:style-name="Default_20_Paragraph_20_Font"><text:span text:style-name="T1">ncurabilia.</text:span></text:span> l Ariorepanii radicem in<text:line-break/>vinum dulce imponito et bibendum dato aegrotanti.</text:p>
      <text:p text:style-name="P1"><text:span text:style-name="Default_20_Paragraph_20_Font"><text:span text:style-name="T1">[Ad pulmonum instammationes. ] </text:span></text:span>Terito xv grana<text:line-break/>piperis, totidemque micas salis et teaphen addito, simulque<text:line-break/>cum fimo gallinaceo flavo ex oleo iIlinito. Aut dauci se-<text:line-break/>men et nigellam et porrum omnia trita in potum dato.</text:p>
      <text:p text:style-name="P1"><text:span text:style-name="Default_20_Paragraph_20_Font"><text:span text:style-name="T1">[Ad talpas.]</text:span></text:span> Recipe trisaginem et hordeaceam fari-<text:line-break/>nam et haec cum melle fermentata illine et cataplasma<text:line-break/>impone.</text:p>
      <text:p text:style-name="P1"><text:span text:style-name="Default_20_Paragraph_20_Font"><text:span text:style-name="T1">[Ad dolorem centris et stomachi.]</text:span></text:span> Conjice thus in<text:line-break/>cacabum cum vino antiquo, idque decoquito donec tertia<text:line-break/>pars reliqua sit, quod bibendum in balneo dato. Aut oleum<text:line-break/>et vinum eodem modo coquito et in balneo propinato.</text:p>
      <text:p text:style-name="P2"><text:span text:style-name="Default_20_Paragraph_20_Font"><text:span text:style-name="T1">[Ad stomachicos.] </text:span></text:span>Cuminum et cinnamomum con-<text:line-break/>terito et myrrham, mastichen et blyfcunae modicum adji-<text:line-break/>cito , deinde cocta et mixta potui offerto. Aut menthae<text:line-break/>ramulos tres et grana pudici mali et palmulas propinato.</text:p>
      <text:p text:style-name="P1"><text:span text:style-name="Default_20_Paragraph_20_Font"><text:span text:style-name="T1">[Ad debilita</text:span></text:span>r<text:span text:style-name="Default_20_Paragraph_20_Font"><text:span text:style-name="T1">em genuum.] </text:span></text:span>Lini femen et mel in<text:line-break/>aqua fervefacito et cordi cataplasma imponito.</text:p>
      <text:p text:style-name="P1"><text:span text:style-name="Default_20_Paragraph_20_Font"><text:span text:style-name="T1">[ Ad dolorem lateris.] </text:span></text:span>Ex cumino, triticea farina<text:line-break/>et vino veteri cataplasma facito et cordi fuperdato.</text:p>
      <text:p text:style-name="P1"><text:span text:style-name="Default_20_Paragraph_20_Font"><text:span text:style-name="T1">[Ad lienosos.] </text:span></text:span>Brassicae folia, ammoniacum, acre<text:line-break/>acetum misceto, conterito et locum per triduum obli-<text:line-break/>nito. Aut platani folia aquae incoquito, quoad tertia pars<text:line-break/>supersit, et potui dato. Aut brassicae folia igne torreto et<text:line-break/>trita ex igne propinato.</text:p>
      <text:p text:style-name="P1"><text:span text:style-name="Default_20_Paragraph_20_Font"><text:span text:style-name="T1">[Ad prostu</text:span></text:span>u<text:span text:style-name="Default_20_Paragraph_20_Font"><text:span text:style-name="T1">ium sanguinis muliebre.] </text:span></text:span>Taurini cornu<text:line-break/>ramenta ex aqua pota sanguinis profluvium sanant. Aut<text:line-break/>luIacem et brassicae femina et scammoniam in unum mi-<text:line-break/>aceto et potanda exhibeto.</text:p>
      <text:p text:style-name="P1"><text:span text:style-name="Default_20_Paragraph_20_Font"><text:span text:style-name="T1">[Ad stomachi compressionem.] </text:span></text:span>Recipe gallus tritas</text:p>
      <text:p text:style-name="P3">et rhoi flores aut malicoria et usque ad tertiam partem<text:line-break/>decocta potui dato. Aut foenigraeci melli incocti jus<text:line-break/>potui dato.</text:p>
      <text:p text:style-name="P1"><text:span text:style-name="Default_20_Paragraph_20_Font"><text:span text:style-name="T1">[Ad coeliacos i. e. </text:span></text:span>u<text:span text:style-name="Default_20_Paragraph_20_Font"><text:span text:style-name="T1">entriculofos. ] </text:span></text:span>Nasturtii semen<text:line-break/>in novam ollam conjice et decoque, deinde ovum separa-<text:line-break/>tim elixa et ejus putamen detrahito et ipsum diligenter<text:line-break/>conterito et nasturtii semini elixo adjicito et una serve-<text:line-break/>facito atque, si velit aegrotans, edito; si id non possit,<text:line-break/>aquam potato. Aut taurinos renes frictos potui dato. Aut<text:line-break/>veterem caseum acri aceto incoctum jejuno esui dato.</text:p>
      <text:p text:style-name="P1"><text:span text:style-name="Default_20_Paragraph_20_Font"><text:span text:style-name="T1">[Ad urinae dlstsicultatem.] </text:span></text:span>Pagarum fluviatilem<text:line-break/>conterito et panniculo expressum potui exhibeto. Aut sta-<text:line-break/>niculi radices ad tertiam partem decoctas laboranti propinat<text:span text:style-name="Default_20_Paragraph_20_Font"><text:span text:style-name="T1">o.</text:span></text:span></text:p>
      <text:p text:style-name="P1"><text:span text:style-name="Default_20_Paragraph_20_Font"><text:span text:style-name="T1">[Ad exterius prominentes ani tumores.] </text:span></text:span>Vivam cal-<text:line-break/>cem et recens arsenicum in unum mixta imponito.</text:p>
      <text:p text:style-name="P1"><text:span text:style-name="Default_20_Paragraph_20_Font"><text:span text:style-name="T1">[Ad artuum dolores.] </text:span></text:span>Quinquenervium et <text:span text:style-name="Default_20_Paragraph_20_Font"><text:span text:style-name="T1">s</text:span></text:span>corpi-<text:line-break/>dium et acetum modicum misceto et locum oblinito. Aut<text:line-break/>sinapi et caricas in unum conterito et in balue<text:span text:style-name="Default_20_Paragraph_20_Font"><text:span text:style-name="T1">o s</text:span></text:span>uperstato.</text:p>
      <text:p text:style-name="P2"><text:span text:style-name="Default_20_Paragraph_20_Font"><text:span text:style-name="T1">[Ad dolorem genuum.] </text:span></text:span>Malvam, hordei farinam,<text:line-break/>lini semen una contere et in sartagine cum ole<text:span text:style-name="Default_20_Paragraph_20_Font"><text:span text:style-name="T1">o</text:span></text:span> fricta<text:line-break/>loco impone.</text:p>
      <text:p text:style-name="P1"><text:span text:style-name="Default_20_Paragraph_20_Font"><text:span text:style-name="T1">[Ad ossa suacta.</text:span></text:span>j Recipe picem, thuris pulverem,<text:line-break/>palmulas, malvae florem, ovi album, mixta imponito et<text:line-break/>stnpa superaddita, calamis ac fascia deligato, sanabitur.</text:p>
      <text:p text:style-name="P1"><text:span text:style-name="Default_20_Paragraph_20_Font"><text:span text:style-name="T1">[Ad quartanam aliud] </text:span></text:span>Vinum vet<text:span text:style-name="Default_20_Paragraph_20_Font"><text:span text:style-name="T1">u</text:span></text:span>s tri<text:span text:style-name="Default_20_Paragraph_20_Font"><text:span text:style-name="T1">s</text:span></text:span>aginem in-<text:line-break/>coctam habens ter potui dato.</text:p>
      <text:p text:style-name="P1"><text:span text:style-name="Default_20_Paragraph_20_Font"><text:span text:style-name="T1">[Ad morsum scorpii.] </text:span></text:span>Testam igne candentem im-<text:line-break/>pone. Aut alam ex melle potui dato. Aut humum re-<text:line-break/>fpiciens, quem lapidem premebas, eum imponito.</text:p>
      <text:p text:style-name="P1"><text:span text:style-name="Default_20_Paragraph_20_Font"><text:span text:style-name="T1">[Ad veneficia et praestigia.] </text:span></text:span>Caridion et latum cu-<text:line-break/>min<text:span text:style-name="Default_20_Paragraph_20_Font"><text:span text:style-name="T1">u</text:span></text:span>m et xochii radicem ad tertiam partem dec<text:span text:style-name="Default_20_Paragraph_20_Font"><text:span text:style-name="T1">o</text:span></text:span>que et<text:line-break/>ex vino vetere potui da. Gestet et glanorum <text:span text:style-name="Default_20_Paragraph_20_Font"><text:span text:style-name="T1">o</text:span></text:span>ssa; haec<text:line-break/>enim suffita daemon<text:span text:style-name="Default_20_Paragraph_20_Font"><text:span text:style-name="T1">e</text:span></text:span>s abigunt.</text:p>
      <text:p text:style-name="Normal">[ U<text:span text:style-name="Default_20_Paragraph_20_Font"><text:span text:style-name="T1">t mulier concipiat.] </text:span></text:span>Leporis uterum frige tri-<text:line-break/>tumque assidue propina; habeat autem et leporis sangui-<text:line-break/><text:span text:style-name="Default_20_Paragraph_20_Font"><text:span text:style-name="T1">r</text:span></text:span></text:p>
      <text:p text:style-name="P2">nem. Aut vulpis stercus cum sevo bubulo misce et mu-<text:line-break/>Deluis virique genitalia inunge.</text:p>
      <text:p text:style-name="P1"><text:span text:style-name="Default_20_Paragraph_20_Font"><text:span text:style-name="T1">[Ad suetum in utero mortuum.] </text:span></text:span>Muliebre lac cum<text:line-break/>melle et radicibus amaranthi potui dato et exibit.</text:p>
      <text:p text:style-name="P1">[U<text:span text:style-name="Default_20_Paragraph_20_Font"><text:span text:style-name="T1">t lac abundet.] </text:span></text:span>Foeniculum et anethum cum<text:line-break/>melle et vino decoque et quotidie mammas obtine; lacte<text:line-break/>mulier aflluet.</text:p>
      <text:p text:style-name="P1"><text:span text:style-name="Default_20_Paragraph_20_Font"><text:span text:style-name="T1">[Ad uteros.] </text:span></text:span>Gallinam jugulato et festucam lineo<text:line-break/>panniculo involutam intra avem condito atque ita elixsto<text:line-break/>et jus potui dato; Inito vero avia oculos et manetarem<text:line-break/>verum et caridion ure et propina.</text:p>
      <text:p text:style-name="P1"><text:span text:style-name="Default_20_Paragraph_20_Font"><text:span text:style-name="T1">[ De in</text:span></text:span>u<text:span text:style-name="Default_20_Paragraph_20_Font"><text:span text:style-name="T1">oluntario mictu</text:span></text:span>.] Gallinae gulam gutturi an-<text:line-break/>nexam conterito et urito ac iterum diligenter terito et<text:line-break/>ex vin<text:span text:style-name="Default_20_Paragraph_20_Font"><text:span text:style-name="T1">o</text:span></text:span> vetere potui dato.</text:p>
      <text:p text:style-name="P1"><text:span text:style-name="Default_20_Paragraph_20_Font"><text:span text:style-name="T1">[Ad roborandum penem.] </text:span></text:span>Rapi semen tritum melli<text:line-break/>admisceto et panniculo attrito ilissum peni circundato.</text:p>
      <text:p text:style-name="P2"><text:span text:style-name="Default_20_Paragraph_20_Font"><text:span text:style-name="T1">[Ad scabiem unguium.] </text:span></text:span>Sinapi menthamque ex<text:line-break/>aceto coctam imponito.</text:p>
      <text:p text:style-name="P1"><text:span text:style-name="Default_20_Paragraph_20_Font"><text:span text:style-name="T1">[Ad intertrigines.] </text:span></text:span>Muscum marinum aquae mari-<text:line-break/>nae incoquito et expresso humore imponito.</text:p>
      <text:p text:style-name="P1">f <text:span text:style-name="Default_20_Paragraph_20_Font"><text:span text:style-name="T1">Ad podagram.] </text:span></text:span>Accipe myrrham mur vocatam,<text:line-break/>berbamque p<text:span text:style-name="Default_20_Paragraph_20_Font"><text:span text:style-name="T1">u</text:span></text:span>licarem aut pyxurcatum mystri mensura ex<text:line-break/>aceto, pedes illinito.</text:p>
      <text:p text:style-name="P1"><text:span text:style-name="Default_20_Paragraph_20_Font"><text:span text:style-name="T1">[Ad roborandum stomachum.] </text:span></text:span>Accipe lignum aloes,<text:line-break/>acorum, cyperum, mastichem, thus, nigellum, f<text:span text:style-name="Default_20_Paragraph_20_Font"><text:span text:style-name="T1">o</text:span></text:span>eniculum<text:line-break/>et spantos, valde conterito et in unum corpus redigito et<text:line-break/>ex succo pudici mali et melle super caIbones cocto, potui<text:line-break/>jejuno offeras.</text:p>
      <text:p text:style-name="P1"><text:span text:style-name="Default_20_Paragraph_20_Font"><text:span text:style-name="T1">[Ad sputum.] </text:span></text:span>Rosaceum ^upha aut hyssopi , quod<text:line-break/>ad tussim sacit et ang<text:span text:style-name="Default_20_Paragraph_20_Font"><text:span text:style-name="T1">u</text:span></text:span>stiam et dolorem pectoris ; compo-<text:line-break/>sitio haec est. Recipe manusiacorum drach. ij, unapia<text:line-break/>vel xinaipha xx, ^epistania vel myxia xx , ficos aspr.<text:line-break/>dulces xv, aut dulcem radicem semitritam mensura drach. j,<text:line-break/>cliafchasis contusi vel papaveris capi tutorum drach. v,</text:p>
      <text:p text:style-name="P3">parefaufa vel polytrichi drach. ij , anesuen vel dul-<text:line-break/>eis anili drach. ij , tolme caraus vel apii seminis<text:line-break/>drach. ij , uvas passas , grana bona logarices S. au-<text:line-break/>pha vel hyssopi drach. iij, rha^ani vel feminis foeniculi<text:line-break/>drach. ij, uvas pastas granaque mixta lavato et emofcha-<text:line-break/>sum ex aqua refrigera per diem unum et summo mane;<text:line-break/>et elixatum cum praedicto videlicet logaricyon une. iv et<text:line-break/>tantisper dec<text:span text:style-name="Default_20_Paragraph_20_Font"><text:span text:style-name="T1">o</text:span></text:span>quatur, donec aquae remaneat logarica una<text:line-break/>et semis ; et tunc percoletur , ut certe sciatur in ipsis<text:line-break/>nullam remanere materiam, deinde sacchari logaricam unam<text:line-break/>addit<text:span text:style-name="Default_20_Paragraph_20_Font"><text:span text:style-name="T1">o. </text:span></text:span>ut xulapion fiat; et qu<text:span text:style-name="Default_20_Paragraph_20_Font"><text:span text:style-name="T1">o</text:span></text:span>tidie unum p<text:span text:style-name="Default_20_Paragraph_20_Font"><text:span text:style-name="T1">o</text:span></text:span>tato per<text:line-break/>dies viij et oleum amygdalinum instillato.</text:p>
      <text:p text:style-name="P1"><text:span text:style-name="Default_20_Paragraph_20_Font"><text:span text:style-name="T1">[Ad vomitum biliosum.] </text:span></text:span>Bilem vomentibus cata-<text:line-break/>plasma adhibendum est, quod ex his constat: palmulis,<text:line-break/>ficis, gallis in vino aut posca incoctis et pane exceptis;<text:line-break/>acacia praeterea, hypocystis et balaustia et rhus cataplus-<text:line-break/>mati adjiciantur; item cucurbitula magna cum multa fiam-<text:line-break/>ma stomacho si affigatur, benefacit; cibus paucus et cre-<text:line-break/>hro exhibendus est; verum ad atram bilem vomentes et</text:p>
      <text:p text:style-name="P3">stomachum inflatum spongias aceto acerrimo calido imbu-<text:line-break/>tas adhibeto, aut ex hederae foliis vino incoctis cata-<text:line-break/>plasma facito.</text:p>
      <text:p text:style-name="P1"><text:span text:style-name="Default_20_Paragraph_20_Font"><text:span text:style-name="T1">[De singultu.] </text:span></text:span>Singultus aut ex repletione aut ex<text:line-break/>inanitate aut ob acres humores stomachum mordentes<text:line-break/>excitatur, quibus vomitu rejectis desinit. Plerique autem,<text:line-break/>si compositione ex tribus piperinus dev<text:span text:style-name="Default_20_Paragraph_20_Font"><text:span text:style-name="T1">o</text:span></text:span>rata mox vinum<text:line-break/>biberint, singultire solent. Cibo praeterea immordacem<text:line-break/>qualitatem corrupto quidam singultiunt; vomitum sane ob<text:line-break/>plenitudinem aut morsum singultientibus remedio esse in-<text:line-break/>venimus; caliditatem iis, qui ex refrigeratione ; si vero<text:line-break/>ex h<text:span text:style-name="Default_20_Paragraph_20_Font"><text:span text:style-name="T1">u</text:span></text:span>morum copia singultus stat, evacuare vehementius<text:line-break/>oportet: id sternutatio praestabit: si ab evacuatione singul-<text:line-break/>tus sternutatio non curat. Singultientibus autem ruta ex<text:line-break/>vino danda est aut nitrum ex mulsa aut seseli aut dau-<text:line-break/>cum, aut cuminum, aut zingiber, aut calamintha, aut<text:line-break/>nardum Gallicum ; haec singultibus ex cibi corruptela ; aut<text:line-break/>ex frigore aut ex multitudine ciborum auxilia sunt. Ad<text:line-break/>eos vero qui ob frigidorum aut crassiorum succorum mus-<text:line-break/><text:span text:style-name="Default_20_Paragraph_20_Font"><text:span text:style-name="T18">a .</text:span></text:span></text:p>
      <text:p text:style-name="P3">titudinem singultiunt, castorium ex posca potui datum be-<text:line-break/>nesacit; cuti quoque ex oleo vetere cucumerino illitum<text:line-break/>prodest , scillinum quoque aut mulsum acetum potum ju-<text:line-break/>vat: item spiritus retentio magnifice singultum discutit.</text:p>
      <text:p text:style-name="P1"><text:span text:style-name="Default_20_Paragraph_20_Font"><text:span text:style-name="T1">[Ad pedum insectiones, scissuras et perniones.]</text:span></text:span> Ru-<text:line-break/>bricae vel synopidis et cimoliae paribus portionibus ex<text:line-break/>caprissei succo illinito. <text:span text:style-name="Default_20_Paragraph_20_Font"><text:span text:style-name="T1">Aliud</text:span></text:span>. Hederam, calamintham et salem<text:line-break/>in aqua simul incoquito diligenter ac pedes semel atque<text:line-break/>iterum lavato et sanitatem recuperant<text:span text:style-name="Default_20_Paragraph_20_Font"><text:span text:style-name="T1">. Aliud.</text:span></text:span> Muriam cras-<text:line-break/>sam calidae aquae admisceto, ex ea pedes ac perniones fo-<text:line-break/>veto tertium, sal, cuminum oleumque misceantur et prius<text:line-break/>inunctos pedes illinito curiose; nam materia elabitur per<text:line-break/>insensiles meatus.</text:p>
      <text:p text:style-name="P1"><text:span text:style-name="Default_20_Paragraph_20_Font"><text:span text:style-name="T1">[Ad podagram.]</text:span></text:span> Sempervivi succum diligenter coque<text:line-break/>et utere. <text:span text:style-name="Default_20_Paragraph_20_Font"><text:span text:style-name="T1">Aliud</text:span></text:span>. Vini s<text:span text:style-name="Default_20_Paragraph_20_Font"><text:span text:style-name="T1">u</text:span></text:span>ccum asinini lacti ac passe mis-<text:line-break/>ceto et illinito. <text:span text:style-name="Default_20_Paragraph_20_Font"><text:span text:style-name="T1">Aliud. </text:span></text:span>Phocae aut leonis aut lupi aut<text:line-break/>vulpis corium, si quia elaboret et calceos gestet, pedes non<text:line-break/>dolebit. <text:span text:style-name="Default_20_Paragraph_20_Font"><text:span text:style-name="T1">Aliud. </text:span></text:span>Tres vespertili<text:span text:style-name="Default_20_Paragraph_20_Font"><text:span text:style-name="T1">o</text:span></text:span>nes pluviali aquae ineo-</text:p>
      <text:p text:style-name="P3">quito et deinde huic aquae sic imponito, lini seminis<text:line-break/>triti unc. iv, ova cruda iij, olei cyathum unum, bubuli<text:line-break/>stercoris unc. j, cerae unc iv, omnia in unum corpus re-<text:line-break/>dacta subigito et eunti cubitum <text:span text:style-name="Default_20_Paragraph_20_Font"><text:span text:style-name="T1">s</text:span></text:span>emel atque iterum ap-<text:line-break/>plicato.</text:p>
      <text:p text:style-name="P1"><text:span text:style-name="Default_20_Paragraph_20_Font"><text:span text:style-name="T1">[ Confectio aceti scillini ex Caleno.] </text:span></text:span>Salubre ac<text:line-break/>optimum est quod a Pythagora de <text:span text:style-name="Default_20_Paragraph_20_Font"><text:span text:style-name="T1">s</text:span></text:span>cilla <text:span text:style-name="Default_20_Paragraph_20_Font"><text:span text:style-name="T1">s</text:span></text:span>criptum est, quo<text:line-break/>Imperatores omnes usi <text:span text:style-name="Default_20_Paragraph_20_Font"><text:span text:style-name="T1">s</text:span></text:span>unt. Ab auctore fertur diutu<text:span text:style-name="Default_20_Paragraph_20_Font"><text:span text:style-name="T1">s-<text:line-break/></text:span></text:span>nam iis vitam reddere qui illud assumunt, eorumque ex-<text:line-break/>trema integra ad finem usque perduratura. Et ipse quidem<text:line-break/>senex Samius, neque enim ignoras quanto isse tempore<text:line-break/>vixerit, in <text:span text:style-name="Default_20_Paragraph_20_Font"><text:span text:style-name="T1">s</text:span></text:span>uo de hac re libro narravit, fe suos conge-<text:line-break/>neres hujus medicamenti participes fecisse; quumque hoc<text:line-break/>medicamento uti coepit, quinquagesimum agebat anuum<text:line-break/>et ad centesimum decimum septimum pervenit integer et<text:line-break/>absque morbo. Haecque auctor medicamenti, qui vir<text:line-break/>philo<text:span text:style-name="Default_20_Paragraph_20_Font"><text:span text:style-name="T1">s</text:span></text:span>ophus erat et mentiri nescius. Nos autem de hu-<text:line-break/>jusce viri fide facto periculo affirmamus facultatem hujus</text:p>
      <text:p text:style-name="P3">medicamenti firmam esse et quae minime fallat. Oportet<text:line-break/>itaque fciliam montanam ponderis librae unius accipere<text:line-break/>duraque circumcidere, m<text:span text:style-name="Default_20_Paragraph_20_Font"><text:span text:style-name="T1">o</text:span></text:span>llia vero minutim concidere at-<text:line-break/>que in vitreum vas injicere aceti acerrimi sextarios octo,<text:line-break/>et id obturare et ita per triginta dies canicularibus ca-<text:line-break/>Ioribus macerari sinere. Deinde vero exemptam scillam<text:line-break/>exprimito, ex hoc parum mane forbeto. H<text:span text:style-name="Default_20_Paragraph_20_Font"><text:span text:style-name="T1">o</text:span></text:span>c enim asse-<text:line-break/>queris, ut faucium et oris partes nunq<text:span text:style-name="Default_20_Paragraph_20_Font"><text:span text:style-name="T1">u</text:span></text:span>am m<text:span text:style-name="Default_20_Paragraph_20_Font"><text:span text:style-name="T1">o</text:span></text:span>lles red-<text:line-break/>dantur et ut os ventriculi bene valeat utque respiratio<text:line-break/>facilis sit; bene etiam vox habebit, oculi acutissime cer-<text:line-break/>nent a<text:span text:style-name="Default_20_Paragraph_20_Font"><text:span text:style-name="T1">u</text:span></text:span>resque audient; nullus flatuof<text:span text:style-name="Default_20_Paragraph_20_Font"><text:span text:style-name="T1">u</text:span></text:span>s spiritus in ventre<text:line-break/>consistet ; viscera non habebis suspensa ; bene spirans boni-<text:line-break/>que coloris eris; ad civilia negotia semper bene assectus;<text:line-break/>non acidum ructabis, non falsum; si jejunus aliquid aceti<text:line-break/>acceperit quispiam , cumque institueris ut septem stadia<text:line-break/>perambulet, nam sic dissolvetur. Qui praeterea eo usus<text:line-break/>luerit, ea abutatur victus licentia quam voluerit, nam<text:line-break/>omnia conficiet, ut a nullo unquam laedatur; ad nimiam</text:p>
      <text:p text:style-name="P3">plenitudinem nunquam deveniet, sed in melius semper<text:line-break/>tendet; nullum in corpore excrementum acervabit, non<text:line-break/>flatum, non bilem, non stercus, non Ioti<text:span text:style-name="Default_20_Paragraph_20_Font"><text:span text:style-name="T1">u</text:span></text:span>m. ld enim<text:line-break/>omnia ad excretionem et eductionem prompta reddit, aI-<text:line-break/>vus omnino lubrica evadit; est enim hoc medicamentum<text:line-break/>corporis purgatorium , quamvis ossibus sordes infixae sint.<text:line-break/>Saepe vidimus phthisicos ab omnibus destitutos hoc me-<text:line-break/>dicamento pristinae valetudini restitutos; comitiales prae-<text:line-break/>terea morbos diuturnos non par<text:span text:style-name="Default_20_Paragraph_20_Font"><text:span text:style-name="T1">u</text:span></text:span>m j<text:span text:style-name="Default_20_Paragraph_20_Font"><text:span text:style-name="T1">u</text:span></text:span>vit, ut nonnisi per<text:line-break/>longa intervalla invadant; incipientes autem et novos per-<text:line-break/>fecte curat; hominem etiam ab hoc morbo tuetur; poda-<text:line-break/>gras quoque et articulares dolores, jecoris lienisque duri-<text:line-break/>tias tollit. Particulares effectus hujusce aceti hi <text:span text:style-name="Default_20_Paragraph_20_Font"><text:span text:style-name="T1">s</text:span></text:span>ane<text:line-break/>f<text:span text:style-name="Default_20_Paragraph_20_Font"><text:span text:style-name="T1">u</text:span></text:span>nt ; communes vero plurimi unde commoti fumus , ut<text:line-break/>hujus medicamenti te faceremus participem, sanitatis ni-<text:line-break/>mirum ac integritatis gratia.</text:p>
      <text:p text:style-name="P1"><text:span text:style-name="Default_20_Paragraph_20_Font"><text:span text:style-name="T1">[ Confectio</text:span></text:span> v<text:span text:style-name="Default_20_Paragraph_20_Font"><text:span text:style-name="T1">ini scillini ex Caleno.] </text:span></text:span>Vinum hoc<text:line-break/>epotum omnem sanitatem elargitur; atten<text:span text:style-name="Default_20_Paragraph_20_Font"><text:span text:style-name="T1">u</text:span></text:span>at enim humo-<text:line-break/>res , praecipue vero pituitam , quam nec in stomacho</text:p>
      <text:p text:style-name="P3">neque in ventre neque in capite neque in jecore aut<text:line-break/>liene neque in ossibus nervisve consistere permittit, ne-<text:line-break/>que alium praeterea viscidum humorem , qui obstructio-<text:line-break/>nes possit efficere; imo omnia solvit et alvum mollit et<text:line-break/>subducit, sed et lolia ciet et per ipsa causas attenuat et<text:line-break/>educit; sic etiam caput purgat, ut nares humiditate ca-<text:line-break/>reant; confert podagricis, arthriticis, epilepticis et tan-<text:line-break/>dem omnis <text:span text:style-name="Default_20_Paragraph_20_Font"><text:span text:style-name="T1">s</text:span></text:span>anitatis elargit<text:span text:style-name="Default_20_Paragraph_20_Font"><text:span text:style-name="T1">o</text:span></text:span>r est; conficitur autem hoc<text:line-break/>pacto. Accipe scissam albam montanam circa canis ortum<text:line-break/>librae pondere et per dies decem in umbra refrigera; deinde<text:line-break/>refrigerata folia in vas vitreum conjice, desuperque vini<text:line-break/>albi veteris sextaria duodecim infunde, fuspenfumque vas<text:line-break/>per dies xl, servato, mox scillam extrahe ex vino et ab-<text:line-break/>jice vinoque ad jam enarrata utere, et vim ejus percipies,<text:line-break/>quotidie ante cibum assumptis unciis duabus vini hujus;<text:line-break/>sin a cib<text:span text:style-name="Default_20_Paragraph_20_Font"><text:span text:style-name="T1">o ,</text:span></text:span> unciam mediam : quod si velis ip<text:span text:style-name="Default_20_Paragraph_20_Font"><text:span text:style-name="T1">s</text:span></text:span>um gratius<text:line-break/>ad bibendum parare, ut magis delectet; sextarios duos<text:line-break/>aut tres mellis addito.</text:p>
      <text:p text:style-name="P3">t</text:p>
      <text:p text:style-name="P1"><text:span text:style-name="Default_20_Paragraph_20_Font"><text:span text:style-name="T1">[ Cargarismus, quo qui sumptus e stomacho pituitam<text:line-break/>gargari</text:span></text:span>z<text:span text:style-name="Default_20_Paragraph_20_Font"><text:span text:style-name="T1">atus e capite detrahit.] </text:span></text:span>Origanum, gummi, hys-<text:line-break/>sopum, sampsucum, pulegium, thymum, haec omnia un-<text:line-break/>ciis tribus passi incoquito quatenus una remaneat et gar-<text:line-break/>garixandum dato ; si manducetur, materias e pulmone ex-<text:line-break/>cutit: quotidie id facito, probatum enim esu</text:p>
      <text:p text:style-name="P1"><text:span text:style-name="Default_20_Paragraph_20_Font"><text:span text:style-name="T1">[Ad eos qui urinandi difeicultate laborant aut etiam<text:line-break/>eam reddere nequeunt.]</text:span></text:span> Lectuli cimices terito et eis uri-<text:line-break/>narium meatum illino , statim urinam reddet^ id ipsum<text:line-break/>pueris mingere nequeuntibus confert.</text:p>
      <text:p text:style-name="P1"><text:span text:style-name="Default_20_Paragraph_20_Font"><text:span text:style-name="T1">[Ad calculosus et lotium ciendum celebre.] </text:span></text:span>Lauri<text:line-break/>baccas et piper aequis portionibus terito et cribrato at-<text:line-break/>que ex mensura una m<text:span text:style-name="Default_20_Paragraph_20_Font"><text:span text:style-name="T1">u</text:span></text:span>lsae praebeto ; sit vero mulsa ca-<text:line-break/>lida.</text:p>
      <text:p text:style-name="P1"><text:span text:style-name="Default_20_Paragraph_20_Font"><text:span text:style-name="T1">[ Aliud quod lapides atterit , mulieribus ac</text:span></text:span> u<text:span text:style-name="Default_20_Paragraph_20_Font"><text:span text:style-name="T1">tris uri-<text:line-break/>nam provocat.] </text:span></text:span>Lauri corticem aquae incoctum et sub-<text:line-break/>actum sorbend<text:span text:style-name="Default_20_Paragraph_20_Font"><text:span text:style-name="T1">u</text:span></text:span>m exhibeto; efficax remedium est.</text:p>
      <text:p text:style-name="P1"><text:span text:style-name="Default_20_Paragraph_20_Font"><text:span text:style-name="T1">[ Ad sanguinis mictum. ] </text:span></text:span>Recipe zingiberis drach. ij,</text:p>
      <text:p text:style-name="P13">I<text:tab/>si<text:tab/>0 Ut</text:p>
      <text:p text:style-name="Normal">seminis brassicae drach. iv, papaveris drach. j, haec succo<text:line-break/>excipe et facito catapotia et da laboranti.</text:p>
      <text:p text:style-name="P1"><text:span text:style-name="Default_20_Paragraph_20_Font"><text:span text:style-name="T1">[ Ad urinae stillicidium.] </text:span></text:span>Thymi et foeniculi aequa-<text:line-break/>Ies partes terito et ex aqua temperata calida potui dato.</text:p>
      <text:p text:style-name="P1"><text:span text:style-name="Default_20_Paragraph_20_Font"><text:span text:style-name="T1">[Ad dolorem urinarii meatus, urinae et spirandi d.fe<text:line-break/>sicultatem, mictum sanguinis et calculos.] </text:span></text:span>Recipe asari,<text:line-break/>mifyos, nardi Celticae pares portiones et melle Attico<text:line-break/>cocto et despumato excipe et magnitudinem nucis Ponti-<text:line-break/>eae exhibe; nam et seniores convalescere facit, quibus<text:line-break/>etiam siccior sit effluxus, validiorem efficit.</text:p>
      <text:p text:style-name="P1"><text:span text:style-name="Default_20_Paragraph_20_Font"><text:span text:style-name="T1">[Ad eos qui mingunt in</text:span></text:span>u<text:span text:style-name="Default_20_Paragraph_20_Font"><text:span text:style-name="T1">oluntarie.] </text:span></text:span>Lilii radicem<text:line-break/>elixam da potui. Aut alterci succum vel sructum in vino<text:line-break/>et lacte maceratum inde in corium cervi dextroque fe-<text:line-break/>mori alligato et effectum miraberis. <text:span text:style-name="Default_20_Paragraph_20_Font"><text:span text:style-name="T1">Aliud.</text:span></text:span> Apri ungulas<text:line-break/>ustas ex vino bibendas dato. Aut galli testem tostum dato<text:line-break/>edendum. <text:span text:style-name="Default_20_Paragraph_20_Font"><text:span text:style-name="T1">Aliud. </text:span></text:span>Cochleam cum testa ustam et tritam<text:line-break/>potui exhibe eunti cubitum.</text:p>
      <text:p text:style-name="P1"><text:span text:style-name="Default_20_Paragraph_20_Font"><text:span text:style-name="T1">[Ad dtspcultatem urinae et calculum.] </text:span></text:span>Lini femenr</text:p>
      <text:p text:style-name="P3">piper, petroselinum, tusa et cribrata ex condito accipe<text:line-break/>cochlearium unum.</text:p>
      <text:p text:style-name="P1">[ E<text:span text:style-name="Default_20_Paragraph_20_Font"><text:span text:style-name="T1">xpertum ad ex</text:span></text:span>s<text:span text:style-name="Default_20_Paragraph_20_Font"><text:span text:style-name="T1">erendos calculos. ] </text:span></text:span>Scorpiones ma-<text:line-break/>rinos tres integros parvos urito et cinerem ex condito in<text:line-break/>potum dato.</text:p>
      <text:p text:style-name="P1"><text:span text:style-name="Default_20_Paragraph_20_Font"><text:span text:style-name="T1">[Ad sistendam al</text:span></text:span>n<text:span text:style-name="Default_20_Paragraph_20_Font"><text:span text:style-name="T1">um.] </text:span></text:span>Rhum oryxamque vino in-<text:line-break/>coquito ad tertias et per clysteres immittito. Aut jecur<text:line-break/>hirci ex vino austero coctum in potum dato. Aut gal-<text:line-break/>las ustas probe terito et adipem fuissem commisceto fri-<text:line-break/>xasque ex aceto laboranti da edendas: vel recipe piperis<text:line-break/>drach. j, farinae lupinorum drach. iij, mellis cochlearium.</text:p>
      <text:p text:style-name="P1"><text:span text:style-name="Default_20_Paragraph_20_Font"><text:span text:style-name="T1">[Ad sudores ciendos et febrem tollendam</text:span></text:span>.] Cachryos<text:line-break/>femen ex oleo inunctum. Aut pyrethrum ex oleo cale-<text:line-break/>factum et inunctum post horam unam insultus accessionis.</text:p>
      <text:p text:style-name="P1"><text:span text:style-name="Default_20_Paragraph_20_Font"><text:span text:style-name="T1">[Ad morsum canis.] </text:span></text:span>Urticae semen cataplasmate<text:line-break/>appositum. Aut nigri marrubii folia cataplasmate apposita.<text:line-break/>Aut apiastrum ex vino potum vel morsibus impositum.</text:p>
      <text:p text:style-name="P3">Aut allia cataplasmate imposita aut assa esui p o tui que<text:line-break/>data.</text:p>
      <text:p text:style-name="P1"><text:span text:style-name="Default_20_Paragraph_20_Font"><text:span text:style-name="T1">[Ad m</text:span></text:span>o<text:span text:style-name="Default_20_Paragraph_20_Font"><text:span text:style-name="T1">rsus rabidi canis.] </text:span></text:span>Vulneribus a rabido cane<text:line-break/>illatis imponito folia brassicae trita cum lassare et aceto;<text:line-break/>nam et ea per <text:span text:style-name="Default_20_Paragraph_20_Font"><text:span text:style-name="T1">s</text:span></text:span>e con<text:span text:style-name="Default_20_Paragraph_20_Font"><text:span text:style-name="T1">s</text:span></text:span>erunt morsui rabiosi canis, et ejus<text:line-break/>praeterea decoctum bibitum^ sed et elixa et aliis cibis<text:line-break/>praeaffumpta phthisicos curat fanatque assectus arteriae;<text:line-break/>trita vero et facto ex ea emplastro Denique imposita il-<text:line-break/>Ium extenuat.</text:p>
      <text:p text:style-name="P1"><text:span text:style-name="Default_20_Paragraph_20_Font"><text:span text:style-name="T1">[ Ad anginam et colli dolorem. ] </text:span></text:span>Alba populus ari-<text:line-break/>da ex melle trita ex illita consert. Aut nasturtii femen<text:line-break/>et fimum columbinum ex melIe imponito.</text:p>
      <text:p text:style-name="P1"><text:span text:style-name="Default_20_Paragraph_20_Font"><text:span text:style-name="T1">[Ad internas ani prominentias.]</text:span></text:span> Amarantum aqua<text:line-break/>maceratum coque et fummo mane bibendum offer.</text:p>
      <text:p text:style-name="P1"><text:span text:style-name="Default_20_Paragraph_20_Font"><text:span text:style-name="T1">[Ad lienem cataplasma oalde bonum.</text:span></text:span>] Inulam, sina-<text:line-break/>pi, baccas lauri fec<text:span text:style-name="Default_20_Paragraph_20_Font"><text:span text:style-name="T1">u</text:span></text:span>ndum proportionem accipe et teret<text:line-break/>ac deinde exime corticem novae nucis et par<text:span text:style-name="Default_20_Paragraph_20_Font"><text:span text:style-name="T1">u</text:span></text:span>m contun-<text:line-break/>dito, deinde in pilam conjice et validius contunde ac</text:p>
      <text:p text:style-name="P3">extractum in aceto per triduum macerandum ponito, at-<text:line-break/>que in unum cum <text:span text:style-name="Default_20_Paragraph_20_Font"><text:span text:style-name="T1">s</text:span></text:span>ucco herbae tiberiadis redige et coque<text:line-break/>quoad fiat cataplasma et lieni impone fummo mane per<text:line-break/>dies octo, corpore prius evacuato, et mirabere.</text:p>
      <text:p text:style-name="P1"><text:span text:style-name="Default_20_Paragraph_20_Font"><text:span text:style-name="T1">[Aliud ad attenuandum lienem.]</text:span></text:span> Capparis radicum<text:line-break/>unc. iij, calcis vivae unc. iv contunde et cribra et ea<text:line-break/>cum aceto mixta appone lieni, nec ultra horam sinito,<text:line-break/>universum lienem absumet. <text:span text:style-name="Default_20_Paragraph_20_Font"><text:span text:style-name="T1">Aliud.</text:span></text:span> Decoctum brassicae<text:line-break/>folum ex aceto mulso da jejuno bibendum. Aut rubi ra-<text:line-break/>dicem usquequo tertia pars remaneat decoquito et de-<text:line-break/>coctum per triduum dato. <text:span text:style-name="Default_20_Paragraph_20_Font"><text:span text:style-name="T1">Aliud</text:span></text:span>. Corticem nucis et aceto<text:line-break/>et melle coctum jejuno potui dato. Aut candens ferrum<text:line-break/>in mulsum extinguito et potui dato et mirabere.</text:p>
      <text:p text:style-name="P1"><text:span text:style-name="Default_20_Paragraph_20_Font"><text:span text:style-name="T1">[Ad dentes nigras.] </text:span></text:span>Palmularum ossa, mastichen et<text:line-break/>mel terito et dentes per dies septem fricato et candidi<text:line-break/>reddent<text:span text:style-name="Default_20_Paragraph_20_Font"><text:span text:style-name="T1">u</text:span></text:span>r.</text:p>
      <text:p text:style-name="P1"><text:span text:style-name="Default_20_Paragraph_20_Font"><text:span text:style-name="T1">[Ad alui lumbricos.] </text:span></text:span>Lupinos, lauri folia et fel<text:line-break/>tauri misceto et umbilico imponito, nam proderit.</text:p>
      <text:p text:style-name="P2"><text:span text:style-name="Default_20_Paragraph_20_Font"><text:span text:style-name="T9">[ </text:span></text:span><text:span text:style-name="Default_20_Paragraph_20_Font"><text:span text:style-name="T1">dd interiores et exteriores ani prominentias.</text:span></text:span>] Amy-<text:line-break/>lum , picem et aquam fervefacit<text:span text:style-name="Default_20_Paragraph_20_Font"><text:span text:style-name="T1">o</text:span></text:span> donec tertia pars relin-<text:line-break/>quatur et per dies <text:span text:style-name="Default_20_Paragraph_20_Font"><text:span text:style-name="T1">s</text:span></text:span>eptem potui dato.</text:p>
      <text:p text:style-name="P1"><text:span text:style-name="Default_20_Paragraph_20_Font"><text:span text:style-name="T1">[Ad dentium dolorem.] </text:span></text:span>Vitis racemum in sartagine<text:line-break/>frigito ex oleo et in aurem instillato et bene habebit.</text:p>
      <text:p text:style-name="P1"><text:span text:style-name="Default_20_Paragraph_20_Font"><text:span text:style-name="T1">[Ad hirudines.] </text:span></text:span>Aristolochiam tritam insperge.</text:p>
      <text:p text:style-name="P1"><text:span text:style-name="Default_20_Paragraph_20_Font"><text:span text:style-name="T1">[Ad calculosus diuretica.] </text:span></text:span>Baccarum lauri et pipa-<text:line-break/>ris partes aequales miscet<text:span text:style-name="Default_20_Paragraph_20_Font"><text:span text:style-name="T1">o</text:span></text:span> et ex eis da masseum unum<text:line-break/>ex mulsa.</text:p>
      <text:p text:style-name="P1"><text:span text:style-name="Default_20_Paragraph_20_Font"><text:span text:style-name="T1">[ Aliud quod calculos suangi</text:span></text:span>L] Corticem lauri aquae<text:line-break/>incoque donec ad tertiam partem deveniat et <text:span text:style-name="Default_20_Paragraph_20_Font"><text:span text:style-name="T1">s</text:span></text:span>orbendum<text:line-break/>exhibe. <text:span text:style-name="Default_20_Paragraph_20_Font"><text:span text:style-name="T1">Aliud simile. </text:span></text:span>Turturis avis stercus ust<text:span text:style-name="Default_20_Paragraph_20_Font"><text:span text:style-name="T1">u</text:span></text:span>m e^<text:line-break/>mulsa praebeto , calc<text:span text:style-name="Default_20_Paragraph_20_Font"><text:span text:style-name="T1">u</text:span></text:span>los enim per urinam ejicit.</text:p>
      <text:p text:style-name="P1"><text:span text:style-name="Default_20_Paragraph_20_Font"><text:span text:style-name="T1">[Aliud expertum ad calculosus.] </text:span></text:span>Recipe struthii,<text:line-break/>rheu pontici, capparis, ana drach. j et ex his dato quo-<text:line-break/>tidie drach. j ex vino albo et minget sedimentum lapido-<text:line-break/>f<text:span text:style-name="Default_20_Paragraph_20_Font"><text:span text:style-name="T1">u</text:span></text:span>m. <text:span text:style-name="Default_20_Paragraph_20_Font"><text:span text:style-name="T1">Aliud</text:span></text:span>. Origanum ad tertias decoquito ex aqua, ex<text:line-break/>eo decocto in potum dato cyathum unum.</text:p>
      <text:p text:style-name="P2"><text:span text:style-name="Default_20_Paragraph_20_Font"><text:span text:style-name="T1">[Ad urinae stillicidium.] </text:span></text:span>Foeniculi semen, palmulas<text:line-break/>Thebaïcas ad portiones pares conterito et ex aqua tem-<text:line-break/>perata calida bibenda dato.</text:p>
      <text:p text:style-name="P1"><text:span text:style-name="Default_20_Paragraph_20_Font"><text:span text:style-name="T1">[Ad urinae dispcultatem et stillicidium.] </text:span></text:span>Recipe<text:line-break/>costi, meIIis, aquae cyathos ix, ex his in potum da cra-<text:line-break/>teram, mercede tamen prius expetita. <text:span text:style-name="Default_20_Paragraph_20_Font"><text:span text:style-name="T1">Aliud. </text:span></text:span>Cyperi<text:line-break/>Asiatici triti cochlearium j ex vino meraco aut ex melle<text:line-break/>exhibe: probatum est.</text:p>
      <text:p text:style-name="P1"><text:span text:style-name="Default_20_Paragraph_20_Font"><text:span text:style-name="T1">[Ad urinae dife</text:span></text:span>i<text:span text:style-name="Default_20_Paragraph_20_Font"><text:span text:style-name="T1">cultatem. ] </text:span></text:span>Petroselini Macedonici<text:line-break/>triti da cochlearium.</text:p>
      <text:p text:style-name="P1"><text:span text:style-name="Default_20_Paragraph_20_Font"><text:span text:style-name="T1">[Ad stillicidium.]</text:span></text:span> Cucurbitam aridam tritam instar<text:line-break/>farinae da ex aqua quantitate cochlearii parvi ad bibendum.</text:p>
      <text:p text:style-name="P1"><text:span text:style-name="Default_20_Paragraph_20_Font"><text:span text:style-name="T1">[Ad mingentes in stragulis.]</text:span></text:span> Leporis cerebrum ex<text:line-break/>vino bibat. <text:span text:style-name="Default_20_Paragraph_20_Font"><text:span text:style-name="T1">Aliud. </text:span></text:span>Vesicam assam comedendam dato per<text:line-break/>triduum. Aut cyperum tritum bibendum dato, vel testem<text:line-break/>leporis ex vino odorato tepido potui dato.</text:p>
      <text:p text:style-name="P1"><text:span text:style-name="Default_20_Paragraph_20_Font"><text:span text:style-name="T1">[.Ad stillicidium ] </text:span></text:span>Arborem thuris diutius fervefacito<text:line-break/>in vino et per triduum potui dato. Accipe raphida ma-<text:line-break/>rinum pisciculum, urito et cinerem bibendum offerto.</text:p>
      <text:p text:style-name="P2"><text:span text:style-name="Default_20_Paragraph_20_Font"><text:span text:style-name="T1">[Ad impetigines.] </text:span></text:span>Cornu cervi ramenta ad tertias<text:line-break/>ex acerrimo aceto coquito ac illinito.</text:p>
      <text:p text:style-name="P1"><text:span text:style-name="Default_20_Paragraph_20_Font"><text:span text:style-name="T1">[Ad ferinas impetigines.] </text:span></text:span>Hordeaceam farinam acri<text:line-break/>acet<text:span text:style-name="Default_20_Paragraph_20_Font"><text:span text:style-name="T1">o</text:span></text:span> misce et illinc. Aut hast<text:span text:style-name="Default_20_Paragraph_20_Font"><text:span text:style-name="T1">u</text:span></text:span>lae regiae radicem ex<text:line-break/>aceto terito et inungito frequenter. Aut linteum lineum<text:line-break/>urito super ferro candenti et illinito. Aut folia virentis<text:line-break/>nucis coquito et facto cataplasmate apponito; hoc valet<text:line-break/>etiam ad scabiem.</text:p>
      <text:p text:style-name="P1"><text:span text:style-name="Default_20_Paragraph_20_Font"><text:span text:style-name="T1">[Ad dolorem et instammationem penis.] </text:span></text:span>Cuminum<text:line-break/>et ovi putamina plurimum decoquito et foveto, et mirabere.</text:p>
      <text:p text:style-name="P1"><text:span text:style-name="Default_20_Paragraph_20_Font"><text:span text:style-name="T1">[Ad impetigines.] </text:span></text:span>Allium et theaphen, aquam et<text:line-break/>oleum simul misce et iIIine.</text:p>
      <text:p text:style-name="P1"><text:span text:style-name="Default_20_Paragraph_20_Font"><text:span text:style-name="T1">[Cataplasma ad recentia oulnera ex ense</text:span></text:span> u<text:span text:style-name="Default_20_Paragraph_20_Font"><text:span text:style-name="T1">el lip</text:span></text:span>ao^]<text:line-break/>Salicis solia trita imponito et sanguinem reprimes et vel-<text:line-break/>nera congIntinabis, sanitatemque restitues. Aut fimum ovst-<text:line-break/>lum ex oleo tritum in modum cataplasmatis imponito.</text:p>
      <text:p text:style-name="P1"><text:span text:style-name="Default_20_Paragraph_20_Font"><text:span text:style-name="T1">[Ad medicamenta perniciosa.] </text:span></text:span>Rutam, ficum et uu-<text:line-break/>cem terito et ex vino da in potum. Aut fulicae sanguis</text:p>
      <text:p text:style-name="P3">liquidus cum oleo bibitus eos fervat qui medicamentum<text:line-break/>venenosum auferunt et eos quos momordit vipera.</text:p>
      <text:p text:style-name="P1"><text:span text:style-name="Default_20_Paragraph_20_Font"><text:span text:style-name="T1">[Ad su</text:span></text:span>asi<text:span text:style-name="Default_20_Paragraph_20_Font"><text:span text:style-name="T1">onem gutturis.] </text:span></text:span>Hirundinis nidum ex aceto<text:line-break/>terito et illinito.</text:p>
      <text:p text:style-name="P1"><text:span text:style-name="Default_20_Paragraph_20_Font"><text:span text:style-name="T1">[Ad tumores mammarum mulierum.] </text:span></text:span>Si caprinum<text:line-break/>stercus aridum teras ex vin<text:span text:style-name="Default_20_Paragraph_20_Font"><text:span text:style-name="T1">o</text:span></text:span> meraco et imponas, iustam-<text:line-break/>mationem solves.</text:p>
      <text:p text:style-name="P1"><text:span text:style-name="Default_20_Paragraph_20_Font"><text:span text:style-name="T1">[Ad lupinum capitis dolorem.] </text:span></text:span>Stercus suillum uri-<text:line-break/>to cineremque cum meste misceto et caput prius rasum<text:line-break/>illinito, appositis desuper brassicae soliis.</text:p>
      <text:p text:style-name="P1"><text:span text:style-name="Default_20_Paragraph_20_Font"><text:span text:style-name="T1">[Ad tussim et febrem</text:span></text:span> L<text:span text:style-name="Default_20_Paragraph_20_Font"><text:span text:style-name="T1">ecticam ] </text:span></text:span>Styracem et bras-<text:line-break/>sicae succum simul terito et ea fermentata jejnno et eunti<text:line-break/>cubitum exhibeto. Aut recipe oIei laurini et optimi vini<text:line-break/>utrinque drach. iij et muce et tepefac in balneo interius,<text:line-break/>et vinum oIenmque calidum temperato et stomachum fo-<text:line-break/>veto. <text:span text:style-name="Default_20_Paragraph_20_Font"><text:span text:style-name="T1">Aliud</text:span></text:span>. Lixivi<text:span text:style-name="Default_20_Paragraph_20_Font"><text:span text:style-name="T1">a</text:span></text:span> conato calido pedes foveto et spon-<text:line-break/>gia detersus illinito et foveto; hoc tusses curat.</text:p>
      <text:p text:style-name="P1"><text:span text:style-name="Default_20_Paragraph_20_Font"><text:span text:style-name="T1">[Ad tusses.] </text:span></text:span>Resinam tritam ex vino veteri jejun<text:span text:style-name="Default_20_Paragraph_20_Font"><text:span text:style-name="T1">a</text:span></text:span></text:p>
      <text:p text:style-name="P14"><text:span text:style-name="Default_20_Paragraph_20_Font"><text:span text:style-name="T8">.<text:tab/></text:span></text:span>t</text:p>
      <text:p text:style-name="Normal">bibendam dato. Et decoctum pulegii ex posca bibatur. Et<text:line-break/>beronicem cum melle fermentatam edendam dato. Aut<text:line-break/>raphanum tostum comedendum offerto mane et vesperi.<text:line-break/>Aut butyrum sine sale quantitate nucis avellanae devoret.</text:p>
      <text:p text:style-name="P1"><text:span text:style-name="Default_20_Paragraph_20_Font"><text:span text:style-name="T1">[Ad humores in pectore detentos.] </text:span></text:span>Urticae folia<text:line-break/>ptisanae incocta potui dato; sed ad inflationes benefaciunt<text:line-break/>materiamq<text:span text:style-name="Default_20_Paragraph_20_Font"><text:span text:style-name="T1">u</text:span></text:span>e ex pectore educunt.</text:p>
      <text:p text:style-name="P1"><text:span text:style-name="Default_20_Paragraph_20_Font"><text:span text:style-name="T1">[Ad tusses.] </text:span></text:span>Foenum graecum decoctum quousque<text:line-break/>tertia pars supersit et ejus jusculum summo mane ex meste<text:line-break/>bibat.</text:p>
      <text:p text:style-name="P1">[ U<text:span text:style-name="Default_20_Paragraph_20_Font"><text:span text:style-name="T1">t</text:span></text:span> n<text:span text:style-name="Default_20_Paragraph_20_Font"><text:span text:style-name="T1">ox canora stat.] </text:span></text:span>Tragacantha vino madefacta<text:line-break/>et epota vocem claram efficit.</text:p>
      <text:p text:style-name="P1"><text:span text:style-name="Default_20_Paragraph_20_Font"><text:span text:style-name="T1">[Ad amissam</text:span></text:span> v<text:span text:style-name="Default_20_Paragraph_20_Font"><text:span text:style-name="T1">ocem.] </text:span></text:span>Styracem terito, ex qua ^a-<text:line-break/>tapetia ex aqua formato magnitudine ciceris et ter dato,<text:line-break/>statimque loquetur.</text:p>
      <text:p text:style-name="P1"><text:span text:style-name="Default_20_Paragraph_20_Font"><text:span text:style-name="T1">[Ad augendos capillos et barbam, st decidant.]<text:line-break/></text:span></text:span>tam cum oleo myrteo et polytrichum misce et illinc<text:line-break/>pillos. Aut adiantum et ladanum paribus portionibus te-</text:p>
      <text:p text:style-name="P3">rito ex immaturo oleo vel myrtino vel lentiscino et<text:line-break/>illine. <text:span text:style-name="Default_20_Paragraph_20_Font"><text:span text:style-name="T1">Aliud. </text:span></text:span>Ladanum madefact<text:span text:style-name="Default_20_Paragraph_20_Font"><text:span text:style-name="T1">u</text:span></text:span>m in vino Aminaeo et<text:line-break/>oleo myrtino terito ambo ad mellis spissitudinem, et in<text:line-break/>balneo caput illinito; melius autem est adiantum, quod<text:line-break/>nonnulli polytrschum vocant, si septimam partem ladano<text:line-break/>indideris et in<text:span text:style-name="Default_20_Paragraph_20_Font"><text:span text:style-name="T1">u</text:span></text:span>nxeris.</text:p>
      <text:p text:style-name="P1"><text:span text:style-name="Default_20_Paragraph_20_Font"><text:span text:style-name="T1">[Ad dolorem renum.] </text:span></text:span>Pulegium cum farinae fur-<text:line-break/>furibus decoquito et in jus collatum demissa ac imbuta<text:line-break/>spongia fove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4</dc:title>
    <dc:subject/>
    <meta:initial-creator>Galien</meta:initial-creator>
    <meta:creation-date>2023-01-18T15:52:00Z</meta:creation-date>
    <dc:date>2023-01-18T17:12:27.060000000</dc:date>
    <meta:editing-cycles>34</meta:editing-cycles>
    <meta:editing-duration>PT19M48S</meta:editing-duration>
    <meta:document-statistic meta:table-count="0" meta:image-count="0" meta:object-count="0" meta:page-count="271" meta:paragraph-count="985" meta:word-count="36971" meta:character-count="246445" meta:non-whitespace-character-count="210412"/>
    <meta:template xlink:type="simple" xlink:actuate="onRequest" xlink:title="" xlink:href="Normal.dotm"/>
  </office:meta>
</office:document-meta>
</file>